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2807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917in"/>
    </style:style>
    <style:style style:name="co5" style:family="table-column">
      <style:table-column-properties fo:break-before="auto" style:column-width="1.9598in"/>
    </style:style>
    <style:style style:name="co6" style:family="table-column">
      <style:table-column-properties fo:break-before="auto" style:column-width="1.3693in"/>
    </style:style>
    <style:style style:name="co7" style:family="table-column">
      <style:table-column-properties fo:break-before="auto" style:column-width="1.1555in"/>
    </style:style>
    <style:style style:name="co8" style:family="table-column">
      <style:table-column-properties fo:break-before="auto" style:column-width="1.67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66ff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0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>
      <style:table-cell-properties fo:background-color="#ccff00"/>
      <style:text-properties style:use-window-font-color="true"/>
    </style:style>
    <style:style style:name="ce6" style:family="table-cell" style:parent-style-name="Default">
      <style:table-cell-properties fo:background-color="#ccff00"/>
    </style:style>
    <style:style style:name="ce7" style:family="table-cell" style:parent-style-name="Default">
      <style:table-cell-properties fo:background-color="#66ff00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60"/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ff00" style:text-align-source="value-type" style:repeat-content="false" style:vertical-align="middle"/>
      <style:paragraph-properties fo:margin-left="0in"/>
    </style:style>
    <style:style style:name="ce14" style:family="table-cell" style:parent-style-name="Default">
      <style:text-properties style:font-name="Arial Narrow" style:font-name-asian="DejaVu Sans" style:font-name-complex="Lohit Hindi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1" style:family="table-cell" style:parent-style-name="Default">
      <style:table-cell-properties fo:background-color="#ff6600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60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 style:data-style-name="N60">
      <style:table-cell-properties fo:background-color="transparent"/>
    </style:style>
  </office:automatic-styles>
  <office:body>
    <office:spreadsheet>
      <table:table table:name="LHC-preLS1-B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15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PreLS1</text:p>
          </table:table-cell>
          <table:covered-table-cell table:number-columns-repeated="10"/>
          <table:table-cell table:number-columns-repeated="15"/>
        </table:table-row>
        <table:table-row table:style-name="ro1">
          <table:table-cell table:style-name="ce2" office:value-type="string" calcext:value-type="string" table:number-columns-spanned="8" table:number-rows-spanned="1">
            <text:p>2012 – 450GeV - B1</text:p>
          </table:table-cell>
          <table:covered-table-cell table:number-columns-repeated="7"/>
          <table:table-cell table:number-columns-repeated="18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hickness[m]</text:p>
          </table:table-cell>
          <table:table-cell office:value-type="string" calcext:value-type="string">
            <text:p>Angle[rad]</text:p>
          </table:table-cell>
          <table:table-cell office:value-type="string" calcext:value-type="string">
            <text:p>Halfgap[m]</text:p>
          </table:table-cell>
          <table:table-cell office:value-type="string" calcext:value-type="string">
            <text:p>Length[m]</text:p>
          </table:table-cell>
          <table:table-cell office:value-type="string" calcext:value-type="string">
            <text:p>Betax[m]</text:p>
          </table:table-cell>
          <table:table-cell office:value-type="string" calcext:value-type="string">
            <text:p>Betay[m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.5R1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249945608717" calcext:value-type="float">
            <text:p>0.0249945609</text:p>
          </table:table-cell>
          <table:table-cell office:value-type="float" office:value="1" calcext:value-type="float">
            <text:p>1</text:p>
          </table:table-cell>
          <table:table-cell office:value-type="float" office:value="145.6773225" calcext:value-type="float">
            <text:p>145.6773225</text:p>
          </table:table-cell>
          <table:table-cell office:value-type="float" office:value="132.8083453" calcext:value-type="float">
            <text:p>132.80834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.4L2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249742270545" calcext:value-type="float">
            <text:p>0.0249742271</text:p>
          </table:table-cell>
          <table:table-cell office:value-type="float" office:value="1" calcext:value-type="float">
            <text:p>1</text:p>
          </table:table-cell>
          <table:table-cell office:value-type="float" office:value="47.10074116" calcext:value-type="float">
            <text:p>47.10074116</text:p>
          </table:table-cell>
          <table:table-cell office:value-type="float" office:value="48.09563342" calcext:value-type="float">
            <text:p>48.095633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DI.4L2.B1.1</text:p>
          </table:table-cell>
          <table:table-cell office:value-type="string" calcext:value-type="string">
            <text:p>Ti_in_TDI</text:p>
          </table:table-cell>
          <table:table-cell table:style-name="ce11" office:value-type="float" office:value="0.000005" calcext:value-type="float">
            <text:p>5.00E-006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2.8" calcext:value-type="float">
            <text:p>2.8</text:p>
          </table:table-cell>
          <table:table-cell office:value-type="float" office:value="114.4308902" calcext:value-type="float">
            <text:p>114.4308902</text:p>
          </table:table-cell>
          <table:table-cell office:value-type="float" office:value="46.48295119" calcext:value-type="float">
            <text:p>46.48295119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TDI.4L2.B1.1</text:p>
          </table:table-cell>
          <table:table-cell office:value-type="string" calcext:value-type="string">
            <text:p>hBN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2.8" calcext:value-type="float">
            <text:p>2.8</text:p>
          </table:table-cell>
          <table:table-cell office:value-type="float" office:value="114.4308902" calcext:value-type="float">
            <text:p>114.4308902</text:p>
          </table:table-cell>
          <table:table-cell office:value-type="float" office:value="46.48295119" calcext:value-type="float">
            <text:p>46.482951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DI.4L2.B1.2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00002" calcext:value-type="float">
            <text:p>2.00E-006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6" calcext:value-type="float">
            <text:p>0.6</text:p>
          </table:table-cell>
          <table:table-cell office:value-type="float" office:value="114.4308902" calcext:value-type="float">
            <text:p>114.4308902</text:p>
          </table:table-cell>
          <table:table-cell office:value-type="float" office:value="46.48295119" calcext:value-type="float">
            <text:p>46.482951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DI.4L2.B1.2</text:p>
          </table:table-cell>
          <table:table-cell office:value-type="string" calcext:value-type="string">
            <text:p>Al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6" calcext:value-type="float">
            <text:p>0.6</text:p>
          </table:table-cell>
          <table:table-cell office:value-type="float" office:value="114.4308902" calcext:value-type="float">
            <text:p>114.4308902</text:p>
          </table:table-cell>
          <table:table-cell office:value-type="float" office:value="46.48295119" calcext:value-type="float">
            <text:p>46.482951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DI.4L2.B1.3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7" calcext:value-type="float">
            <text:p>0.7</text:p>
          </table:table-cell>
          <table:table-cell office:value-type="float" office:value="114.4308902" calcext:value-type="float">
            <text:p>114.4308902</text:p>
          </table:table-cell>
          <table:table-cell office:value-type="float" office:value="46.48295119" calcext:value-type="float">
            <text:p>46.482951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VA.4L2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249830588877" calcext:value-type="float">
            <text:p>0.0249830589</text:p>
          </table:table-cell>
          <table:table-cell office:value-type="float" office:value="1" calcext:value-type="float">
            <text:p>1</text:p>
          </table:table-cell>
          <table:table-cell office:value-type="float" office:value="48.71619714" calcext:value-type="float">
            <text:p>48.71619714</text:p>
          </table:table-cell>
          <table:table-cell office:value-type="float" office:value="45.98565162" calcext:value-type="float">
            <text:p>45.985651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IA.4R2</text:p>
          </table:table-cell>
          <table:table-cell office:value-type="string" calcext:value-type="string">
            <text:p>C</text:p>
          </table:table-cell>
          <table:table-cell table:style-name="ce11" office:value-type="float" office:value="0.033" calcext:value-type="float">
            <text:p>3.3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90131551859" calcext:value-type="float">
            <text:p>0.0069013155</text:p>
          </table:table-cell>
          <table:table-cell office:value-type="float" office:value="1" calcext:value-type="float">
            <text:p>1</text:p>
          </table:table-cell>
          <table:table-cell office:value-type="float" office:value="51.64710636" calcext:value-type="float">
            <text:p>51.64710636</text:p>
          </table:table-cell>
          <table:table-cell office:value-type="float" office:value="126.9061685" calcext:value-type="float">
            <text:p>126.90616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IB.6R2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488088326426" calcext:value-type="float">
            <text:p>0.0048808833</text:p>
          </table:table-cell>
          <table:table-cell office:value-type="float" office:value="1" calcext:value-type="float">
            <text:p>1</text:p>
          </table:table-cell>
          <table:table-cell office:value-type="float" office:value="261.1771298" calcext:value-type="float">
            <text:p>261.1771298</text:p>
          </table:table-cell>
          <table:table-cell office:value-type="float" office:value="37.9093409" calcext:value-type="float">
            <text:p>37.90934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P.6L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883488635506" calcext:value-type="float">
            <text:p>0.0088348864</text:p>
          </table:table-cell>
          <table:table-cell office:value-type="float" office:value="0.6" calcext:value-type="float">
            <text:p>0.6</text:p>
          </table:table-cell>
          <table:table-cell office:value-type="float" office:value="131.5240158" calcext:value-type="float">
            <text:p>131.5240158</text:p>
          </table:table-cell>
          <table:table-cell office:value-type="float" office:value="144.6957348" calcext:value-type="float">
            <text:p>144.69573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5L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10959351582" calcext:value-type="float">
            <text:p>0.0061095935</text:p>
          </table:table-cell>
          <table:table-cell office:value-type="float" office:value="1" calcext:value-type="float">
            <text:p>1</text:p>
          </table:table-cell>
          <table:table-cell office:value-type="float" office:value="54.31546591" calcext:value-type="float">
            <text:p>54.31546591</text:p>
          </table:table-cell>
          <table:table-cell office:value-type="float" office:value="299.4064894" calcext:value-type="float">
            <text:p>299.40648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4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436125399349" calcext:value-type="float">
            <text:p>0.004361254</text:p>
          </table:table-cell>
          <table:table-cell office:value-type="float" office:value="1" calcext:value-type="float">
            <text:p>1</text:p>
          </table:table-cell>
          <table:table-cell office:value-type="float" office:value="26.3577946" calcext:value-type="float">
            <text:p>26.3577946</text:p>
          </table:table-cell>
          <table:table-cell office:value-type="float" office:value="393.6851717" calcext:value-type="float">
            <text:p>393.68517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A5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98" calcext:value-type="float">
            <text:p>2.98</text:p>
          </table:table-cell>
          <table:table-cell office:value-type="float" office:value="0.0070358521986" calcext:value-type="float">
            <text:p>0.0070358522</text:p>
          </table:table-cell>
          <table:table-cell office:value-type="float" office:value="1" calcext:value-type="float">
            <text:p>1</text:p>
          </table:table-cell>
          <table:table-cell office:value-type="float" office:value="36.58803007" calcext:value-type="float">
            <text:p>36.58803007</text:p>
          </table:table-cell>
          <table:table-cell office:value-type="float" office:value="341.3432376" calcext:value-type="float">
            <text:p>341.34323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B5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709364186786" calcext:value-type="float">
            <text:p>0.0070936419</text:p>
          </table:table-cell>
          <table:table-cell office:value-type="float" office:value="1" calcext:value-type="float">
            <text:p>1</text:p>
          </table:table-cell>
          <table:table-cell office:value-type="float" office:value="46.50250294" calcext:value-type="float">
            <text:p>46.50250294</text:p>
          </table:table-cell>
          <table:table-cell office:value-type="float" office:value="310.0566095" calcext:value-type="float">
            <text:p>310.0566095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TCLA.A5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123637634133" calcext:value-type="float">
            <text:p>0.0123637634</text:p>
          </table:table-cell>
          <table:table-cell office:value-type="float" office:value="1" calcext:value-type="float">
            <text:p>1</text:p>
          </table:table-cell>
          <table:table-cell office:value-type="float" office:value="144.7744053" calcext:value-type="float">
            <text:p>144.7744053</text:p>
          </table:table-cell>
          <table:table-cell office:value-type="float" office:value="174.1627362" calcext:value-type="float">
            <text:p>174.16273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A.B5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19300544651" calcext:value-type="float">
            <text:p>0.0119300545</text:p>
          </table:table-cell>
          <table:table-cell office:value-type="float" office:value="1" calcext:value-type="float">
            <text:p>1</text:p>
          </table:table-cell>
          <table:table-cell office:value-type="float" office:value="153.9439015" calcext:value-type="float">
            <text:p>153.9439015</text:p>
          </table:table-cell>
          <table:table-cell office:value-type="float" office:value="166.8872613" calcext:value-type="float">
            <text:p>166.88726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A.6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0421029142" calcext:value-type="float">
            <text:p>0.0104210291</text:p>
          </table:table-cell>
          <table:table-cell office:value-type="float" office:value="1" calcext:value-type="float">
            <text:p>1</text:p>
          </table:table-cell>
          <table:table-cell office:value-type="float" office:value="126.7956779" calcext:value-type="float">
            <text:p>126.7956779</text:p>
          </table:table-cell>
          <table:table-cell office:value-type="float" office:value="170.6994624" calcext:value-type="float">
            <text:p>170.69946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A.7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758949192762" calcext:value-type="float">
            <text:p>0.0075894919</text:p>
          </table:table-cell>
          <table:table-cell office:value-type="float" office:value="1" calcext:value-type="float">
            <text:p>1</text:p>
          </table:table-cell>
          <table:table-cell office:value-type="float" office:value="68.3211169" calcext:value-type="float">
            <text:p>68.3211169</text:p>
          </table:table-cell>
          <table:table-cell office:value-type="float" office:value="88.24015826" calcext:value-type="float">
            <text:p>88.240158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.4L5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43590094929" calcext:value-type="float">
            <text:p>0.0143590095</text:p>
          </table:table-cell>
          <table:table-cell office:value-type="float" office:value="1" calcext:value-type="float">
            <text:p>1</text:p>
          </table:table-cell>
          <table:table-cell office:value-type="float" office:value="159.334919" calcext:value-type="float">
            <text:p>159.334919</text:p>
          </table:table-cell>
          <table:table-cell office:value-type="float" office:value="79.50102051" calcext:value-type="float">
            <text:p>79.501020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VA.4L5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105781518928" calcext:value-type="float">
            <text:p>0.0105781519</text:p>
          </table:table-cell>
          <table:table-cell office:value-type="float" office:value="1" calcext:value-type="float">
            <text:p>1</text:p>
          </table:table-cell>
          <table:table-cell office:value-type="float" office:value="156.8732089" calcext:value-type="float">
            <text:p>156.8732089</text:p>
          </table:table-cell>
          <table:table-cell office:value-type="float" office:value="79.69743732" calcext:value-type="float">
            <text:p>79.697437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.5R5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25002916182" calcext:value-type="float">
            <text:p>0.0250029162</text:p>
          </table:table-cell>
          <table:table-cell office:value-type="float" office:value="1" calcext:value-type="float">
            <text:p>1</text:p>
          </table:table-cell>
          <table:table-cell office:value-type="float" office:value="145.2363619" calcext:value-type="float">
            <text:p>145.2363619</text:p>
          </table:table-cell>
          <table:table-cell office:value-type="float" office:value="133.1547414" calcext:value-type="float">
            <text:p>133.15474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DQA.A4R6.B1</text:p>
          </table:table-cell>
          <table:table-cell office:value-type="string" calcext:value-type="string">
            <text:p>C</text:p>
          </table:table-cell>
          <table:table-cell table:style-name="ce11" office:value-type="float" office:value="0.75" calcext:value-type="float">
            <text:p>7.50E-001</text:p>
          </table:table-cell>
          <table:table-cell office:value-type="float" office:value="0" calcext:value-type="float">
            <text:p>0</text:p>
          </table:table-cell>
          <table:table-cell office:value-type="float" office:value="0.014849663781" calcext:value-type="float">
            <text:p>0.0148496638</text:p>
          </table:table-cell>
          <table:table-cell office:value-type="float" office:value="3" calcext:value-type="float">
            <text:p>3</text:p>
          </table:table-cell>
          <table:table-cell office:value-type="float" office:value="495.2538653" calcext:value-type="float">
            <text:p>495.2538653</text:p>
          </table:table-cell>
          <table:table-cell office:value-type="float" office:value="165.4589668" calcext:value-type="float">
            <text:p>165.4589668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TCDQA.B4R6.B1</text:p>
          </table:table-cell>
          <table:table-cell office:value-type="string" calcext:value-type="string">
            <text:p>C</text:p>
          </table:table-cell>
          <table:table-cell table:style-name="ce11" office:value-type="float" office:value="0.75" calcext:value-type="float">
            <text:p>7.50E-001</text:p>
          </table:table-cell>
          <table:table-cell office:value-type="float" office:value="0" calcext:value-type="float">
            <text:p>0</text:p>
          </table:table-cell>
          <table:table-cell office:value-type="float" office:value="0.014849663781" calcext:value-type="float">
            <text:p>0.0148496638</text:p>
          </table:table-cell>
          <table:table-cell office:value-type="float" office:value="3" calcext:value-type="float">
            <text:p>3</text:p>
          </table:table-cell>
          <table:table-cell office:value-type="float" office:value="506.3881265" calcext:value-type="float">
            <text:p>506.3881265</text:p>
          </table:table-cell>
          <table:table-cell office:value-type="float" office:value="169.7344188" calcext:value-type="float">
            <text:p>169.73441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4R6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35554695927" calcext:value-type="float">
            <text:p>0.0135554696</text:p>
          </table:table-cell>
          <table:table-cell office:value-type="float" office:value="1" calcext:value-type="float">
            <text:p>1</text:p>
          </table:table-cell>
          <table:table-cell office:value-type="float" office:value="520.4621798" calcext:value-type="float">
            <text:p>520.4621798</text:p>
          </table:table-cell>
          <table:table-cell office:value-type="float" office:value="175.3310617" calcext:value-type="float">
            <text:p>175.33106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P.D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429117200883" calcext:value-type="float">
            <text:p>0.004291172</text:p>
          </table:table-cell>
          <table:table-cell office:value-type="float" office:value="0.6" calcext:value-type="float">
            <text:p>0.6</text:p>
          </table:table-cell>
          <table:table-cell office:value-type="float" office:value="158.8711756" calcext:value-type="float">
            <text:p>158.8711756</text:p>
          </table:table-cell>
          <table:table-cell office:value-type="float" office:value="78.26334232" calcext:value-type="float">
            <text:p>78.263342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P.C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93575984272" calcext:value-type="float">
            <text:p>0.0059357598</text:p>
          </table:table-cell>
          <table:table-cell office:value-type="float" office:value="0.6" calcext:value-type="float">
            <text:p>0.6</text:p>
          </table:table-cell>
          <table:table-cell office:value-type="float" office:value="150.5287475" calcext:value-type="float">
            <text:p>150.5287475</text:p>
          </table:table-cell>
          <table:table-cell office:value-type="float" office:value="82.76321672" calcext:value-type="float">
            <text:p>82.76321672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TCP.B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22" calcext:value-type="float">
            <text:p>2.22</text:p>
          </table:table-cell>
          <table:table-cell office:value-type="float" office:value="0.00502580614508" calcext:value-type="float">
            <text:p>0.0050258061</text:p>
          </table:table-cell>
          <table:table-cell office:value-type="float" office:value="0.6" calcext:value-type="float">
            <text:p>0.6</text:p>
          </table:table-cell>
          <table:table-cell office:value-type="float" office:value="142.4630333" calcext:value-type="float">
            <text:p>142.4630333</text:p>
          </table:table-cell>
          <table:table-cell office:value-type="float" office:value="87.48828097" calcext:value-type="float">
            <text:p>87.488280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A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46" calcext:value-type="float">
            <text:p>2.46</text:p>
          </table:table-cell>
          <table:table-cell office:value-type="float" office:value="0.00616146192937" calcext:value-type="float">
            <text:p>0.0061614619</text:p>
          </table:table-cell>
          <table:table-cell office:value-type="float" office:value="1" calcext:value-type="float">
            <text:p>1</text:p>
          </table:table-cell>
          <table:table-cell office:value-type="float" office:value="39.26524273" calcext:value-type="float">
            <text:p>39.26524273</text:p>
          </table:table-cell>
          <table:table-cell office:value-type="float" office:value="229.2536498" calcext:value-type="float">
            <text:p>229.2536498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TCSG.B5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5" calcext:value-type="float">
            <text:p>2.5</text:p>
          </table:table-cell>
          <table:table-cell office:value-type="float" office:value="0.00712544655489" calcext:value-type="float">
            <text:p>0.0071254466</text:p>
          </table:table-cell>
          <table:table-cell office:value-type="float" office:value="1" calcext:value-type="float">
            <text:p>1</text:p>
          </table:table-cell>
          <table:table-cell office:value-type="float" office:value="163.1461031" calcext:value-type="float">
            <text:p>163.1461031</text:p>
          </table:table-cell>
          <table:table-cell office:value-type="float" office:value="163.8588587" calcext:value-type="float">
            <text:p>163.85885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A5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71" calcext:value-type="float">
            <text:p>0.71</text:p>
          </table:table-cell>
          <table:table-cell office:value-type="float" office:value="0.00725243006423" calcext:value-type="float">
            <text:p>0.0072524301</text:p>
          </table:table-cell>
          <table:table-cell office:value-type="float" office:value="1" calcext:value-type="float">
            <text:p>1</text:p>
          </table:table-cell>
          <table:table-cell office:value-type="float" office:value="189.3927535" calcext:value-type="float">
            <text:p>189.3927535</text:p>
          </table:table-cell>
          <table:table-cell office:value-type="float" office:value="143.4700191" calcext:value-type="float">
            <text:p>143.47001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D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513373734715" calcext:value-type="float">
            <text:p>0.0051337373</text:p>
          </table:table-cell>
          <table:table-cell office:value-type="float" office:value="1" calcext:value-type="float">
            <text:p>1</text:p>
          </table:table-cell>
          <table:table-cell office:value-type="float" office:value="334.9760869" calcext:value-type="float">
            <text:p>334.9760869</text:p>
          </table:table-cell>
          <table:table-cell office:value-type="float" office:value="67.96633724" calcext:value-type="float">
            <text:p>67.966337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B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85462258027" calcext:value-type="float">
            <text:p>0.0068546226</text:p>
          </table:table-cell>
          <table:table-cell office:value-type="float" office:value="1" calcext:value-type="float">
            <text:p>1</text:p>
          </table:table-cell>
          <table:table-cell office:value-type="float" office:value="138.3339216" calcext:value-type="float">
            <text:p>138.3339216</text:p>
          </table:table-cell>
          <table:table-cell office:value-type="float" office:value="132.2488147" calcext:value-type="float">
            <text:p>132.24881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A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35" calcext:value-type="float">
            <text:p>2.35</text:p>
          </table:table-cell>
          <table:table-cell office:value-type="float" office:value="0.0067889859122" calcext:value-type="float">
            <text:p>0.0067889859</text:p>
          </table:table-cell>
          <table:table-cell office:value-type="float" office:value="1" calcext:value-type="float">
            <text:p>1</text:p>
          </table:table-cell>
          <table:table-cell office:value-type="float" office:value="127.334219" calcext:value-type="float">
            <text:p>127.334219</text:p>
          </table:table-cell>
          <table:table-cell office:value-type="float" office:value="142.6268455" calcext:value-type="float">
            <text:p>142.62684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A4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808" calcext:value-type="float">
            <text:p>0.808</text:p>
          </table:table-cell>
          <table:table-cell office:value-type="float" office:value="0.00708846878988" calcext:value-type="float">
            <text:p>0.0070884688</text:p>
          </table:table-cell>
          <table:table-cell office:value-type="float" office:value="1" calcext:value-type="float">
            <text:p>1</text:p>
          </table:table-cell>
          <table:table-cell office:value-type="float" office:value="117.0313062" calcext:value-type="float">
            <text:p>117.0313062</text:p>
          </table:table-cell>
          <table:table-cell office:value-type="float" office:value="153.6298906" calcext:value-type="float">
            <text:p>153.62989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B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47" calcext:value-type="float">
            <text:p>2.47</text:p>
          </table:table-cell>
          <table:table-cell office:value-type="float" office:value="0.00842178131718" calcext:value-type="float">
            <text:p>0.0084217813</text:p>
          </table:table-cell>
          <table:table-cell office:value-type="float" office:value="1" calcext:value-type="float">
            <text:p>1</text:p>
          </table:table-cell>
          <table:table-cell office:value-type="float" office:value="124.2955025" calcext:value-type="float">
            <text:p>124.2955025</text:p>
          </table:table-cell>
          <table:table-cell office:value-type="float" office:value="263.7083387" calcext:value-type="float">
            <text:p>263.70833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D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810291346233" calcext:value-type="float">
            <text:p>0.0081029135</text:p>
          </table:table-cell>
          <table:table-cell office:value-type="float" office:value="1" calcext:value-type="float">
            <text:p>1</text:p>
          </table:table-cell>
          <table:table-cell office:value-type="float" office:value="217.2325582" calcext:value-type="float">
            <text:p>217.2325582</text:p>
          </table:table-cell>
          <table:table-cell office:value-type="float" office:value="155.6444061" calcext:value-type="float">
            <text:p>155.64440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E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28" calcext:value-type="float">
            <text:p>2.28</text:p>
          </table:table-cell>
          <table:table-cell office:value-type="float" office:value="0.00779679051083" calcext:value-type="float">
            <text:p>0.0077967905</text:p>
          </table:table-cell>
          <table:table-cell office:value-type="float" office:value="1" calcext:value-type="float">
            <text:p>1</text:p>
          </table:table-cell>
          <table:table-cell office:value-type="float" office:value="244.9824174" calcext:value-type="float">
            <text:p>244.9824174</text:p>
          </table:table-cell>
          <table:table-cell office:value-type="float" office:value="133.4497845" calcext:value-type="float">
            <text:p>133.44978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6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102800403641" calcext:value-type="float">
            <text:p>0.0102800404</text:p>
          </table:table-cell>
          <table:table-cell office:value-type="float" office:value="1" calcext:value-type="float">
            <text:p>1</text:p>
          </table:table-cell>
          <table:table-cell office:value-type="float" office:value="332.9467298" calcext:value-type="float">
            <text:p>332.9467298</text:p>
          </table:table-cell>
          <table:table-cell office:value-type="float" office:value="47.34295226" calcext:value-type="float">
            <text:p>47.342952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A.A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50215837215" calcext:value-type="float">
            <text:p>0.0065021584</text:p>
          </table:table-cell>
          <table:table-cell office:value-type="float" office:value="1" calcext:value-type="float">
            <text:p>1</text:p>
          </table:table-cell>
          <table:table-cell office:value-type="float" office:value="294.4449665" calcext:value-type="float">
            <text:p>294.4449665</text:p>
          </table:table-cell>
          <table:table-cell office:value-type="float" office:value="48.29109899" calcext:value-type="float">
            <text:p>48.29109899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TCLA.B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07680003061" calcext:value-type="float">
            <text:p>0.0107680003</text:p>
          </table:table-cell>
          <table:table-cell office:value-type="float" office:value="1" calcext:value-type="float">
            <text:p>1</text:p>
          </table:table-cell>
          <table:table-cell office:value-type="float" office:value="157.7003901" calcext:value-type="float">
            <text:p>157.7003901</text:p>
          </table:table-cell>
          <table:table-cell office:value-type="float" office:value="77.1772823" calcext:value-type="float">
            <text:p>77.17728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A.C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117289816132" calcext:value-type="float">
            <text:p>0.0117289816</text:p>
          </table:table-cell>
          <table:table-cell office:value-type="float" office:value="1" calcext:value-type="float">
            <text:p>1</text:p>
          </table:table-cell>
          <table:table-cell office:value-type="float" office:value="67.70545845" calcext:value-type="float">
            <text:p>67.70545845</text:p>
          </table:table-cell>
          <table:table-cell office:value-type="float" office:value="153.3814855" calcext:value-type="float">
            <text:p>153.38148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A.D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23931068531" calcext:value-type="float">
            <text:p>0.0062393107</text:p>
          </table:table-cell>
          <table:table-cell office:value-type="float" office:value="1" calcext:value-type="float">
            <text:p>1</text:p>
          </table:table-cell>
          <table:table-cell office:value-type="float" office:value="64.19125598" calcext:value-type="float">
            <text:p>64.19125598</text:p>
          </table:table-cell>
          <table:table-cell office:value-type="float" office:value="159.4525883" calcext:value-type="float">
            <text:p>159.45258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A.A7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47795687417" calcext:value-type="float">
            <text:p>0.0064779569</text:p>
          </table:table-cell>
          <table:table-cell office:value-type="float" office:value="1" calcext:value-type="float">
            <text:p>1</text:p>
          </table:table-cell>
          <table:table-cell office:value-type="float" office:value="65.4367134" calcext:value-type="float">
            <text:p>65.4367134</text:p>
          </table:table-cell>
          <table:table-cell office:value-type="float" office:value="144.4732809" calcext:value-type="float">
            <text:p>144.47328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.4L8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809194945012" calcext:value-type="float">
            <text:p>0.0080919495</text:p>
          </table:table-cell>
          <table:table-cell office:value-type="float" office:value="1" calcext:value-type="float">
            <text:p>1</text:p>
          </table:table-cell>
          <table:table-cell office:value-type="float" office:value="47.33066672" calcext:value-type="float">
            <text:p>47.33066672</text:p>
          </table:table-cell>
          <table:table-cell office:value-type="float" office:value="47.76527687" calcext:value-type="float">
            <text:p>47.765276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VB.4L8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882895032855" calcext:value-type="float">
            <text:p>0.0088289503</text:p>
          </table:table-cell>
          <table:table-cell office:value-type="float" office:value="1" calcext:value-type="float">
            <text:p>1</text:p>
          </table:table-cell>
          <table:table-cell office:value-type="float" office:value="128.3561737" calcext:value-type="float">
            <text:p>128.3561737</text:p>
          </table:table-cell>
          <table:table-cell office:value-type="float" office:value="52.28936051" calcext:value-type="float">
            <text:p>52.28936051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TCTH.4L1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40257935237" calcext:value-type="float">
            <text:p>0.0140257935</text:p>
          </table:table-cell>
          <table:table-cell office:value-type="float" office:value="1" calcext:value-type="float">
            <text:p>1</text:p>
          </table:table-cell>
          <table:table-cell office:value-type="float" office:value="159.3349161" calcext:value-type="float">
            <text:p>159.3349161</text:p>
          </table:table-cell>
          <table:table-cell office:value-type="float" office:value="79.50102372" calcext:value-type="float">
            <text:p>79.501023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VA.4L1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103650300488" calcext:value-type="float">
            <text:p>0.01036503</text:p>
          </table:table-cell>
          <table:table-cell office:value-type="float" office:value="1" calcext:value-type="float">
            <text:p>1</text:p>
          </table:table-cell>
          <table:table-cell office:value-type="float" office:value="156.8732054" calcext:value-type="float">
            <text:p>156.8732054</text:p>
          </table:table-cell>
          <table:table-cell office:value-type="float" office:value="79.69743978" calcext:value-type="float">
            <text:p>79.69743978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3">
          <table:table-cell table:number-columns-repeated="26"/>
        </table:table-row>
        <table:table-row table:style-name="ro1">
          <table:table-cell table:style-name="ce2" office:value-type="string" calcext:value-type="string" table:number-columns-spanned="8" table:number-rows-spanned="1">
            <text:p>2012 – 4TeV - B1</text:p>
          </table:table-cell>
          <table:covered-table-cell table:number-columns-repeated="7"/>
          <table:table-cell table:number-columns-repeated="18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hickness[m]</text:p>
          </table:table-cell>
          <table:table-cell office:value-type="string" calcext:value-type="string">
            <text:p>Angle[rad]</text:p>
          </table:table-cell>
          <table:table-cell office:value-type="string" calcext:value-type="string">
            <text:p>Halfgap[m]</text:p>
          </table:table-cell>
          <table:table-cell office:value-type="string" calcext:value-type="string">
            <text:p>Length[m]</text:p>
          </table:table-cell>
          <table:table-cell office:value-type="string" calcext:value-type="string">
            <text:p>Betax[m]</text:p>
          </table:table-cell>
          <table:table-cell office:value-type="string" calcext:value-type="string">
            <text:p>Betay[m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.5R1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56577339662" calcext:value-type="float">
            <text:p>0.0035657734</text:p>
          </table:table-cell>
          <table:table-cell office:value-type="float" office:value="1" calcext:value-type="float">
            <text:p>1</text:p>
          </table:table-cell>
          <table:table-cell office:value-type="float" office:value="154.5363773" calcext:value-type="float">
            <text:p>154.5363773</text:p>
          </table:table-cell>
          <table:table-cell office:value-type="float" office:value="816.4349228" calcext:value-type="float">
            <text:p>816.43492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.4L2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493629600173" calcext:value-type="float">
            <text:p>0.004936296</text:p>
          </table:table-cell>
          <table:table-cell office:value-type="float" office:value="1" calcext:value-type="float">
            <text:p>1</text:p>
          </table:table-cell>
          <table:table-cell office:value-type="float" office:value="210.5104234" calcext:value-type="float">
            <text:p>210.5104234</text:p>
          </table:table-cell>
          <table:table-cell office:value-type="float" office:value="233.0279076" calcext:value-type="float">
            <text:p>233.02790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DI.4L2.B1.1</text:p>
          </table:table-cell>
          <table:table-cell office:value-type="string" calcext:value-type="string">
            <text:p>Ti_in_TDI</text:p>
          </table:table-cell>
          <table:table-cell table:style-name="ce11" office:value-type="float" office:value="0.000005" calcext:value-type="float">
            <text:p>5.00E-006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549346438511" calcext:value-type="float">
            <text:p>0.0549346439</text:p>
          </table:table-cell>
          <table:table-cell office:value-type="float" office:value="2.8" calcext:value-type="float">
            <text:p>2.8</text:p>
          </table:table-cell>
          <table:table-cell office:value-type="float" office:value="473.5866501" calcext:value-type="float">
            <text:p>473.5866501</text:p>
          </table:table-cell>
          <table:table-cell office:value-type="float" office:value="293.8738239" calcext:value-type="float">
            <text:p>293.8738239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TDI.4L2.B1.1</text:p>
          </table:table-cell>
          <table:table-cell office:value-type="string" calcext:value-type="string">
            <text:p>hBN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549346438511" calcext:value-type="float">
            <text:p>0.0549346439</text:p>
          </table:table-cell>
          <table:table-cell office:value-type="float" office:value="2.8" calcext:value-type="float">
            <text:p>2.8</text:p>
          </table:table-cell>
          <table:table-cell office:value-type="float" office:value="473.5866501" calcext:value-type="float">
            <text:p>473.5866501</text:p>
          </table:table-cell>
          <table:table-cell office:value-type="float" office:value="293.8738239" calcext:value-type="float">
            <text:p>293.87382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DI.4L2.B1.2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00002" calcext:value-type="float">
            <text:p>2.00E-006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549346438511" calcext:value-type="float">
            <text:p>0.0549346439</text:p>
          </table:table-cell>
          <table:table-cell office:value-type="float" office:value="0.6" calcext:value-type="float">
            <text:p>0.6</text:p>
          </table:table-cell>
          <table:table-cell office:value-type="float" office:value="473.5866501" calcext:value-type="float">
            <text:p>473.5866501</text:p>
          </table:table-cell>
          <table:table-cell office:value-type="float" office:value="293.8738239" calcext:value-type="float">
            <text:p>293.87382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DI.4L2.B1.2</text:p>
          </table:table-cell>
          <table:table-cell office:value-type="string" calcext:value-type="string">
            <text:p>Al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549346438511" calcext:value-type="float">
            <text:p>0.0549346439</text:p>
          </table:table-cell>
          <table:table-cell office:value-type="float" office:value="0.6" calcext:value-type="float">
            <text:p>0.6</text:p>
          </table:table-cell>
          <table:table-cell office:value-type="float" office:value="473.5866501" calcext:value-type="float">
            <text:p>473.5866501</text:p>
          </table:table-cell>
          <table:table-cell office:value-type="float" office:value="293.8738239" calcext:value-type="float">
            <text:p>293.87382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DI.4L2.B1.3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549346438511" calcext:value-type="float">
            <text:p>0.0549346439</text:p>
          </table:table-cell>
          <table:table-cell office:value-type="float" office:value="0.7" calcext:value-type="float">
            <text:p>0.7</text:p>
          </table:table-cell>
          <table:table-cell office:value-type="float" office:value="473.5866501" calcext:value-type="float">
            <text:p>473.5866501</text:p>
          </table:table-cell>
          <table:table-cell office:value-type="float" office:value="293.8738239" calcext:value-type="float">
            <text:p>293.87382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VA.4L2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524518780672" calcext:value-type="float">
            <text:p>0.0052451878</text:p>
          </table:table-cell>
          <table:table-cell office:value-type="float" office:value="1" calcext:value-type="float">
            <text:p>1</text:p>
          </table:table-cell>
          <table:table-cell office:value-type="float" office:value="221.1225252" calcext:value-type="float">
            <text:p>221.1225252</text:p>
          </table:table-cell>
          <table:table-cell office:value-type="float" office:value="235.668053" calcext:value-type="float">
            <text:p>235.6680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IA.4R2</text:p>
          </table:table-cell>
          <table:table-cell office:value-type="string" calcext:value-type="string">
            <text:p>C</text:p>
          </table:table-cell>
          <table:table-cell table:style-name="ce11" office:value-type="float" office:value="0.033" calcext:value-type="float">
            <text:p>3.3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279664271829" calcext:value-type="float">
            <text:p>0.0279664272</text:p>
          </table:table-cell>
          <table:table-cell office:value-type="float" office:value="1" calcext:value-type="float">
            <text:p>1</text:p>
          </table:table-cell>
          <table:table-cell office:value-type="float" office:value="302.0372168" calcext:value-type="float">
            <text:p>302.0372168</text:p>
          </table:table-cell>
          <table:table-cell office:value-type="float" office:value="510.9905492" calcext:value-type="float">
            <text:p>510.99054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IB.6R2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249205916696" calcext:value-type="float">
            <text:p>0.0249205917</text:p>
          </table:table-cell>
          <table:table-cell office:value-type="float" office:value="1" calcext:value-type="float">
            <text:p>1</text:p>
          </table:table-cell>
          <table:table-cell office:value-type="float" office:value="347.8846895" calcext:value-type="float">
            <text:p>347.8846895</text:p>
          </table:table-cell>
          <table:table-cell office:value-type="float" office:value="17.25667973" calcext:value-type="float">
            <text:p>17.256679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P.6L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94815279986" calcext:value-type="float">
            <text:p>0.0039481528</text:p>
          </table:table-cell>
          <table:table-cell office:value-type="float" office:value="0.6" calcext:value-type="float">
            <text:p>0.6</text:p>
          </table:table-cell>
          <table:table-cell office:value-type="float" office:value="131.524016" calcext:value-type="float">
            <text:p>131.524016</text:p>
          </table:table-cell>
          <table:table-cell office:value-type="float" office:value="144.6957057" calcext:value-type="float">
            <text:p>144.69570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5L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469098266571" calcext:value-type="float">
            <text:p>0.0046909827</text:p>
          </table:table-cell>
          <table:table-cell office:value-type="float" office:value="1" calcext:value-type="float">
            <text:p>1</text:p>
          </table:table-cell>
          <table:table-cell office:value-type="float" office:value="54.3154276" calcext:value-type="float">
            <text:p>54.3154276</text:p>
          </table:table-cell>
          <table:table-cell office:value-type="float" office:value="299.4063453" calcext:value-type="float">
            <text:p>299.40634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4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31028031479" calcext:value-type="float">
            <text:p>0.0023102803</text:p>
          </table:table-cell>
          <table:table-cell office:value-type="float" office:value="1" calcext:value-type="float">
            <text:p>1</text:p>
          </table:table-cell>
          <table:table-cell office:value-type="float" office:value="26.35781537" calcext:value-type="float">
            <text:p>26.35781537</text:p>
          </table:table-cell>
          <table:table-cell office:value-type="float" office:value="393.6850067" calcext:value-type="float">
            <text:p>393.68500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A5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98" calcext:value-type="float">
            <text:p>2.98</text:p>
          </table:table-cell>
          <table:table-cell office:value-type="float" office:value="0.00295787166458" calcext:value-type="float">
            <text:p>0.0029578717</text:p>
          </table:table-cell>
          <table:table-cell office:value-type="float" office:value="1" calcext:value-type="float">
            <text:p>1</text:p>
          </table:table-cell>
          <table:table-cell office:value-type="float" office:value="36.58803834" calcext:value-type="float">
            <text:p>36.58803834</text:p>
          </table:table-cell>
          <table:table-cell office:value-type="float" office:value="341.3431129" calcext:value-type="float">
            <text:p>341.34311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B5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334945457329" calcext:value-type="float">
            <text:p>0.0033494546</text:p>
          </table:table-cell>
          <table:table-cell office:value-type="float" office:value="1" calcext:value-type="float">
            <text:p>1</text:p>
          </table:table-cell>
          <table:table-cell office:value-type="float" office:value="46.50250124" calcext:value-type="float">
            <text:p>46.50250124</text:p>
          </table:table-cell>
          <table:table-cell office:value-type="float" office:value="310.0565062" calcext:value-type="float">
            <text:p>310.05650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A.A5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67626943952" calcext:value-type="float">
            <text:p>0.0066762694</text:p>
          </table:table-cell>
          <table:table-cell office:value-type="float" office:value="1" calcext:value-type="float">
            <text:p>1</text:p>
          </table:table-cell>
          <table:table-cell office:value-type="float" office:value="144.774308" calcext:value-type="float">
            <text:p>144.774308</text:p>
          </table:table-cell>
          <table:table-cell office:value-type="float" office:value="174.1627209" calcext:value-type="float">
            <text:p>174.16272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A.B5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19769832008" calcext:value-type="float">
            <text:p>0.0061976983</text:p>
          </table:table-cell>
          <table:table-cell office:value-type="float" office:value="1" calcext:value-type="float">
            <text:p>1</text:p>
          </table:table-cell>
          <table:table-cell office:value-type="float" office:value="153.9437954" calcext:value-type="float">
            <text:p>153.9437954</text:p>
          </table:table-cell>
          <table:table-cell office:value-type="float" office:value="166.8872504" calcext:value-type="float">
            <text:p>166.88725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A.6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74387186828" calcext:value-type="float">
            <text:p>0.0057438719</text:p>
          </table:table-cell>
          <table:table-cell office:value-type="float" office:value="1" calcext:value-type="float">
            <text:p>1</text:p>
          </table:table-cell>
          <table:table-cell office:value-type="float" office:value="126.7955592" calcext:value-type="float">
            <text:p>126.7955592</text:p>
          </table:table-cell>
          <table:table-cell office:value-type="float" office:value="170.6996242" calcext:value-type="float">
            <text:p>170.69962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A.7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418073127971" calcext:value-type="float">
            <text:p>0.0041807313</text:p>
          </table:table-cell>
          <table:table-cell office:value-type="float" office:value="1" calcext:value-type="float">
            <text:p>1</text:p>
          </table:table-cell>
          <table:table-cell office:value-type="float" office:value="68.32117856" calcext:value-type="float">
            <text:p>68.32117856</text:p>
          </table:table-cell>
          <table:table-cell office:value-type="float" office:value="88.24020281" calcext:value-type="float">
            <text:p>88.240202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.4L5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976705392348" calcext:value-type="float">
            <text:p>0.0097670539</text:p>
          </table:table-cell>
          <table:table-cell office:value-type="float" office:value="1" calcext:value-type="float">
            <text:p>1</text:p>
          </table:table-cell>
          <table:table-cell office:value-type="float" office:value="1439.120627" calcext:value-type="float">
            <text:p>1439.120627</text:p>
          </table:table-cell>
          <table:table-cell office:value-type="float" office:value="560.5738845" calcext:value-type="float">
            <text:p>560.57388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VA.4L5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21835469663" calcext:value-type="float">
            <text:p>0.0062183547</text:p>
          </table:table-cell>
          <table:table-cell office:value-type="float" office:value="1" calcext:value-type="float">
            <text:p>1</text:p>
          </table:table-cell>
          <table:table-cell office:value-type="float" office:value="1444.810645" calcext:value-type="float">
            <text:p>1444.810645</text:p>
          </table:table-cell>
          <table:table-cell office:value-type="float" office:value="591.5939048" calcext:value-type="float">
            <text:p>591.59390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.5R5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55618526465" calcext:value-type="float">
            <text:p>0.0035561853</text:p>
          </table:table-cell>
          <table:table-cell office:value-type="float" office:value="1" calcext:value-type="float">
            <text:p>1</text:p>
          </table:table-cell>
          <table:table-cell office:value-type="float" office:value="154.9239917" calcext:value-type="float">
            <text:p>154.9239917</text:p>
          </table:table-cell>
          <table:table-cell office:value-type="float" office:value="819.3395407" calcext:value-type="float">
            <text:p>819.3395407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TCDQA.A4R6.B1</text:p>
          </table:table-cell>
          <table:table-cell office:value-type="string" calcext:value-type="string">
            <text:p>C</text:p>
          </table:table-cell>
          <table:table-cell table:style-name="ce11" office:value-type="float" office:value="0.75" calcext:value-type="float">
            <text:p>7.50E-001</text:p>
          </table:table-cell>
          <table:table-cell office:value-type="float" office:value="0" calcext:value-type="float">
            <text:p>0</text:p>
          </table:table-cell>
          <table:table-cell office:value-type="float" office:value="0.00423315161139" calcext:value-type="float">
            <text:p>0.0042331516</text:p>
          </table:table-cell>
          <table:table-cell office:value-type="float" office:value="3" calcext:value-type="float">
            <text:p>3</text:p>
          </table:table-cell>
          <table:table-cell office:value-type="float" office:value="495.2536583" calcext:value-type="float">
            <text:p>495.2536583</text:p>
          </table:table-cell>
          <table:table-cell office:value-type="float" office:value="165.4590727" calcext:value-type="float">
            <text:p>165.4590727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TCDQA.B4R6.B1</text:p>
          </table:table-cell>
          <table:table-cell office:value-type="string" calcext:value-type="string">
            <text:p>C</text:p>
          </table:table-cell>
          <table:table-cell table:style-name="ce11" office:value-type="float" office:value="0.75" calcext:value-type="float">
            <text:p>7.50E-001</text:p>
          </table:table-cell>
          <table:table-cell office:value-type="float" office:value="0" calcext:value-type="float">
            <text:p>0</text:p>
          </table:table-cell>
          <table:table-cell office:value-type="float" office:value="0.00423315161139" calcext:value-type="float">
            <text:p>0.0042331516</text:p>
          </table:table-cell>
          <table:table-cell office:value-type="float" office:value="3" calcext:value-type="float">
            <text:p>3</text:p>
          </table:table-cell>
          <table:table-cell office:value-type="float" office:value="506.3879224" calcext:value-type="float">
            <text:p>506.3879224</text:p>
          </table:table-cell>
          <table:table-cell office:value-type="float" office:value="169.7345346" calcext:value-type="float">
            <text:p>169.73453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4R6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463811933331" calcext:value-type="float">
            <text:p>0.0046381193</text:p>
          </table:table-cell>
          <table:table-cell office:value-type="float" office:value="1" calcext:value-type="float">
            <text:p>1</text:p>
          </table:table-cell>
          <table:table-cell office:value-type="float" office:value="520.4619794" calcext:value-type="float">
            <text:p>520.4619794</text:p>
          </table:table-cell>
          <table:table-cell office:value-type="float" office:value="175.3311897" calcext:value-type="float">
            <text:p>175.3311897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TCP.D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107488767635" calcext:value-type="float">
            <text:p>0.0010748877</text:p>
          </table:table-cell>
          <table:table-cell office:value-type="float" office:value="0.6" calcext:value-type="float">
            <text:p>0.6</text:p>
          </table:table-cell>
          <table:table-cell office:value-type="float" office:value="158.8713464" calcext:value-type="float">
            <text:p>158.8713464</text:p>
          </table:table-cell>
          <table:table-cell office:value-type="float" office:value="78.26341253" calcext:value-type="float">
            <text:p>78.26341253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TCP.C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47724194261" calcext:value-type="float">
            <text:p>0.0014772419</text:p>
          </table:table-cell>
          <table:table-cell office:value-type="float" office:value="0.6" calcext:value-type="float">
            <text:p>0.6</text:p>
          </table:table-cell>
          <table:table-cell office:value-type="float" office:value="150.5289079" calcext:value-type="float">
            <text:p>150.5289079</text:p>
          </table:table-cell>
          <table:table-cell office:value-type="float" office:value="82.76328772" calcext:value-type="float">
            <text:p>82.76328772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TCP.B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22" calcext:value-type="float">
            <text:p>2.22</text:p>
          </table:table-cell>
          <table:table-cell office:value-type="float" office:value="0.00125274512724" calcext:value-type="float">
            <text:p>0.0012527451</text:p>
          </table:table-cell>
          <table:table-cell office:value-type="float" office:value="0.6" calcext:value-type="float">
            <text:p>0.6</text:p>
          </table:table-cell>
          <table:table-cell office:value-type="float" office:value="142.4631836" calcext:value-type="float">
            <text:p>142.4631836</text:p>
          </table:table-cell>
          <table:table-cell office:value-type="float" office:value="87.48835261" calcext:value-type="float">
            <text:p>87.488352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A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46" calcext:value-type="float">
            <text:p>2.46</text:p>
          </table:table-cell>
          <table:table-cell office:value-type="float" office:value="0.00192601380713" calcext:value-type="float">
            <text:p>0.0019260138</text:p>
          </table:table-cell>
          <table:table-cell office:value-type="float" office:value="1" calcext:value-type="float">
            <text:p>1</text:p>
          </table:table-cell>
          <table:table-cell office:value-type="float" office:value="39.26524645" calcext:value-type="float">
            <text:p>39.26524645</text:p>
          </table:table-cell>
          <table:table-cell office:value-type="float" office:value="229.2537021" calcext:value-type="float">
            <text:p>229.25370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B5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5" calcext:value-type="float">
            <text:p>2.5</text:p>
          </table:table-cell>
          <table:table-cell office:value-type="float" office:value="0.00228796910287" calcext:value-type="float">
            <text:p>0.0022879691</text:p>
          </table:table-cell>
          <table:table-cell office:value-type="float" office:value="1" calcext:value-type="float">
            <text:p>1</text:p>
          </table:table-cell>
          <table:table-cell office:value-type="float" office:value="163.1459989" calcext:value-type="float">
            <text:p>163.1459989</text:p>
          </table:table-cell>
          <table:table-cell office:value-type="float" office:value="163.8588104" calcext:value-type="float">
            <text:p>163.85881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A5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71" calcext:value-type="float">
            <text:p>0.71</text:p>
          </table:table-cell>
          <table:table-cell office:value-type="float" office:value="0.00233106608666" calcext:value-type="float">
            <text:p>0.0023310661</text:p>
          </table:table-cell>
          <table:table-cell office:value-type="float" office:value="1" calcext:value-type="float">
            <text:p>1</text:p>
          </table:table-cell>
          <table:table-cell office:value-type="float" office:value="189.3926407" calcext:value-type="float">
            <text:p>189.3926407</text:p>
          </table:table-cell>
          <table:table-cell office:value-type="float" office:value="143.4699683" calcext:value-type="float">
            <text:p>143.46996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D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148117968045" calcext:value-type="float">
            <text:p>0.0014811797</text:p>
          </table:table-cell>
          <table:table-cell office:value-type="float" office:value="1" calcext:value-type="float">
            <text:p>1</text:p>
          </table:table-cell>
          <table:table-cell office:value-type="float" office:value="334.9759425" calcext:value-type="float">
            <text:p>334.9759425</text:p>
          </table:table-cell>
          <table:table-cell office:value-type="float" office:value="67.96628229" calcext:value-type="float">
            <text:p>67.966282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B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11251197046" calcext:value-type="float">
            <text:p>0.002112512</text:p>
          </table:table-cell>
          <table:table-cell office:value-type="float" office:value="1" calcext:value-type="float">
            <text:p>1</text:p>
          </table:table-cell>
          <table:table-cell office:value-type="float" office:value="138.333951" calcext:value-type="float">
            <text:p>138.333951</text:p>
          </table:table-cell>
          <table:table-cell office:value-type="float" office:value="132.2487483" calcext:value-type="float">
            <text:p>132.24874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A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35" calcext:value-type="float">
            <text:p>2.35</text:p>
          </table:table-cell>
          <table:table-cell office:value-type="float" office:value="0.00209736921662" calcext:value-type="float">
            <text:p>0.0020973692</text:p>
          </table:table-cell>
          <table:table-cell office:value-type="float" office:value="1" calcext:value-type="float">
            <text:p>1</text:p>
          </table:table-cell>
          <table:table-cell office:value-type="float" office:value="127.3342545" calcext:value-type="float">
            <text:p>127.3342545</text:p>
          </table:table-cell>
          <table:table-cell office:value-type="float" office:value="142.626783" calcext:value-type="float">
            <text:p>142.6267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A4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808" calcext:value-type="float">
            <text:p>0.808</text:p>
          </table:table-cell>
          <table:table-cell office:value-type="float" office:value="0.0021062424239" calcext:value-type="float">
            <text:p>0.0021062424</text:p>
          </table:table-cell>
          <table:table-cell office:value-type="float" office:value="1" calcext:value-type="float">
            <text:p>1</text:p>
          </table:table-cell>
          <table:table-cell office:value-type="float" office:value="117.0313472" calcext:value-type="float">
            <text:p>117.0313472</text:p>
          </table:table-cell>
          <table:table-cell office:value-type="float" office:value="153.6298324" calcext:value-type="float">
            <text:p>153.62983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B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47" calcext:value-type="float">
            <text:p>2.47</text:p>
          </table:table-cell>
          <table:table-cell office:value-type="float" office:value="0.00239231579827" calcext:value-type="float">
            <text:p>0.0023923158</text:p>
          </table:table-cell>
          <table:table-cell office:value-type="float" office:value="1" calcext:value-type="float">
            <text:p>1</text:p>
          </table:table-cell>
          <table:table-cell office:value-type="float" office:value="124.2955007" calcext:value-type="float">
            <text:p>124.2955007</text:p>
          </table:table-cell>
          <table:table-cell office:value-type="float" office:value="263.7084438" calcext:value-type="float">
            <text:p>263.70844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D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241547695249" calcext:value-type="float">
            <text:p>0.002415477</text:p>
          </table:table-cell>
          <table:table-cell office:value-type="float" office:value="1" calcext:value-type="float">
            <text:p>1</text:p>
          </table:table-cell>
          <table:table-cell office:value-type="float" office:value="217.2325075" calcext:value-type="float">
            <text:p>217.2325075</text:p>
          </table:table-cell>
          <table:table-cell office:value-type="float" office:value="155.6444945" calcext:value-type="float">
            <text:p>155.64449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E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28" calcext:value-type="float">
            <text:p>2.28</text:p>
          </table:table-cell>
          <table:table-cell office:value-type="float" office:value="0.00241552417471" calcext:value-type="float">
            <text:p>0.0024155242</text:p>
          </table:table-cell>
          <table:table-cell office:value-type="float" office:value="1" calcext:value-type="float">
            <text:p>1</text:p>
          </table:table-cell>
          <table:table-cell office:value-type="float" office:value="244.982351" calcext:value-type="float">
            <text:p>244.982351</text:p>
          </table:table-cell>
          <table:table-cell office:value-type="float" office:value="133.4498679" calcext:value-type="float">
            <text:p>133.44986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G.6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033109749748" calcext:value-type="float">
            <text:p>0.003310975</text:p>
          </table:table-cell>
          <table:table-cell office:value-type="float" office:value="1" calcext:value-type="float">
            <text:p>1</text:p>
          </table:table-cell>
          <table:table-cell office:value-type="float" office:value="332.9465658" calcext:value-type="float">
            <text:p>332.9465658</text:p>
          </table:table-cell>
          <table:table-cell office:value-type="float" office:value="47.34300809" calcext:value-type="float">
            <text:p>47.343008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A.A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1623303702" calcext:value-type="float">
            <text:p>0.0016233037</text:p>
          </table:table-cell>
          <table:table-cell office:value-type="float" office:value="1" calcext:value-type="float">
            <text:p>1</text:p>
          </table:table-cell>
          <table:table-cell office:value-type="float" office:value="294.4448081" calcext:value-type="float">
            <text:p>294.4448081</text:p>
          </table:table-cell>
          <table:table-cell office:value-type="float" office:value="48.29115288" calcext:value-type="float">
            <text:p>48.291152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A.B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98428413367" calcext:value-type="float">
            <text:p>0.0029842841</text:p>
          </table:table-cell>
          <table:table-cell office:value-type="float" office:value="1" calcext:value-type="float">
            <text:p>1</text:p>
          </table:table-cell>
          <table:table-cell office:value-type="float" office:value="157.7002644" calcext:value-type="float">
            <text:p>157.7002644</text:p>
          </table:table-cell>
          <table:table-cell office:value-type="float" office:value="77.17729857" calcext:value-type="float">
            <text:p>77.177298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A.C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29161892947" calcext:value-type="float">
            <text:p>0.0029161893</text:p>
          </table:table-cell>
          <table:table-cell office:value-type="float" office:value="1" calcext:value-type="float">
            <text:p>1</text:p>
          </table:table-cell>
          <table:table-cell office:value-type="float" office:value="67.70538279" calcext:value-type="float">
            <text:p>67.70538279</text:p>
          </table:table-cell>
          <table:table-cell office:value-type="float" office:value="153.3814082" calcext:value-type="float">
            <text:p>153.38140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A.D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9039414161" calcext:value-type="float">
            <text:p>0.0019039414</text:p>
          </table:table-cell>
          <table:table-cell office:value-type="float" office:value="1" calcext:value-type="float">
            <text:p>1</text:p>
          </table:table-cell>
          <table:table-cell office:value-type="float" office:value="64.19118381" calcext:value-type="float">
            <text:p>64.19118381</text:p>
          </table:table-cell>
          <table:table-cell office:value-type="float" office:value="159.4525035" calcext:value-type="float">
            <text:p>159.45250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A.A7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89100084542" calcext:value-type="float">
            <text:p>0.0018910008</text:p>
          </table:table-cell>
          <table:table-cell office:value-type="float" office:value="1" calcext:value-type="float">
            <text:p>1</text:p>
          </table:table-cell>
          <table:table-cell office:value-type="float" office:value="65.4366499" calcext:value-type="float">
            <text:p>65.4366499</text:p>
          </table:table-cell>
          <table:table-cell office:value-type="float" office:value="144.4731738" calcext:value-type="float">
            <text:p>144.47317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.4L8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32646903323" calcext:value-type="float">
            <text:p>0.005326469</text:p>
          </table:table-cell>
          <table:table-cell office:value-type="float" office:value="1" calcext:value-type="float">
            <text:p>1</text:p>
          </table:table-cell>
          <table:table-cell office:value-type="float" office:value="243.7670605" calcext:value-type="float">
            <text:p>243.7670605</text:p>
          </table:table-cell>
          <table:table-cell office:value-type="float" office:value="301.9913364" calcext:value-type="float">
            <text:p>301.99133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VB.4L8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27450517664" calcext:value-type="float">
            <text:p>0.0062745052</text:p>
          </table:table-cell>
          <table:table-cell office:value-type="float" office:value="1" calcext:value-type="float">
            <text:p>1</text:p>
          </table:table-cell>
          <table:table-cell office:value-type="float" office:value="536.5626974" calcext:value-type="float">
            <text:p>536.5626974</text:p>
          </table:table-cell>
          <table:table-cell office:value-type="float" office:value="335.1804571" calcext:value-type="float">
            <text:p>335.18045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.4L1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974949778388" calcext:value-type="float">
            <text:p>0.0097494978</text:p>
          </table:table-cell>
          <table:table-cell office:value-type="float" office:value="1" calcext:value-type="float">
            <text:p>1</text:p>
          </table:table-cell>
          <table:table-cell office:value-type="float" office:value="1439.120128" calcext:value-type="float">
            <text:p>1439.120128</text:p>
          </table:table-cell>
          <table:table-cell office:value-type="float" office:value="560.5730965" calcext:value-type="float">
            <text:p>560.57309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VA.4L1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2018555547" calcext:value-type="float">
            <text:p>0.0062018556</text:p>
          </table:table-cell>
          <table:table-cell office:value-type="float" office:value="1" calcext:value-type="float">
            <text:p>1</text:p>
          </table:table-cell>
          <table:table-cell office:value-type="float" office:value="1444.810144" calcext:value-type="float">
            <text:p>1444.810144</text:p>
          </table:table-cell>
          <table:table-cell office:value-type="float" office:value="591.5930782" calcext:value-type="float">
            <text:p>591.5930782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3">
          <table:table-cell table:style-name="ce2" office:value-type="string" calcext:value-type="string" table:number-columns-spanned="8" table:number-rows-spanned="1">
            <text:p>2012–TDIa-450GeV – B1</text:p>
          </table:table-cell>
          <table:covered-table-cell table:number-columns-repeated="7"/>
          <table:table-cell/>
          <table:table-cell table:style-name="ce2" office:value-type="string" calcext:value-type="string" table:number-columns-spanned="8" table:number-rows-spanned="1">
            <text:p>2012–TDIb-450GeV – B1</text:p>
          </table:table-cell>
          <table:covered-table-cell/>
          <table:covered-table-cell office:value-type="string" calcext:value-type="string">
            <text:p>TDI in graphite C and 2u of copper</text:p>
          </table:covered-table-cell>
          <table:covered-table-cell table:number-columns-repeated="5"/>
          <table:table-cell/>
          <table:table-cell table:style-name="ce2" office:value-type="string" calcext:value-type="string" table:number-columns-spanned="8" table:number-rows-spanned="1">
            <text:p>2012–TDIc-450GeV – B1 TDI in CFC</text:p>
          </table:table-cell>
          <table:covered-table-cell table:number-columns-repeated="7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hickness[m]</text:p>
          </table:table-cell>
          <table:table-cell office:value-type="string" calcext:value-type="string">
            <text:p>Angle[rad]</text:p>
          </table:table-cell>
          <table:table-cell office:value-type="string" calcext:value-type="string">
            <text:p>Halfgap[m]</text:p>
          </table:table-cell>
          <table:table-cell office:value-type="string" calcext:value-type="string">
            <text:p>Length[m]</text:p>
          </table:table-cell>
          <table:table-cell office:value-type="string" calcext:value-type="string">
            <text:p>Betax[m]</text:p>
          </table:table-cell>
          <table:table-cell office:value-type="string" calcext:value-type="string">
            <text:p>Betay[m]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hickness[m]</text:p>
          </table:table-cell>
          <table:table-cell office:value-type="string" calcext:value-type="string">
            <text:p>Angle[rad]</text:p>
          </table:table-cell>
          <table:table-cell office:value-type="string" calcext:value-type="string">
            <text:p>Halfgap[m]</text:p>
          </table:table-cell>
          <table:table-cell office:value-type="string" calcext:value-type="string">
            <text:p>Length[m]</text:p>
          </table:table-cell>
          <table:table-cell office:value-type="string" calcext:value-type="string">
            <text:p>Betax[m]</text:p>
          </table:table-cell>
          <table:table-cell office:value-type="string" calcext:value-type="string">
            <text:p>Betay[m]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hickness[m]</text:p>
          </table:table-cell>
          <table:table-cell office:value-type="string" calcext:value-type="string">
            <text:p>Angle[rad]</text:p>
          </table:table-cell>
          <table:table-cell office:value-type="string" calcext:value-type="string">
            <text:p>Halfgap[m]</text:p>
          </table:table-cell>
          <table:table-cell office:value-type="string" calcext:value-type="string">
            <text:p>Length[m]</text:p>
          </table:table-cell>
          <table:table-cell office:value-type="string" calcext:value-type="string">
            <text:p>Betax[m]</text:p>
          </table:table-cell>
          <table:table-cell office:value-type="string" calcext:value-type="string">
            <text:p>Betay[m]</text:p>
          </table:table-cell>
        </table:table-row>
        <table:table-row table:style-name="ro1">
          <table:table-cell office:value-type="string" calcext:value-type="string">
            <text:p>TCL.5R1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249945608717" calcext:value-type="float">
            <text:p>0.0249945609</text:p>
          </table:table-cell>
          <table:table-cell office:value-type="float" office:value="1" calcext:value-type="float">
            <text:p>1</text:p>
          </table:table-cell>
          <table:table-cell office:value-type="float" office:value="145.6773225" calcext:value-type="float">
            <text:p>145.6773225</text:p>
          </table:table-cell>
          <table:table-cell office:value-type="float" office:value="132.8083453" calcext:value-type="float">
            <text:p>132.8083453</text:p>
          </table:table-cell>
          <table:table-cell/>
          <table:table-cell office:value-type="string" calcext:value-type="string">
            <text:p>TCL.5R1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249945608717" calcext:value-type="float">
            <text:p>0.0249945609</text:p>
          </table:table-cell>
          <table:table-cell office:value-type="float" office:value="1" calcext:value-type="float">
            <text:p>1</text:p>
          </table:table-cell>
          <table:table-cell office:value-type="float" office:value="145.6773225" calcext:value-type="float">
            <text:p>145.6773225</text:p>
          </table:table-cell>
          <table:table-cell office:value-type="float" office:value="132.8083453" calcext:value-type="float">
            <text:p>132.8083453</text:p>
          </table:table-cell>
          <table:table-cell/>
          <table:table-cell office:value-type="string" calcext:value-type="string">
            <text:p>TCL.5R1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249945608717" calcext:value-type="float">
            <text:p>0.0249945609</text:p>
          </table:table-cell>
          <table:table-cell office:value-type="float" office:value="1" calcext:value-type="float">
            <text:p>1</text:p>
          </table:table-cell>
          <table:table-cell office:value-type="float" office:value="145.6773225" calcext:value-type="float">
            <text:p>145.6773225</text:p>
          </table:table-cell>
          <table:table-cell office:value-type="float" office:value="132.8083453" calcext:value-type="float">
            <text:p>132.8083453</text:p>
          </table:table-cell>
        </table:table-row>
        <table:table-row table:style-name="ro1">
          <table:table-cell office:value-type="string" calcext:value-type="string">
            <text:p>TCTH.4L2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249742270545" calcext:value-type="float">
            <text:p>0.0249742271</text:p>
          </table:table-cell>
          <table:table-cell office:value-type="float" office:value="1" calcext:value-type="float">
            <text:p>1</text:p>
          </table:table-cell>
          <table:table-cell office:value-type="float" office:value="47.10074116" calcext:value-type="float">
            <text:p>47.10074116</text:p>
          </table:table-cell>
          <table:table-cell office:value-type="float" office:value="48.09563342" calcext:value-type="float">
            <text:p>48.09563342</text:p>
          </table:table-cell>
          <table:table-cell/>
          <table:table-cell office:value-type="string" calcext:value-type="string">
            <text:p>TCTH.4L2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249742270545" calcext:value-type="float">
            <text:p>0.0249742271</text:p>
          </table:table-cell>
          <table:table-cell office:value-type="float" office:value="1" calcext:value-type="float">
            <text:p>1</text:p>
          </table:table-cell>
          <table:table-cell office:value-type="float" office:value="47.10074116" calcext:value-type="float">
            <text:p>47.10074116</text:p>
          </table:table-cell>
          <table:table-cell office:value-type="float" office:value="48.09563342" calcext:value-type="float">
            <text:p>48.09563342</text:p>
          </table:table-cell>
          <table:table-cell/>
          <table:table-cell office:value-type="string" calcext:value-type="string">
            <text:p>TCTH.4L2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249742270545" calcext:value-type="float">
            <text:p>0.0249742271</text:p>
          </table:table-cell>
          <table:table-cell office:value-type="float" office:value="1" calcext:value-type="float">
            <text:p>1</text:p>
          </table:table-cell>
          <table:table-cell office:value-type="float" office:value="47.10074116" calcext:value-type="float">
            <text:p>47.10074116</text:p>
          </table:table-cell>
          <table:table-cell office:value-type="float" office:value="48.09563342" calcext:value-type="float">
            <text:p>48.09563342</text:p>
          </table:table-cell>
        </table:table-row>
        <table:table-row table:style-name="ro1">
          <table:table-cell office:value-type="string" calcext:value-type="string">
            <text:p>TDI.4L2.B1.1</text:p>
          </table:table-cell>
          <table:table-cell table:style-name="ce5" office:value-type="string" calcext:value-type="string">
            <text:p>C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2.8" calcext:value-type="float">
            <text:p>2.8</text:p>
          </table:table-cell>
          <table:table-cell office:value-type="float" office:value="114.4308902" calcext:value-type="float">
            <text:p>114.4308902</text:p>
          </table:table-cell>
          <table:table-cell office:value-type="float" office:value="46.48295119" calcext:value-type="float">
            <text:p>46.48295119</text:p>
          </table:table-cell>
          <table:table-cell/>
          <table:table-cell office:value-type="string" calcext:value-type="string">
            <text:p>TDI.4L2.B1.1</text:p>
          </table:table-cell>
          <table:table-cell table:style-name="ce6" office:value-type="string" calcext:value-type="string">
            <text:p>Cu</text:p>
          </table:table-cell>
          <table:table-cell table:style-name="ce11" office:value-type="float" office:value="0.000002" calcext:value-type="float">
            <text:p>2.00E-006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2.8" calcext:value-type="float">
            <text:p>2.8</text:p>
          </table:table-cell>
          <table:table-cell office:value-type="float" office:value="114.4308902" calcext:value-type="float">
            <text:p>114.4308902</text:p>
          </table:table-cell>
          <table:table-cell office:value-type="float" office:value="46.48295119" calcext:value-type="float">
            <text:p>46.48295119</text:p>
          </table:table-cell>
          <table:table-cell/>
          <table:table-cell office:value-type="string" calcext:value-type="string">
            <text:p>TDI.4L2.B1.1</text:p>
          </table:table-cell>
          <table:table-cell table:style-name="ce5" office:value-type="string" calcext:value-type="string">
            <text:p>CFC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2.8" calcext:value-type="float">
            <text:p>2.8</text:p>
          </table:table-cell>
          <table:table-cell office:value-type="float" office:value="114.4308902" calcext:value-type="float">
            <text:p>114.4308902</text:p>
          </table:table-cell>
          <table:table-cell office:value-type="float" office:value="46.48295119" calcext:value-type="float">
            <text:p>46.48295119</text:p>
          </table:table-cell>
        </table:table-row>
        <table:table-row table:style-name="ro1">
          <table:table-cell office:value-type="string" calcext:value-type="string">
            <text:p>TDI.4L2.B1.2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00002" calcext:value-type="float">
            <text:p>2.00E-006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6" calcext:value-type="float">
            <text:p>0.6</text:p>
          </table:table-cell>
          <table:table-cell office:value-type="float" office:value="114.4308902" calcext:value-type="float">
            <text:p>114.4308902</text:p>
          </table:table-cell>
          <table:table-cell office:value-type="float" office:value="46.48295119" calcext:value-type="float">
            <text:p>46.48295119</text:p>
          </table:table-cell>
          <table:table-cell/>
          <table:table-cell office:value-type="string" calcext:value-type="string">
            <text:p>TDI.4L2.B1.1</text:p>
          </table:table-cell>
          <table:table-cell table:style-name="ce6" office:value-type="string" calcext:value-type="string">
            <text:p>C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2.8" calcext:value-type="float">
            <text:p>2.8</text:p>
          </table:table-cell>
          <table:table-cell office:value-type="float" office:value="114.4308902" calcext:value-type="float">
            <text:p>114.4308902</text:p>
          </table:table-cell>
          <table:table-cell office:value-type="float" office:value="46.48295119" calcext:value-type="float">
            <text:p>46.48295119</text:p>
          </table:table-cell>
          <table:table-cell/>
          <table:table-cell office:value-type="string" calcext:value-type="string">
            <text:p>TDI.4L2.B1.2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00002" calcext:value-type="float">
            <text:p>2.00E-006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6" calcext:value-type="float">
            <text:p>0.6</text:p>
          </table:table-cell>
          <table:table-cell office:value-type="float" office:value="114.4308902" calcext:value-type="float">
            <text:p>114.4308902</text:p>
          </table:table-cell>
          <table:table-cell office:value-type="float" office:value="46.48295119" calcext:value-type="float">
            <text:p>46.48295119</text:p>
          </table:table-cell>
        </table:table-row>
        <table:table-row table:style-name="ro1">
          <table:table-cell office:value-type="string" calcext:value-type="string">
            <text:p>TDI.4L2.B1.2</text:p>
          </table:table-cell>
          <table:table-cell office:value-type="string" calcext:value-type="string">
            <text:p>Al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6" calcext:value-type="float">
            <text:p>0.6</text:p>
          </table:table-cell>
          <table:table-cell office:value-type="float" office:value="114.4308902" calcext:value-type="float">
            <text:p>114.4308902</text:p>
          </table:table-cell>
          <table:table-cell office:value-type="float" office:value="46.48295119" calcext:value-type="float">
            <text:p>46.48295119</text:p>
          </table:table-cell>
          <table:table-cell/>
          <table:table-cell office:value-type="string" calcext:value-type="string">
            <text:p>TDI.4L2.B1.2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00002" calcext:value-type="float">
            <text:p>2.00E-006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6" calcext:value-type="float">
            <text:p>0.6</text:p>
          </table:table-cell>
          <table:table-cell office:value-type="float" office:value="114.4308902" calcext:value-type="float">
            <text:p>114.4308902</text:p>
          </table:table-cell>
          <table:table-cell office:value-type="float" office:value="46.48295119" calcext:value-type="float">
            <text:p>46.48295119</text:p>
          </table:table-cell>
          <table:table-cell/>
          <table:table-cell office:value-type="string" calcext:value-type="string">
            <text:p>TDI.4L2.B1.2</text:p>
          </table:table-cell>
          <table:table-cell office:value-type="string" calcext:value-type="string">
            <text:p>Al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6" calcext:value-type="float">
            <text:p>0.6</text:p>
          </table:table-cell>
          <table:table-cell office:value-type="float" office:value="114.4308902" calcext:value-type="float">
            <text:p>114.4308902</text:p>
          </table:table-cell>
          <table:table-cell office:value-type="float" office:value="46.48295119" calcext:value-type="float">
            <text:p>46.48295119</text:p>
          </table:table-cell>
        </table:table-row>
        <table:table-row table:style-name="ro1">
          <table:table-cell office:value-type="string" calcext:value-type="string">
            <text:p>TDI.4L2.B1.3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7" calcext:value-type="float">
            <text:p>0.7</text:p>
          </table:table-cell>
          <table:table-cell office:value-type="float" office:value="114.4308902" calcext:value-type="float">
            <text:p>114.4308902</text:p>
          </table:table-cell>
          <table:table-cell office:value-type="float" office:value="46.48295119" calcext:value-type="float">
            <text:p>46.48295119</text:p>
          </table:table-cell>
          <table:table-cell/>
          <table:table-cell office:value-type="string" calcext:value-type="string">
            <text:p>TDI.4L2.B1.2</text:p>
          </table:table-cell>
          <table:table-cell office:value-type="string" calcext:value-type="string">
            <text:p>Al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6" calcext:value-type="float">
            <text:p>0.6</text:p>
          </table:table-cell>
          <table:table-cell office:value-type="float" office:value="114.4308902" calcext:value-type="float">
            <text:p>114.4308902</text:p>
          </table:table-cell>
          <table:table-cell office:value-type="float" office:value="46.48295119" calcext:value-type="float">
            <text:p>46.48295119</text:p>
          </table:table-cell>
          <table:table-cell/>
          <table:table-cell office:value-type="string" calcext:value-type="string">
            <text:p>TDI.4L2.B1.3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7" calcext:value-type="float">
            <text:p>0.7</text:p>
          </table:table-cell>
          <table:table-cell office:value-type="float" office:value="114.4308902" calcext:value-type="float">
            <text:p>114.4308902</text:p>
          </table:table-cell>
          <table:table-cell office:value-type="float" office:value="46.48295119" calcext:value-type="float">
            <text:p>46.48295119</text:p>
          </table:table-cell>
        </table:table-row>
        <table:table-row table:style-name="ro1">
          <table:table-cell office:value-type="string" calcext:value-type="string">
            <text:p>TCTVA.4L2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249830588877" calcext:value-type="float">
            <text:p>0.0249830589</text:p>
          </table:table-cell>
          <table:table-cell office:value-type="float" office:value="1" calcext:value-type="float">
            <text:p>1</text:p>
          </table:table-cell>
          <table:table-cell office:value-type="float" office:value="48.71619714" calcext:value-type="float">
            <text:p>48.71619714</text:p>
          </table:table-cell>
          <table:table-cell office:value-type="float" office:value="45.98565162" calcext:value-type="float">
            <text:p>45.98565162</text:p>
          </table:table-cell>
          <table:table-cell/>
          <table:table-cell office:value-type="string" calcext:value-type="string">
            <text:p>TDI.4L2.B1.3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7" calcext:value-type="float">
            <text:p>0.7</text:p>
          </table:table-cell>
          <table:table-cell office:value-type="float" office:value="114.4308902" calcext:value-type="float">
            <text:p>114.4308902</text:p>
          </table:table-cell>
          <table:table-cell office:value-type="float" office:value="46.48295119" calcext:value-type="float">
            <text:p>46.48295119</text:p>
          </table:table-cell>
          <table:table-cell/>
          <table:table-cell office:value-type="string" calcext:value-type="string">
            <text:p>TCTVA.4L2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249830588877" calcext:value-type="float">
            <text:p>0.0249830589</text:p>
          </table:table-cell>
          <table:table-cell office:value-type="float" office:value="1" calcext:value-type="float">
            <text:p>1</text:p>
          </table:table-cell>
          <table:table-cell office:value-type="float" office:value="48.71619714" calcext:value-type="float">
            <text:p>48.71619714</text:p>
          </table:table-cell>
          <table:table-cell office:value-type="float" office:value="45.98565162" calcext:value-type="float">
            <text:p>45.98565162</text:p>
          </table:table-cell>
        </table:table-row>
        <table:table-row table:style-name="ro1">
          <table:table-cell office:value-type="string" calcext:value-type="string">
            <text:p>TCLIA.4R2</text:p>
          </table:table-cell>
          <table:table-cell office:value-type="string" calcext:value-type="string">
            <text:p>C</text:p>
          </table:table-cell>
          <table:table-cell table:style-name="ce11" office:value-type="float" office:value="0.033" calcext:value-type="float">
            <text:p>3.3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90131551859" calcext:value-type="float">
            <text:p>0.0069013155</text:p>
          </table:table-cell>
          <table:table-cell office:value-type="float" office:value="1" calcext:value-type="float">
            <text:p>1</text:p>
          </table:table-cell>
          <table:table-cell office:value-type="float" office:value="51.64710636" calcext:value-type="float">
            <text:p>51.64710636</text:p>
          </table:table-cell>
          <table:table-cell office:value-type="float" office:value="126.9061685" calcext:value-type="float">
            <text:p>126.9061685</text:p>
          </table:table-cell>
          <table:table-cell/>
          <table:table-cell office:value-type="string" calcext:value-type="string">
            <text:p>TCTVA.4L2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249830588877" calcext:value-type="float">
            <text:p>0.0249830589</text:p>
          </table:table-cell>
          <table:table-cell office:value-type="float" office:value="1" calcext:value-type="float">
            <text:p>1</text:p>
          </table:table-cell>
          <table:table-cell office:value-type="float" office:value="48.71619714" calcext:value-type="float">
            <text:p>48.71619714</text:p>
          </table:table-cell>
          <table:table-cell office:value-type="float" office:value="45.98565162" calcext:value-type="float">
            <text:p>45.98565162</text:p>
          </table:table-cell>
          <table:table-cell/>
          <table:table-cell office:value-type="string" calcext:value-type="string">
            <text:p>TCLIA.4R2</text:p>
          </table:table-cell>
          <table:table-cell office:value-type="string" calcext:value-type="string">
            <text:p>C</text:p>
          </table:table-cell>
          <table:table-cell table:style-name="ce11" office:value-type="float" office:value="0.033" calcext:value-type="float">
            <text:p>3.3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90131551859" calcext:value-type="float">
            <text:p>0.0069013155</text:p>
          </table:table-cell>
          <table:table-cell office:value-type="float" office:value="1" calcext:value-type="float">
            <text:p>1</text:p>
          </table:table-cell>
          <table:table-cell office:value-type="float" office:value="51.64710636" calcext:value-type="float">
            <text:p>51.64710636</text:p>
          </table:table-cell>
          <table:table-cell office:value-type="float" office:value="126.9061685" calcext:value-type="float">
            <text:p>126.9061685</text:p>
          </table:table-cell>
        </table:table-row>
        <table:table-row table:style-name="ro1">
          <table:table-cell office:value-type="string" calcext:value-type="string">
            <text:p>TCLIB.6R2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488088326426" calcext:value-type="float">
            <text:p>0.0048808833</text:p>
          </table:table-cell>
          <table:table-cell office:value-type="float" office:value="1" calcext:value-type="float">
            <text:p>1</text:p>
          </table:table-cell>
          <table:table-cell office:value-type="float" office:value="261.1771298" calcext:value-type="float">
            <text:p>261.1771298</text:p>
          </table:table-cell>
          <table:table-cell office:value-type="float" office:value="37.9093409" calcext:value-type="float">
            <text:p>37.9093409</text:p>
          </table:table-cell>
          <table:table-cell/>
          <table:table-cell office:value-type="string" calcext:value-type="string">
            <text:p>TCLIA.4R2</text:p>
          </table:table-cell>
          <table:table-cell office:value-type="string" calcext:value-type="string">
            <text:p>C</text:p>
          </table:table-cell>
          <table:table-cell table:style-name="ce11" office:value-type="float" office:value="0.033" calcext:value-type="float">
            <text:p>3.3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90131551859" calcext:value-type="float">
            <text:p>0.0069013155</text:p>
          </table:table-cell>
          <table:table-cell office:value-type="float" office:value="1" calcext:value-type="float">
            <text:p>1</text:p>
          </table:table-cell>
          <table:table-cell office:value-type="float" office:value="51.64710636" calcext:value-type="float">
            <text:p>51.64710636</text:p>
          </table:table-cell>
          <table:table-cell office:value-type="float" office:value="126.9061685" calcext:value-type="float">
            <text:p>126.9061685</text:p>
          </table:table-cell>
          <table:table-cell/>
          <table:table-cell office:value-type="string" calcext:value-type="string">
            <text:p>TCLIB.6R2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488088326426" calcext:value-type="float">
            <text:p>0.0048808833</text:p>
          </table:table-cell>
          <table:table-cell office:value-type="float" office:value="1" calcext:value-type="float">
            <text:p>1</text:p>
          </table:table-cell>
          <table:table-cell office:value-type="float" office:value="261.1771298" calcext:value-type="float">
            <text:p>261.1771298</text:p>
          </table:table-cell>
          <table:table-cell office:value-type="float" office:value="37.9093409" calcext:value-type="float">
            <text:p>37.9093409</text:p>
          </table:table-cell>
        </table:table-row>
        <table:table-row table:style-name="ro1">
          <table:table-cell office:value-type="string" calcext:value-type="string">
            <text:p>TCP.6L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883488635506" calcext:value-type="float">
            <text:p>0.0088348864</text:p>
          </table:table-cell>
          <table:table-cell office:value-type="float" office:value="0.6" calcext:value-type="float">
            <text:p>0.6</text:p>
          </table:table-cell>
          <table:table-cell office:value-type="float" office:value="131.5240158" calcext:value-type="float">
            <text:p>131.5240158</text:p>
          </table:table-cell>
          <table:table-cell office:value-type="float" office:value="144.6957348" calcext:value-type="float">
            <text:p>144.6957348</text:p>
          </table:table-cell>
          <table:table-cell/>
          <table:table-cell office:value-type="string" calcext:value-type="string">
            <text:p>TCLIB.6R2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488088326426" calcext:value-type="float">
            <text:p>0.0048808833</text:p>
          </table:table-cell>
          <table:table-cell office:value-type="float" office:value="1" calcext:value-type="float">
            <text:p>1</text:p>
          </table:table-cell>
          <table:table-cell office:value-type="float" office:value="261.1771298" calcext:value-type="float">
            <text:p>261.1771298</text:p>
          </table:table-cell>
          <table:table-cell office:value-type="float" office:value="37.9093409" calcext:value-type="float">
            <text:p>37.9093409</text:p>
          </table:table-cell>
          <table:table-cell/>
          <table:table-cell office:value-type="string" calcext:value-type="string">
            <text:p>TCP.6L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883488635506" calcext:value-type="float">
            <text:p>0.0088348864</text:p>
          </table:table-cell>
          <table:table-cell office:value-type="float" office:value="0.6" calcext:value-type="float">
            <text:p>0.6</text:p>
          </table:table-cell>
          <table:table-cell office:value-type="float" office:value="131.5240158" calcext:value-type="float">
            <text:p>131.5240158</text:p>
          </table:table-cell>
          <table:table-cell office:value-type="float" office:value="144.6957348" calcext:value-type="float">
            <text:p>144.6957348</text:p>
          </table:table-cell>
        </table:table-row>
        <table:table-row table:style-name="ro1">
          <table:table-cell office:value-type="string" calcext:value-type="string">
            <text:p>TCSG.5L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10959351582" calcext:value-type="float">
            <text:p>0.0061095935</text:p>
          </table:table-cell>
          <table:table-cell office:value-type="float" office:value="1" calcext:value-type="float">
            <text:p>1</text:p>
          </table:table-cell>
          <table:table-cell office:value-type="float" office:value="54.31546591" calcext:value-type="float">
            <text:p>54.31546591</text:p>
          </table:table-cell>
          <table:table-cell office:value-type="float" office:value="299.4064894" calcext:value-type="float">
            <text:p>299.4064894</text:p>
          </table:table-cell>
          <table:table-cell/>
          <table:table-cell office:value-type="string" calcext:value-type="string">
            <text:p>TCP.6L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883488635506" calcext:value-type="float">
            <text:p>0.0088348864</text:p>
          </table:table-cell>
          <table:table-cell office:value-type="float" office:value="0.6" calcext:value-type="float">
            <text:p>0.6</text:p>
          </table:table-cell>
          <table:table-cell office:value-type="float" office:value="131.5240158" calcext:value-type="float">
            <text:p>131.5240158</text:p>
          </table:table-cell>
          <table:table-cell office:value-type="float" office:value="144.6957348" calcext:value-type="float">
            <text:p>144.6957348</text:p>
          </table:table-cell>
          <table:table-cell/>
          <table:table-cell office:value-type="string" calcext:value-type="string">
            <text:p>TCSG.5L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10959351582" calcext:value-type="float">
            <text:p>0.0061095935</text:p>
          </table:table-cell>
          <table:table-cell office:value-type="float" office:value="1" calcext:value-type="float">
            <text:p>1</text:p>
          </table:table-cell>
          <table:table-cell office:value-type="float" office:value="54.31546591" calcext:value-type="float">
            <text:p>54.31546591</text:p>
          </table:table-cell>
          <table:table-cell office:value-type="float" office:value="299.4064894" calcext:value-type="float">
            <text:p>299.4064894</text:p>
          </table:table-cell>
        </table:table-row>
        <table:table-row table:style-name="ro1">
          <table:table-cell office:value-type="string" calcext:value-type="string">
            <text:p>TCSG.4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436125399349" calcext:value-type="float">
            <text:p>0.004361254</text:p>
          </table:table-cell>
          <table:table-cell office:value-type="float" office:value="1" calcext:value-type="float">
            <text:p>1</text:p>
          </table:table-cell>
          <table:table-cell office:value-type="float" office:value="26.3577946" calcext:value-type="float">
            <text:p>26.3577946</text:p>
          </table:table-cell>
          <table:table-cell office:value-type="float" office:value="393.6851717" calcext:value-type="float">
            <text:p>393.6851717</text:p>
          </table:table-cell>
          <table:table-cell/>
          <table:table-cell office:value-type="string" calcext:value-type="string">
            <text:p>TCSG.5L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10959351582" calcext:value-type="float">
            <text:p>0.0061095935</text:p>
          </table:table-cell>
          <table:table-cell office:value-type="float" office:value="1" calcext:value-type="float">
            <text:p>1</text:p>
          </table:table-cell>
          <table:table-cell office:value-type="float" office:value="54.31546591" calcext:value-type="float">
            <text:p>54.31546591</text:p>
          </table:table-cell>
          <table:table-cell office:value-type="float" office:value="299.4064894" calcext:value-type="float">
            <text:p>299.4064894</text:p>
          </table:table-cell>
          <table:table-cell/>
          <table:table-cell office:value-type="string" calcext:value-type="string">
            <text:p>TCSG.4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436125399349" calcext:value-type="float">
            <text:p>0.004361254</text:p>
          </table:table-cell>
          <table:table-cell office:value-type="float" office:value="1" calcext:value-type="float">
            <text:p>1</text:p>
          </table:table-cell>
          <table:table-cell office:value-type="float" office:value="26.3577946" calcext:value-type="float">
            <text:p>26.3577946</text:p>
          </table:table-cell>
          <table:table-cell office:value-type="float" office:value="393.6851717" calcext:value-type="float">
            <text:p>393.6851717</text:p>
          </table:table-cell>
        </table:table-row>
        <table:table-row table:style-name="ro1">
          <table:table-cell office:value-type="string" calcext:value-type="string">
            <text:p>TCSG.A5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98" calcext:value-type="float">
            <text:p>2.98</text:p>
          </table:table-cell>
          <table:table-cell office:value-type="float" office:value="0.0070358521986" calcext:value-type="float">
            <text:p>0.0070358522</text:p>
          </table:table-cell>
          <table:table-cell office:value-type="float" office:value="1" calcext:value-type="float">
            <text:p>1</text:p>
          </table:table-cell>
          <table:table-cell office:value-type="float" office:value="36.58803007" calcext:value-type="float">
            <text:p>36.58803007</text:p>
          </table:table-cell>
          <table:table-cell office:value-type="float" office:value="341.3432376" calcext:value-type="float">
            <text:p>341.3432376</text:p>
          </table:table-cell>
          <table:table-cell/>
          <table:table-cell office:value-type="string" calcext:value-type="string">
            <text:p>TCSG.4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436125399349" calcext:value-type="float">
            <text:p>0.004361254</text:p>
          </table:table-cell>
          <table:table-cell office:value-type="float" office:value="1" calcext:value-type="float">
            <text:p>1</text:p>
          </table:table-cell>
          <table:table-cell office:value-type="float" office:value="26.3577946" calcext:value-type="float">
            <text:p>26.3577946</text:p>
          </table:table-cell>
          <table:table-cell office:value-type="float" office:value="393.6851717" calcext:value-type="float">
            <text:p>393.6851717</text:p>
          </table:table-cell>
          <table:table-cell/>
          <table:table-cell office:value-type="string" calcext:value-type="string">
            <text:p>TCSG.A5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98" calcext:value-type="float">
            <text:p>2.98</text:p>
          </table:table-cell>
          <table:table-cell office:value-type="float" office:value="0.0070358521986" calcext:value-type="float">
            <text:p>0.0070358522</text:p>
          </table:table-cell>
          <table:table-cell office:value-type="float" office:value="1" calcext:value-type="float">
            <text:p>1</text:p>
          </table:table-cell>
          <table:table-cell office:value-type="float" office:value="36.58803007" calcext:value-type="float">
            <text:p>36.58803007</text:p>
          </table:table-cell>
          <table:table-cell office:value-type="float" office:value="341.3432376" calcext:value-type="float">
            <text:p>341.3432376</text:p>
          </table:table-cell>
        </table:table-row>
        <table:table-row table:style-name="ro1">
          <table:table-cell office:value-type="string" calcext:value-type="string">
            <text:p>TCSG.B5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709364186786" calcext:value-type="float">
            <text:p>0.0070936419</text:p>
          </table:table-cell>
          <table:table-cell office:value-type="float" office:value="1" calcext:value-type="float">
            <text:p>1</text:p>
          </table:table-cell>
          <table:table-cell office:value-type="float" office:value="46.50250294" calcext:value-type="float">
            <text:p>46.50250294</text:p>
          </table:table-cell>
          <table:table-cell office:value-type="float" office:value="310.0566095" calcext:value-type="float">
            <text:p>310.0566095</text:p>
          </table:table-cell>
          <table:table-cell/>
          <table:table-cell office:value-type="string" calcext:value-type="string">
            <text:p>TCSG.A5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98" calcext:value-type="float">
            <text:p>2.98</text:p>
          </table:table-cell>
          <table:table-cell office:value-type="float" office:value="0.0070358521986" calcext:value-type="float">
            <text:p>0.0070358522</text:p>
          </table:table-cell>
          <table:table-cell office:value-type="float" office:value="1" calcext:value-type="float">
            <text:p>1</text:p>
          </table:table-cell>
          <table:table-cell office:value-type="float" office:value="36.58803007" calcext:value-type="float">
            <text:p>36.58803007</text:p>
          </table:table-cell>
          <table:table-cell office:value-type="float" office:value="341.3432376" calcext:value-type="float">
            <text:p>341.3432376</text:p>
          </table:table-cell>
          <table:table-cell/>
          <table:table-cell office:value-type="string" calcext:value-type="string">
            <text:p>TCSG.B5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709364186786" calcext:value-type="float">
            <text:p>0.0070936419</text:p>
          </table:table-cell>
          <table:table-cell office:value-type="float" office:value="1" calcext:value-type="float">
            <text:p>1</text:p>
          </table:table-cell>
          <table:table-cell office:value-type="float" office:value="46.50250294" calcext:value-type="float">
            <text:p>46.50250294</text:p>
          </table:table-cell>
          <table:table-cell office:value-type="float" office:value="310.0566095" calcext:value-type="float">
            <text:p>310.0566095</text:p>
          </table:table-cell>
        </table:table-row>
        <table:table-row table:style-name="ro1">
          <table:table-cell office:value-type="string" calcext:value-type="string">
            <text:p>TCLA.A5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123637634133" calcext:value-type="float">
            <text:p>0.0123637634</text:p>
          </table:table-cell>
          <table:table-cell office:value-type="float" office:value="1" calcext:value-type="float">
            <text:p>1</text:p>
          </table:table-cell>
          <table:table-cell office:value-type="float" office:value="144.7744053" calcext:value-type="float">
            <text:p>144.7744053</text:p>
          </table:table-cell>
          <table:table-cell office:value-type="float" office:value="174.1627362" calcext:value-type="float">
            <text:p>174.1627362</text:p>
          </table:table-cell>
          <table:table-cell/>
          <table:table-cell office:value-type="string" calcext:value-type="string">
            <text:p>TCSG.B5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709364186786" calcext:value-type="float">
            <text:p>0.0070936419</text:p>
          </table:table-cell>
          <table:table-cell office:value-type="float" office:value="1" calcext:value-type="float">
            <text:p>1</text:p>
          </table:table-cell>
          <table:table-cell office:value-type="float" office:value="46.50250294" calcext:value-type="float">
            <text:p>46.50250294</text:p>
          </table:table-cell>
          <table:table-cell office:value-type="float" office:value="310.0566095" calcext:value-type="float">
            <text:p>310.0566095</text:p>
          </table:table-cell>
          <table:table-cell/>
          <table:table-cell office:value-type="string" calcext:value-type="string">
            <text:p>TCLA.A5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123637634133" calcext:value-type="float">
            <text:p>0.0123637634</text:p>
          </table:table-cell>
          <table:table-cell office:value-type="float" office:value="1" calcext:value-type="float">
            <text:p>1</text:p>
          </table:table-cell>
          <table:table-cell office:value-type="float" office:value="144.7744053" calcext:value-type="float">
            <text:p>144.7744053</text:p>
          </table:table-cell>
          <table:table-cell office:value-type="float" office:value="174.1627362" calcext:value-type="float">
            <text:p>174.1627362</text:p>
          </table:table-cell>
        </table:table-row>
        <table:table-row table:style-name="ro1">
          <table:table-cell office:value-type="string" calcext:value-type="string">
            <text:p>TCLA.B5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19300544651" calcext:value-type="float">
            <text:p>0.0119300545</text:p>
          </table:table-cell>
          <table:table-cell office:value-type="float" office:value="1" calcext:value-type="float">
            <text:p>1</text:p>
          </table:table-cell>
          <table:table-cell office:value-type="float" office:value="153.9439015" calcext:value-type="float">
            <text:p>153.9439015</text:p>
          </table:table-cell>
          <table:table-cell office:value-type="float" office:value="166.8872613" calcext:value-type="float">
            <text:p>166.8872613</text:p>
          </table:table-cell>
          <table:table-cell/>
          <table:table-cell office:value-type="string" calcext:value-type="string">
            <text:p>TCLA.A5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123637634133" calcext:value-type="float">
            <text:p>0.0123637634</text:p>
          </table:table-cell>
          <table:table-cell office:value-type="float" office:value="1" calcext:value-type="float">
            <text:p>1</text:p>
          </table:table-cell>
          <table:table-cell office:value-type="float" office:value="144.7744053" calcext:value-type="float">
            <text:p>144.7744053</text:p>
          </table:table-cell>
          <table:table-cell office:value-type="float" office:value="174.1627362" calcext:value-type="float">
            <text:p>174.1627362</text:p>
          </table:table-cell>
          <table:table-cell/>
          <table:table-cell office:value-type="string" calcext:value-type="string">
            <text:p>TCLA.B5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19300544651" calcext:value-type="float">
            <text:p>0.0119300545</text:p>
          </table:table-cell>
          <table:table-cell office:value-type="float" office:value="1" calcext:value-type="float">
            <text:p>1</text:p>
          </table:table-cell>
          <table:table-cell office:value-type="float" office:value="153.9439015" calcext:value-type="float">
            <text:p>153.9439015</text:p>
          </table:table-cell>
          <table:table-cell office:value-type="float" office:value="166.8872613" calcext:value-type="float">
            <text:p>166.8872613</text:p>
          </table:table-cell>
        </table:table-row>
        <table:table-row table:style-name="ro1">
          <table:table-cell office:value-type="string" calcext:value-type="string">
            <text:p>TCLA.6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0421029142" calcext:value-type="float">
            <text:p>0.0104210291</text:p>
          </table:table-cell>
          <table:table-cell office:value-type="float" office:value="1" calcext:value-type="float">
            <text:p>1</text:p>
          </table:table-cell>
          <table:table-cell office:value-type="float" office:value="126.7956779" calcext:value-type="float">
            <text:p>126.7956779</text:p>
          </table:table-cell>
          <table:table-cell office:value-type="float" office:value="170.6994624" calcext:value-type="float">
            <text:p>170.6994624</text:p>
          </table:table-cell>
          <table:table-cell/>
          <table:table-cell office:value-type="string" calcext:value-type="string">
            <text:p>TCLA.B5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19300544651" calcext:value-type="float">
            <text:p>0.0119300545</text:p>
          </table:table-cell>
          <table:table-cell office:value-type="float" office:value="1" calcext:value-type="float">
            <text:p>1</text:p>
          </table:table-cell>
          <table:table-cell office:value-type="float" office:value="153.9439015" calcext:value-type="float">
            <text:p>153.9439015</text:p>
          </table:table-cell>
          <table:table-cell office:value-type="float" office:value="166.8872613" calcext:value-type="float">
            <text:p>166.8872613</text:p>
          </table:table-cell>
          <table:table-cell/>
          <table:table-cell office:value-type="string" calcext:value-type="string">
            <text:p>TCLA.6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0421029142" calcext:value-type="float">
            <text:p>0.0104210291</text:p>
          </table:table-cell>
          <table:table-cell office:value-type="float" office:value="1" calcext:value-type="float">
            <text:p>1</text:p>
          </table:table-cell>
          <table:table-cell office:value-type="float" office:value="126.7956779" calcext:value-type="float">
            <text:p>126.7956779</text:p>
          </table:table-cell>
          <table:table-cell office:value-type="float" office:value="170.6994624" calcext:value-type="float">
            <text:p>170.6994624</text:p>
          </table:table-cell>
        </table:table-row>
        <table:table-row table:style-name="ro1">
          <table:table-cell office:value-type="string" calcext:value-type="string">
            <text:p>TCLA.7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758949192762" calcext:value-type="float">
            <text:p>0.0075894919</text:p>
          </table:table-cell>
          <table:table-cell office:value-type="float" office:value="1" calcext:value-type="float">
            <text:p>1</text:p>
          </table:table-cell>
          <table:table-cell office:value-type="float" office:value="68.3211169" calcext:value-type="float">
            <text:p>68.3211169</text:p>
          </table:table-cell>
          <table:table-cell office:value-type="float" office:value="88.24015826" calcext:value-type="float">
            <text:p>88.24015826</text:p>
          </table:table-cell>
          <table:table-cell/>
          <table:table-cell office:value-type="string" calcext:value-type="string">
            <text:p>TCLA.6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0421029142" calcext:value-type="float">
            <text:p>0.0104210291</text:p>
          </table:table-cell>
          <table:table-cell office:value-type="float" office:value="1" calcext:value-type="float">
            <text:p>1</text:p>
          </table:table-cell>
          <table:table-cell office:value-type="float" office:value="126.7956779" calcext:value-type="float">
            <text:p>126.7956779</text:p>
          </table:table-cell>
          <table:table-cell office:value-type="float" office:value="170.6994624" calcext:value-type="float">
            <text:p>170.6994624</text:p>
          </table:table-cell>
          <table:table-cell/>
          <table:table-cell office:value-type="string" calcext:value-type="string">
            <text:p>TCLA.7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758949192762" calcext:value-type="float">
            <text:p>0.0075894919</text:p>
          </table:table-cell>
          <table:table-cell office:value-type="float" office:value="1" calcext:value-type="float">
            <text:p>1</text:p>
          </table:table-cell>
          <table:table-cell office:value-type="float" office:value="68.3211169" calcext:value-type="float">
            <text:p>68.3211169</text:p>
          </table:table-cell>
          <table:table-cell office:value-type="float" office:value="88.24015826" calcext:value-type="float">
            <text:p>88.24015826</text:p>
          </table:table-cell>
        </table:table-row>
        <table:table-row table:style-name="ro1">
          <table:table-cell office:value-type="string" calcext:value-type="string">
            <text:p>TCTH.4L5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43590094929" calcext:value-type="float">
            <text:p>0.0143590095</text:p>
          </table:table-cell>
          <table:table-cell office:value-type="float" office:value="1" calcext:value-type="float">
            <text:p>1</text:p>
          </table:table-cell>
          <table:table-cell office:value-type="float" office:value="159.334919" calcext:value-type="float">
            <text:p>159.334919</text:p>
          </table:table-cell>
          <table:table-cell office:value-type="float" office:value="79.50102051" calcext:value-type="float">
            <text:p>79.50102051</text:p>
          </table:table-cell>
          <table:table-cell/>
          <table:table-cell office:value-type="string" calcext:value-type="string">
            <text:p>TCLA.7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758949192762" calcext:value-type="float">
            <text:p>0.0075894919</text:p>
          </table:table-cell>
          <table:table-cell office:value-type="float" office:value="1" calcext:value-type="float">
            <text:p>1</text:p>
          </table:table-cell>
          <table:table-cell office:value-type="float" office:value="68.3211169" calcext:value-type="float">
            <text:p>68.3211169</text:p>
          </table:table-cell>
          <table:table-cell office:value-type="float" office:value="88.24015826" calcext:value-type="float">
            <text:p>88.24015826</text:p>
          </table:table-cell>
          <table:table-cell/>
          <table:table-cell office:value-type="string" calcext:value-type="string">
            <text:p>TCTH.4L5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43590094929" calcext:value-type="float">
            <text:p>0.0143590095</text:p>
          </table:table-cell>
          <table:table-cell office:value-type="float" office:value="1" calcext:value-type="float">
            <text:p>1</text:p>
          </table:table-cell>
          <table:table-cell office:value-type="float" office:value="159.334919" calcext:value-type="float">
            <text:p>159.334919</text:p>
          </table:table-cell>
          <table:table-cell office:value-type="float" office:value="79.50102051" calcext:value-type="float">
            <text:p>79.50102051</text:p>
          </table:table-cell>
        </table:table-row>
        <table:table-row table:style-name="ro4">
          <table:table-cell office:value-type="string" calcext:value-type="string">
            <text:p>TCTVA.4L5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105781518928" calcext:value-type="float">
            <text:p>0.0105781519</text:p>
          </table:table-cell>
          <table:table-cell office:value-type="float" office:value="1" calcext:value-type="float">
            <text:p>1</text:p>
          </table:table-cell>
          <table:table-cell office:value-type="float" office:value="156.8732089" calcext:value-type="float">
            <text:p>156.8732089</text:p>
          </table:table-cell>
          <table:table-cell office:value-type="float" office:value="79.69743732" calcext:value-type="float">
            <text:p>79.69743732</text:p>
          </table:table-cell>
          <table:table-cell/>
          <table:table-cell office:value-type="string" calcext:value-type="string">
            <text:p>TCTH.4L5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43590094929" calcext:value-type="float">
            <text:p>0.0143590095</text:p>
          </table:table-cell>
          <table:table-cell office:value-type="float" office:value="1" calcext:value-type="float">
            <text:p>1</text:p>
          </table:table-cell>
          <table:table-cell office:value-type="float" office:value="159.334919" calcext:value-type="float">
            <text:p>159.334919</text:p>
          </table:table-cell>
          <table:table-cell office:value-type="float" office:value="79.50102051" calcext:value-type="float">
            <text:p>79.50102051</text:p>
          </table:table-cell>
          <table:table-cell/>
          <table:table-cell office:value-type="string" calcext:value-type="string">
            <text:p>TCTVA.4L5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105781518928" calcext:value-type="float">
            <text:p>0.0105781519</text:p>
          </table:table-cell>
          <table:table-cell office:value-type="float" office:value="1" calcext:value-type="float">
            <text:p>1</text:p>
          </table:table-cell>
          <table:table-cell office:value-type="float" office:value="156.8732089" calcext:value-type="float">
            <text:p>156.8732089</text:p>
          </table:table-cell>
          <table:table-cell office:value-type="float" office:value="79.69743732" calcext:value-type="float">
            <text:p>79.69743732</text:p>
          </table:table-cell>
        </table:table-row>
        <table:table-row table:style-name="ro4">
          <table:table-cell office:value-type="string" calcext:value-type="string">
            <text:p>TCL.5R5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25002916182" calcext:value-type="float">
            <text:p>0.0250029162</text:p>
          </table:table-cell>
          <table:table-cell office:value-type="float" office:value="1" calcext:value-type="float">
            <text:p>1</text:p>
          </table:table-cell>
          <table:table-cell office:value-type="float" office:value="145.2363619" calcext:value-type="float">
            <text:p>145.2363619</text:p>
          </table:table-cell>
          <table:table-cell office:value-type="float" office:value="133.1547414" calcext:value-type="float">
            <text:p>133.1547414</text:p>
          </table:table-cell>
          <table:table-cell/>
          <table:table-cell office:value-type="string" calcext:value-type="string">
            <text:p>TCTVA.4L5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105781518928" calcext:value-type="float">
            <text:p>0.0105781519</text:p>
          </table:table-cell>
          <table:table-cell office:value-type="float" office:value="1" calcext:value-type="float">
            <text:p>1</text:p>
          </table:table-cell>
          <table:table-cell office:value-type="float" office:value="156.8732089" calcext:value-type="float">
            <text:p>156.8732089</text:p>
          </table:table-cell>
          <table:table-cell office:value-type="float" office:value="79.69743732" calcext:value-type="float">
            <text:p>79.69743732</text:p>
          </table:table-cell>
          <table:table-cell/>
          <table:table-cell office:value-type="string" calcext:value-type="string">
            <text:p>TCL.5R5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25002916182" calcext:value-type="float">
            <text:p>0.0250029162</text:p>
          </table:table-cell>
          <table:table-cell office:value-type="float" office:value="1" calcext:value-type="float">
            <text:p>1</text:p>
          </table:table-cell>
          <table:table-cell office:value-type="float" office:value="145.2363619" calcext:value-type="float">
            <text:p>145.2363619</text:p>
          </table:table-cell>
          <table:table-cell office:value-type="float" office:value="133.1547414" calcext:value-type="float">
            <text:p>133.1547414</text:p>
          </table:table-cell>
        </table:table-row>
        <table:table-row table:style-name="ro4">
          <table:table-cell office:value-type="string" calcext:value-type="string">
            <text:p>TCDQA.A4R6.B1</text:p>
          </table:table-cell>
          <table:table-cell office:value-type="string" calcext:value-type="string">
            <text:p>C</text:p>
          </table:table-cell>
          <table:table-cell table:style-name="ce11" office:value-type="float" office:value="0.75" calcext:value-type="float">
            <text:p>7.50E-001</text:p>
          </table:table-cell>
          <table:table-cell office:value-type="float" office:value="0" calcext:value-type="float">
            <text:p>0</text:p>
          </table:table-cell>
          <table:table-cell office:value-type="float" office:value="0.014849663781" calcext:value-type="float">
            <text:p>0.0148496638</text:p>
          </table:table-cell>
          <table:table-cell office:value-type="float" office:value="3" calcext:value-type="float">
            <text:p>3</text:p>
          </table:table-cell>
          <table:table-cell office:value-type="float" office:value="495.2538653" calcext:value-type="float">
            <text:p>495.2538653</text:p>
          </table:table-cell>
          <table:table-cell office:value-type="float" office:value="165.4589668" calcext:value-type="float">
            <text:p>165.4589668</text:p>
          </table:table-cell>
          <table:table-cell/>
          <table:table-cell office:value-type="string" calcext:value-type="string">
            <text:p>TCL.5R5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25002916182" calcext:value-type="float">
            <text:p>0.0250029162</text:p>
          </table:table-cell>
          <table:table-cell office:value-type="float" office:value="1" calcext:value-type="float">
            <text:p>1</text:p>
          </table:table-cell>
          <table:table-cell office:value-type="float" office:value="145.2363619" calcext:value-type="float">
            <text:p>145.2363619</text:p>
          </table:table-cell>
          <table:table-cell office:value-type="float" office:value="133.1547414" calcext:value-type="float">
            <text:p>133.1547414</text:p>
          </table:table-cell>
          <table:table-cell/>
          <table:table-cell office:value-type="string" calcext:value-type="string">
            <text:p>TCDQA.A4R6.B1</text:p>
          </table:table-cell>
          <table:table-cell office:value-type="string" calcext:value-type="string">
            <text:p>C</text:p>
          </table:table-cell>
          <table:table-cell table:style-name="ce11" office:value-type="float" office:value="0.75" calcext:value-type="float">
            <text:p>7.50E-001</text:p>
          </table:table-cell>
          <table:table-cell office:value-type="float" office:value="0" calcext:value-type="float">
            <text:p>0</text:p>
          </table:table-cell>
          <table:table-cell office:value-type="float" office:value="0.014849663781" calcext:value-type="float">
            <text:p>0.0148496638</text:p>
          </table:table-cell>
          <table:table-cell office:value-type="float" office:value="3" calcext:value-type="float">
            <text:p>3</text:p>
          </table:table-cell>
          <table:table-cell office:value-type="float" office:value="495.2538653" calcext:value-type="float">
            <text:p>495.2538653</text:p>
          </table:table-cell>
          <table:table-cell office:value-type="float" office:value="165.4589668" calcext:value-type="float">
            <text:p>165.4589668</text:p>
          </table:table-cell>
        </table:table-row>
        <table:table-row table:style-name="ro4">
          <table:table-cell office:value-type="string" calcext:value-type="string">
            <text:p>TCDQA.B4R6.B1</text:p>
          </table:table-cell>
          <table:table-cell office:value-type="string" calcext:value-type="string">
            <text:p>C</text:p>
          </table:table-cell>
          <table:table-cell table:style-name="ce11" office:value-type="float" office:value="0.75" calcext:value-type="float">
            <text:p>7.50E-001</text:p>
          </table:table-cell>
          <table:table-cell office:value-type="float" office:value="0" calcext:value-type="float">
            <text:p>0</text:p>
          </table:table-cell>
          <table:table-cell office:value-type="float" office:value="0.014849663781" calcext:value-type="float">
            <text:p>0.0148496638</text:p>
          </table:table-cell>
          <table:table-cell office:value-type="float" office:value="3" calcext:value-type="float">
            <text:p>3</text:p>
          </table:table-cell>
          <table:table-cell office:value-type="float" office:value="506.3881265" calcext:value-type="float">
            <text:p>506.3881265</text:p>
          </table:table-cell>
          <table:table-cell office:value-type="float" office:value="169.7344188" calcext:value-type="float">
            <text:p>169.7344188</text:p>
          </table:table-cell>
          <table:table-cell/>
          <table:table-cell office:value-type="string" calcext:value-type="string">
            <text:p>TCDQA.A4R6.B1</text:p>
          </table:table-cell>
          <table:table-cell office:value-type="string" calcext:value-type="string">
            <text:p>C</text:p>
          </table:table-cell>
          <table:table-cell table:style-name="ce11" office:value-type="float" office:value="0.75" calcext:value-type="float">
            <text:p>7.50E-001</text:p>
          </table:table-cell>
          <table:table-cell office:value-type="float" office:value="0" calcext:value-type="float">
            <text:p>0</text:p>
          </table:table-cell>
          <table:table-cell office:value-type="float" office:value="0.014849663781" calcext:value-type="float">
            <text:p>0.0148496638</text:p>
          </table:table-cell>
          <table:table-cell office:value-type="float" office:value="3" calcext:value-type="float">
            <text:p>3</text:p>
          </table:table-cell>
          <table:table-cell office:value-type="float" office:value="495.2538653" calcext:value-type="float">
            <text:p>495.2538653</text:p>
          </table:table-cell>
          <table:table-cell office:value-type="float" office:value="165.4589668" calcext:value-type="float">
            <text:p>165.4589668</text:p>
          </table:table-cell>
          <table:table-cell/>
          <table:table-cell office:value-type="string" calcext:value-type="string">
            <text:p>TCDQA.B4R6.B1</text:p>
          </table:table-cell>
          <table:table-cell office:value-type="string" calcext:value-type="string">
            <text:p>C</text:p>
          </table:table-cell>
          <table:table-cell table:style-name="ce11" office:value-type="float" office:value="0.75" calcext:value-type="float">
            <text:p>7.50E-001</text:p>
          </table:table-cell>
          <table:table-cell office:value-type="float" office:value="0" calcext:value-type="float">
            <text:p>0</text:p>
          </table:table-cell>
          <table:table-cell office:value-type="float" office:value="0.014849663781" calcext:value-type="float">
            <text:p>0.0148496638</text:p>
          </table:table-cell>
          <table:table-cell office:value-type="float" office:value="3" calcext:value-type="float">
            <text:p>3</text:p>
          </table:table-cell>
          <table:table-cell office:value-type="float" office:value="506.3881265" calcext:value-type="float">
            <text:p>506.3881265</text:p>
          </table:table-cell>
          <table:table-cell office:value-type="float" office:value="169.7344188" calcext:value-type="float">
            <text:p>169.7344188</text:p>
          </table:table-cell>
        </table:table-row>
        <table:table-row table:style-name="ro4">
          <table:table-cell office:value-type="string" calcext:value-type="string">
            <text:p>TCSG.4R6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35554695927" calcext:value-type="float">
            <text:p>0.0135554696</text:p>
          </table:table-cell>
          <table:table-cell office:value-type="float" office:value="1" calcext:value-type="float">
            <text:p>1</text:p>
          </table:table-cell>
          <table:table-cell office:value-type="float" office:value="520.4621798" calcext:value-type="float">
            <text:p>520.4621798</text:p>
          </table:table-cell>
          <table:table-cell office:value-type="float" office:value="175.3310617" calcext:value-type="float">
            <text:p>175.3310617</text:p>
          </table:table-cell>
          <table:table-cell/>
          <table:table-cell office:value-type="string" calcext:value-type="string">
            <text:p>TCDQA.B4R6.B1</text:p>
          </table:table-cell>
          <table:table-cell office:value-type="string" calcext:value-type="string">
            <text:p>C</text:p>
          </table:table-cell>
          <table:table-cell table:style-name="ce11" office:value-type="float" office:value="0.75" calcext:value-type="float">
            <text:p>7.50E-001</text:p>
          </table:table-cell>
          <table:table-cell office:value-type="float" office:value="0" calcext:value-type="float">
            <text:p>0</text:p>
          </table:table-cell>
          <table:table-cell office:value-type="float" office:value="0.014849663781" calcext:value-type="float">
            <text:p>0.0148496638</text:p>
          </table:table-cell>
          <table:table-cell office:value-type="float" office:value="3" calcext:value-type="float">
            <text:p>3</text:p>
          </table:table-cell>
          <table:table-cell office:value-type="float" office:value="506.3881265" calcext:value-type="float">
            <text:p>506.3881265</text:p>
          </table:table-cell>
          <table:table-cell office:value-type="float" office:value="169.7344188" calcext:value-type="float">
            <text:p>169.7344188</text:p>
          </table:table-cell>
          <table:table-cell/>
          <table:table-cell office:value-type="string" calcext:value-type="string">
            <text:p>TCSG.4R6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35554695927" calcext:value-type="float">
            <text:p>0.0135554696</text:p>
          </table:table-cell>
          <table:table-cell office:value-type="float" office:value="1" calcext:value-type="float">
            <text:p>1</text:p>
          </table:table-cell>
          <table:table-cell office:value-type="float" office:value="520.4621798" calcext:value-type="float">
            <text:p>520.4621798</text:p>
          </table:table-cell>
          <table:table-cell office:value-type="float" office:value="175.3310617" calcext:value-type="float">
            <text:p>175.3310617</text:p>
          </table:table-cell>
        </table:table-row>
        <table:table-row table:style-name="ro4">
          <table:table-cell office:value-type="string" calcext:value-type="string">
            <text:p>TCP.D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429117200883" calcext:value-type="float">
            <text:p>0.004291172</text:p>
          </table:table-cell>
          <table:table-cell office:value-type="float" office:value="0.6" calcext:value-type="float">
            <text:p>0.6</text:p>
          </table:table-cell>
          <table:table-cell office:value-type="float" office:value="158.8711756" calcext:value-type="float">
            <text:p>158.8711756</text:p>
          </table:table-cell>
          <table:table-cell office:value-type="float" office:value="78.26334232" calcext:value-type="float">
            <text:p>78.26334232</text:p>
          </table:table-cell>
          <table:table-cell/>
          <table:table-cell office:value-type="string" calcext:value-type="string">
            <text:p>TCSG.4R6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35554695927" calcext:value-type="float">
            <text:p>0.0135554696</text:p>
          </table:table-cell>
          <table:table-cell office:value-type="float" office:value="1" calcext:value-type="float">
            <text:p>1</text:p>
          </table:table-cell>
          <table:table-cell office:value-type="float" office:value="520.4621798" calcext:value-type="float">
            <text:p>520.4621798</text:p>
          </table:table-cell>
          <table:table-cell office:value-type="float" office:value="175.3310617" calcext:value-type="float">
            <text:p>175.3310617</text:p>
          </table:table-cell>
          <table:table-cell/>
          <table:table-cell office:value-type="string" calcext:value-type="string">
            <text:p>TCP.D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429117200883" calcext:value-type="float">
            <text:p>0.004291172</text:p>
          </table:table-cell>
          <table:table-cell office:value-type="float" office:value="0.6" calcext:value-type="float">
            <text:p>0.6</text:p>
          </table:table-cell>
          <table:table-cell office:value-type="float" office:value="158.8711756" calcext:value-type="float">
            <text:p>158.8711756</text:p>
          </table:table-cell>
          <table:table-cell office:value-type="float" office:value="78.26334232" calcext:value-type="float">
            <text:p>78.26334232</text:p>
          </table:table-cell>
        </table:table-row>
        <table:table-row table:style-name="ro4">
          <table:table-cell office:value-type="string" calcext:value-type="string">
            <text:p>TCP.C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93575984272" calcext:value-type="float">
            <text:p>0.0059357598</text:p>
          </table:table-cell>
          <table:table-cell office:value-type="float" office:value="0.6" calcext:value-type="float">
            <text:p>0.6</text:p>
          </table:table-cell>
          <table:table-cell office:value-type="float" office:value="150.5287475" calcext:value-type="float">
            <text:p>150.5287475</text:p>
          </table:table-cell>
          <table:table-cell office:value-type="float" office:value="82.76321672" calcext:value-type="float">
            <text:p>82.76321672</text:p>
          </table:table-cell>
          <table:table-cell/>
          <table:table-cell office:value-type="string" calcext:value-type="string">
            <text:p>TCP.D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429117200883" calcext:value-type="float">
            <text:p>0.004291172</text:p>
          </table:table-cell>
          <table:table-cell office:value-type="float" office:value="0.6" calcext:value-type="float">
            <text:p>0.6</text:p>
          </table:table-cell>
          <table:table-cell office:value-type="float" office:value="158.8711756" calcext:value-type="float">
            <text:p>158.8711756</text:p>
          </table:table-cell>
          <table:table-cell office:value-type="float" office:value="78.26334232" calcext:value-type="float">
            <text:p>78.26334232</text:p>
          </table:table-cell>
          <table:table-cell/>
          <table:table-cell office:value-type="string" calcext:value-type="string">
            <text:p>TCP.C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93575984272" calcext:value-type="float">
            <text:p>0.0059357598</text:p>
          </table:table-cell>
          <table:table-cell office:value-type="float" office:value="0.6" calcext:value-type="float">
            <text:p>0.6</text:p>
          </table:table-cell>
          <table:table-cell office:value-type="float" office:value="150.5287475" calcext:value-type="float">
            <text:p>150.5287475</text:p>
          </table:table-cell>
          <table:table-cell office:value-type="float" office:value="82.76321672" calcext:value-type="float">
            <text:p>82.76321672</text:p>
          </table:table-cell>
        </table:table-row>
        <table:table-row table:style-name="ro4">
          <table:table-cell office:value-type="string" calcext:value-type="string">
            <text:p>TCP.B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22" calcext:value-type="float">
            <text:p>2.22</text:p>
          </table:table-cell>
          <table:table-cell office:value-type="float" office:value="0.00502580614508" calcext:value-type="float">
            <text:p>0.0050258061</text:p>
          </table:table-cell>
          <table:table-cell office:value-type="float" office:value="0.6" calcext:value-type="float">
            <text:p>0.6</text:p>
          </table:table-cell>
          <table:table-cell office:value-type="float" office:value="142.4630333" calcext:value-type="float">
            <text:p>142.4630333</text:p>
          </table:table-cell>
          <table:table-cell office:value-type="float" office:value="87.48828097" calcext:value-type="float">
            <text:p>87.48828097</text:p>
          </table:table-cell>
          <table:table-cell/>
          <table:table-cell office:value-type="string" calcext:value-type="string">
            <text:p>TCP.C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93575984272" calcext:value-type="float">
            <text:p>0.0059357598</text:p>
          </table:table-cell>
          <table:table-cell office:value-type="float" office:value="0.6" calcext:value-type="float">
            <text:p>0.6</text:p>
          </table:table-cell>
          <table:table-cell office:value-type="float" office:value="150.5287475" calcext:value-type="float">
            <text:p>150.5287475</text:p>
          </table:table-cell>
          <table:table-cell office:value-type="float" office:value="82.76321672" calcext:value-type="float">
            <text:p>82.76321672</text:p>
          </table:table-cell>
          <table:table-cell/>
          <table:table-cell office:value-type="string" calcext:value-type="string">
            <text:p>TCP.B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22" calcext:value-type="float">
            <text:p>2.22</text:p>
          </table:table-cell>
          <table:table-cell office:value-type="float" office:value="0.00502580614508" calcext:value-type="float">
            <text:p>0.0050258061</text:p>
          </table:table-cell>
          <table:table-cell office:value-type="float" office:value="0.6" calcext:value-type="float">
            <text:p>0.6</text:p>
          </table:table-cell>
          <table:table-cell office:value-type="float" office:value="142.4630333" calcext:value-type="float">
            <text:p>142.4630333</text:p>
          </table:table-cell>
          <table:table-cell office:value-type="float" office:value="87.48828097" calcext:value-type="float">
            <text:p>87.48828097</text:p>
          </table:table-cell>
        </table:table-row>
        <table:table-row table:style-name="ro4">
          <table:table-cell office:value-type="string" calcext:value-type="string">
            <text:p>TCSG.A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46" calcext:value-type="float">
            <text:p>2.46</text:p>
          </table:table-cell>
          <table:table-cell office:value-type="float" office:value="0.00616146192937" calcext:value-type="float">
            <text:p>0.0061614619</text:p>
          </table:table-cell>
          <table:table-cell office:value-type="float" office:value="1" calcext:value-type="float">
            <text:p>1</text:p>
          </table:table-cell>
          <table:table-cell office:value-type="float" office:value="39.26524273" calcext:value-type="float">
            <text:p>39.26524273</text:p>
          </table:table-cell>
          <table:table-cell office:value-type="float" office:value="229.2536498" calcext:value-type="float">
            <text:p>229.2536498</text:p>
          </table:table-cell>
          <table:table-cell/>
          <table:table-cell office:value-type="string" calcext:value-type="string">
            <text:p>TCP.B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22" calcext:value-type="float">
            <text:p>2.22</text:p>
          </table:table-cell>
          <table:table-cell office:value-type="float" office:value="0.00502580614508" calcext:value-type="float">
            <text:p>0.0050258061</text:p>
          </table:table-cell>
          <table:table-cell office:value-type="float" office:value="0.6" calcext:value-type="float">
            <text:p>0.6</text:p>
          </table:table-cell>
          <table:table-cell office:value-type="float" office:value="142.4630333" calcext:value-type="float">
            <text:p>142.4630333</text:p>
          </table:table-cell>
          <table:table-cell office:value-type="float" office:value="87.48828097" calcext:value-type="float">
            <text:p>87.48828097</text:p>
          </table:table-cell>
          <table:table-cell/>
          <table:table-cell office:value-type="string" calcext:value-type="string">
            <text:p>TCSG.A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46" calcext:value-type="float">
            <text:p>2.46</text:p>
          </table:table-cell>
          <table:table-cell office:value-type="float" office:value="0.00616146192937" calcext:value-type="float">
            <text:p>0.0061614619</text:p>
          </table:table-cell>
          <table:table-cell office:value-type="float" office:value="1" calcext:value-type="float">
            <text:p>1</text:p>
          </table:table-cell>
          <table:table-cell office:value-type="float" office:value="39.26524273" calcext:value-type="float">
            <text:p>39.26524273</text:p>
          </table:table-cell>
          <table:table-cell office:value-type="float" office:value="229.2536498" calcext:value-type="float">
            <text:p>229.2536498</text:p>
          </table:table-cell>
        </table:table-row>
        <table:table-row table:style-name="ro4">
          <table:table-cell office:value-type="string" calcext:value-type="string">
            <text:p>TCSG.B5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5" calcext:value-type="float">
            <text:p>2.5</text:p>
          </table:table-cell>
          <table:table-cell office:value-type="float" office:value="0.00712544655489" calcext:value-type="float">
            <text:p>0.0071254466</text:p>
          </table:table-cell>
          <table:table-cell office:value-type="float" office:value="1" calcext:value-type="float">
            <text:p>1</text:p>
          </table:table-cell>
          <table:table-cell office:value-type="float" office:value="163.1461031" calcext:value-type="float">
            <text:p>163.1461031</text:p>
          </table:table-cell>
          <table:table-cell office:value-type="float" office:value="163.8588587" calcext:value-type="float">
            <text:p>163.8588587</text:p>
          </table:table-cell>
          <table:table-cell/>
          <table:table-cell office:value-type="string" calcext:value-type="string">
            <text:p>TCSG.A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46" calcext:value-type="float">
            <text:p>2.46</text:p>
          </table:table-cell>
          <table:table-cell office:value-type="float" office:value="0.00616146192937" calcext:value-type="float">
            <text:p>0.0061614619</text:p>
          </table:table-cell>
          <table:table-cell office:value-type="float" office:value="1" calcext:value-type="float">
            <text:p>1</text:p>
          </table:table-cell>
          <table:table-cell office:value-type="float" office:value="39.26524273" calcext:value-type="float">
            <text:p>39.26524273</text:p>
          </table:table-cell>
          <table:table-cell office:value-type="float" office:value="229.2536498" calcext:value-type="float">
            <text:p>229.2536498</text:p>
          </table:table-cell>
          <table:table-cell/>
          <table:table-cell office:value-type="string" calcext:value-type="string">
            <text:p>TCSG.B5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5" calcext:value-type="float">
            <text:p>2.5</text:p>
          </table:table-cell>
          <table:table-cell office:value-type="float" office:value="0.00712544655489" calcext:value-type="float">
            <text:p>0.0071254466</text:p>
          </table:table-cell>
          <table:table-cell office:value-type="float" office:value="1" calcext:value-type="float">
            <text:p>1</text:p>
          </table:table-cell>
          <table:table-cell office:value-type="float" office:value="163.1461031" calcext:value-type="float">
            <text:p>163.1461031</text:p>
          </table:table-cell>
          <table:table-cell office:value-type="float" office:value="163.8588587" calcext:value-type="float">
            <text:p>163.8588587</text:p>
          </table:table-cell>
        </table:table-row>
        <table:table-row table:style-name="ro4">
          <table:table-cell office:value-type="string" calcext:value-type="string">
            <text:p>TCSG.A5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71" calcext:value-type="float">
            <text:p>0.71</text:p>
          </table:table-cell>
          <table:table-cell office:value-type="float" office:value="0.00725243006423" calcext:value-type="float">
            <text:p>0.0072524301</text:p>
          </table:table-cell>
          <table:table-cell office:value-type="float" office:value="1" calcext:value-type="float">
            <text:p>1</text:p>
          </table:table-cell>
          <table:table-cell office:value-type="float" office:value="189.3927535" calcext:value-type="float">
            <text:p>189.3927535</text:p>
          </table:table-cell>
          <table:table-cell office:value-type="float" office:value="143.4700191" calcext:value-type="float">
            <text:p>143.4700191</text:p>
          </table:table-cell>
          <table:table-cell/>
          <table:table-cell office:value-type="string" calcext:value-type="string">
            <text:p>TCSG.B5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5" calcext:value-type="float">
            <text:p>2.5</text:p>
          </table:table-cell>
          <table:table-cell office:value-type="float" office:value="0.00712544655489" calcext:value-type="float">
            <text:p>0.0071254466</text:p>
          </table:table-cell>
          <table:table-cell office:value-type="float" office:value="1" calcext:value-type="float">
            <text:p>1</text:p>
          </table:table-cell>
          <table:table-cell office:value-type="float" office:value="163.1461031" calcext:value-type="float">
            <text:p>163.1461031</text:p>
          </table:table-cell>
          <table:table-cell office:value-type="float" office:value="163.8588587" calcext:value-type="float">
            <text:p>163.8588587</text:p>
          </table:table-cell>
          <table:table-cell/>
          <table:table-cell office:value-type="string" calcext:value-type="string">
            <text:p>TCSG.A5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71" calcext:value-type="float">
            <text:p>0.71</text:p>
          </table:table-cell>
          <table:table-cell office:value-type="float" office:value="0.00725243006423" calcext:value-type="float">
            <text:p>0.0072524301</text:p>
          </table:table-cell>
          <table:table-cell office:value-type="float" office:value="1" calcext:value-type="float">
            <text:p>1</text:p>
          </table:table-cell>
          <table:table-cell office:value-type="float" office:value="189.3927535" calcext:value-type="float">
            <text:p>189.3927535</text:p>
          </table:table-cell>
          <table:table-cell office:value-type="float" office:value="143.4700191" calcext:value-type="float">
            <text:p>143.4700191</text:p>
          </table:table-cell>
        </table:table-row>
        <table:table-row table:style-name="ro4">
          <table:table-cell office:value-type="string" calcext:value-type="string">
            <text:p>TCSG.D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513373734715" calcext:value-type="float">
            <text:p>0.0051337373</text:p>
          </table:table-cell>
          <table:table-cell office:value-type="float" office:value="1" calcext:value-type="float">
            <text:p>1</text:p>
          </table:table-cell>
          <table:table-cell office:value-type="float" office:value="334.9760869" calcext:value-type="float">
            <text:p>334.9760869</text:p>
          </table:table-cell>
          <table:table-cell office:value-type="float" office:value="67.96633724" calcext:value-type="float">
            <text:p>67.96633724</text:p>
          </table:table-cell>
          <table:table-cell/>
          <table:table-cell office:value-type="string" calcext:value-type="string">
            <text:p>TCSG.A5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71" calcext:value-type="float">
            <text:p>0.71</text:p>
          </table:table-cell>
          <table:table-cell office:value-type="float" office:value="0.00725243006423" calcext:value-type="float">
            <text:p>0.0072524301</text:p>
          </table:table-cell>
          <table:table-cell office:value-type="float" office:value="1" calcext:value-type="float">
            <text:p>1</text:p>
          </table:table-cell>
          <table:table-cell office:value-type="float" office:value="189.3927535" calcext:value-type="float">
            <text:p>189.3927535</text:p>
          </table:table-cell>
          <table:table-cell office:value-type="float" office:value="143.4700191" calcext:value-type="float">
            <text:p>143.4700191</text:p>
          </table:table-cell>
          <table:table-cell/>
          <table:table-cell office:value-type="string" calcext:value-type="string">
            <text:p>TCSG.D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513373734715" calcext:value-type="float">
            <text:p>0.0051337373</text:p>
          </table:table-cell>
          <table:table-cell office:value-type="float" office:value="1" calcext:value-type="float">
            <text:p>1</text:p>
          </table:table-cell>
          <table:table-cell office:value-type="float" office:value="334.9760869" calcext:value-type="float">
            <text:p>334.9760869</text:p>
          </table:table-cell>
          <table:table-cell office:value-type="float" office:value="67.96633724" calcext:value-type="float">
            <text:p>67.96633724</text:p>
          </table:table-cell>
        </table:table-row>
        <table:table-row table:style-name="ro4">
          <table:table-cell office:value-type="string" calcext:value-type="string">
            <text:p>TCSG.B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85462258027" calcext:value-type="float">
            <text:p>0.0068546226</text:p>
          </table:table-cell>
          <table:table-cell office:value-type="float" office:value="1" calcext:value-type="float">
            <text:p>1</text:p>
          </table:table-cell>
          <table:table-cell office:value-type="float" office:value="138.3339216" calcext:value-type="float">
            <text:p>138.3339216</text:p>
          </table:table-cell>
          <table:table-cell office:value-type="float" office:value="132.2488147" calcext:value-type="float">
            <text:p>132.2488147</text:p>
          </table:table-cell>
          <table:table-cell/>
          <table:table-cell office:value-type="string" calcext:value-type="string">
            <text:p>TCSG.D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513373734715" calcext:value-type="float">
            <text:p>0.0051337373</text:p>
          </table:table-cell>
          <table:table-cell office:value-type="float" office:value="1" calcext:value-type="float">
            <text:p>1</text:p>
          </table:table-cell>
          <table:table-cell office:value-type="float" office:value="334.9760869" calcext:value-type="float">
            <text:p>334.9760869</text:p>
          </table:table-cell>
          <table:table-cell office:value-type="float" office:value="67.96633724" calcext:value-type="float">
            <text:p>67.96633724</text:p>
          </table:table-cell>
          <table:table-cell/>
          <table:table-cell office:value-type="string" calcext:value-type="string">
            <text:p>TCSG.B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85462258027" calcext:value-type="float">
            <text:p>0.0068546226</text:p>
          </table:table-cell>
          <table:table-cell office:value-type="float" office:value="1" calcext:value-type="float">
            <text:p>1</text:p>
          </table:table-cell>
          <table:table-cell office:value-type="float" office:value="138.3339216" calcext:value-type="float">
            <text:p>138.3339216</text:p>
          </table:table-cell>
          <table:table-cell office:value-type="float" office:value="132.2488147" calcext:value-type="float">
            <text:p>132.2488147</text:p>
          </table:table-cell>
        </table:table-row>
        <table:table-row table:style-name="ro4">
          <table:table-cell office:value-type="string" calcext:value-type="string">
            <text:p>TCSG.A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35" calcext:value-type="float">
            <text:p>2.35</text:p>
          </table:table-cell>
          <table:table-cell office:value-type="float" office:value="0.0067889859122" calcext:value-type="float">
            <text:p>0.0067889859</text:p>
          </table:table-cell>
          <table:table-cell office:value-type="float" office:value="1" calcext:value-type="float">
            <text:p>1</text:p>
          </table:table-cell>
          <table:table-cell office:value-type="float" office:value="127.334219" calcext:value-type="float">
            <text:p>127.334219</text:p>
          </table:table-cell>
          <table:table-cell office:value-type="float" office:value="142.6268455" calcext:value-type="float">
            <text:p>142.6268455</text:p>
          </table:table-cell>
          <table:table-cell/>
          <table:table-cell office:value-type="string" calcext:value-type="string">
            <text:p>TCSG.B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85462258027" calcext:value-type="float">
            <text:p>0.0068546226</text:p>
          </table:table-cell>
          <table:table-cell office:value-type="float" office:value="1" calcext:value-type="float">
            <text:p>1</text:p>
          </table:table-cell>
          <table:table-cell office:value-type="float" office:value="138.3339216" calcext:value-type="float">
            <text:p>138.3339216</text:p>
          </table:table-cell>
          <table:table-cell office:value-type="float" office:value="132.2488147" calcext:value-type="float">
            <text:p>132.2488147</text:p>
          </table:table-cell>
          <table:table-cell/>
          <table:table-cell office:value-type="string" calcext:value-type="string">
            <text:p>TCSG.A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35" calcext:value-type="float">
            <text:p>2.35</text:p>
          </table:table-cell>
          <table:table-cell office:value-type="float" office:value="0.0067889859122" calcext:value-type="float">
            <text:p>0.0067889859</text:p>
          </table:table-cell>
          <table:table-cell office:value-type="float" office:value="1" calcext:value-type="float">
            <text:p>1</text:p>
          </table:table-cell>
          <table:table-cell office:value-type="float" office:value="127.334219" calcext:value-type="float">
            <text:p>127.334219</text:p>
          </table:table-cell>
          <table:table-cell office:value-type="float" office:value="142.6268455" calcext:value-type="float">
            <text:p>142.6268455</text:p>
          </table:table-cell>
        </table:table-row>
        <table:table-row table:style-name="ro4">
          <table:table-cell office:value-type="string" calcext:value-type="string">
            <text:p>TCSG.A4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808" calcext:value-type="float">
            <text:p>0.808</text:p>
          </table:table-cell>
          <table:table-cell office:value-type="float" office:value="0.00708846878988" calcext:value-type="float">
            <text:p>0.0070884688</text:p>
          </table:table-cell>
          <table:table-cell office:value-type="float" office:value="1" calcext:value-type="float">
            <text:p>1</text:p>
          </table:table-cell>
          <table:table-cell office:value-type="float" office:value="117.0313062" calcext:value-type="float">
            <text:p>117.0313062</text:p>
          </table:table-cell>
          <table:table-cell office:value-type="float" office:value="153.6298906" calcext:value-type="float">
            <text:p>153.6298906</text:p>
          </table:table-cell>
          <table:table-cell/>
          <table:table-cell office:value-type="string" calcext:value-type="string">
            <text:p>TCSG.A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35" calcext:value-type="float">
            <text:p>2.35</text:p>
          </table:table-cell>
          <table:table-cell office:value-type="float" office:value="0.0067889859122" calcext:value-type="float">
            <text:p>0.0067889859</text:p>
          </table:table-cell>
          <table:table-cell office:value-type="float" office:value="1" calcext:value-type="float">
            <text:p>1</text:p>
          </table:table-cell>
          <table:table-cell office:value-type="float" office:value="127.334219" calcext:value-type="float">
            <text:p>127.334219</text:p>
          </table:table-cell>
          <table:table-cell office:value-type="float" office:value="142.6268455" calcext:value-type="float">
            <text:p>142.6268455</text:p>
          </table:table-cell>
          <table:table-cell/>
          <table:table-cell office:value-type="string" calcext:value-type="string">
            <text:p>TCSG.A4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808" calcext:value-type="float">
            <text:p>0.808</text:p>
          </table:table-cell>
          <table:table-cell office:value-type="float" office:value="0.00708846878988" calcext:value-type="float">
            <text:p>0.0070884688</text:p>
          </table:table-cell>
          <table:table-cell office:value-type="float" office:value="1" calcext:value-type="float">
            <text:p>1</text:p>
          </table:table-cell>
          <table:table-cell office:value-type="float" office:value="117.0313062" calcext:value-type="float">
            <text:p>117.0313062</text:p>
          </table:table-cell>
          <table:table-cell office:value-type="float" office:value="153.6298906" calcext:value-type="float">
            <text:p>153.6298906</text:p>
          </table:table-cell>
        </table:table-row>
        <table:table-row table:style-name="ro4">
          <table:table-cell office:value-type="string" calcext:value-type="string">
            <text:p>TCSG.B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47" calcext:value-type="float">
            <text:p>2.47</text:p>
          </table:table-cell>
          <table:table-cell office:value-type="float" office:value="0.00842178131718" calcext:value-type="float">
            <text:p>0.0084217813</text:p>
          </table:table-cell>
          <table:table-cell office:value-type="float" office:value="1" calcext:value-type="float">
            <text:p>1</text:p>
          </table:table-cell>
          <table:table-cell office:value-type="float" office:value="124.2955025" calcext:value-type="float">
            <text:p>124.2955025</text:p>
          </table:table-cell>
          <table:table-cell office:value-type="float" office:value="263.7083387" calcext:value-type="float">
            <text:p>263.7083387</text:p>
          </table:table-cell>
          <table:table-cell/>
          <table:table-cell office:value-type="string" calcext:value-type="string">
            <text:p>TCSG.A4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808" calcext:value-type="float">
            <text:p>0.808</text:p>
          </table:table-cell>
          <table:table-cell office:value-type="float" office:value="0.00708846878988" calcext:value-type="float">
            <text:p>0.0070884688</text:p>
          </table:table-cell>
          <table:table-cell office:value-type="float" office:value="1" calcext:value-type="float">
            <text:p>1</text:p>
          </table:table-cell>
          <table:table-cell office:value-type="float" office:value="117.0313062" calcext:value-type="float">
            <text:p>117.0313062</text:p>
          </table:table-cell>
          <table:table-cell office:value-type="float" office:value="153.6298906" calcext:value-type="float">
            <text:p>153.6298906</text:p>
          </table:table-cell>
          <table:table-cell/>
          <table:table-cell office:value-type="string" calcext:value-type="string">
            <text:p>TCSG.B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47" calcext:value-type="float">
            <text:p>2.47</text:p>
          </table:table-cell>
          <table:table-cell office:value-type="float" office:value="0.00842178131718" calcext:value-type="float">
            <text:p>0.0084217813</text:p>
          </table:table-cell>
          <table:table-cell office:value-type="float" office:value="1" calcext:value-type="float">
            <text:p>1</text:p>
          </table:table-cell>
          <table:table-cell office:value-type="float" office:value="124.2955025" calcext:value-type="float">
            <text:p>124.2955025</text:p>
          </table:table-cell>
          <table:table-cell office:value-type="float" office:value="263.7083387" calcext:value-type="float">
            <text:p>263.7083387</text:p>
          </table:table-cell>
        </table:table-row>
        <table:table-row table:style-name="ro4">
          <table:table-cell office:value-type="string" calcext:value-type="string">
            <text:p>TCSG.D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810291346233" calcext:value-type="float">
            <text:p>0.0081029135</text:p>
          </table:table-cell>
          <table:table-cell office:value-type="float" office:value="1" calcext:value-type="float">
            <text:p>1</text:p>
          </table:table-cell>
          <table:table-cell office:value-type="float" office:value="217.2325582" calcext:value-type="float">
            <text:p>217.2325582</text:p>
          </table:table-cell>
          <table:table-cell office:value-type="float" office:value="155.6444061" calcext:value-type="float">
            <text:p>155.6444061</text:p>
          </table:table-cell>
          <table:table-cell/>
          <table:table-cell office:value-type="string" calcext:value-type="string">
            <text:p>TCSG.B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47" calcext:value-type="float">
            <text:p>2.47</text:p>
          </table:table-cell>
          <table:table-cell office:value-type="float" office:value="0.00842178131718" calcext:value-type="float">
            <text:p>0.0084217813</text:p>
          </table:table-cell>
          <table:table-cell office:value-type="float" office:value="1" calcext:value-type="float">
            <text:p>1</text:p>
          </table:table-cell>
          <table:table-cell office:value-type="float" office:value="124.2955025" calcext:value-type="float">
            <text:p>124.2955025</text:p>
          </table:table-cell>
          <table:table-cell office:value-type="float" office:value="263.7083387" calcext:value-type="float">
            <text:p>263.7083387</text:p>
          </table:table-cell>
          <table:table-cell/>
          <table:table-cell office:value-type="string" calcext:value-type="string">
            <text:p>TCSG.D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810291346233" calcext:value-type="float">
            <text:p>0.0081029135</text:p>
          </table:table-cell>
          <table:table-cell office:value-type="float" office:value="1" calcext:value-type="float">
            <text:p>1</text:p>
          </table:table-cell>
          <table:table-cell office:value-type="float" office:value="217.2325582" calcext:value-type="float">
            <text:p>217.2325582</text:p>
          </table:table-cell>
          <table:table-cell office:value-type="float" office:value="155.6444061" calcext:value-type="float">
            <text:p>155.6444061</text:p>
          </table:table-cell>
        </table:table-row>
        <table:table-row table:style-name="ro4">
          <table:table-cell office:value-type="string" calcext:value-type="string">
            <text:p>TCSG.E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28" calcext:value-type="float">
            <text:p>2.28</text:p>
          </table:table-cell>
          <table:table-cell office:value-type="float" office:value="0.00779679051083" calcext:value-type="float">
            <text:p>0.0077967905</text:p>
          </table:table-cell>
          <table:table-cell office:value-type="float" office:value="1" calcext:value-type="float">
            <text:p>1</text:p>
          </table:table-cell>
          <table:table-cell office:value-type="float" office:value="244.9824174" calcext:value-type="float">
            <text:p>244.9824174</text:p>
          </table:table-cell>
          <table:table-cell office:value-type="float" office:value="133.4497845" calcext:value-type="float">
            <text:p>133.4497845</text:p>
          </table:table-cell>
          <table:table-cell/>
          <table:table-cell office:value-type="string" calcext:value-type="string">
            <text:p>TCSG.D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810291346233" calcext:value-type="float">
            <text:p>0.0081029135</text:p>
          </table:table-cell>
          <table:table-cell office:value-type="float" office:value="1" calcext:value-type="float">
            <text:p>1</text:p>
          </table:table-cell>
          <table:table-cell office:value-type="float" office:value="217.2325582" calcext:value-type="float">
            <text:p>217.2325582</text:p>
          </table:table-cell>
          <table:table-cell office:value-type="float" office:value="155.6444061" calcext:value-type="float">
            <text:p>155.6444061</text:p>
          </table:table-cell>
          <table:table-cell/>
          <table:table-cell office:value-type="string" calcext:value-type="string">
            <text:p>TCSG.E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28" calcext:value-type="float">
            <text:p>2.28</text:p>
          </table:table-cell>
          <table:table-cell office:value-type="float" office:value="0.00779679051083" calcext:value-type="float">
            <text:p>0.0077967905</text:p>
          </table:table-cell>
          <table:table-cell office:value-type="float" office:value="1" calcext:value-type="float">
            <text:p>1</text:p>
          </table:table-cell>
          <table:table-cell office:value-type="float" office:value="244.9824174" calcext:value-type="float">
            <text:p>244.9824174</text:p>
          </table:table-cell>
          <table:table-cell office:value-type="float" office:value="133.4497845" calcext:value-type="float">
            <text:p>133.4497845</text:p>
          </table:table-cell>
        </table:table-row>
        <table:table-row table:style-name="ro4">
          <table:table-cell office:value-type="string" calcext:value-type="string">
            <text:p>TCSG.6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102800403641" calcext:value-type="float">
            <text:p>0.0102800404</text:p>
          </table:table-cell>
          <table:table-cell office:value-type="float" office:value="1" calcext:value-type="float">
            <text:p>1</text:p>
          </table:table-cell>
          <table:table-cell office:value-type="float" office:value="332.9467298" calcext:value-type="float">
            <text:p>332.9467298</text:p>
          </table:table-cell>
          <table:table-cell office:value-type="float" office:value="47.34295226" calcext:value-type="float">
            <text:p>47.34295226</text:p>
          </table:table-cell>
          <table:table-cell/>
          <table:table-cell office:value-type="string" calcext:value-type="string">
            <text:p>TCSG.E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28" calcext:value-type="float">
            <text:p>2.28</text:p>
          </table:table-cell>
          <table:table-cell office:value-type="float" office:value="0.00779679051083" calcext:value-type="float">
            <text:p>0.0077967905</text:p>
          </table:table-cell>
          <table:table-cell office:value-type="float" office:value="1" calcext:value-type="float">
            <text:p>1</text:p>
          </table:table-cell>
          <table:table-cell office:value-type="float" office:value="244.9824174" calcext:value-type="float">
            <text:p>244.9824174</text:p>
          </table:table-cell>
          <table:table-cell office:value-type="float" office:value="133.4497845" calcext:value-type="float">
            <text:p>133.4497845</text:p>
          </table:table-cell>
          <table:table-cell/>
          <table:table-cell office:value-type="string" calcext:value-type="string">
            <text:p>TCSG.6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102800403641" calcext:value-type="float">
            <text:p>0.0102800404</text:p>
          </table:table-cell>
          <table:table-cell office:value-type="float" office:value="1" calcext:value-type="float">
            <text:p>1</text:p>
          </table:table-cell>
          <table:table-cell office:value-type="float" office:value="332.9467298" calcext:value-type="float">
            <text:p>332.9467298</text:p>
          </table:table-cell>
          <table:table-cell office:value-type="float" office:value="47.34295226" calcext:value-type="float">
            <text:p>47.34295226</text:p>
          </table:table-cell>
        </table:table-row>
        <table:table-row table:style-name="ro4">
          <table:table-cell office:value-type="string" calcext:value-type="string">
            <text:p>TCLA.A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50215837215" calcext:value-type="float">
            <text:p>0.0065021584</text:p>
          </table:table-cell>
          <table:table-cell office:value-type="float" office:value="1" calcext:value-type="float">
            <text:p>1</text:p>
          </table:table-cell>
          <table:table-cell office:value-type="float" office:value="294.4449665" calcext:value-type="float">
            <text:p>294.4449665</text:p>
          </table:table-cell>
          <table:table-cell office:value-type="float" office:value="48.29109899" calcext:value-type="float">
            <text:p>48.29109899</text:p>
          </table:table-cell>
          <table:table-cell/>
          <table:table-cell office:value-type="string" calcext:value-type="string">
            <text:p>TCSG.6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102800403641" calcext:value-type="float">
            <text:p>0.0102800404</text:p>
          </table:table-cell>
          <table:table-cell office:value-type="float" office:value="1" calcext:value-type="float">
            <text:p>1</text:p>
          </table:table-cell>
          <table:table-cell office:value-type="float" office:value="332.9467298" calcext:value-type="float">
            <text:p>332.9467298</text:p>
          </table:table-cell>
          <table:table-cell office:value-type="float" office:value="47.34295226" calcext:value-type="float">
            <text:p>47.34295226</text:p>
          </table:table-cell>
          <table:table-cell/>
          <table:table-cell office:value-type="string" calcext:value-type="string">
            <text:p>TCLA.A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50215837215" calcext:value-type="float">
            <text:p>0.0065021584</text:p>
          </table:table-cell>
          <table:table-cell office:value-type="float" office:value="1" calcext:value-type="float">
            <text:p>1</text:p>
          </table:table-cell>
          <table:table-cell office:value-type="float" office:value="294.4449665" calcext:value-type="float">
            <text:p>294.4449665</text:p>
          </table:table-cell>
          <table:table-cell office:value-type="float" office:value="48.29109899" calcext:value-type="float">
            <text:p>48.29109899</text:p>
          </table:table-cell>
        </table:table-row>
        <table:table-row table:style-name="ro4">
          <table:table-cell office:value-type="string" calcext:value-type="string">
            <text:p>TCLA.B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07680003061" calcext:value-type="float">
            <text:p>0.0107680003</text:p>
          </table:table-cell>
          <table:table-cell office:value-type="float" office:value="1" calcext:value-type="float">
            <text:p>1</text:p>
          </table:table-cell>
          <table:table-cell office:value-type="float" office:value="157.7003901" calcext:value-type="float">
            <text:p>157.7003901</text:p>
          </table:table-cell>
          <table:table-cell office:value-type="float" office:value="77.1772823" calcext:value-type="float">
            <text:p>77.1772823</text:p>
          </table:table-cell>
          <table:table-cell/>
          <table:table-cell office:value-type="string" calcext:value-type="string">
            <text:p>TCLA.A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50215837215" calcext:value-type="float">
            <text:p>0.0065021584</text:p>
          </table:table-cell>
          <table:table-cell office:value-type="float" office:value="1" calcext:value-type="float">
            <text:p>1</text:p>
          </table:table-cell>
          <table:table-cell office:value-type="float" office:value="294.4449665" calcext:value-type="float">
            <text:p>294.4449665</text:p>
          </table:table-cell>
          <table:table-cell office:value-type="float" office:value="48.29109899" calcext:value-type="float">
            <text:p>48.29109899</text:p>
          </table:table-cell>
          <table:table-cell/>
          <table:table-cell office:value-type="string" calcext:value-type="string">
            <text:p>TCLA.B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07680003061" calcext:value-type="float">
            <text:p>0.0107680003</text:p>
          </table:table-cell>
          <table:table-cell office:value-type="float" office:value="1" calcext:value-type="float">
            <text:p>1</text:p>
          </table:table-cell>
          <table:table-cell office:value-type="float" office:value="157.7003901" calcext:value-type="float">
            <text:p>157.7003901</text:p>
          </table:table-cell>
          <table:table-cell office:value-type="float" office:value="77.1772823" calcext:value-type="float">
            <text:p>77.1772823</text:p>
          </table:table-cell>
        </table:table-row>
        <table:table-row table:style-name="ro4">
          <table:table-cell office:value-type="string" calcext:value-type="string">
            <text:p>TCLA.C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117289816132" calcext:value-type="float">
            <text:p>0.0117289816</text:p>
          </table:table-cell>
          <table:table-cell office:value-type="float" office:value="1" calcext:value-type="float">
            <text:p>1</text:p>
          </table:table-cell>
          <table:table-cell office:value-type="float" office:value="67.70545845" calcext:value-type="float">
            <text:p>67.70545845</text:p>
          </table:table-cell>
          <table:table-cell office:value-type="float" office:value="153.3814855" calcext:value-type="float">
            <text:p>153.3814855</text:p>
          </table:table-cell>
          <table:table-cell/>
          <table:table-cell office:value-type="string" calcext:value-type="string">
            <text:p>TCLA.B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07680003061" calcext:value-type="float">
            <text:p>0.0107680003</text:p>
          </table:table-cell>
          <table:table-cell office:value-type="float" office:value="1" calcext:value-type="float">
            <text:p>1</text:p>
          </table:table-cell>
          <table:table-cell office:value-type="float" office:value="157.7003901" calcext:value-type="float">
            <text:p>157.7003901</text:p>
          </table:table-cell>
          <table:table-cell office:value-type="float" office:value="77.1772823" calcext:value-type="float">
            <text:p>77.1772823</text:p>
          </table:table-cell>
          <table:table-cell/>
          <table:table-cell office:value-type="string" calcext:value-type="string">
            <text:p>TCLA.C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117289816132" calcext:value-type="float">
            <text:p>0.0117289816</text:p>
          </table:table-cell>
          <table:table-cell office:value-type="float" office:value="1" calcext:value-type="float">
            <text:p>1</text:p>
          </table:table-cell>
          <table:table-cell office:value-type="float" office:value="67.70545845" calcext:value-type="float">
            <text:p>67.70545845</text:p>
          </table:table-cell>
          <table:table-cell office:value-type="float" office:value="153.3814855" calcext:value-type="float">
            <text:p>153.3814855</text:p>
          </table:table-cell>
        </table:table-row>
        <table:table-row table:style-name="ro4">
          <table:table-cell office:value-type="string" calcext:value-type="string">
            <text:p>TCLA.D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23931068531" calcext:value-type="float">
            <text:p>0.0062393107</text:p>
          </table:table-cell>
          <table:table-cell office:value-type="float" office:value="1" calcext:value-type="float">
            <text:p>1</text:p>
          </table:table-cell>
          <table:table-cell office:value-type="float" office:value="64.19125598" calcext:value-type="float">
            <text:p>64.19125598</text:p>
          </table:table-cell>
          <table:table-cell office:value-type="float" office:value="159.4525883" calcext:value-type="float">
            <text:p>159.4525883</text:p>
          </table:table-cell>
          <table:table-cell/>
          <table:table-cell office:value-type="string" calcext:value-type="string">
            <text:p>TCLA.C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117289816132" calcext:value-type="float">
            <text:p>0.0117289816</text:p>
          </table:table-cell>
          <table:table-cell office:value-type="float" office:value="1" calcext:value-type="float">
            <text:p>1</text:p>
          </table:table-cell>
          <table:table-cell office:value-type="float" office:value="67.70545845" calcext:value-type="float">
            <text:p>67.70545845</text:p>
          </table:table-cell>
          <table:table-cell office:value-type="float" office:value="153.3814855" calcext:value-type="float">
            <text:p>153.3814855</text:p>
          </table:table-cell>
          <table:table-cell/>
          <table:table-cell office:value-type="string" calcext:value-type="string">
            <text:p>TCLA.D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23931068531" calcext:value-type="float">
            <text:p>0.0062393107</text:p>
          </table:table-cell>
          <table:table-cell office:value-type="float" office:value="1" calcext:value-type="float">
            <text:p>1</text:p>
          </table:table-cell>
          <table:table-cell office:value-type="float" office:value="64.19125598" calcext:value-type="float">
            <text:p>64.19125598</text:p>
          </table:table-cell>
          <table:table-cell office:value-type="float" office:value="159.4525883" calcext:value-type="float">
            <text:p>159.4525883</text:p>
          </table:table-cell>
        </table:table-row>
        <table:table-row table:style-name="ro4">
          <table:table-cell office:value-type="string" calcext:value-type="string">
            <text:p>TCLA.A7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47795687417" calcext:value-type="float">
            <text:p>0.0064779569</text:p>
          </table:table-cell>
          <table:table-cell office:value-type="float" office:value="1" calcext:value-type="float">
            <text:p>1</text:p>
          </table:table-cell>
          <table:table-cell office:value-type="float" office:value="65.4367134" calcext:value-type="float">
            <text:p>65.4367134</text:p>
          </table:table-cell>
          <table:table-cell office:value-type="float" office:value="144.4732809" calcext:value-type="float">
            <text:p>144.4732809</text:p>
          </table:table-cell>
          <table:table-cell/>
          <table:table-cell office:value-type="string" calcext:value-type="string">
            <text:p>TCLA.D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23931068531" calcext:value-type="float">
            <text:p>0.0062393107</text:p>
          </table:table-cell>
          <table:table-cell office:value-type="float" office:value="1" calcext:value-type="float">
            <text:p>1</text:p>
          </table:table-cell>
          <table:table-cell office:value-type="float" office:value="64.19125598" calcext:value-type="float">
            <text:p>64.19125598</text:p>
          </table:table-cell>
          <table:table-cell office:value-type="float" office:value="159.4525883" calcext:value-type="float">
            <text:p>159.4525883</text:p>
          </table:table-cell>
          <table:table-cell/>
          <table:table-cell office:value-type="string" calcext:value-type="string">
            <text:p>TCLA.A7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47795687417" calcext:value-type="float">
            <text:p>0.0064779569</text:p>
          </table:table-cell>
          <table:table-cell office:value-type="float" office:value="1" calcext:value-type="float">
            <text:p>1</text:p>
          </table:table-cell>
          <table:table-cell office:value-type="float" office:value="65.4367134" calcext:value-type="float">
            <text:p>65.4367134</text:p>
          </table:table-cell>
          <table:table-cell office:value-type="float" office:value="144.4732809" calcext:value-type="float">
            <text:p>144.4732809</text:p>
          </table:table-cell>
        </table:table-row>
        <table:table-row table:style-name="ro4">
          <table:table-cell office:value-type="string" calcext:value-type="string">
            <text:p>TCTH.4L8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809194945012" calcext:value-type="float">
            <text:p>0.0080919495</text:p>
          </table:table-cell>
          <table:table-cell office:value-type="float" office:value="1" calcext:value-type="float">
            <text:p>1</text:p>
          </table:table-cell>
          <table:table-cell office:value-type="float" office:value="47.33066672" calcext:value-type="float">
            <text:p>47.33066672</text:p>
          </table:table-cell>
          <table:table-cell office:value-type="float" office:value="47.76527687" calcext:value-type="float">
            <text:p>47.76527687</text:p>
          </table:table-cell>
          <table:table-cell/>
          <table:table-cell office:value-type="string" calcext:value-type="string">
            <text:p>TCLA.A7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47795687417" calcext:value-type="float">
            <text:p>0.0064779569</text:p>
          </table:table-cell>
          <table:table-cell office:value-type="float" office:value="1" calcext:value-type="float">
            <text:p>1</text:p>
          </table:table-cell>
          <table:table-cell office:value-type="float" office:value="65.4367134" calcext:value-type="float">
            <text:p>65.4367134</text:p>
          </table:table-cell>
          <table:table-cell office:value-type="float" office:value="144.4732809" calcext:value-type="float">
            <text:p>144.4732809</text:p>
          </table:table-cell>
          <table:table-cell/>
          <table:table-cell office:value-type="string" calcext:value-type="string">
            <text:p>TCTH.4L8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809194945012" calcext:value-type="float">
            <text:p>0.0080919495</text:p>
          </table:table-cell>
          <table:table-cell office:value-type="float" office:value="1" calcext:value-type="float">
            <text:p>1</text:p>
          </table:table-cell>
          <table:table-cell office:value-type="float" office:value="47.33066672" calcext:value-type="float">
            <text:p>47.33066672</text:p>
          </table:table-cell>
          <table:table-cell office:value-type="float" office:value="47.76527687" calcext:value-type="float">
            <text:p>47.76527687</text:p>
          </table:table-cell>
        </table:table-row>
        <table:table-row table:style-name="ro4">
          <table:table-cell office:value-type="string" calcext:value-type="string">
            <text:p>TCTVB.4L8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882895032855" calcext:value-type="float">
            <text:p>0.0088289503</text:p>
          </table:table-cell>
          <table:table-cell office:value-type="float" office:value="1" calcext:value-type="float">
            <text:p>1</text:p>
          </table:table-cell>
          <table:table-cell office:value-type="float" office:value="128.3561737" calcext:value-type="float">
            <text:p>128.3561737</text:p>
          </table:table-cell>
          <table:table-cell office:value-type="float" office:value="52.28936051" calcext:value-type="float">
            <text:p>52.28936051</text:p>
          </table:table-cell>
          <table:table-cell/>
          <table:table-cell office:value-type="string" calcext:value-type="string">
            <text:p>TCTH.4L8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809194945012" calcext:value-type="float">
            <text:p>0.0080919495</text:p>
          </table:table-cell>
          <table:table-cell office:value-type="float" office:value="1" calcext:value-type="float">
            <text:p>1</text:p>
          </table:table-cell>
          <table:table-cell office:value-type="float" office:value="47.33066672" calcext:value-type="float">
            <text:p>47.33066672</text:p>
          </table:table-cell>
          <table:table-cell office:value-type="float" office:value="47.76527687" calcext:value-type="float">
            <text:p>47.76527687</text:p>
          </table:table-cell>
          <table:table-cell/>
          <table:table-cell office:value-type="string" calcext:value-type="string">
            <text:p>TCTVB.4L8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882895032855" calcext:value-type="float">
            <text:p>0.0088289503</text:p>
          </table:table-cell>
          <table:table-cell office:value-type="float" office:value="1" calcext:value-type="float">
            <text:p>1</text:p>
          </table:table-cell>
          <table:table-cell office:value-type="float" office:value="128.3561737" calcext:value-type="float">
            <text:p>128.3561737</text:p>
          </table:table-cell>
          <table:table-cell office:value-type="float" office:value="52.28936051" calcext:value-type="float">
            <text:p>52.28936051</text:p>
          </table:table-cell>
        </table:table-row>
        <table:table-row table:style-name="ro4">
          <table:table-cell office:value-type="string" calcext:value-type="string">
            <text:p>TCTH.4L1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40257935237" calcext:value-type="float">
            <text:p>0.0140257935</text:p>
          </table:table-cell>
          <table:table-cell office:value-type="float" office:value="1" calcext:value-type="float">
            <text:p>1</text:p>
          </table:table-cell>
          <table:table-cell office:value-type="float" office:value="159.3349161" calcext:value-type="float">
            <text:p>159.3349161</text:p>
          </table:table-cell>
          <table:table-cell office:value-type="float" office:value="79.50102372" calcext:value-type="float">
            <text:p>79.50102372</text:p>
          </table:table-cell>
          <table:table-cell/>
          <table:table-cell office:value-type="string" calcext:value-type="string">
            <text:p>TCTVB.4L8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882895032855" calcext:value-type="float">
            <text:p>0.0088289503</text:p>
          </table:table-cell>
          <table:table-cell office:value-type="float" office:value="1" calcext:value-type="float">
            <text:p>1</text:p>
          </table:table-cell>
          <table:table-cell office:value-type="float" office:value="128.3561737" calcext:value-type="float">
            <text:p>128.3561737</text:p>
          </table:table-cell>
          <table:table-cell office:value-type="float" office:value="52.28936051" calcext:value-type="float">
            <text:p>52.28936051</text:p>
          </table:table-cell>
          <table:table-cell/>
          <table:table-cell office:value-type="string" calcext:value-type="string">
            <text:p>TCTH.4L1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40257935237" calcext:value-type="float">
            <text:p>0.0140257935</text:p>
          </table:table-cell>
          <table:table-cell office:value-type="float" office:value="1" calcext:value-type="float">
            <text:p>1</text:p>
          </table:table-cell>
          <table:table-cell office:value-type="float" office:value="159.3349161" calcext:value-type="float">
            <text:p>159.3349161</text:p>
          </table:table-cell>
          <table:table-cell office:value-type="float" office:value="79.50102372" calcext:value-type="float">
            <text:p>79.50102372</text:p>
          </table:table-cell>
        </table:table-row>
        <table:table-row table:style-name="ro4">
          <table:table-cell office:value-type="string" calcext:value-type="string">
            <text:p>TCTVA.4L1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103650300488" calcext:value-type="float">
            <text:p>0.01036503</text:p>
          </table:table-cell>
          <table:table-cell office:value-type="float" office:value="1" calcext:value-type="float">
            <text:p>1</text:p>
          </table:table-cell>
          <table:table-cell office:value-type="float" office:value="156.8732054" calcext:value-type="float">
            <text:p>156.8732054</text:p>
          </table:table-cell>
          <table:table-cell office:value-type="float" office:value="79.69743978" calcext:value-type="float">
            <text:p>79.69743978</text:p>
          </table:table-cell>
          <table:table-cell/>
          <table:table-cell office:value-type="string" calcext:value-type="string">
            <text:p>TCTH.4L1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40257935237" calcext:value-type="float">
            <text:p>0.0140257935</text:p>
          </table:table-cell>
          <table:table-cell office:value-type="float" office:value="1" calcext:value-type="float">
            <text:p>1</text:p>
          </table:table-cell>
          <table:table-cell office:value-type="float" office:value="159.3349161" calcext:value-type="float">
            <text:p>159.3349161</text:p>
          </table:table-cell>
          <table:table-cell office:value-type="float" office:value="79.50102372" calcext:value-type="float">
            <text:p>79.50102372</text:p>
          </table:table-cell>
          <table:table-cell/>
          <table:table-cell office:value-type="string" calcext:value-type="string">
            <text:p>TCTVA.4L1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103650300488" calcext:value-type="float">
            <text:p>0.01036503</text:p>
          </table:table-cell>
          <table:table-cell office:value-type="float" office:value="1" calcext:value-type="float">
            <text:p>1</text:p>
          </table:table-cell>
          <table:table-cell office:value-type="float" office:value="156.8732054" calcext:value-type="float">
            <text:p>156.8732054</text:p>
          </table:table-cell>
          <table:table-cell office:value-type="float" office:value="79.69743978" calcext:value-type="float">
            <text:p>79.69743978</text:p>
          </table:table-cell>
        </table:table-row>
        <table:table-row table:style-name="ro4">
          <table:table-cell table:number-columns-repeated="9"/>
          <table:table-cell office:value-type="string" calcext:value-type="string">
            <text:p>TCTVA.4L1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103650300488" calcext:value-type="float">
            <text:p>0.01036503</text:p>
          </table:table-cell>
          <table:table-cell office:value-type="float" office:value="1" calcext:value-type="float">
            <text:p>1</text:p>
          </table:table-cell>
          <table:table-cell office:value-type="float" office:value="156.8732054" calcext:value-type="float">
            <text:p>156.8732054</text:p>
          </table:table-cell>
          <table:table-cell office:value-type="float" office:value="79.69743978" calcext:value-type="float">
            <text:p>79.69743978</text:p>
          </table:table-cell>
          <table:table-cell table:number-columns-repeated="9"/>
        </table:table-row>
        <table:table-row table:style-name="ro1" table:number-rows-repeated="2">
          <table:table-cell table:number-columns-repeated="26"/>
        </table:table-row>
        <table:table-row table:style-name="ro3">
          <table:table-cell table:style-name="ce2" office:value-type="string" calcext:value-type="string" table:number-columns-spanned="8" table:number-rows-spanned="1">
            <text:p>2012–TDIa-4000GeV – B1 TDI in graphite C</text:p>
          </table:table-cell>
          <table:covered-table-cell table:number-columns-repeated="7"/>
          <table:table-cell/>
          <table:table-cell table:style-name="ce2" office:value-type="string" calcext:value-type="string" table:number-columns-spanned="8" table:number-rows-spanned="1">
            <text:p>2012–TDIb-4000GeV – B1 TDI in graphite C and 2u of copper</text:p>
          </table:table-cell>
          <table:covered-table-cell table:number-columns-repeated="7"/>
          <table:table-cell/>
          <table:table-cell table:style-name="ce2" office:value-type="string" calcext:value-type="string" table:number-columns-spanned="8" table:number-rows-spanned="1">
            <text:p>2012–TDIc-4000GeV – B1 TDI in CFC</text:p>
          </table:table-cell>
          <table:covered-table-cell table:number-columns-repeated="7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hickness[m]</text:p>
          </table:table-cell>
          <table:table-cell office:value-type="string" calcext:value-type="string">
            <text:p>Angle[rad]</text:p>
          </table:table-cell>
          <table:table-cell office:value-type="string" calcext:value-type="string">
            <text:p>Halfgap[m]</text:p>
          </table:table-cell>
          <table:table-cell office:value-type="string" calcext:value-type="string">
            <text:p>Length[m]</text:p>
          </table:table-cell>
          <table:table-cell office:value-type="string" calcext:value-type="string">
            <text:p>Betax[m]</text:p>
          </table:table-cell>
          <table:table-cell office:value-type="string" calcext:value-type="string">
            <text:p>Betay[m]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hickness[m]</text:p>
          </table:table-cell>
          <table:table-cell office:value-type="string" calcext:value-type="string">
            <text:p>Angle[rad]</text:p>
          </table:table-cell>
          <table:table-cell office:value-type="string" calcext:value-type="string">
            <text:p>Halfgap[m]</text:p>
          </table:table-cell>
          <table:table-cell office:value-type="string" calcext:value-type="string">
            <text:p>Length[m]</text:p>
          </table:table-cell>
          <table:table-cell office:value-type="string" calcext:value-type="string">
            <text:p>Betax[m]</text:p>
          </table:table-cell>
          <table:table-cell office:value-type="string" calcext:value-type="string">
            <text:p>Betay[m]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hickness[m]</text:p>
          </table:table-cell>
          <table:table-cell office:value-type="string" calcext:value-type="string">
            <text:p>Angle[rad]</text:p>
          </table:table-cell>
          <table:table-cell office:value-type="string" calcext:value-type="string">
            <text:p>Halfgap[m]</text:p>
          </table:table-cell>
          <table:table-cell office:value-type="string" calcext:value-type="string">
            <text:p>Length[m]</text:p>
          </table:table-cell>
          <table:table-cell office:value-type="string" calcext:value-type="string">
            <text:p>Betax[m]</text:p>
          </table:table-cell>
          <table:table-cell office:value-type="string" calcext:value-type="string">
            <text:p>Betay[m]</text:p>
          </table:table-cell>
        </table:table-row>
        <table:table-row table:style-name="ro1">
          <table:table-cell office:value-type="string" calcext:value-type="string">
            <text:p>TCL.5R1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56577339662" calcext:value-type="float">
            <text:p>0.0035657734</text:p>
          </table:table-cell>
          <table:table-cell office:value-type="float" office:value="1" calcext:value-type="float">
            <text:p>1</text:p>
          </table:table-cell>
          <table:table-cell office:value-type="float" office:value="154.5363773" calcext:value-type="float">
            <text:p>154.5363773</text:p>
          </table:table-cell>
          <table:table-cell office:value-type="float" office:value="816.4349228" calcext:value-type="float">
            <text:p>816.4349228</text:p>
          </table:table-cell>
          <table:table-cell/>
          <table:table-cell office:value-type="string" calcext:value-type="string">
            <text:p>TCL.5R1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56577339662" calcext:value-type="float">
            <text:p>0.0035657734</text:p>
          </table:table-cell>
          <table:table-cell office:value-type="float" office:value="1" calcext:value-type="float">
            <text:p>1</text:p>
          </table:table-cell>
          <table:table-cell office:value-type="float" office:value="154.5363773" calcext:value-type="float">
            <text:p>154.5363773</text:p>
          </table:table-cell>
          <table:table-cell office:value-type="float" office:value="816.4349228" calcext:value-type="float">
            <text:p>816.4349228</text:p>
          </table:table-cell>
          <table:table-cell/>
          <table:table-cell office:value-type="string" calcext:value-type="string">
            <text:p>TCL.5R1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56577339662" calcext:value-type="float">
            <text:p>0.0035657734</text:p>
          </table:table-cell>
          <table:table-cell office:value-type="float" office:value="1" calcext:value-type="float">
            <text:p>1</text:p>
          </table:table-cell>
          <table:table-cell office:value-type="float" office:value="154.5363773" calcext:value-type="float">
            <text:p>154.5363773</text:p>
          </table:table-cell>
          <table:table-cell office:value-type="float" office:value="816.4349228" calcext:value-type="float">
            <text:p>816.4349228</text:p>
          </table:table-cell>
        </table:table-row>
        <table:table-row table:style-name="ro1">
          <table:table-cell office:value-type="string" calcext:value-type="string">
            <text:p>TCTH.4L2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493629600173" calcext:value-type="float">
            <text:p>0.004936296</text:p>
          </table:table-cell>
          <table:table-cell office:value-type="float" office:value="1" calcext:value-type="float">
            <text:p>1</text:p>
          </table:table-cell>
          <table:table-cell office:value-type="float" office:value="210.5104234" calcext:value-type="float">
            <text:p>210.5104234</text:p>
          </table:table-cell>
          <table:table-cell office:value-type="float" office:value="233.0279076" calcext:value-type="float">
            <text:p>233.0279076</text:p>
          </table:table-cell>
          <table:table-cell/>
          <table:table-cell office:value-type="string" calcext:value-type="string">
            <text:p>TCTH.4L2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493629600173" calcext:value-type="float">
            <text:p>0.004936296</text:p>
          </table:table-cell>
          <table:table-cell office:value-type="float" office:value="1" calcext:value-type="float">
            <text:p>1</text:p>
          </table:table-cell>
          <table:table-cell office:value-type="float" office:value="210.5104234" calcext:value-type="float">
            <text:p>210.5104234</text:p>
          </table:table-cell>
          <table:table-cell office:value-type="float" office:value="233.0279076" calcext:value-type="float">
            <text:p>233.0279076</text:p>
          </table:table-cell>
          <table:table-cell/>
          <table:table-cell office:value-type="string" calcext:value-type="string">
            <text:p>TCTH.4L2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493629600173" calcext:value-type="float">
            <text:p>0.004936296</text:p>
          </table:table-cell>
          <table:table-cell office:value-type="float" office:value="1" calcext:value-type="float">
            <text:p>1</text:p>
          </table:table-cell>
          <table:table-cell office:value-type="float" office:value="210.5104234" calcext:value-type="float">
            <text:p>210.5104234</text:p>
          </table:table-cell>
          <table:table-cell office:value-type="float" office:value="233.0279076" calcext:value-type="float">
            <text:p>233.0279076</text:p>
          </table:table-cell>
        </table:table-row>
        <table:table-row table:style-name="ro1">
          <table:table-cell office:value-type="string" calcext:value-type="string">
            <text:p>TDI.4L2.B1.1</text:p>
          </table:table-cell>
          <table:table-cell table:style-name="ce6" office:value-type="string" calcext:value-type="string">
            <text:p>C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549346438511" calcext:value-type="float">
            <text:p>0.0549346439</text:p>
          </table:table-cell>
          <table:table-cell office:value-type="float" office:value="2.8" calcext:value-type="float">
            <text:p>2.8</text:p>
          </table:table-cell>
          <table:table-cell office:value-type="float" office:value="473.5866501" calcext:value-type="float">
            <text:p>473.5866501</text:p>
          </table:table-cell>
          <table:table-cell office:value-type="float" office:value="293.8738239" calcext:value-type="float">
            <text:p>293.8738239</text:p>
          </table:table-cell>
          <table:table-cell/>
          <table:table-cell office:value-type="string" calcext:value-type="string">
            <text:p>TDI.4L2.B1.1</text:p>
          </table:table-cell>
          <table:table-cell table:style-name="ce6" office:value-type="string" calcext:value-type="string">
            <text:p>Cu</text:p>
          </table:table-cell>
          <table:table-cell table:style-name="ce11" office:value-type="float" office:value="0.000005" calcext:value-type="float">
            <text:p>5.00E-006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549346438511" calcext:value-type="float">
            <text:p>0.0549346439</text:p>
          </table:table-cell>
          <table:table-cell office:value-type="float" office:value="2.8" calcext:value-type="float">
            <text:p>2.8</text:p>
          </table:table-cell>
          <table:table-cell office:value-type="float" office:value="473.5866501" calcext:value-type="float">
            <text:p>473.5866501</text:p>
          </table:table-cell>
          <table:table-cell office:value-type="float" office:value="293.8738239" calcext:value-type="float">
            <text:p>293.8738239</text:p>
          </table:table-cell>
          <table:table-cell/>
          <table:table-cell office:value-type="string" calcext:value-type="string">
            <text:p>TDI.4L2.B1.1</text:p>
          </table:table-cell>
          <table:table-cell table:style-name="ce6" office:value-type="string" calcext:value-type="string">
            <text:p>CFC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549346438511" calcext:value-type="float">
            <text:p>0.0549346439</text:p>
          </table:table-cell>
          <table:table-cell office:value-type="float" office:value="2.8" calcext:value-type="float">
            <text:p>2.8</text:p>
          </table:table-cell>
          <table:table-cell office:value-type="float" office:value="473.5866501" calcext:value-type="float">
            <text:p>473.5866501</text:p>
          </table:table-cell>
          <table:table-cell office:value-type="float" office:value="293.8738239" calcext:value-type="float">
            <text:p>293.8738239</text:p>
          </table:table-cell>
        </table:table-row>
        <table:table-row table:style-name="ro4">
          <table:table-cell office:value-type="string" calcext:value-type="string">
            <text:p>TDI.4L2.B1.2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00002" calcext:value-type="float">
            <text:p>2.00E-006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549346438511" calcext:value-type="float">
            <text:p>0.0549346439</text:p>
          </table:table-cell>
          <table:table-cell office:value-type="float" office:value="0.6" calcext:value-type="float">
            <text:p>0.6</text:p>
          </table:table-cell>
          <table:table-cell office:value-type="float" office:value="473.5866501" calcext:value-type="float">
            <text:p>473.5866501</text:p>
          </table:table-cell>
          <table:table-cell office:value-type="float" office:value="293.8738239" calcext:value-type="float">
            <text:p>293.8738239</text:p>
          </table:table-cell>
          <table:table-cell/>
          <table:table-cell office:value-type="string" calcext:value-type="string">
            <text:p>TDI.4L2.B1.1</text:p>
          </table:table-cell>
          <table:table-cell table:style-name="ce6" office:value-type="string" calcext:value-type="string">
            <text:p>C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549346438511" calcext:value-type="float">
            <text:p>0.0549346439</text:p>
          </table:table-cell>
          <table:table-cell office:value-type="float" office:value="2.8" calcext:value-type="float">
            <text:p>2.8</text:p>
          </table:table-cell>
          <table:table-cell office:value-type="float" office:value="473.5866501" calcext:value-type="float">
            <text:p>473.5866501</text:p>
          </table:table-cell>
          <table:table-cell office:value-type="float" office:value="293.8738239" calcext:value-type="float">
            <text:p>293.8738239</text:p>
          </table:table-cell>
          <table:table-cell/>
          <table:table-cell office:value-type="string" calcext:value-type="string">
            <text:p>TDI.4L2.B1.2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00002" calcext:value-type="float">
            <text:p>2.00E-006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549346438511" calcext:value-type="float">
            <text:p>0.0549346439</text:p>
          </table:table-cell>
          <table:table-cell office:value-type="float" office:value="0.6" calcext:value-type="float">
            <text:p>0.6</text:p>
          </table:table-cell>
          <table:table-cell office:value-type="float" office:value="473.5866501" calcext:value-type="float">
            <text:p>473.5866501</text:p>
          </table:table-cell>
          <table:table-cell office:value-type="float" office:value="293.8738239" calcext:value-type="float">
            <text:p>293.8738239</text:p>
          </table:table-cell>
        </table:table-row>
        <table:table-row table:style-name="ro4">
          <table:table-cell office:value-type="string" calcext:value-type="string">
            <text:p>TDI.4L2.B1.2</text:p>
          </table:table-cell>
          <table:table-cell office:value-type="string" calcext:value-type="string">
            <text:p>Al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549346438511" calcext:value-type="float">
            <text:p>0.0549346439</text:p>
          </table:table-cell>
          <table:table-cell office:value-type="float" office:value="0.6" calcext:value-type="float">
            <text:p>0.6</text:p>
          </table:table-cell>
          <table:table-cell office:value-type="float" office:value="473.5866501" calcext:value-type="float">
            <text:p>473.5866501</text:p>
          </table:table-cell>
          <table:table-cell office:value-type="float" office:value="293.8738239" calcext:value-type="float">
            <text:p>293.8738239</text:p>
          </table:table-cell>
          <table:table-cell/>
          <table:table-cell office:value-type="string" calcext:value-type="string">
            <text:p>TDI.4L2.B1.2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00002" calcext:value-type="float">
            <text:p>2.00E-006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549346438511" calcext:value-type="float">
            <text:p>0.0549346439</text:p>
          </table:table-cell>
          <table:table-cell office:value-type="float" office:value="0.6" calcext:value-type="float">
            <text:p>0.6</text:p>
          </table:table-cell>
          <table:table-cell office:value-type="float" office:value="473.5866501" calcext:value-type="float">
            <text:p>473.5866501</text:p>
          </table:table-cell>
          <table:table-cell office:value-type="float" office:value="293.8738239" calcext:value-type="float">
            <text:p>293.8738239</text:p>
          </table:table-cell>
          <table:table-cell/>
          <table:table-cell office:value-type="string" calcext:value-type="string">
            <text:p>TDI.4L2.B1.2</text:p>
          </table:table-cell>
          <table:table-cell office:value-type="string" calcext:value-type="string">
            <text:p>Al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549346438511" calcext:value-type="float">
            <text:p>0.0549346439</text:p>
          </table:table-cell>
          <table:table-cell office:value-type="float" office:value="0.6" calcext:value-type="float">
            <text:p>0.6</text:p>
          </table:table-cell>
          <table:table-cell office:value-type="float" office:value="473.5866501" calcext:value-type="float">
            <text:p>473.5866501</text:p>
          </table:table-cell>
          <table:table-cell office:value-type="float" office:value="293.8738239" calcext:value-type="float">
            <text:p>293.8738239</text:p>
          </table:table-cell>
        </table:table-row>
        <table:table-row table:style-name="ro1">
          <table:table-cell office:value-type="string" calcext:value-type="string">
            <text:p>TDI.4L2.B1.3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549346438511" calcext:value-type="float">
            <text:p>0.0549346439</text:p>
          </table:table-cell>
          <table:table-cell office:value-type="float" office:value="0.7" calcext:value-type="float">
            <text:p>0.7</text:p>
          </table:table-cell>
          <table:table-cell office:value-type="float" office:value="473.5866501" calcext:value-type="float">
            <text:p>473.5866501</text:p>
          </table:table-cell>
          <table:table-cell office:value-type="float" office:value="293.8738239" calcext:value-type="float">
            <text:p>293.8738239</text:p>
          </table:table-cell>
          <table:table-cell/>
          <table:table-cell office:value-type="string" calcext:value-type="string">
            <text:p>TDI.4L2.B1.2</text:p>
          </table:table-cell>
          <table:table-cell office:value-type="string" calcext:value-type="string">
            <text:p>Al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549346438511" calcext:value-type="float">
            <text:p>0.0549346439</text:p>
          </table:table-cell>
          <table:table-cell office:value-type="float" office:value="0.6" calcext:value-type="float">
            <text:p>0.6</text:p>
          </table:table-cell>
          <table:table-cell office:value-type="float" office:value="473.5866501" calcext:value-type="float">
            <text:p>473.5866501</text:p>
          </table:table-cell>
          <table:table-cell office:value-type="float" office:value="293.8738239" calcext:value-type="float">
            <text:p>293.8738239</text:p>
          </table:table-cell>
          <table:table-cell/>
          <table:table-cell office:value-type="string" calcext:value-type="string">
            <text:p>TDI.4L2.B1.3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549346438511" calcext:value-type="float">
            <text:p>0.0549346439</text:p>
          </table:table-cell>
          <table:table-cell office:value-type="float" office:value="0.7" calcext:value-type="float">
            <text:p>0.7</text:p>
          </table:table-cell>
          <table:table-cell office:value-type="float" office:value="473.5866501" calcext:value-type="float">
            <text:p>473.5866501</text:p>
          </table:table-cell>
          <table:table-cell office:value-type="float" office:value="293.8738239" calcext:value-type="float">
            <text:p>293.8738239</text:p>
          </table:table-cell>
        </table:table-row>
        <table:table-row table:style-name="ro1">
          <table:table-cell office:value-type="string" calcext:value-type="string">
            <text:p>TCTVA.4L2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524518780672" calcext:value-type="float">
            <text:p>0.0052451878</text:p>
          </table:table-cell>
          <table:table-cell office:value-type="float" office:value="1" calcext:value-type="float">
            <text:p>1</text:p>
          </table:table-cell>
          <table:table-cell office:value-type="float" office:value="221.1225252" calcext:value-type="float">
            <text:p>221.1225252</text:p>
          </table:table-cell>
          <table:table-cell office:value-type="float" office:value="235.668053" calcext:value-type="float">
            <text:p>235.668053</text:p>
          </table:table-cell>
          <table:table-cell/>
          <table:table-cell office:value-type="string" calcext:value-type="string">
            <text:p>TDI.4L2.B1.3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549346438511" calcext:value-type="float">
            <text:p>0.0549346439</text:p>
          </table:table-cell>
          <table:table-cell office:value-type="float" office:value="0.7" calcext:value-type="float">
            <text:p>0.7</text:p>
          </table:table-cell>
          <table:table-cell office:value-type="float" office:value="473.5866501" calcext:value-type="float">
            <text:p>473.5866501</text:p>
          </table:table-cell>
          <table:table-cell office:value-type="float" office:value="293.8738239" calcext:value-type="float">
            <text:p>293.8738239</text:p>
          </table:table-cell>
          <table:table-cell/>
          <table:table-cell office:value-type="string" calcext:value-type="string">
            <text:p>TCTVA.4L2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524518780672" calcext:value-type="float">
            <text:p>0.0052451878</text:p>
          </table:table-cell>
          <table:table-cell office:value-type="float" office:value="1" calcext:value-type="float">
            <text:p>1</text:p>
          </table:table-cell>
          <table:table-cell office:value-type="float" office:value="221.1225252" calcext:value-type="float">
            <text:p>221.1225252</text:p>
          </table:table-cell>
          <table:table-cell office:value-type="float" office:value="235.668053" calcext:value-type="float">
            <text:p>235.668053</text:p>
          </table:table-cell>
        </table:table-row>
        <table:table-row table:style-name="ro4">
          <table:table-cell office:value-type="string" calcext:value-type="string">
            <text:p>TCLIA.4R2</text:p>
          </table:table-cell>
          <table:table-cell office:value-type="string" calcext:value-type="string">
            <text:p>C</text:p>
          </table:table-cell>
          <table:table-cell table:style-name="ce11" office:value-type="float" office:value="0.033" calcext:value-type="float">
            <text:p>3.3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279664271829" calcext:value-type="float">
            <text:p>0.0279664272</text:p>
          </table:table-cell>
          <table:table-cell office:value-type="float" office:value="1" calcext:value-type="float">
            <text:p>1</text:p>
          </table:table-cell>
          <table:table-cell office:value-type="float" office:value="302.0372168" calcext:value-type="float">
            <text:p>302.0372168</text:p>
          </table:table-cell>
          <table:table-cell office:value-type="float" office:value="510.9905492" calcext:value-type="float">
            <text:p>510.9905492</text:p>
          </table:table-cell>
          <table:table-cell/>
          <table:table-cell office:value-type="string" calcext:value-type="string">
            <text:p>TCTVA.4L2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524518780672" calcext:value-type="float">
            <text:p>0.0052451878</text:p>
          </table:table-cell>
          <table:table-cell office:value-type="float" office:value="1" calcext:value-type="float">
            <text:p>1</text:p>
          </table:table-cell>
          <table:table-cell office:value-type="float" office:value="221.1225252" calcext:value-type="float">
            <text:p>221.1225252</text:p>
          </table:table-cell>
          <table:table-cell office:value-type="float" office:value="235.668053" calcext:value-type="float">
            <text:p>235.668053</text:p>
          </table:table-cell>
          <table:table-cell/>
          <table:table-cell office:value-type="string" calcext:value-type="string">
            <text:p>TCLIA.4R2</text:p>
          </table:table-cell>
          <table:table-cell office:value-type="string" calcext:value-type="string">
            <text:p>C</text:p>
          </table:table-cell>
          <table:table-cell table:style-name="ce11" office:value-type="float" office:value="0.033" calcext:value-type="float">
            <text:p>3.3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279664271829" calcext:value-type="float">
            <text:p>0.0279664272</text:p>
          </table:table-cell>
          <table:table-cell office:value-type="float" office:value="1" calcext:value-type="float">
            <text:p>1</text:p>
          </table:table-cell>
          <table:table-cell office:value-type="float" office:value="302.0372168" calcext:value-type="float">
            <text:p>302.0372168</text:p>
          </table:table-cell>
          <table:table-cell office:value-type="float" office:value="510.9905492" calcext:value-type="float">
            <text:p>510.9905492</text:p>
          </table:table-cell>
        </table:table-row>
        <table:table-row table:style-name="ro4">
          <table:table-cell office:value-type="string" calcext:value-type="string">
            <text:p>TCLIB.6R2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249205916696" calcext:value-type="float">
            <text:p>0.0249205917</text:p>
          </table:table-cell>
          <table:table-cell office:value-type="float" office:value="1" calcext:value-type="float">
            <text:p>1</text:p>
          </table:table-cell>
          <table:table-cell office:value-type="float" office:value="347.8846895" calcext:value-type="float">
            <text:p>347.8846895</text:p>
          </table:table-cell>
          <table:table-cell office:value-type="float" office:value="17.25667973" calcext:value-type="float">
            <text:p>17.25667973</text:p>
          </table:table-cell>
          <table:table-cell/>
          <table:table-cell office:value-type="string" calcext:value-type="string">
            <text:p>TCLIA.4R2</text:p>
          </table:table-cell>
          <table:table-cell office:value-type="string" calcext:value-type="string">
            <text:p>C</text:p>
          </table:table-cell>
          <table:table-cell table:style-name="ce11" office:value-type="float" office:value="0.033" calcext:value-type="float">
            <text:p>3.3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279664271829" calcext:value-type="float">
            <text:p>0.0279664272</text:p>
          </table:table-cell>
          <table:table-cell office:value-type="float" office:value="1" calcext:value-type="float">
            <text:p>1</text:p>
          </table:table-cell>
          <table:table-cell office:value-type="float" office:value="302.0372168" calcext:value-type="float">
            <text:p>302.0372168</text:p>
          </table:table-cell>
          <table:table-cell office:value-type="float" office:value="510.9905492" calcext:value-type="float">
            <text:p>510.9905492</text:p>
          </table:table-cell>
          <table:table-cell/>
          <table:table-cell office:value-type="string" calcext:value-type="string">
            <text:p>TCLIB.6R2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249205916696" calcext:value-type="float">
            <text:p>0.0249205917</text:p>
          </table:table-cell>
          <table:table-cell office:value-type="float" office:value="1" calcext:value-type="float">
            <text:p>1</text:p>
          </table:table-cell>
          <table:table-cell office:value-type="float" office:value="347.8846895" calcext:value-type="float">
            <text:p>347.8846895</text:p>
          </table:table-cell>
          <table:table-cell office:value-type="float" office:value="17.25667973" calcext:value-type="float">
            <text:p>17.25667973</text:p>
          </table:table-cell>
        </table:table-row>
        <table:table-row table:style-name="ro1">
          <table:table-cell office:value-type="string" calcext:value-type="string">
            <text:p>TCP.6L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94815279986" calcext:value-type="float">
            <text:p>0.0039481528</text:p>
          </table:table-cell>
          <table:table-cell office:value-type="float" office:value="0.6" calcext:value-type="float">
            <text:p>0.6</text:p>
          </table:table-cell>
          <table:table-cell office:value-type="float" office:value="131.524016" calcext:value-type="float">
            <text:p>131.524016</text:p>
          </table:table-cell>
          <table:table-cell office:value-type="float" office:value="144.6957057" calcext:value-type="float">
            <text:p>144.6957057</text:p>
          </table:table-cell>
          <table:table-cell/>
          <table:table-cell office:value-type="string" calcext:value-type="string">
            <text:p>TCLIB.6R2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249205916696" calcext:value-type="float">
            <text:p>0.0249205917</text:p>
          </table:table-cell>
          <table:table-cell office:value-type="float" office:value="1" calcext:value-type="float">
            <text:p>1</text:p>
          </table:table-cell>
          <table:table-cell office:value-type="float" office:value="347.8846895" calcext:value-type="float">
            <text:p>347.8846895</text:p>
          </table:table-cell>
          <table:table-cell office:value-type="float" office:value="17.25667973" calcext:value-type="float">
            <text:p>17.25667973</text:p>
          </table:table-cell>
          <table:table-cell/>
          <table:table-cell office:value-type="string" calcext:value-type="string">
            <text:p>TCP.6L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94815279986" calcext:value-type="float">
            <text:p>0.0039481528</text:p>
          </table:table-cell>
          <table:table-cell office:value-type="float" office:value="0.6" calcext:value-type="float">
            <text:p>0.6</text:p>
          </table:table-cell>
          <table:table-cell office:value-type="float" office:value="131.524016" calcext:value-type="float">
            <text:p>131.524016</text:p>
          </table:table-cell>
          <table:table-cell office:value-type="float" office:value="144.6957057" calcext:value-type="float">
            <text:p>144.6957057</text:p>
          </table:table-cell>
        </table:table-row>
        <table:table-row table:style-name="ro1">
          <table:table-cell office:value-type="string" calcext:value-type="string">
            <text:p>TCSG.5L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469098266571" calcext:value-type="float">
            <text:p>0.0046909827</text:p>
          </table:table-cell>
          <table:table-cell office:value-type="float" office:value="1" calcext:value-type="float">
            <text:p>1</text:p>
          </table:table-cell>
          <table:table-cell office:value-type="float" office:value="54.3154276" calcext:value-type="float">
            <text:p>54.3154276</text:p>
          </table:table-cell>
          <table:table-cell office:value-type="float" office:value="299.4063453" calcext:value-type="float">
            <text:p>299.4063453</text:p>
          </table:table-cell>
          <table:table-cell/>
          <table:table-cell office:value-type="string" calcext:value-type="string">
            <text:p>TCP.6L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94815279986" calcext:value-type="float">
            <text:p>0.0039481528</text:p>
          </table:table-cell>
          <table:table-cell office:value-type="float" office:value="0.6" calcext:value-type="float">
            <text:p>0.6</text:p>
          </table:table-cell>
          <table:table-cell office:value-type="float" office:value="131.524016" calcext:value-type="float">
            <text:p>131.524016</text:p>
          </table:table-cell>
          <table:table-cell office:value-type="float" office:value="144.6957057" calcext:value-type="float">
            <text:p>144.6957057</text:p>
          </table:table-cell>
          <table:table-cell/>
          <table:table-cell office:value-type="string" calcext:value-type="string">
            <text:p>TCSG.5L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469098266571" calcext:value-type="float">
            <text:p>0.0046909827</text:p>
          </table:table-cell>
          <table:table-cell office:value-type="float" office:value="1" calcext:value-type="float">
            <text:p>1</text:p>
          </table:table-cell>
          <table:table-cell office:value-type="float" office:value="54.3154276" calcext:value-type="float">
            <text:p>54.3154276</text:p>
          </table:table-cell>
          <table:table-cell office:value-type="float" office:value="299.4063453" calcext:value-type="float">
            <text:p>299.4063453</text:p>
          </table:table-cell>
        </table:table-row>
        <table:table-row table:style-name="ro1">
          <table:table-cell office:value-type="string" calcext:value-type="string">
            <text:p>TCSG.4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31028031479" calcext:value-type="float">
            <text:p>0.0023102803</text:p>
          </table:table-cell>
          <table:table-cell office:value-type="float" office:value="1" calcext:value-type="float">
            <text:p>1</text:p>
          </table:table-cell>
          <table:table-cell office:value-type="float" office:value="26.35781537" calcext:value-type="float">
            <text:p>26.35781537</text:p>
          </table:table-cell>
          <table:table-cell office:value-type="float" office:value="393.6850067" calcext:value-type="float">
            <text:p>393.6850067</text:p>
          </table:table-cell>
          <table:table-cell/>
          <table:table-cell office:value-type="string" calcext:value-type="string">
            <text:p>TCSG.5L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469098266571" calcext:value-type="float">
            <text:p>0.0046909827</text:p>
          </table:table-cell>
          <table:table-cell office:value-type="float" office:value="1" calcext:value-type="float">
            <text:p>1</text:p>
          </table:table-cell>
          <table:table-cell office:value-type="float" office:value="54.3154276" calcext:value-type="float">
            <text:p>54.3154276</text:p>
          </table:table-cell>
          <table:table-cell office:value-type="float" office:value="299.4063453" calcext:value-type="float">
            <text:p>299.4063453</text:p>
          </table:table-cell>
          <table:table-cell/>
          <table:table-cell office:value-type="string" calcext:value-type="string">
            <text:p>TCSG.4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31028031479" calcext:value-type="float">
            <text:p>0.0023102803</text:p>
          </table:table-cell>
          <table:table-cell office:value-type="float" office:value="1" calcext:value-type="float">
            <text:p>1</text:p>
          </table:table-cell>
          <table:table-cell office:value-type="float" office:value="26.35781537" calcext:value-type="float">
            <text:p>26.35781537</text:p>
          </table:table-cell>
          <table:table-cell office:value-type="float" office:value="393.6850067" calcext:value-type="float">
            <text:p>393.6850067</text:p>
          </table:table-cell>
        </table:table-row>
        <table:table-row table:style-name="ro1">
          <table:table-cell office:value-type="string" calcext:value-type="string">
            <text:p>TCSG.A5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98" calcext:value-type="float">
            <text:p>2.98</text:p>
          </table:table-cell>
          <table:table-cell office:value-type="float" office:value="0.00295787166458" calcext:value-type="float">
            <text:p>0.0029578717</text:p>
          </table:table-cell>
          <table:table-cell office:value-type="float" office:value="1" calcext:value-type="float">
            <text:p>1</text:p>
          </table:table-cell>
          <table:table-cell office:value-type="float" office:value="36.58803834" calcext:value-type="float">
            <text:p>36.58803834</text:p>
          </table:table-cell>
          <table:table-cell office:value-type="float" office:value="341.3431129" calcext:value-type="float">
            <text:p>341.3431129</text:p>
          </table:table-cell>
          <table:table-cell/>
          <table:table-cell office:value-type="string" calcext:value-type="string">
            <text:p>TCSG.4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31028031479" calcext:value-type="float">
            <text:p>0.0023102803</text:p>
          </table:table-cell>
          <table:table-cell office:value-type="float" office:value="1" calcext:value-type="float">
            <text:p>1</text:p>
          </table:table-cell>
          <table:table-cell office:value-type="float" office:value="26.35781537" calcext:value-type="float">
            <text:p>26.35781537</text:p>
          </table:table-cell>
          <table:table-cell office:value-type="float" office:value="393.6850067" calcext:value-type="float">
            <text:p>393.6850067</text:p>
          </table:table-cell>
          <table:table-cell/>
          <table:table-cell office:value-type="string" calcext:value-type="string">
            <text:p>TCSG.A5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98" calcext:value-type="float">
            <text:p>2.98</text:p>
          </table:table-cell>
          <table:table-cell office:value-type="float" office:value="0.00295787166458" calcext:value-type="float">
            <text:p>0.0029578717</text:p>
          </table:table-cell>
          <table:table-cell office:value-type="float" office:value="1" calcext:value-type="float">
            <text:p>1</text:p>
          </table:table-cell>
          <table:table-cell office:value-type="float" office:value="36.58803834" calcext:value-type="float">
            <text:p>36.58803834</text:p>
          </table:table-cell>
          <table:table-cell office:value-type="float" office:value="341.3431129" calcext:value-type="float">
            <text:p>341.3431129</text:p>
          </table:table-cell>
        </table:table-row>
        <table:table-row table:style-name="ro1">
          <table:table-cell office:value-type="string" calcext:value-type="string">
            <text:p>TCSG.B5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334945457329" calcext:value-type="float">
            <text:p>0.0033494546</text:p>
          </table:table-cell>
          <table:table-cell office:value-type="float" office:value="1" calcext:value-type="float">
            <text:p>1</text:p>
          </table:table-cell>
          <table:table-cell office:value-type="float" office:value="46.50250124" calcext:value-type="float">
            <text:p>46.50250124</text:p>
          </table:table-cell>
          <table:table-cell office:value-type="float" office:value="310.0565062" calcext:value-type="float">
            <text:p>310.0565062</text:p>
          </table:table-cell>
          <table:table-cell/>
          <table:table-cell office:value-type="string" calcext:value-type="string">
            <text:p>TCSG.A5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98" calcext:value-type="float">
            <text:p>2.98</text:p>
          </table:table-cell>
          <table:table-cell office:value-type="float" office:value="0.00295787166458" calcext:value-type="float">
            <text:p>0.0029578717</text:p>
          </table:table-cell>
          <table:table-cell office:value-type="float" office:value="1" calcext:value-type="float">
            <text:p>1</text:p>
          </table:table-cell>
          <table:table-cell office:value-type="float" office:value="36.58803834" calcext:value-type="float">
            <text:p>36.58803834</text:p>
          </table:table-cell>
          <table:table-cell office:value-type="float" office:value="341.3431129" calcext:value-type="float">
            <text:p>341.3431129</text:p>
          </table:table-cell>
          <table:table-cell/>
          <table:table-cell office:value-type="string" calcext:value-type="string">
            <text:p>TCSG.B5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334945457329" calcext:value-type="float">
            <text:p>0.0033494546</text:p>
          </table:table-cell>
          <table:table-cell office:value-type="float" office:value="1" calcext:value-type="float">
            <text:p>1</text:p>
          </table:table-cell>
          <table:table-cell office:value-type="float" office:value="46.50250124" calcext:value-type="float">
            <text:p>46.50250124</text:p>
          </table:table-cell>
          <table:table-cell office:value-type="float" office:value="310.0565062" calcext:value-type="float">
            <text:p>310.0565062</text:p>
          </table:table-cell>
        </table:table-row>
        <table:table-row table:style-name="ro1">
          <table:table-cell office:value-type="string" calcext:value-type="string">
            <text:p>TCLA.A5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67626943952" calcext:value-type="float">
            <text:p>0.0066762694</text:p>
          </table:table-cell>
          <table:table-cell office:value-type="float" office:value="1" calcext:value-type="float">
            <text:p>1</text:p>
          </table:table-cell>
          <table:table-cell office:value-type="float" office:value="144.774308" calcext:value-type="float">
            <text:p>144.774308</text:p>
          </table:table-cell>
          <table:table-cell office:value-type="float" office:value="174.1627209" calcext:value-type="float">
            <text:p>174.1627209</text:p>
          </table:table-cell>
          <table:table-cell/>
          <table:table-cell office:value-type="string" calcext:value-type="string">
            <text:p>TCSG.B5R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334945457329" calcext:value-type="float">
            <text:p>0.0033494546</text:p>
          </table:table-cell>
          <table:table-cell office:value-type="float" office:value="1" calcext:value-type="float">
            <text:p>1</text:p>
          </table:table-cell>
          <table:table-cell office:value-type="float" office:value="46.50250124" calcext:value-type="float">
            <text:p>46.50250124</text:p>
          </table:table-cell>
          <table:table-cell office:value-type="float" office:value="310.0565062" calcext:value-type="float">
            <text:p>310.0565062</text:p>
          </table:table-cell>
          <table:table-cell/>
          <table:table-cell office:value-type="string" calcext:value-type="string">
            <text:p>TCLA.A5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67626943952" calcext:value-type="float">
            <text:p>0.0066762694</text:p>
          </table:table-cell>
          <table:table-cell office:value-type="float" office:value="1" calcext:value-type="float">
            <text:p>1</text:p>
          </table:table-cell>
          <table:table-cell office:value-type="float" office:value="144.774308" calcext:value-type="float">
            <text:p>144.774308</text:p>
          </table:table-cell>
          <table:table-cell office:value-type="float" office:value="174.1627209" calcext:value-type="float">
            <text:p>174.1627209</text:p>
          </table:table-cell>
        </table:table-row>
        <table:table-row table:style-name="ro1">
          <table:table-cell office:value-type="string" calcext:value-type="string">
            <text:p>TCLA.B5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19769832008" calcext:value-type="float">
            <text:p>0.0061976983</text:p>
          </table:table-cell>
          <table:table-cell office:value-type="float" office:value="1" calcext:value-type="float">
            <text:p>1</text:p>
          </table:table-cell>
          <table:table-cell office:value-type="float" office:value="153.9437954" calcext:value-type="float">
            <text:p>153.9437954</text:p>
          </table:table-cell>
          <table:table-cell office:value-type="float" office:value="166.8872504" calcext:value-type="float">
            <text:p>166.8872504</text:p>
          </table:table-cell>
          <table:table-cell/>
          <table:table-cell office:value-type="string" calcext:value-type="string">
            <text:p>TCLA.A5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67626943952" calcext:value-type="float">
            <text:p>0.0066762694</text:p>
          </table:table-cell>
          <table:table-cell office:value-type="float" office:value="1" calcext:value-type="float">
            <text:p>1</text:p>
          </table:table-cell>
          <table:table-cell office:value-type="float" office:value="144.774308" calcext:value-type="float">
            <text:p>144.774308</text:p>
          </table:table-cell>
          <table:table-cell office:value-type="float" office:value="174.1627209" calcext:value-type="float">
            <text:p>174.1627209</text:p>
          </table:table-cell>
          <table:table-cell/>
          <table:table-cell office:value-type="string" calcext:value-type="string">
            <text:p>TCLA.B5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19769832008" calcext:value-type="float">
            <text:p>0.0061976983</text:p>
          </table:table-cell>
          <table:table-cell office:value-type="float" office:value="1" calcext:value-type="float">
            <text:p>1</text:p>
          </table:table-cell>
          <table:table-cell office:value-type="float" office:value="153.9437954" calcext:value-type="float">
            <text:p>153.9437954</text:p>
          </table:table-cell>
          <table:table-cell office:value-type="float" office:value="166.8872504" calcext:value-type="float">
            <text:p>166.8872504</text:p>
          </table:table-cell>
        </table:table-row>
        <table:table-row table:style-name="ro1">
          <table:table-cell office:value-type="string" calcext:value-type="string">
            <text:p>TCLA.6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74387186828" calcext:value-type="float">
            <text:p>0.0057438719</text:p>
          </table:table-cell>
          <table:table-cell office:value-type="float" office:value="1" calcext:value-type="float">
            <text:p>1</text:p>
          </table:table-cell>
          <table:table-cell office:value-type="float" office:value="126.7955592" calcext:value-type="float">
            <text:p>126.7955592</text:p>
          </table:table-cell>
          <table:table-cell office:value-type="float" office:value="170.6996242" calcext:value-type="float">
            <text:p>170.6996242</text:p>
          </table:table-cell>
          <table:table-cell/>
          <table:table-cell office:value-type="string" calcext:value-type="string">
            <text:p>TCLA.B5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19769832008" calcext:value-type="float">
            <text:p>0.0061976983</text:p>
          </table:table-cell>
          <table:table-cell office:value-type="float" office:value="1" calcext:value-type="float">
            <text:p>1</text:p>
          </table:table-cell>
          <table:table-cell office:value-type="float" office:value="153.9437954" calcext:value-type="float">
            <text:p>153.9437954</text:p>
          </table:table-cell>
          <table:table-cell office:value-type="float" office:value="166.8872504" calcext:value-type="float">
            <text:p>166.8872504</text:p>
          </table:table-cell>
          <table:table-cell/>
          <table:table-cell office:value-type="string" calcext:value-type="string">
            <text:p>TCLA.6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74387186828" calcext:value-type="float">
            <text:p>0.0057438719</text:p>
          </table:table-cell>
          <table:table-cell office:value-type="float" office:value="1" calcext:value-type="float">
            <text:p>1</text:p>
          </table:table-cell>
          <table:table-cell office:value-type="float" office:value="126.7955592" calcext:value-type="float">
            <text:p>126.7955592</text:p>
          </table:table-cell>
          <table:table-cell office:value-type="float" office:value="170.6996242" calcext:value-type="float">
            <text:p>170.6996242</text:p>
          </table:table-cell>
        </table:table-row>
        <table:table-row table:style-name="ro1">
          <table:table-cell office:value-type="string" calcext:value-type="string">
            <text:p>TCLA.7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418073127971" calcext:value-type="float">
            <text:p>0.0041807313</text:p>
          </table:table-cell>
          <table:table-cell office:value-type="float" office:value="1" calcext:value-type="float">
            <text:p>1</text:p>
          </table:table-cell>
          <table:table-cell office:value-type="float" office:value="68.32117856" calcext:value-type="float">
            <text:p>68.32117856</text:p>
          </table:table-cell>
          <table:table-cell office:value-type="float" office:value="88.24020281" calcext:value-type="float">
            <text:p>88.24020281</text:p>
          </table:table-cell>
          <table:table-cell/>
          <table:table-cell office:value-type="string" calcext:value-type="string">
            <text:p>TCLA.6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74387186828" calcext:value-type="float">
            <text:p>0.0057438719</text:p>
          </table:table-cell>
          <table:table-cell office:value-type="float" office:value="1" calcext:value-type="float">
            <text:p>1</text:p>
          </table:table-cell>
          <table:table-cell office:value-type="float" office:value="126.7955592" calcext:value-type="float">
            <text:p>126.7955592</text:p>
          </table:table-cell>
          <table:table-cell office:value-type="float" office:value="170.6996242" calcext:value-type="float">
            <text:p>170.6996242</text:p>
          </table:table-cell>
          <table:table-cell/>
          <table:table-cell office:value-type="string" calcext:value-type="string">
            <text:p>TCLA.7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418073127971" calcext:value-type="float">
            <text:p>0.0041807313</text:p>
          </table:table-cell>
          <table:table-cell office:value-type="float" office:value="1" calcext:value-type="float">
            <text:p>1</text:p>
          </table:table-cell>
          <table:table-cell office:value-type="float" office:value="68.32117856" calcext:value-type="float">
            <text:p>68.32117856</text:p>
          </table:table-cell>
          <table:table-cell office:value-type="float" office:value="88.24020281" calcext:value-type="float">
            <text:p>88.24020281</text:p>
          </table:table-cell>
        </table:table-row>
        <table:table-row table:style-name="ro1">
          <table:table-cell office:value-type="string" calcext:value-type="string">
            <text:p>TCTH.4L5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976705392348" calcext:value-type="float">
            <text:p>0.0097670539</text:p>
          </table:table-cell>
          <table:table-cell office:value-type="float" office:value="1" calcext:value-type="float">
            <text:p>1</text:p>
          </table:table-cell>
          <table:table-cell office:value-type="float" office:value="1439.120627" calcext:value-type="float">
            <text:p>1439.120627</text:p>
          </table:table-cell>
          <table:table-cell office:value-type="float" office:value="560.5738845" calcext:value-type="float">
            <text:p>560.5738845</text:p>
          </table:table-cell>
          <table:table-cell/>
          <table:table-cell office:value-type="string" calcext:value-type="string">
            <text:p>TCLA.7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418073127971" calcext:value-type="float">
            <text:p>0.0041807313</text:p>
          </table:table-cell>
          <table:table-cell office:value-type="float" office:value="1" calcext:value-type="float">
            <text:p>1</text:p>
          </table:table-cell>
          <table:table-cell office:value-type="float" office:value="68.32117856" calcext:value-type="float">
            <text:p>68.32117856</text:p>
          </table:table-cell>
          <table:table-cell office:value-type="float" office:value="88.24020281" calcext:value-type="float">
            <text:p>88.24020281</text:p>
          </table:table-cell>
          <table:table-cell/>
          <table:table-cell office:value-type="string" calcext:value-type="string">
            <text:p>TCTH.4L5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976705392348" calcext:value-type="float">
            <text:p>0.0097670539</text:p>
          </table:table-cell>
          <table:table-cell office:value-type="float" office:value="1" calcext:value-type="float">
            <text:p>1</text:p>
          </table:table-cell>
          <table:table-cell office:value-type="float" office:value="1439.120627" calcext:value-type="float">
            <text:p>1439.120627</text:p>
          </table:table-cell>
          <table:table-cell office:value-type="float" office:value="560.5738845" calcext:value-type="float">
            <text:p>560.5738845</text:p>
          </table:table-cell>
        </table:table-row>
        <table:table-row table:style-name="ro1">
          <table:table-cell office:value-type="string" calcext:value-type="string">
            <text:p>TCTVA.4L5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21835469663" calcext:value-type="float">
            <text:p>0.0062183547</text:p>
          </table:table-cell>
          <table:table-cell office:value-type="float" office:value="1" calcext:value-type="float">
            <text:p>1</text:p>
          </table:table-cell>
          <table:table-cell office:value-type="float" office:value="1444.810645" calcext:value-type="float">
            <text:p>1444.810645</text:p>
          </table:table-cell>
          <table:table-cell office:value-type="float" office:value="591.5939048" calcext:value-type="float">
            <text:p>591.5939048</text:p>
          </table:table-cell>
          <table:table-cell/>
          <table:table-cell office:value-type="string" calcext:value-type="string">
            <text:p>TCTH.4L5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976705392348" calcext:value-type="float">
            <text:p>0.0097670539</text:p>
          </table:table-cell>
          <table:table-cell office:value-type="float" office:value="1" calcext:value-type="float">
            <text:p>1</text:p>
          </table:table-cell>
          <table:table-cell office:value-type="float" office:value="1439.120627" calcext:value-type="float">
            <text:p>1439.120627</text:p>
          </table:table-cell>
          <table:table-cell office:value-type="float" office:value="560.5738845" calcext:value-type="float">
            <text:p>560.5738845</text:p>
          </table:table-cell>
          <table:table-cell/>
          <table:table-cell office:value-type="string" calcext:value-type="string">
            <text:p>TCTVA.4L5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21835469663" calcext:value-type="float">
            <text:p>0.0062183547</text:p>
          </table:table-cell>
          <table:table-cell office:value-type="float" office:value="1" calcext:value-type="float">
            <text:p>1</text:p>
          </table:table-cell>
          <table:table-cell office:value-type="float" office:value="1444.810645" calcext:value-type="float">
            <text:p>1444.810645</text:p>
          </table:table-cell>
          <table:table-cell office:value-type="float" office:value="591.5939048" calcext:value-type="float">
            <text:p>591.5939048</text:p>
          </table:table-cell>
        </table:table-row>
        <table:table-row table:style-name="ro4">
          <table:table-cell office:value-type="string" calcext:value-type="string">
            <text:p>TCL.5R5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55618526465" calcext:value-type="float">
            <text:p>0.0035561853</text:p>
          </table:table-cell>
          <table:table-cell office:value-type="float" office:value="1" calcext:value-type="float">
            <text:p>1</text:p>
          </table:table-cell>
          <table:table-cell office:value-type="float" office:value="154.9239917" calcext:value-type="float">
            <text:p>154.9239917</text:p>
          </table:table-cell>
          <table:table-cell office:value-type="float" office:value="819.3395407" calcext:value-type="float">
            <text:p>819.3395407</text:p>
          </table:table-cell>
          <table:table-cell/>
          <table:table-cell office:value-type="string" calcext:value-type="string">
            <text:p>TCTVA.4L5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21835469663" calcext:value-type="float">
            <text:p>0.0062183547</text:p>
          </table:table-cell>
          <table:table-cell office:value-type="float" office:value="1" calcext:value-type="float">
            <text:p>1</text:p>
          </table:table-cell>
          <table:table-cell office:value-type="float" office:value="1444.810645" calcext:value-type="float">
            <text:p>1444.810645</text:p>
          </table:table-cell>
          <table:table-cell office:value-type="float" office:value="591.5939048" calcext:value-type="float">
            <text:p>591.5939048</text:p>
          </table:table-cell>
          <table:table-cell/>
          <table:table-cell office:value-type="string" calcext:value-type="string">
            <text:p>TCL.5R5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55618526465" calcext:value-type="float">
            <text:p>0.0035561853</text:p>
          </table:table-cell>
          <table:table-cell office:value-type="float" office:value="1" calcext:value-type="float">
            <text:p>1</text:p>
          </table:table-cell>
          <table:table-cell office:value-type="float" office:value="154.9239917" calcext:value-type="float">
            <text:p>154.9239917</text:p>
          </table:table-cell>
          <table:table-cell office:value-type="float" office:value="819.3395407" calcext:value-type="float">
            <text:p>819.3395407</text:p>
          </table:table-cell>
        </table:table-row>
        <table:table-row table:style-name="ro4">
          <table:table-cell office:value-type="string" calcext:value-type="string">
            <text:p>TCDQA.A4R6.B1</text:p>
          </table:table-cell>
          <table:table-cell office:value-type="string" calcext:value-type="string">
            <text:p>C</text:p>
          </table:table-cell>
          <table:table-cell table:style-name="ce11" office:value-type="float" office:value="0.75" calcext:value-type="float">
            <text:p>7.50E-001</text:p>
          </table:table-cell>
          <table:table-cell office:value-type="float" office:value="0" calcext:value-type="float">
            <text:p>0</text:p>
          </table:table-cell>
          <table:table-cell office:value-type="float" office:value="0.00423315161139" calcext:value-type="float">
            <text:p>0.0042331516</text:p>
          </table:table-cell>
          <table:table-cell office:value-type="float" office:value="3" calcext:value-type="float">
            <text:p>3</text:p>
          </table:table-cell>
          <table:table-cell office:value-type="float" office:value="495.2536583" calcext:value-type="float">
            <text:p>495.2536583</text:p>
          </table:table-cell>
          <table:table-cell office:value-type="float" office:value="165.4590727" calcext:value-type="float">
            <text:p>165.4590727</text:p>
          </table:table-cell>
          <table:table-cell/>
          <table:table-cell office:value-type="string" calcext:value-type="string">
            <text:p>TCL.5R5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55618526465" calcext:value-type="float">
            <text:p>0.0035561853</text:p>
          </table:table-cell>
          <table:table-cell office:value-type="float" office:value="1" calcext:value-type="float">
            <text:p>1</text:p>
          </table:table-cell>
          <table:table-cell office:value-type="float" office:value="154.9239917" calcext:value-type="float">
            <text:p>154.9239917</text:p>
          </table:table-cell>
          <table:table-cell office:value-type="float" office:value="819.3395407" calcext:value-type="float">
            <text:p>819.3395407</text:p>
          </table:table-cell>
          <table:table-cell/>
          <table:table-cell office:value-type="string" calcext:value-type="string">
            <text:p>TCDQA.A4R6.B1</text:p>
          </table:table-cell>
          <table:table-cell office:value-type="string" calcext:value-type="string">
            <text:p>C</text:p>
          </table:table-cell>
          <table:table-cell table:style-name="ce11" office:value-type="float" office:value="0.75" calcext:value-type="float">
            <text:p>7.50E-001</text:p>
          </table:table-cell>
          <table:table-cell office:value-type="float" office:value="0" calcext:value-type="float">
            <text:p>0</text:p>
          </table:table-cell>
          <table:table-cell office:value-type="float" office:value="0.00423315161139" calcext:value-type="float">
            <text:p>0.0042331516</text:p>
          </table:table-cell>
          <table:table-cell office:value-type="float" office:value="3" calcext:value-type="float">
            <text:p>3</text:p>
          </table:table-cell>
          <table:table-cell office:value-type="float" office:value="495.2536583" calcext:value-type="float">
            <text:p>495.2536583</text:p>
          </table:table-cell>
          <table:table-cell office:value-type="float" office:value="165.4590727" calcext:value-type="float">
            <text:p>165.4590727</text:p>
          </table:table-cell>
        </table:table-row>
        <table:table-row table:style-name="ro4">
          <table:table-cell office:value-type="string" calcext:value-type="string">
            <text:p>TCDQA.B4R6.B1</text:p>
          </table:table-cell>
          <table:table-cell office:value-type="string" calcext:value-type="string">
            <text:p>C</text:p>
          </table:table-cell>
          <table:table-cell table:style-name="ce11" office:value-type="float" office:value="0.75" calcext:value-type="float">
            <text:p>7.50E-001</text:p>
          </table:table-cell>
          <table:table-cell office:value-type="float" office:value="0" calcext:value-type="float">
            <text:p>0</text:p>
          </table:table-cell>
          <table:table-cell office:value-type="float" office:value="0.00423315161139" calcext:value-type="float">
            <text:p>0.0042331516</text:p>
          </table:table-cell>
          <table:table-cell office:value-type="float" office:value="3" calcext:value-type="float">
            <text:p>3</text:p>
          </table:table-cell>
          <table:table-cell office:value-type="float" office:value="506.3879224" calcext:value-type="float">
            <text:p>506.3879224</text:p>
          </table:table-cell>
          <table:table-cell office:value-type="float" office:value="169.7345346" calcext:value-type="float">
            <text:p>169.7345346</text:p>
          </table:table-cell>
          <table:table-cell/>
          <table:table-cell office:value-type="string" calcext:value-type="string">
            <text:p>TCDQA.A4R6.B1</text:p>
          </table:table-cell>
          <table:table-cell office:value-type="string" calcext:value-type="string">
            <text:p>C</text:p>
          </table:table-cell>
          <table:table-cell table:style-name="ce11" office:value-type="float" office:value="0.75" calcext:value-type="float">
            <text:p>7.50E-001</text:p>
          </table:table-cell>
          <table:table-cell office:value-type="float" office:value="0" calcext:value-type="float">
            <text:p>0</text:p>
          </table:table-cell>
          <table:table-cell office:value-type="float" office:value="0.00423315161139" calcext:value-type="float">
            <text:p>0.0042331516</text:p>
          </table:table-cell>
          <table:table-cell office:value-type="float" office:value="3" calcext:value-type="float">
            <text:p>3</text:p>
          </table:table-cell>
          <table:table-cell office:value-type="float" office:value="495.2536583" calcext:value-type="float">
            <text:p>495.2536583</text:p>
          </table:table-cell>
          <table:table-cell office:value-type="float" office:value="165.4590727" calcext:value-type="float">
            <text:p>165.4590727</text:p>
          </table:table-cell>
          <table:table-cell/>
          <table:table-cell office:value-type="string" calcext:value-type="string">
            <text:p>TCDQA.B4R6.B1</text:p>
          </table:table-cell>
          <table:table-cell office:value-type="string" calcext:value-type="string">
            <text:p>C</text:p>
          </table:table-cell>
          <table:table-cell table:style-name="ce11" office:value-type="float" office:value="0.75" calcext:value-type="float">
            <text:p>7.50E-001</text:p>
          </table:table-cell>
          <table:table-cell office:value-type="float" office:value="0" calcext:value-type="float">
            <text:p>0</text:p>
          </table:table-cell>
          <table:table-cell office:value-type="float" office:value="0.00423315161139" calcext:value-type="float">
            <text:p>0.0042331516</text:p>
          </table:table-cell>
          <table:table-cell office:value-type="float" office:value="3" calcext:value-type="float">
            <text:p>3</text:p>
          </table:table-cell>
          <table:table-cell office:value-type="float" office:value="506.3879224" calcext:value-type="float">
            <text:p>506.3879224</text:p>
          </table:table-cell>
          <table:table-cell office:value-type="float" office:value="169.7345346" calcext:value-type="float">
            <text:p>169.7345346</text:p>
          </table:table-cell>
        </table:table-row>
        <table:table-row table:style-name="ro4">
          <table:table-cell office:value-type="string" calcext:value-type="string">
            <text:p>TCSG.4R6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463811933331" calcext:value-type="float">
            <text:p>0.0046381193</text:p>
          </table:table-cell>
          <table:table-cell office:value-type="float" office:value="1" calcext:value-type="float">
            <text:p>1</text:p>
          </table:table-cell>
          <table:table-cell office:value-type="float" office:value="520.4619794" calcext:value-type="float">
            <text:p>520.4619794</text:p>
          </table:table-cell>
          <table:table-cell office:value-type="float" office:value="175.3311897" calcext:value-type="float">
            <text:p>175.3311897</text:p>
          </table:table-cell>
          <table:table-cell/>
          <table:table-cell office:value-type="string" calcext:value-type="string">
            <text:p>TCDQA.B4R6.B1</text:p>
          </table:table-cell>
          <table:table-cell office:value-type="string" calcext:value-type="string">
            <text:p>C</text:p>
          </table:table-cell>
          <table:table-cell table:style-name="ce11" office:value-type="float" office:value="0.75" calcext:value-type="float">
            <text:p>7.50E-001</text:p>
          </table:table-cell>
          <table:table-cell office:value-type="float" office:value="0" calcext:value-type="float">
            <text:p>0</text:p>
          </table:table-cell>
          <table:table-cell office:value-type="float" office:value="0.00423315161139" calcext:value-type="float">
            <text:p>0.0042331516</text:p>
          </table:table-cell>
          <table:table-cell office:value-type="float" office:value="3" calcext:value-type="float">
            <text:p>3</text:p>
          </table:table-cell>
          <table:table-cell office:value-type="float" office:value="506.3879224" calcext:value-type="float">
            <text:p>506.3879224</text:p>
          </table:table-cell>
          <table:table-cell office:value-type="float" office:value="169.7345346" calcext:value-type="float">
            <text:p>169.7345346</text:p>
          </table:table-cell>
          <table:table-cell/>
          <table:table-cell office:value-type="string" calcext:value-type="string">
            <text:p>TCSG.4R6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463811933331" calcext:value-type="float">
            <text:p>0.0046381193</text:p>
          </table:table-cell>
          <table:table-cell office:value-type="float" office:value="1" calcext:value-type="float">
            <text:p>1</text:p>
          </table:table-cell>
          <table:table-cell office:value-type="float" office:value="520.4619794" calcext:value-type="float">
            <text:p>520.4619794</text:p>
          </table:table-cell>
          <table:table-cell office:value-type="float" office:value="175.3311897" calcext:value-type="float">
            <text:p>175.3311897</text:p>
          </table:table-cell>
        </table:table-row>
        <table:table-row table:style-name="ro1">
          <table:table-cell office:value-type="string" calcext:value-type="string">
            <text:p>TCP.D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107488767635" calcext:value-type="float">
            <text:p>0.0010748877</text:p>
          </table:table-cell>
          <table:table-cell office:value-type="float" office:value="0.6" calcext:value-type="float">
            <text:p>0.6</text:p>
          </table:table-cell>
          <table:table-cell office:value-type="float" office:value="158.8713464" calcext:value-type="float">
            <text:p>158.8713464</text:p>
          </table:table-cell>
          <table:table-cell office:value-type="float" office:value="78.26341253" calcext:value-type="float">
            <text:p>78.26341253</text:p>
          </table:table-cell>
          <table:table-cell/>
          <table:table-cell office:value-type="string" calcext:value-type="string">
            <text:p>TCSG.4R6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463811933331" calcext:value-type="float">
            <text:p>0.0046381193</text:p>
          </table:table-cell>
          <table:table-cell office:value-type="float" office:value="1" calcext:value-type="float">
            <text:p>1</text:p>
          </table:table-cell>
          <table:table-cell office:value-type="float" office:value="520.4619794" calcext:value-type="float">
            <text:p>520.4619794</text:p>
          </table:table-cell>
          <table:table-cell office:value-type="float" office:value="175.3311897" calcext:value-type="float">
            <text:p>175.3311897</text:p>
          </table:table-cell>
          <table:table-cell/>
          <table:table-cell office:value-type="string" calcext:value-type="string">
            <text:p>TCP.D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107488767635" calcext:value-type="float">
            <text:p>0.0010748877</text:p>
          </table:table-cell>
          <table:table-cell office:value-type="float" office:value="0.6" calcext:value-type="float">
            <text:p>0.6</text:p>
          </table:table-cell>
          <table:table-cell office:value-type="float" office:value="158.8713464" calcext:value-type="float">
            <text:p>158.8713464</text:p>
          </table:table-cell>
          <table:table-cell office:value-type="float" office:value="78.26341253" calcext:value-type="float">
            <text:p>78.26341253</text:p>
          </table:table-cell>
        </table:table-row>
        <table:table-row table:style-name="ro1">
          <table:table-cell office:value-type="string" calcext:value-type="string">
            <text:p>TCP.C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47724194261" calcext:value-type="float">
            <text:p>0.0014772419</text:p>
          </table:table-cell>
          <table:table-cell office:value-type="float" office:value="0.6" calcext:value-type="float">
            <text:p>0.6</text:p>
          </table:table-cell>
          <table:table-cell office:value-type="float" office:value="150.5289079" calcext:value-type="float">
            <text:p>150.5289079</text:p>
          </table:table-cell>
          <table:table-cell office:value-type="float" office:value="82.76328772" calcext:value-type="float">
            <text:p>82.76328772</text:p>
          </table:table-cell>
          <table:table-cell/>
          <table:table-cell office:value-type="string" calcext:value-type="string">
            <text:p>TCP.D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107488767635" calcext:value-type="float">
            <text:p>0.0010748877</text:p>
          </table:table-cell>
          <table:table-cell office:value-type="float" office:value="0.6" calcext:value-type="float">
            <text:p>0.6</text:p>
          </table:table-cell>
          <table:table-cell office:value-type="float" office:value="158.8713464" calcext:value-type="float">
            <text:p>158.8713464</text:p>
          </table:table-cell>
          <table:table-cell office:value-type="float" office:value="78.26341253" calcext:value-type="float">
            <text:p>78.26341253</text:p>
          </table:table-cell>
          <table:table-cell/>
          <table:table-cell office:value-type="string" calcext:value-type="string">
            <text:p>TCP.C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47724194261" calcext:value-type="float">
            <text:p>0.0014772419</text:p>
          </table:table-cell>
          <table:table-cell office:value-type="float" office:value="0.6" calcext:value-type="float">
            <text:p>0.6</text:p>
          </table:table-cell>
          <table:table-cell office:value-type="float" office:value="150.5289079" calcext:value-type="float">
            <text:p>150.5289079</text:p>
          </table:table-cell>
          <table:table-cell office:value-type="float" office:value="82.76328772" calcext:value-type="float">
            <text:p>82.76328772</text:p>
          </table:table-cell>
        </table:table-row>
        <table:table-row table:style-name="ro1">
          <table:table-cell office:value-type="string" calcext:value-type="string">
            <text:p>TCP.B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22" calcext:value-type="float">
            <text:p>2.22</text:p>
          </table:table-cell>
          <table:table-cell office:value-type="float" office:value="0.00125274512724" calcext:value-type="float">
            <text:p>0.0012527451</text:p>
          </table:table-cell>
          <table:table-cell office:value-type="float" office:value="0.6" calcext:value-type="float">
            <text:p>0.6</text:p>
          </table:table-cell>
          <table:table-cell office:value-type="float" office:value="142.4631836" calcext:value-type="float">
            <text:p>142.4631836</text:p>
          </table:table-cell>
          <table:table-cell office:value-type="float" office:value="87.48835261" calcext:value-type="float">
            <text:p>87.48835261</text:p>
          </table:table-cell>
          <table:table-cell/>
          <table:table-cell office:value-type="string" calcext:value-type="string">
            <text:p>TCP.C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47724194261" calcext:value-type="float">
            <text:p>0.0014772419</text:p>
          </table:table-cell>
          <table:table-cell office:value-type="float" office:value="0.6" calcext:value-type="float">
            <text:p>0.6</text:p>
          </table:table-cell>
          <table:table-cell office:value-type="float" office:value="150.5289079" calcext:value-type="float">
            <text:p>150.5289079</text:p>
          </table:table-cell>
          <table:table-cell office:value-type="float" office:value="82.76328772" calcext:value-type="float">
            <text:p>82.76328772</text:p>
          </table:table-cell>
          <table:table-cell/>
          <table:table-cell office:value-type="string" calcext:value-type="string">
            <text:p>TCP.B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22" calcext:value-type="float">
            <text:p>2.22</text:p>
          </table:table-cell>
          <table:table-cell office:value-type="float" office:value="0.00125274512724" calcext:value-type="float">
            <text:p>0.0012527451</text:p>
          </table:table-cell>
          <table:table-cell office:value-type="float" office:value="0.6" calcext:value-type="float">
            <text:p>0.6</text:p>
          </table:table-cell>
          <table:table-cell office:value-type="float" office:value="142.4631836" calcext:value-type="float">
            <text:p>142.4631836</text:p>
          </table:table-cell>
          <table:table-cell office:value-type="float" office:value="87.48835261" calcext:value-type="float">
            <text:p>87.48835261</text:p>
          </table:table-cell>
        </table:table-row>
        <table:table-row table:style-name="ro1">
          <table:table-cell office:value-type="string" calcext:value-type="string">
            <text:p>TCSG.A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46" calcext:value-type="float">
            <text:p>2.46</text:p>
          </table:table-cell>
          <table:table-cell office:value-type="float" office:value="0.00192601380713" calcext:value-type="float">
            <text:p>0.0019260138</text:p>
          </table:table-cell>
          <table:table-cell office:value-type="float" office:value="1" calcext:value-type="float">
            <text:p>1</text:p>
          </table:table-cell>
          <table:table-cell office:value-type="float" office:value="39.26524645" calcext:value-type="float">
            <text:p>39.26524645</text:p>
          </table:table-cell>
          <table:table-cell office:value-type="float" office:value="229.2537021" calcext:value-type="float">
            <text:p>229.2537021</text:p>
          </table:table-cell>
          <table:table-cell/>
          <table:table-cell office:value-type="string" calcext:value-type="string">
            <text:p>TCP.B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22" calcext:value-type="float">
            <text:p>2.22</text:p>
          </table:table-cell>
          <table:table-cell office:value-type="float" office:value="0.00125274512724" calcext:value-type="float">
            <text:p>0.0012527451</text:p>
          </table:table-cell>
          <table:table-cell office:value-type="float" office:value="0.6" calcext:value-type="float">
            <text:p>0.6</text:p>
          </table:table-cell>
          <table:table-cell office:value-type="float" office:value="142.4631836" calcext:value-type="float">
            <text:p>142.4631836</text:p>
          </table:table-cell>
          <table:table-cell office:value-type="float" office:value="87.48835261" calcext:value-type="float">
            <text:p>87.48835261</text:p>
          </table:table-cell>
          <table:table-cell/>
          <table:table-cell office:value-type="string" calcext:value-type="string">
            <text:p>TCSG.A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46" calcext:value-type="float">
            <text:p>2.46</text:p>
          </table:table-cell>
          <table:table-cell office:value-type="float" office:value="0.00192601380713" calcext:value-type="float">
            <text:p>0.0019260138</text:p>
          </table:table-cell>
          <table:table-cell office:value-type="float" office:value="1" calcext:value-type="float">
            <text:p>1</text:p>
          </table:table-cell>
          <table:table-cell office:value-type="float" office:value="39.26524645" calcext:value-type="float">
            <text:p>39.26524645</text:p>
          </table:table-cell>
          <table:table-cell office:value-type="float" office:value="229.2537021" calcext:value-type="float">
            <text:p>229.2537021</text:p>
          </table:table-cell>
        </table:table-row>
        <table:table-row table:style-name="ro1">
          <table:table-cell office:value-type="string" calcext:value-type="string">
            <text:p>TCSG.B5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5" calcext:value-type="float">
            <text:p>2.5</text:p>
          </table:table-cell>
          <table:table-cell office:value-type="float" office:value="0.00228796910287" calcext:value-type="float">
            <text:p>0.0022879691</text:p>
          </table:table-cell>
          <table:table-cell office:value-type="float" office:value="1" calcext:value-type="float">
            <text:p>1</text:p>
          </table:table-cell>
          <table:table-cell office:value-type="float" office:value="163.1459989" calcext:value-type="float">
            <text:p>163.1459989</text:p>
          </table:table-cell>
          <table:table-cell office:value-type="float" office:value="163.8588104" calcext:value-type="float">
            <text:p>163.8588104</text:p>
          </table:table-cell>
          <table:table-cell/>
          <table:table-cell office:value-type="string" calcext:value-type="string">
            <text:p>TCSG.A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46" calcext:value-type="float">
            <text:p>2.46</text:p>
          </table:table-cell>
          <table:table-cell office:value-type="float" office:value="0.00192601380713" calcext:value-type="float">
            <text:p>0.0019260138</text:p>
          </table:table-cell>
          <table:table-cell office:value-type="float" office:value="1" calcext:value-type="float">
            <text:p>1</text:p>
          </table:table-cell>
          <table:table-cell office:value-type="float" office:value="39.26524645" calcext:value-type="float">
            <text:p>39.26524645</text:p>
          </table:table-cell>
          <table:table-cell office:value-type="float" office:value="229.2537021" calcext:value-type="float">
            <text:p>229.2537021</text:p>
          </table:table-cell>
          <table:table-cell/>
          <table:table-cell office:value-type="string" calcext:value-type="string">
            <text:p>TCSG.B5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5" calcext:value-type="float">
            <text:p>2.5</text:p>
          </table:table-cell>
          <table:table-cell office:value-type="float" office:value="0.00228796910287" calcext:value-type="float">
            <text:p>0.0022879691</text:p>
          </table:table-cell>
          <table:table-cell office:value-type="float" office:value="1" calcext:value-type="float">
            <text:p>1</text:p>
          </table:table-cell>
          <table:table-cell office:value-type="float" office:value="163.1459989" calcext:value-type="float">
            <text:p>163.1459989</text:p>
          </table:table-cell>
          <table:table-cell office:value-type="float" office:value="163.8588104" calcext:value-type="float">
            <text:p>163.8588104</text:p>
          </table:table-cell>
        </table:table-row>
        <table:table-row table:style-name="ro1">
          <table:table-cell office:value-type="string" calcext:value-type="string">
            <text:p>TCSG.A5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71" calcext:value-type="float">
            <text:p>0.71</text:p>
          </table:table-cell>
          <table:table-cell office:value-type="float" office:value="0.00233106608666" calcext:value-type="float">
            <text:p>0.0023310661</text:p>
          </table:table-cell>
          <table:table-cell office:value-type="float" office:value="1" calcext:value-type="float">
            <text:p>1</text:p>
          </table:table-cell>
          <table:table-cell office:value-type="float" office:value="189.3926407" calcext:value-type="float">
            <text:p>189.3926407</text:p>
          </table:table-cell>
          <table:table-cell office:value-type="float" office:value="143.4699683" calcext:value-type="float">
            <text:p>143.4699683</text:p>
          </table:table-cell>
          <table:table-cell/>
          <table:table-cell office:value-type="string" calcext:value-type="string">
            <text:p>TCSG.B5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5" calcext:value-type="float">
            <text:p>2.5</text:p>
          </table:table-cell>
          <table:table-cell office:value-type="float" office:value="0.00228796910287" calcext:value-type="float">
            <text:p>0.0022879691</text:p>
          </table:table-cell>
          <table:table-cell office:value-type="float" office:value="1" calcext:value-type="float">
            <text:p>1</text:p>
          </table:table-cell>
          <table:table-cell office:value-type="float" office:value="163.1459989" calcext:value-type="float">
            <text:p>163.1459989</text:p>
          </table:table-cell>
          <table:table-cell office:value-type="float" office:value="163.8588104" calcext:value-type="float">
            <text:p>163.8588104</text:p>
          </table:table-cell>
          <table:table-cell/>
          <table:table-cell office:value-type="string" calcext:value-type="string">
            <text:p>TCSG.A5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71" calcext:value-type="float">
            <text:p>0.71</text:p>
          </table:table-cell>
          <table:table-cell office:value-type="float" office:value="0.00233106608666" calcext:value-type="float">
            <text:p>0.0023310661</text:p>
          </table:table-cell>
          <table:table-cell office:value-type="float" office:value="1" calcext:value-type="float">
            <text:p>1</text:p>
          </table:table-cell>
          <table:table-cell office:value-type="float" office:value="189.3926407" calcext:value-type="float">
            <text:p>189.3926407</text:p>
          </table:table-cell>
          <table:table-cell office:value-type="float" office:value="143.4699683" calcext:value-type="float">
            <text:p>143.4699683</text:p>
          </table:table-cell>
        </table:table-row>
        <table:table-row table:style-name="ro1">
          <table:table-cell office:value-type="string" calcext:value-type="string">
            <text:p>TCSG.D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148117968045" calcext:value-type="float">
            <text:p>0.0014811797</text:p>
          </table:table-cell>
          <table:table-cell office:value-type="float" office:value="1" calcext:value-type="float">
            <text:p>1</text:p>
          </table:table-cell>
          <table:table-cell office:value-type="float" office:value="334.9759425" calcext:value-type="float">
            <text:p>334.9759425</text:p>
          </table:table-cell>
          <table:table-cell office:value-type="float" office:value="67.96628229" calcext:value-type="float">
            <text:p>67.96628229</text:p>
          </table:table-cell>
          <table:table-cell/>
          <table:table-cell office:value-type="string" calcext:value-type="string">
            <text:p>TCSG.A5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71" calcext:value-type="float">
            <text:p>0.71</text:p>
          </table:table-cell>
          <table:table-cell office:value-type="float" office:value="0.00233106608666" calcext:value-type="float">
            <text:p>0.0023310661</text:p>
          </table:table-cell>
          <table:table-cell office:value-type="float" office:value="1" calcext:value-type="float">
            <text:p>1</text:p>
          </table:table-cell>
          <table:table-cell office:value-type="float" office:value="189.3926407" calcext:value-type="float">
            <text:p>189.3926407</text:p>
          </table:table-cell>
          <table:table-cell office:value-type="float" office:value="143.4699683" calcext:value-type="float">
            <text:p>143.4699683</text:p>
          </table:table-cell>
          <table:table-cell/>
          <table:table-cell office:value-type="string" calcext:value-type="string">
            <text:p>TCSG.D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148117968045" calcext:value-type="float">
            <text:p>0.0014811797</text:p>
          </table:table-cell>
          <table:table-cell office:value-type="float" office:value="1" calcext:value-type="float">
            <text:p>1</text:p>
          </table:table-cell>
          <table:table-cell office:value-type="float" office:value="334.9759425" calcext:value-type="float">
            <text:p>334.9759425</text:p>
          </table:table-cell>
          <table:table-cell office:value-type="float" office:value="67.96628229" calcext:value-type="float">
            <text:p>67.96628229</text:p>
          </table:table-cell>
        </table:table-row>
        <table:table-row table:style-name="ro1">
          <table:table-cell office:value-type="string" calcext:value-type="string">
            <text:p>TCSG.B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11251197046" calcext:value-type="float">
            <text:p>0.002112512</text:p>
          </table:table-cell>
          <table:table-cell office:value-type="float" office:value="1" calcext:value-type="float">
            <text:p>1</text:p>
          </table:table-cell>
          <table:table-cell office:value-type="float" office:value="138.333951" calcext:value-type="float">
            <text:p>138.333951</text:p>
          </table:table-cell>
          <table:table-cell office:value-type="float" office:value="132.2487483" calcext:value-type="float">
            <text:p>132.2487483</text:p>
          </table:table-cell>
          <table:table-cell/>
          <table:table-cell office:value-type="string" calcext:value-type="string">
            <text:p>TCSG.D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148117968045" calcext:value-type="float">
            <text:p>0.0014811797</text:p>
          </table:table-cell>
          <table:table-cell office:value-type="float" office:value="1" calcext:value-type="float">
            <text:p>1</text:p>
          </table:table-cell>
          <table:table-cell office:value-type="float" office:value="334.9759425" calcext:value-type="float">
            <text:p>334.9759425</text:p>
          </table:table-cell>
          <table:table-cell office:value-type="float" office:value="67.96628229" calcext:value-type="float">
            <text:p>67.96628229</text:p>
          </table:table-cell>
          <table:table-cell/>
          <table:table-cell office:value-type="string" calcext:value-type="string">
            <text:p>TCSG.B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11251197046" calcext:value-type="float">
            <text:p>0.002112512</text:p>
          </table:table-cell>
          <table:table-cell office:value-type="float" office:value="1" calcext:value-type="float">
            <text:p>1</text:p>
          </table:table-cell>
          <table:table-cell office:value-type="float" office:value="138.333951" calcext:value-type="float">
            <text:p>138.333951</text:p>
          </table:table-cell>
          <table:table-cell office:value-type="float" office:value="132.2487483" calcext:value-type="float">
            <text:p>132.2487483</text:p>
          </table:table-cell>
        </table:table-row>
        <table:table-row table:style-name="ro1">
          <table:table-cell office:value-type="string" calcext:value-type="string">
            <text:p>TCSG.A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35" calcext:value-type="float">
            <text:p>2.35</text:p>
          </table:table-cell>
          <table:table-cell office:value-type="float" office:value="0.00209736921662" calcext:value-type="float">
            <text:p>0.0020973692</text:p>
          </table:table-cell>
          <table:table-cell office:value-type="float" office:value="1" calcext:value-type="float">
            <text:p>1</text:p>
          </table:table-cell>
          <table:table-cell office:value-type="float" office:value="127.3342545" calcext:value-type="float">
            <text:p>127.3342545</text:p>
          </table:table-cell>
          <table:table-cell office:value-type="float" office:value="142.626783" calcext:value-type="float">
            <text:p>142.626783</text:p>
          </table:table-cell>
          <table:table-cell/>
          <table:table-cell office:value-type="string" calcext:value-type="string">
            <text:p>TCSG.B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11251197046" calcext:value-type="float">
            <text:p>0.002112512</text:p>
          </table:table-cell>
          <table:table-cell office:value-type="float" office:value="1" calcext:value-type="float">
            <text:p>1</text:p>
          </table:table-cell>
          <table:table-cell office:value-type="float" office:value="138.333951" calcext:value-type="float">
            <text:p>138.333951</text:p>
          </table:table-cell>
          <table:table-cell office:value-type="float" office:value="132.2487483" calcext:value-type="float">
            <text:p>132.2487483</text:p>
          </table:table-cell>
          <table:table-cell/>
          <table:table-cell office:value-type="string" calcext:value-type="string">
            <text:p>TCSG.A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35" calcext:value-type="float">
            <text:p>2.35</text:p>
          </table:table-cell>
          <table:table-cell office:value-type="float" office:value="0.00209736921662" calcext:value-type="float">
            <text:p>0.0020973692</text:p>
          </table:table-cell>
          <table:table-cell office:value-type="float" office:value="1" calcext:value-type="float">
            <text:p>1</text:p>
          </table:table-cell>
          <table:table-cell office:value-type="float" office:value="127.3342545" calcext:value-type="float">
            <text:p>127.3342545</text:p>
          </table:table-cell>
          <table:table-cell office:value-type="float" office:value="142.626783" calcext:value-type="float">
            <text:p>142.626783</text:p>
          </table:table-cell>
        </table:table-row>
        <table:table-row table:style-name="ro1">
          <table:table-cell office:value-type="string" calcext:value-type="string">
            <text:p>TCSG.A4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808" calcext:value-type="float">
            <text:p>0.808</text:p>
          </table:table-cell>
          <table:table-cell office:value-type="float" office:value="0.0021062424239" calcext:value-type="float">
            <text:p>0.0021062424</text:p>
          </table:table-cell>
          <table:table-cell office:value-type="float" office:value="1" calcext:value-type="float">
            <text:p>1</text:p>
          </table:table-cell>
          <table:table-cell office:value-type="float" office:value="117.0313472" calcext:value-type="float">
            <text:p>117.0313472</text:p>
          </table:table-cell>
          <table:table-cell office:value-type="float" office:value="153.6298324" calcext:value-type="float">
            <text:p>153.6298324</text:p>
          </table:table-cell>
          <table:table-cell/>
          <table:table-cell office:value-type="string" calcext:value-type="string">
            <text:p>TCSG.A4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35" calcext:value-type="float">
            <text:p>2.35</text:p>
          </table:table-cell>
          <table:table-cell office:value-type="float" office:value="0.00209736921662" calcext:value-type="float">
            <text:p>0.0020973692</text:p>
          </table:table-cell>
          <table:table-cell office:value-type="float" office:value="1" calcext:value-type="float">
            <text:p>1</text:p>
          </table:table-cell>
          <table:table-cell office:value-type="float" office:value="127.3342545" calcext:value-type="float">
            <text:p>127.3342545</text:p>
          </table:table-cell>
          <table:table-cell office:value-type="float" office:value="142.626783" calcext:value-type="float">
            <text:p>142.626783</text:p>
          </table:table-cell>
          <table:table-cell/>
          <table:table-cell office:value-type="string" calcext:value-type="string">
            <text:p>TCSG.A4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808" calcext:value-type="float">
            <text:p>0.808</text:p>
          </table:table-cell>
          <table:table-cell office:value-type="float" office:value="0.0021062424239" calcext:value-type="float">
            <text:p>0.0021062424</text:p>
          </table:table-cell>
          <table:table-cell office:value-type="float" office:value="1" calcext:value-type="float">
            <text:p>1</text:p>
          </table:table-cell>
          <table:table-cell office:value-type="float" office:value="117.0313472" calcext:value-type="float">
            <text:p>117.0313472</text:p>
          </table:table-cell>
          <table:table-cell office:value-type="float" office:value="153.6298324" calcext:value-type="float">
            <text:p>153.6298324</text:p>
          </table:table-cell>
        </table:table-row>
        <table:table-row table:style-name="ro1">
          <table:table-cell office:value-type="string" calcext:value-type="string">
            <text:p>TCSG.B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47" calcext:value-type="float">
            <text:p>2.47</text:p>
          </table:table-cell>
          <table:table-cell office:value-type="float" office:value="0.00239231579827" calcext:value-type="float">
            <text:p>0.0023923158</text:p>
          </table:table-cell>
          <table:table-cell office:value-type="float" office:value="1" calcext:value-type="float">
            <text:p>1</text:p>
          </table:table-cell>
          <table:table-cell office:value-type="float" office:value="124.2955007" calcext:value-type="float">
            <text:p>124.2955007</text:p>
          </table:table-cell>
          <table:table-cell office:value-type="float" office:value="263.7084438" calcext:value-type="float">
            <text:p>263.7084438</text:p>
          </table:table-cell>
          <table:table-cell/>
          <table:table-cell office:value-type="string" calcext:value-type="string">
            <text:p>TCSG.A4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808" calcext:value-type="float">
            <text:p>0.808</text:p>
          </table:table-cell>
          <table:table-cell office:value-type="float" office:value="0.0021062424239" calcext:value-type="float">
            <text:p>0.0021062424</text:p>
          </table:table-cell>
          <table:table-cell office:value-type="float" office:value="1" calcext:value-type="float">
            <text:p>1</text:p>
          </table:table-cell>
          <table:table-cell office:value-type="float" office:value="117.0313472" calcext:value-type="float">
            <text:p>117.0313472</text:p>
          </table:table-cell>
          <table:table-cell office:value-type="float" office:value="153.6298324" calcext:value-type="float">
            <text:p>153.6298324</text:p>
          </table:table-cell>
          <table:table-cell/>
          <table:table-cell office:value-type="string" calcext:value-type="string">
            <text:p>TCSG.B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47" calcext:value-type="float">
            <text:p>2.47</text:p>
          </table:table-cell>
          <table:table-cell office:value-type="float" office:value="0.00239231579827" calcext:value-type="float">
            <text:p>0.0023923158</text:p>
          </table:table-cell>
          <table:table-cell office:value-type="float" office:value="1" calcext:value-type="float">
            <text:p>1</text:p>
          </table:table-cell>
          <table:table-cell office:value-type="float" office:value="124.2955007" calcext:value-type="float">
            <text:p>124.2955007</text:p>
          </table:table-cell>
          <table:table-cell office:value-type="float" office:value="263.7084438" calcext:value-type="float">
            <text:p>263.7084438</text:p>
          </table:table-cell>
        </table:table-row>
        <table:table-row table:style-name="ro1">
          <table:table-cell office:value-type="string" calcext:value-type="string">
            <text:p>TCSG.D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241547695249" calcext:value-type="float">
            <text:p>0.002415477</text:p>
          </table:table-cell>
          <table:table-cell office:value-type="float" office:value="1" calcext:value-type="float">
            <text:p>1</text:p>
          </table:table-cell>
          <table:table-cell office:value-type="float" office:value="217.2325075" calcext:value-type="float">
            <text:p>217.2325075</text:p>
          </table:table-cell>
          <table:table-cell office:value-type="float" office:value="155.6444945" calcext:value-type="float">
            <text:p>155.6444945</text:p>
          </table:table-cell>
          <table:table-cell/>
          <table:table-cell office:value-type="string" calcext:value-type="string">
            <text:p>TCSG.B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47" calcext:value-type="float">
            <text:p>2.47</text:p>
          </table:table-cell>
          <table:table-cell office:value-type="float" office:value="0.00239231579827" calcext:value-type="float">
            <text:p>0.0023923158</text:p>
          </table:table-cell>
          <table:table-cell office:value-type="float" office:value="1" calcext:value-type="float">
            <text:p>1</text:p>
          </table:table-cell>
          <table:table-cell office:value-type="float" office:value="124.2955007" calcext:value-type="float">
            <text:p>124.2955007</text:p>
          </table:table-cell>
          <table:table-cell office:value-type="float" office:value="263.7084438" calcext:value-type="float">
            <text:p>263.7084438</text:p>
          </table:table-cell>
          <table:table-cell/>
          <table:table-cell office:value-type="string" calcext:value-type="string">
            <text:p>TCSG.D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241547695249" calcext:value-type="float">
            <text:p>0.002415477</text:p>
          </table:table-cell>
          <table:table-cell office:value-type="float" office:value="1" calcext:value-type="float">
            <text:p>1</text:p>
          </table:table-cell>
          <table:table-cell office:value-type="float" office:value="217.2325075" calcext:value-type="float">
            <text:p>217.2325075</text:p>
          </table:table-cell>
          <table:table-cell office:value-type="float" office:value="155.6444945" calcext:value-type="float">
            <text:p>155.6444945</text:p>
          </table:table-cell>
        </table:table-row>
        <table:table-row table:style-name="ro1">
          <table:table-cell office:value-type="string" calcext:value-type="string">
            <text:p>TCSG.E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28" calcext:value-type="float">
            <text:p>2.28</text:p>
          </table:table-cell>
          <table:table-cell office:value-type="float" office:value="0.00241552417471" calcext:value-type="float">
            <text:p>0.0024155242</text:p>
          </table:table-cell>
          <table:table-cell office:value-type="float" office:value="1" calcext:value-type="float">
            <text:p>1</text:p>
          </table:table-cell>
          <table:table-cell office:value-type="float" office:value="244.982351" calcext:value-type="float">
            <text:p>244.982351</text:p>
          </table:table-cell>
          <table:table-cell office:value-type="float" office:value="133.4498679" calcext:value-type="float">
            <text:p>133.4498679</text:p>
          </table:table-cell>
          <table:table-cell/>
          <table:table-cell office:value-type="string" calcext:value-type="string">
            <text:p>TCSG.D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241547695249" calcext:value-type="float">
            <text:p>0.002415477</text:p>
          </table:table-cell>
          <table:table-cell office:value-type="float" office:value="1" calcext:value-type="float">
            <text:p>1</text:p>
          </table:table-cell>
          <table:table-cell office:value-type="float" office:value="217.2325075" calcext:value-type="float">
            <text:p>217.2325075</text:p>
          </table:table-cell>
          <table:table-cell office:value-type="float" office:value="155.6444945" calcext:value-type="float">
            <text:p>155.6444945</text:p>
          </table:table-cell>
          <table:table-cell/>
          <table:table-cell office:value-type="string" calcext:value-type="string">
            <text:p>TCSG.E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28" calcext:value-type="float">
            <text:p>2.28</text:p>
          </table:table-cell>
          <table:table-cell office:value-type="float" office:value="0.00241552417471" calcext:value-type="float">
            <text:p>0.0024155242</text:p>
          </table:table-cell>
          <table:table-cell office:value-type="float" office:value="1" calcext:value-type="float">
            <text:p>1</text:p>
          </table:table-cell>
          <table:table-cell office:value-type="float" office:value="244.982351" calcext:value-type="float">
            <text:p>244.982351</text:p>
          </table:table-cell>
          <table:table-cell office:value-type="float" office:value="133.4498679" calcext:value-type="float">
            <text:p>133.4498679</text:p>
          </table:table-cell>
        </table:table-row>
        <table:table-row table:style-name="ro1">
          <table:table-cell office:value-type="string" calcext:value-type="string">
            <text:p>TCSG.6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033109749748" calcext:value-type="float">
            <text:p>0.003310975</text:p>
          </table:table-cell>
          <table:table-cell office:value-type="float" office:value="1" calcext:value-type="float">
            <text:p>1</text:p>
          </table:table-cell>
          <table:table-cell office:value-type="float" office:value="332.9465658" calcext:value-type="float">
            <text:p>332.9465658</text:p>
          </table:table-cell>
          <table:table-cell office:value-type="float" office:value="47.34300809" calcext:value-type="float">
            <text:p>47.34300809</text:p>
          </table:table-cell>
          <table:table-cell/>
          <table:table-cell office:value-type="string" calcext:value-type="string">
            <text:p>TCSG.E5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28" calcext:value-type="float">
            <text:p>2.28</text:p>
          </table:table-cell>
          <table:table-cell office:value-type="float" office:value="0.00241552417471" calcext:value-type="float">
            <text:p>0.0024155242</text:p>
          </table:table-cell>
          <table:table-cell office:value-type="float" office:value="1" calcext:value-type="float">
            <text:p>1</text:p>
          </table:table-cell>
          <table:table-cell office:value-type="float" office:value="244.982351" calcext:value-type="float">
            <text:p>244.982351</text:p>
          </table:table-cell>
          <table:table-cell office:value-type="float" office:value="133.4498679" calcext:value-type="float">
            <text:p>133.4498679</text:p>
          </table:table-cell>
          <table:table-cell/>
          <table:table-cell office:value-type="string" calcext:value-type="string">
            <text:p>TCSG.6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033109749748" calcext:value-type="float">
            <text:p>0.003310975</text:p>
          </table:table-cell>
          <table:table-cell office:value-type="float" office:value="1" calcext:value-type="float">
            <text:p>1</text:p>
          </table:table-cell>
          <table:table-cell office:value-type="float" office:value="332.9465658" calcext:value-type="float">
            <text:p>332.9465658</text:p>
          </table:table-cell>
          <table:table-cell office:value-type="float" office:value="47.34300809" calcext:value-type="float">
            <text:p>47.34300809</text:p>
          </table:table-cell>
        </table:table-row>
        <table:table-row table:style-name="ro1">
          <table:table-cell office:value-type="string" calcext:value-type="string">
            <text:p>TCLA.A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1623303702" calcext:value-type="float">
            <text:p>0.0016233037</text:p>
          </table:table-cell>
          <table:table-cell office:value-type="float" office:value="1" calcext:value-type="float">
            <text:p>1</text:p>
          </table:table-cell>
          <table:table-cell office:value-type="float" office:value="294.4448081" calcext:value-type="float">
            <text:p>294.4448081</text:p>
          </table:table-cell>
          <table:table-cell office:value-type="float" office:value="48.29115288" calcext:value-type="float">
            <text:p>48.29115288</text:p>
          </table:table-cell>
          <table:table-cell/>
          <table:table-cell office:value-type="string" calcext:value-type="string">
            <text:p>TCSG.6R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033109749748" calcext:value-type="float">
            <text:p>0.003310975</text:p>
          </table:table-cell>
          <table:table-cell office:value-type="float" office:value="1" calcext:value-type="float">
            <text:p>1</text:p>
          </table:table-cell>
          <table:table-cell office:value-type="float" office:value="332.9465658" calcext:value-type="float">
            <text:p>332.9465658</text:p>
          </table:table-cell>
          <table:table-cell office:value-type="float" office:value="47.34300809" calcext:value-type="float">
            <text:p>47.34300809</text:p>
          </table:table-cell>
          <table:table-cell/>
          <table:table-cell office:value-type="string" calcext:value-type="string">
            <text:p>TCLA.A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1623303702" calcext:value-type="float">
            <text:p>0.0016233037</text:p>
          </table:table-cell>
          <table:table-cell office:value-type="float" office:value="1" calcext:value-type="float">
            <text:p>1</text:p>
          </table:table-cell>
          <table:table-cell office:value-type="float" office:value="294.4448081" calcext:value-type="float">
            <text:p>294.4448081</text:p>
          </table:table-cell>
          <table:table-cell office:value-type="float" office:value="48.29115288" calcext:value-type="float">
            <text:p>48.29115288</text:p>
          </table:table-cell>
        </table:table-row>
        <table:table-row table:style-name="ro1">
          <table:table-cell office:value-type="string" calcext:value-type="string">
            <text:p>TCLA.B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98428413367" calcext:value-type="float">
            <text:p>0.0029842841</text:p>
          </table:table-cell>
          <table:table-cell office:value-type="float" office:value="1" calcext:value-type="float">
            <text:p>1</text:p>
          </table:table-cell>
          <table:table-cell office:value-type="float" office:value="157.7002644" calcext:value-type="float">
            <text:p>157.7002644</text:p>
          </table:table-cell>
          <table:table-cell office:value-type="float" office:value="77.17729857" calcext:value-type="float">
            <text:p>77.17729857</text:p>
          </table:table-cell>
          <table:table-cell/>
          <table:table-cell office:value-type="string" calcext:value-type="string">
            <text:p>TCLA.A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1623303702" calcext:value-type="float">
            <text:p>0.0016233037</text:p>
          </table:table-cell>
          <table:table-cell office:value-type="float" office:value="1" calcext:value-type="float">
            <text:p>1</text:p>
          </table:table-cell>
          <table:table-cell office:value-type="float" office:value="294.4448081" calcext:value-type="float">
            <text:p>294.4448081</text:p>
          </table:table-cell>
          <table:table-cell office:value-type="float" office:value="48.29115288" calcext:value-type="float">
            <text:p>48.29115288</text:p>
          </table:table-cell>
          <table:table-cell/>
          <table:table-cell office:value-type="string" calcext:value-type="string">
            <text:p>TCLA.B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98428413367" calcext:value-type="float">
            <text:p>0.0029842841</text:p>
          </table:table-cell>
          <table:table-cell office:value-type="float" office:value="1" calcext:value-type="float">
            <text:p>1</text:p>
          </table:table-cell>
          <table:table-cell office:value-type="float" office:value="157.7002644" calcext:value-type="float">
            <text:p>157.7002644</text:p>
          </table:table-cell>
          <table:table-cell office:value-type="float" office:value="77.17729857" calcext:value-type="float">
            <text:p>77.17729857</text:p>
          </table:table-cell>
        </table:table-row>
        <table:table-row table:style-name="ro1">
          <table:table-cell office:value-type="string" calcext:value-type="string">
            <text:p>TCLA.C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29161892947" calcext:value-type="float">
            <text:p>0.0029161893</text:p>
          </table:table-cell>
          <table:table-cell office:value-type="float" office:value="1" calcext:value-type="float">
            <text:p>1</text:p>
          </table:table-cell>
          <table:table-cell office:value-type="float" office:value="67.70538279" calcext:value-type="float">
            <text:p>67.70538279</text:p>
          </table:table-cell>
          <table:table-cell office:value-type="float" office:value="153.3814082" calcext:value-type="float">
            <text:p>153.3814082</text:p>
          </table:table-cell>
          <table:table-cell/>
          <table:table-cell office:value-type="string" calcext:value-type="string">
            <text:p>TCLA.B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98428413367" calcext:value-type="float">
            <text:p>0.0029842841</text:p>
          </table:table-cell>
          <table:table-cell office:value-type="float" office:value="1" calcext:value-type="float">
            <text:p>1</text:p>
          </table:table-cell>
          <table:table-cell office:value-type="float" office:value="157.7002644" calcext:value-type="float">
            <text:p>157.7002644</text:p>
          </table:table-cell>
          <table:table-cell office:value-type="float" office:value="77.17729857" calcext:value-type="float">
            <text:p>77.17729857</text:p>
          </table:table-cell>
          <table:table-cell/>
          <table:table-cell office:value-type="string" calcext:value-type="string">
            <text:p>TCLA.C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29161892947" calcext:value-type="float">
            <text:p>0.0029161893</text:p>
          </table:table-cell>
          <table:table-cell office:value-type="float" office:value="1" calcext:value-type="float">
            <text:p>1</text:p>
          </table:table-cell>
          <table:table-cell office:value-type="float" office:value="67.70538279" calcext:value-type="float">
            <text:p>67.70538279</text:p>
          </table:table-cell>
          <table:table-cell office:value-type="float" office:value="153.3814082" calcext:value-type="float">
            <text:p>153.3814082</text:p>
          </table:table-cell>
        </table:table-row>
        <table:table-row table:style-name="ro4">
          <table:table-cell office:value-type="string" calcext:value-type="string">
            <text:p>TCLA.D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9039414161" calcext:value-type="float">
            <text:p>0.0019039414</text:p>
          </table:table-cell>
          <table:table-cell office:value-type="float" office:value="1" calcext:value-type="float">
            <text:p>1</text:p>
          </table:table-cell>
          <table:table-cell office:value-type="float" office:value="64.19118381" calcext:value-type="float">
            <text:p>64.19118381</text:p>
          </table:table-cell>
          <table:table-cell office:value-type="float" office:value="159.4525035" calcext:value-type="float">
            <text:p>159.4525035</text:p>
          </table:table-cell>
          <table:table-cell/>
          <table:table-cell office:value-type="string" calcext:value-type="string">
            <text:p>TCLA.C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29161892947" calcext:value-type="float">
            <text:p>0.0029161893</text:p>
          </table:table-cell>
          <table:table-cell office:value-type="float" office:value="1" calcext:value-type="float">
            <text:p>1</text:p>
          </table:table-cell>
          <table:table-cell office:value-type="float" office:value="67.70538279" calcext:value-type="float">
            <text:p>67.70538279</text:p>
          </table:table-cell>
          <table:table-cell office:value-type="float" office:value="153.3814082" calcext:value-type="float">
            <text:p>153.3814082</text:p>
          </table:table-cell>
          <table:table-cell/>
          <table:table-cell office:value-type="string" calcext:value-type="string">
            <text:p>TCLA.D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9039414161" calcext:value-type="float">
            <text:p>0.0019039414</text:p>
          </table:table-cell>
          <table:table-cell office:value-type="float" office:value="1" calcext:value-type="float">
            <text:p>1</text:p>
          </table:table-cell>
          <table:table-cell office:value-type="float" office:value="64.19118381" calcext:value-type="float">
            <text:p>64.19118381</text:p>
          </table:table-cell>
          <table:table-cell office:value-type="float" office:value="159.4525035" calcext:value-type="float">
            <text:p>159.4525035</text:p>
          </table:table-cell>
        </table:table-row>
        <table:table-row table:style-name="ro4">
          <table:table-cell office:value-type="string" calcext:value-type="string">
            <text:p>TCLA.A7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89100084542" calcext:value-type="float">
            <text:p>0.0018910008</text:p>
          </table:table-cell>
          <table:table-cell office:value-type="float" office:value="1" calcext:value-type="float">
            <text:p>1</text:p>
          </table:table-cell>
          <table:table-cell office:value-type="float" office:value="65.4366499" calcext:value-type="float">
            <text:p>65.4366499</text:p>
          </table:table-cell>
          <table:table-cell office:value-type="float" office:value="144.4731738" calcext:value-type="float">
            <text:p>144.4731738</text:p>
          </table:table-cell>
          <table:table-cell/>
          <table:table-cell office:value-type="string" calcext:value-type="string">
            <text:p>TCLA.D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9039414161" calcext:value-type="float">
            <text:p>0.0019039414</text:p>
          </table:table-cell>
          <table:table-cell office:value-type="float" office:value="1" calcext:value-type="float">
            <text:p>1</text:p>
          </table:table-cell>
          <table:table-cell office:value-type="float" office:value="64.19118381" calcext:value-type="float">
            <text:p>64.19118381</text:p>
          </table:table-cell>
          <table:table-cell office:value-type="float" office:value="159.4525035" calcext:value-type="float">
            <text:p>159.4525035</text:p>
          </table:table-cell>
          <table:table-cell/>
          <table:table-cell office:value-type="string" calcext:value-type="string">
            <text:p>TCLA.A7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89100084542" calcext:value-type="float">
            <text:p>0.0018910008</text:p>
          </table:table-cell>
          <table:table-cell office:value-type="float" office:value="1" calcext:value-type="float">
            <text:p>1</text:p>
          </table:table-cell>
          <table:table-cell office:value-type="float" office:value="65.4366499" calcext:value-type="float">
            <text:p>65.4366499</text:p>
          </table:table-cell>
          <table:table-cell office:value-type="float" office:value="144.4731738" calcext:value-type="float">
            <text:p>144.4731738</text:p>
          </table:table-cell>
        </table:table-row>
        <table:table-row table:style-name="ro4">
          <table:table-cell office:value-type="string" calcext:value-type="string">
            <text:p>TCTH.4L8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32646903323" calcext:value-type="float">
            <text:p>0.005326469</text:p>
          </table:table-cell>
          <table:table-cell office:value-type="float" office:value="1" calcext:value-type="float">
            <text:p>1</text:p>
          </table:table-cell>
          <table:table-cell office:value-type="float" office:value="243.7670605" calcext:value-type="float">
            <text:p>243.7670605</text:p>
          </table:table-cell>
          <table:table-cell office:value-type="float" office:value="301.9913364" calcext:value-type="float">
            <text:p>301.9913364</text:p>
          </table:table-cell>
          <table:table-cell/>
          <table:table-cell office:value-type="string" calcext:value-type="string">
            <text:p>TCLA.A7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89100084542" calcext:value-type="float">
            <text:p>0.0018910008</text:p>
          </table:table-cell>
          <table:table-cell office:value-type="float" office:value="1" calcext:value-type="float">
            <text:p>1</text:p>
          </table:table-cell>
          <table:table-cell office:value-type="float" office:value="65.4366499" calcext:value-type="float">
            <text:p>65.4366499</text:p>
          </table:table-cell>
          <table:table-cell office:value-type="float" office:value="144.4731738" calcext:value-type="float">
            <text:p>144.4731738</text:p>
          </table:table-cell>
          <table:table-cell/>
          <table:table-cell office:value-type="string" calcext:value-type="string">
            <text:p>TCTH.4L8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32646903323" calcext:value-type="float">
            <text:p>0.005326469</text:p>
          </table:table-cell>
          <table:table-cell office:value-type="float" office:value="1" calcext:value-type="float">
            <text:p>1</text:p>
          </table:table-cell>
          <table:table-cell office:value-type="float" office:value="243.7670605" calcext:value-type="float">
            <text:p>243.7670605</text:p>
          </table:table-cell>
          <table:table-cell office:value-type="float" office:value="301.9913364" calcext:value-type="float">
            <text:p>301.9913364</text:p>
          </table:table-cell>
        </table:table-row>
        <table:table-row table:style-name="ro4">
          <table:table-cell office:value-type="string" calcext:value-type="string">
            <text:p>TCTVB.4L8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27450517664" calcext:value-type="float">
            <text:p>0.0062745052</text:p>
          </table:table-cell>
          <table:table-cell office:value-type="float" office:value="1" calcext:value-type="float">
            <text:p>1</text:p>
          </table:table-cell>
          <table:table-cell office:value-type="float" office:value="536.5626974" calcext:value-type="float">
            <text:p>536.5626974</text:p>
          </table:table-cell>
          <table:table-cell office:value-type="float" office:value="335.1804571" calcext:value-type="float">
            <text:p>335.1804571</text:p>
          </table:table-cell>
          <table:table-cell/>
          <table:table-cell office:value-type="string" calcext:value-type="string">
            <text:p>TCTH.4L8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32646903323" calcext:value-type="float">
            <text:p>0.005326469</text:p>
          </table:table-cell>
          <table:table-cell office:value-type="float" office:value="1" calcext:value-type="float">
            <text:p>1</text:p>
          </table:table-cell>
          <table:table-cell office:value-type="float" office:value="243.7670605" calcext:value-type="float">
            <text:p>243.7670605</text:p>
          </table:table-cell>
          <table:table-cell office:value-type="float" office:value="301.9913364" calcext:value-type="float">
            <text:p>301.9913364</text:p>
          </table:table-cell>
          <table:table-cell/>
          <table:table-cell office:value-type="string" calcext:value-type="string">
            <text:p>TCTVB.4L8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27450517664" calcext:value-type="float">
            <text:p>0.0062745052</text:p>
          </table:table-cell>
          <table:table-cell office:value-type="float" office:value="1" calcext:value-type="float">
            <text:p>1</text:p>
          </table:table-cell>
          <table:table-cell office:value-type="float" office:value="536.5626974" calcext:value-type="float">
            <text:p>536.5626974</text:p>
          </table:table-cell>
          <table:table-cell office:value-type="float" office:value="335.1804571" calcext:value-type="float">
            <text:p>335.1804571</text:p>
          </table:table-cell>
        </table:table-row>
        <table:table-row table:style-name="ro4">
          <table:table-cell office:value-type="string" calcext:value-type="string">
            <text:p>TCTH.4L1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974949778388" calcext:value-type="float">
            <text:p>0.0097494978</text:p>
          </table:table-cell>
          <table:table-cell office:value-type="float" office:value="1" calcext:value-type="float">
            <text:p>1</text:p>
          </table:table-cell>
          <table:table-cell office:value-type="float" office:value="1439.120128" calcext:value-type="float">
            <text:p>1439.120128</text:p>
          </table:table-cell>
          <table:table-cell office:value-type="float" office:value="560.5730965" calcext:value-type="float">
            <text:p>560.5730965</text:p>
          </table:table-cell>
          <table:table-cell/>
          <table:table-cell office:value-type="string" calcext:value-type="string">
            <text:p>TCTVB.4L8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27450517664" calcext:value-type="float">
            <text:p>0.0062745052</text:p>
          </table:table-cell>
          <table:table-cell office:value-type="float" office:value="1" calcext:value-type="float">
            <text:p>1</text:p>
          </table:table-cell>
          <table:table-cell office:value-type="float" office:value="536.5626974" calcext:value-type="float">
            <text:p>536.5626974</text:p>
          </table:table-cell>
          <table:table-cell office:value-type="float" office:value="335.1804571" calcext:value-type="float">
            <text:p>335.1804571</text:p>
          </table:table-cell>
          <table:table-cell/>
          <table:table-cell office:value-type="string" calcext:value-type="string">
            <text:p>TCTH.4L1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974949778388" calcext:value-type="float">
            <text:p>0.0097494978</text:p>
          </table:table-cell>
          <table:table-cell office:value-type="float" office:value="1" calcext:value-type="float">
            <text:p>1</text:p>
          </table:table-cell>
          <table:table-cell office:value-type="float" office:value="1439.120128" calcext:value-type="float">
            <text:p>1439.120128</text:p>
          </table:table-cell>
          <table:table-cell office:value-type="float" office:value="560.5730965" calcext:value-type="float">
            <text:p>560.5730965</text:p>
          </table:table-cell>
        </table:table-row>
        <table:table-row table:style-name="ro4">
          <table:table-cell office:value-type="string" calcext:value-type="string">
            <text:p>TCTVA.4L1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2018555547" calcext:value-type="float">
            <text:p>0.0062018556</text:p>
          </table:table-cell>
          <table:table-cell office:value-type="float" office:value="1" calcext:value-type="float">
            <text:p>1</text:p>
          </table:table-cell>
          <table:table-cell office:value-type="float" office:value="1444.810144" calcext:value-type="float">
            <text:p>1444.810144</text:p>
          </table:table-cell>
          <table:table-cell office:value-type="float" office:value="591.5930782" calcext:value-type="float">
            <text:p>591.5930782</text:p>
          </table:table-cell>
          <table:table-cell/>
          <table:table-cell office:value-type="string" calcext:value-type="string">
            <text:p>TCTH.4L1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974949778388" calcext:value-type="float">
            <text:p>0.0097494978</text:p>
          </table:table-cell>
          <table:table-cell office:value-type="float" office:value="1" calcext:value-type="float">
            <text:p>1</text:p>
          </table:table-cell>
          <table:table-cell office:value-type="float" office:value="1439.120128" calcext:value-type="float">
            <text:p>1439.120128</text:p>
          </table:table-cell>
          <table:table-cell office:value-type="float" office:value="560.5730965" calcext:value-type="float">
            <text:p>560.5730965</text:p>
          </table:table-cell>
          <table:table-cell/>
          <table:table-cell office:value-type="string" calcext:value-type="string">
            <text:p>TCTVA.4L1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2018555547" calcext:value-type="float">
            <text:p>0.0062018556</text:p>
          </table:table-cell>
          <table:table-cell office:value-type="float" office:value="1" calcext:value-type="float">
            <text:p>1</text:p>
          </table:table-cell>
          <table:table-cell office:value-type="float" office:value="1444.810144" calcext:value-type="float">
            <text:p>1444.810144</text:p>
          </table:table-cell>
          <table:table-cell office:value-type="float" office:value="591.5930782" calcext:value-type="float">
            <text:p>591.5930782</text:p>
          </table:table-cell>
        </table:table-row>
        <table:table-row table:style-name="ro4">
          <table:table-cell table:number-columns-repeated="9"/>
          <table:table-cell office:value-type="string" calcext:value-type="string">
            <text:p>TCTVA.4L1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2018555547" calcext:value-type="float">
            <text:p>0.0062018556</text:p>
          </table:table-cell>
          <table:table-cell office:value-type="float" office:value="1" calcext:value-type="float">
            <text:p>1</text:p>
          </table:table-cell>
          <table:table-cell office:value-type="float" office:value="1444.810144" calcext:value-type="float">
            <text:p>1444.810144</text:p>
          </table:table-cell>
          <table:table-cell office:value-type="float" office:value="591.5930782" calcext:value-type="float">
            <text:p>591.5930782</text:p>
          </table:table-cell>
          <table:table-cell table:number-columns-repeated="9"/>
        </table:table-row>
        <table:table-row table:style-name="ro4">
          <table:table-cell table:number-columns-repeated="14"/>
          <table:table-cell office:value-type="string" calcext:value-type="string">
            <text:p>nsig</text:p>
          </table:table-cell>
          <table:table-cell table:number-columns-repeated="11"/>
        </table:table-row>
        <table:table-row table:style-name="ro4">
          <table:table-cell table:number-columns-repeated="26"/>
        </table:table-row>
        <table:table-row table:style-name="ro4">
          <table:table-cell table:style-name="ce3" office:value-type="string" calcext:value-type="string" table:number-columns-spanned="3" table:number-rows-spanned="1">
            <text:p>Count of collimators preLS1 on B1 and B2</text:p>
          </table:table-cell>
          <table:covered-table-cell table:number-columns-repeated="2" table:style-name="ce7"/>
          <table:table-cell table:number-columns-repeated="5"/>
          <table:table-cell table:style-name="ce13" office:value-type="string" calcext:value-type="string" table:number-columns-spanned="3" table:number-rows-spanned="1">
            <text:p>Comparison preLS1 postLS1- HL-LHC collimators</text:p>
          </table:table-cell>
          <table:covered-table-cell table:number-columns-repeated="2"/>
          <table:table-cell table:number-columns-repeated="15"/>
        </table:table-row>
        <table:table-row table:style-name="ro4">
          <table:table-cell table:style-name="ce4"/>
          <table:table-cell table:style-name="ce8" office:value-type="string" calcext:value-type="string">
            <text:p>preLS1.B1</text:p>
          </table:table-cell>
          <table:table-cell table:style-name="ce8" office:value-type="string" calcext:value-type="string">
            <text:p>preLS1.B2</text:p>
          </table:table-cell>
          <table:table-cell table:style-name="ce8" office:value-type="string" calcext:value-type="string">
            <text:p>postLS1.B1</text:p>
          </table:table-cell>
          <table:table-cell table:number-columns-repeated="4"/>
          <table:table-cell table:style-name="ce8" office:value-type="string" calcext:value-type="string">
            <text:p>preLS1</text:p>
          </table:table-cell>
          <table:table-cell table:style-name="ce8" office:value-type="string" calcext:value-type="string">
            <text:p>HL-LHC</text:p>
          </table:table-cell>
          <table:table-cell table:style-name="ce8" office:value-type="string" calcext:value-type="string">
            <text:p>postLS1</text:p>
          </table:table-cell>
          <table:table-cell table:number-columns-repeated="15"/>
        </table:table-row>
        <table:table-row table:style-name="ro4"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TCL.5R1.B1</text:p>
          </table:table-cell>
          <table:table-cell office:value-type="string" calcext:value-type="string">
            <text:p>TCTVA.4R1.B2</text:p>
          </table:table-cell>
          <table:table-cell office:value-type="string" calcext:value-type="string">
            <text:p>TCL.4R1.B1</text:p>
          </table:table-cell>
          <table:table-cell table:number-columns-repeated="5"/>
          <table:table-cell table:style-name="ce15" office:value-type="string" calcext:value-type="string">
            <text:p>TCL.4R1.B1</text:p>
          </table:table-cell>
          <table:table-cell office:value-type="string" calcext:value-type="string">
            <text:p>TCL.4R1.B1</text:p>
          </table:table-cell>
          <table:table-cell table:number-columns-repeated="15"/>
        </table:table-row>
        <table:table-row table:style-name="ro4">
          <table:table-cell table:formula="of:=[.A211]+1" office:value-type="float" office:value="2" calcext:value-type="float">
            <text:p>2</text:p>
          </table:table-cell>
          <table:table-cell office:value-type="string" calcext:value-type="string">
            <text:p>TCTH.4L2.B1</text:p>
          </table:table-cell>
          <table:table-cell office:value-type="string" calcext:value-type="string">
            <text:p>TCTH.4R1.B2</text:p>
          </table:table-cell>
          <table:table-cell office:value-type="string" calcext:value-type="string">
            <text:p>TCL.5R1.B1</text:p>
          </table:table-cell>
          <table:table-cell table:number-columns-repeated="4"/>
          <table:table-cell table:number-columns-repeated="3" office:value-type="string" calcext:value-type="string">
            <text:p>TCL.5R1.B1</text:p>
          </table:table-cell>
          <table:table-cell table:number-columns-repeated="15"/>
        </table:table-row>
        <table:table-row table:style-name="ro4">
          <table:table-cell table:formula="of:=[.A212]+1" office:value-type="float" office:value="3" calcext:value-type="float">
            <text:p>3</text:p>
          </table:table-cell>
          <table:table-cell office:value-type="string" calcext:value-type="string">
            <text:p>TDI.4L2.B1.3</text:p>
          </table:table-cell>
          <table:table-cell office:value-type="string" calcext:value-type="string">
            <text:p>TCTVA.4R2.B2</text:p>
          </table:table-cell>
          <table:table-cell office:value-type="string" calcext:value-type="string">
            <text:p>TCL.6R1.B1</text:p>
          </table:table-cell>
          <table:table-cell table:number-columns-repeated="5"/>
          <table:table-cell table:style-name="ce15" office:value-type="string" calcext:value-type="string">
            <text:p>TCL.6R1.B1</text:p>
          </table:table-cell>
          <table:table-cell office:value-type="string" calcext:value-type="string">
            <text:p>TCL.6R1.B1</text:p>
          </table:table-cell>
          <table:table-cell table:number-columns-repeated="15"/>
        </table:table-row>
        <table:table-row table:style-name="ro4">
          <table:table-cell table:formula="of:=[.A213]+1" office:value-type="float" office:value="4" calcext:value-type="float">
            <text:p>4</text:p>
          </table:table-cell>
          <table:table-cell office:value-type="string" calcext:value-type="string">
            <text:p>TCTVA.4L2.B1</text:p>
          </table:table-cell>
          <table:table-cell office:value-type="string" calcext:value-type="string">
            <text:p>TCTH.4R2.B2</text:p>
          </table:table-cell>
          <table:table-cell office:value-type="string" calcext:value-type="string">
            <text:p>TCTH.4L2.B1</text:p>
          </table:table-cell>
          <table:table-cell table:number-columns-repeated="4"/>
          <table:table-cell table:number-columns-repeated="3" office:value-type="string" calcext:value-type="string">
            <text:p>TCTH.4L2.B1</text:p>
          </table:table-cell>
          <table:table-cell table:number-columns-repeated="15"/>
        </table:table-row>
        <table:table-row table:style-name="ro4">
          <table:table-cell table:formula="of:=[.A214]+1" office:value-type="float" office:value="5" calcext:value-type="float">
            <text:p>5</text:p>
          </table:table-cell>
          <table:table-cell office:value-type="string" calcext:value-type="string">
            <text:p>TCLIA.4R2</text:p>
          </table:table-cell>
          <table:table-cell office:value-type="string" calcext:value-type="string">
            <text:p>TCLA.7L3.B2</text:p>
          </table:table-cell>
          <table:table-cell office:value-type="string" calcext:value-type="string">
            <text:p>TCTVA.4L2.B1</text:p>
          </table:table-cell>
          <table:table-cell table:number-columns-repeated="4"/>
          <table:table-cell table:number-columns-repeated="3" office:value-type="string" calcext:value-type="string">
            <text:p>TCTVA.4L2.B1</text:p>
          </table:table-cell>
          <table:table-cell/>
          <table:table-cell table:style-name="ce16"/>
          <table:table-cell table:number-columns-repeated="13"/>
        </table:table-row>
        <table:table-row table:style-name="ro4">
          <table:table-cell table:formula="of:=[.A215]+1" office:value-type="float" office:value="6" calcext:value-type="float">
            <text:p>6</text:p>
          </table:table-cell>
          <table:table-cell office:value-type="string" calcext:value-type="string">
            <text:p>TCLIB.6R2.B1</text:p>
          </table:table-cell>
          <table:table-cell office:value-type="string" calcext:value-type="string">
            <text:p>TCLA.6L3.B2</text:p>
          </table:table-cell>
          <table:table-cell office:value-type="string" calcext:value-type="string">
            <text:p>TDI.4L2.B1</text:p>
          </table:table-cell>
          <table:table-cell table:number-columns-repeated="4"/>
          <table:table-cell table:style-name="ce14" office:value-type="string" calcext:value-type="string">
            <text:p>TDI.4L2.B1</text:p>
          </table:table-cell>
          <table:table-cell table:number-columns-repeated="2" office:value-type="string" calcext:value-type="string">
            <text:p>TDI.4L2.B1</text:p>
          </table:table-cell>
          <table:table-cell table:number-columns-repeated="15"/>
        </table:table-row>
        <table:table-row table:style-name="ro4">
          <table:table-cell table:formula="of:=[.A216]+1" office:value-type="float" office:value="7" calcext:value-type="float">
            <text:p>7</text:p>
          </table:table-cell>
          <table:table-cell office:value-type="string" calcext:value-type="string">
            <text:p>TCP.6L3.B1</text:p>
          </table:table-cell>
          <table:table-cell office:value-type="string" calcext:value-type="string">
            <text:p>TCLA.B5L3.B2</text:p>
          </table:table-cell>
          <table:table-cell office:value-type="string" calcext:value-type="string">
            <text:p>TCLIA.4R2</text:p>
          </table:table-cell>
          <table:table-cell table:number-columns-repeated="4"/>
          <table:table-cell table:number-columns-repeated="3" office:value-type="string" calcext:value-type="string">
            <text:p>TCLIA.4R2</text:p>
          </table:table-cell>
          <table:table-cell table:number-columns-repeated="15"/>
        </table:table-row>
        <table:table-row table:style-name="ro4">
          <table:table-cell table:formula="of:=[.A217]+1" office:value-type="float" office:value="8" calcext:value-type="float">
            <text:p>8</text:p>
          </table:table-cell>
          <table:table-cell office:value-type="string" calcext:value-type="string">
            <text:p>TCSG.5L3.B1</text:p>
          </table:table-cell>
          <table:table-cell office:value-type="string" calcext:value-type="string">
            <text:p>TCLA.A5L3.B2</text:p>
          </table:table-cell>
          <table:table-cell office:value-type="string" calcext:value-type="string">
            <text:p>TCLIB.6R2.B1</text:p>
          </table:table-cell>
          <table:table-cell table:number-columns-repeated="4"/>
          <table:table-cell table:number-columns-repeated="3" office:value-type="string" calcext:value-type="string">
            <text:p>TCLIB.6R2.B1</text:p>
          </table:table-cell>
          <table:table-cell table:number-columns-repeated="15"/>
        </table:table-row>
        <table:table-row table:style-name="ro4">
          <table:table-cell table:formula="of:=[.A218]+1" office:value-type="float" office:value="9" calcext:value-type="float">
            <text:p>9</text:p>
          </table:table-cell>
          <table:table-cell office:value-type="string" calcext:value-type="string">
            <text:p>TCSG.4R3.B1</text:p>
          </table:table-cell>
          <table:table-cell office:value-type="string" calcext:value-type="string">
            <text:p>TCSG.B5L3.B2</text:p>
          </table:table-cell>
          <table:table-cell office:value-type="string" calcext:value-type="string">
            <text:p>TCP.6L3.B1</text:p>
          </table:table-cell>
          <table:table-cell table:number-columns-repeated="4"/>
          <table:table-cell table:number-columns-repeated="3" office:value-type="string" calcext:value-type="string">
            <text:p>TCP.6L3.B1</text:p>
          </table:table-cell>
          <table:table-cell table:number-columns-repeated="15"/>
        </table:table-row>
        <table:table-row table:style-name="ro4">
          <table:table-cell table:formula="of:=[.A219]+1" office:value-type="float" office:value="10" calcext:value-type="float">
            <text:p>10</text:p>
          </table:table-cell>
          <table:table-cell office:value-type="string" calcext:value-type="string">
            <text:p>TCSG.A5R3.B1</text:p>
          </table:table-cell>
          <table:table-cell office:value-type="string" calcext:value-type="string">
            <text:p>TCSG.A5L3.B2</text:p>
          </table:table-cell>
          <table:table-cell office:value-type="string" calcext:value-type="string">
            <text:p>TCSG.5L3.B1</text:p>
          </table:table-cell>
          <table:table-cell table:number-columns-repeated="4"/>
          <table:table-cell table:number-columns-repeated="3" office:value-type="string" calcext:value-type="string">
            <text:p>TCSG.5L3.B1</text:p>
          </table:table-cell>
          <table:table-cell table:number-columns-repeated="15"/>
        </table:table-row>
        <table:table-row table:style-name="ro4">
          <table:table-cell table:formula="of:=[.A220]+1" office:value-type="float" office:value="11" calcext:value-type="float">
            <text:p>11</text:p>
          </table:table-cell>
          <table:table-cell office:value-type="string" calcext:value-type="string">
            <text:p>TCSG.B5R3.B1</text:p>
          </table:table-cell>
          <table:table-cell office:value-type="string" calcext:value-type="string">
            <text:p>TCSG.4L3.B2</text:p>
          </table:table-cell>
          <table:table-cell office:value-type="string" calcext:value-type="string">
            <text:p>TCSG.4R3.B1</text:p>
          </table:table-cell>
          <table:table-cell table:number-columns-repeated="4"/>
          <table:table-cell table:number-columns-repeated="3" office:value-type="string" calcext:value-type="string">
            <text:p>TCSG.4R3.B1</text:p>
          </table:table-cell>
          <table:table-cell table:number-columns-repeated="15"/>
        </table:table-row>
        <table:table-row table:style-name="ro4">
          <table:table-cell table:formula="of:=[.A221]+1" office:value-type="float" office:value="12" calcext:value-type="float">
            <text:p>12</text:p>
          </table:table-cell>
          <table:table-cell office:value-type="string" calcext:value-type="string">
            <text:p>TCLA.A5R3.B1</text:p>
          </table:table-cell>
          <table:table-cell office:value-type="string" calcext:value-type="string">
            <text:p>TCSG.5R3.B2</text:p>
          </table:table-cell>
          <table:table-cell office:value-type="string" calcext:value-type="string">
            <text:p>TCSG.A5R3.B1</text:p>
          </table:table-cell>
          <table:table-cell table:number-columns-repeated="4"/>
          <table:table-cell table:number-columns-repeated="3" office:value-type="string" calcext:value-type="string">
            <text:p>TCSG.A5R3.B1</text:p>
          </table:table-cell>
          <table:table-cell table:number-columns-repeated="15"/>
        </table:table-row>
        <table:table-row table:style-name="ro4">
          <table:table-cell table:formula="of:=[.A222]+1" office:value-type="float" office:value="13" calcext:value-type="float">
            <text:p>13</text:p>
          </table:table-cell>
          <table:table-cell office:value-type="string" calcext:value-type="string">
            <text:p>TCLA.B5R3.B1</text:p>
          </table:table-cell>
          <table:table-cell office:value-type="string" calcext:value-type="string">
            <text:p>TCP.6R3.B2</text:p>
          </table:table-cell>
          <table:table-cell office:value-type="string" calcext:value-type="string">
            <text:p>TCSG.B5R3.B1</text:p>
          </table:table-cell>
          <table:table-cell table:number-columns-repeated="4"/>
          <table:table-cell table:number-columns-repeated="3" office:value-type="string" calcext:value-type="string">
            <text:p>TCSG.B5R3.B1</text:p>
          </table:table-cell>
          <table:table-cell table:number-columns-repeated="15"/>
        </table:table-row>
        <table:table-row table:style-name="ro4">
          <table:table-cell table:formula="of:=[.A223]+1" office:value-type="float" office:value="14" calcext:value-type="float">
            <text:p>14</text:p>
          </table:table-cell>
          <table:table-cell office:value-type="string" calcext:value-type="string">
            <text:p>TCLA.6R3.B1</text:p>
          </table:table-cell>
          <table:table-cell office:value-type="string" calcext:value-type="string">
            <text:p>TCL.5L5.B2</text:p>
          </table:table-cell>
          <table:table-cell office:value-type="string" calcext:value-type="string">
            <text:p>TCLA.A5R3.B1</text:p>
          </table:table-cell>
          <table:table-cell table:number-columns-repeated="4"/>
          <table:table-cell table:number-columns-repeated="3" office:value-type="string" calcext:value-type="string">
            <text:p>TCLA.A5R3.B1</text:p>
          </table:table-cell>
          <table:table-cell table:number-columns-repeated="15"/>
        </table:table-row>
        <table:table-row table:style-name="ro4">
          <table:table-cell table:formula="of:=[.A224]+1" office:value-type="float" office:value="15" calcext:value-type="float">
            <text:p>15</text:p>
          </table:table-cell>
          <table:table-cell office:value-type="string" calcext:value-type="string">
            <text:p>TCLA.7R3.B1</text:p>
          </table:table-cell>
          <table:table-cell office:value-type="string" calcext:value-type="string">
            <text:p>TCTVA.4R5.B2</text:p>
          </table:table-cell>
          <table:table-cell office:value-type="string" calcext:value-type="string">
            <text:p>TCLA.B5R3.B1</text:p>
          </table:table-cell>
          <table:table-cell table:number-columns-repeated="4"/>
          <table:table-cell table:number-columns-repeated="3" office:value-type="string" calcext:value-type="string">
            <text:p>TCLA.B5R3.B1</text:p>
          </table:table-cell>
          <table:table-cell table:number-columns-repeated="15"/>
        </table:table-row>
        <table:table-row table:style-name="ro4">
          <table:table-cell table:formula="of:=[.A225]+1" office:value-type="float" office:value="16" calcext:value-type="float">
            <text:p>16</text:p>
          </table:table-cell>
          <table:table-cell office:value-type="string" calcext:value-type="string">
            <text:p>TCTH.4L5.B1</text:p>
          </table:table-cell>
          <table:table-cell office:value-type="string" calcext:value-type="string">
            <text:p>TCTH.4R5.B2</text:p>
          </table:table-cell>
          <table:table-cell office:value-type="string" calcext:value-type="string">
            <text:p>TCLA.6R3.B1</text:p>
          </table:table-cell>
          <table:table-cell table:number-columns-repeated="4"/>
          <table:table-cell table:number-columns-repeated="3" office:value-type="string" calcext:value-type="string">
            <text:p>TCLA.6R3.B1</text:p>
          </table:table-cell>
          <table:table-cell table:number-columns-repeated="15"/>
        </table:table-row>
        <table:table-row table:style-name="ro4">
          <table:table-cell table:formula="of:=[.A226]+1" office:value-type="float" office:value="17" calcext:value-type="float">
            <text:p>17</text:p>
          </table:table-cell>
          <table:table-cell office:value-type="string" calcext:value-type="string">
            <text:p>TCTVA.4L5.B1</text:p>
          </table:table-cell>
          <table:table-cell office:value-type="string" calcext:value-type="string">
            <text:p>TCSG.4L6.B2</text:p>
          </table:table-cell>
          <table:table-cell office:value-type="string" calcext:value-type="string">
            <text:p>TCLA.7R3.B1</text:p>
          </table:table-cell>
          <table:table-cell table:number-columns-repeated="4"/>
          <table:table-cell table:number-columns-repeated="3" office:value-type="string" calcext:value-type="string">
            <text:p>TCLA.7R3.B1</text:p>
          </table:table-cell>
          <table:table-cell table:number-columns-repeated="15"/>
        </table:table-row>
        <table:table-row table:style-name="ro4">
          <table:table-cell table:formula="of:=[.A227]+1" office:value-type="float" office:value="18" calcext:value-type="float">
            <text:p>18</text:p>
          </table:table-cell>
          <table:table-cell office:value-type="string" calcext:value-type="string">
            <text:p>TCL.5R5.B1</text:p>
          </table:table-cell>
          <table:table-cell office:value-type="string" calcext:value-type="string">
            <text:p>TCDQA.A4L6.B2</text:p>
          </table:table-cell>
          <table:table-cell office:value-type="string" calcext:value-type="string">
            <text:p>TCTH.4L5.B1</text:p>
          </table:table-cell>
          <table:table-cell table:number-columns-repeated="4"/>
          <table:table-cell table:number-columns-repeated="3" office:value-type="string" calcext:value-type="string">
            <text:p>TCTH.4L5.B1</text:p>
          </table:table-cell>
          <table:table-cell table:number-columns-repeated="15"/>
        </table:table-row>
        <table:table-row table:style-name="ro4">
          <table:table-cell table:formula="of:=[.A228]+1" office:value-type="float" office:value="19" calcext:value-type="float">
            <text:p>19</text:p>
          </table:table-cell>
          <table:table-cell office:value-type="string" calcext:value-type="string">
            <text:p>TCDQA.A4R6.B1</text:p>
          </table:table-cell>
          <table:table-cell office:value-type="string" calcext:value-type="string">
            <text:p>TCDQA.B4L6.B2</text:p>
          </table:table-cell>
          <table:table-cell office:value-type="string" calcext:value-type="string">
            <text:p>TCTVA.4L5.B1</text:p>
          </table:table-cell>
          <table:table-cell table:number-columns-repeated="4"/>
          <table:table-cell table:number-columns-repeated="3" office:value-type="string" calcext:value-type="string">
            <text:p>TCTVA.4L5.B1</text:p>
          </table:table-cell>
          <table:table-cell table:number-columns-repeated="15"/>
        </table:table-row>
        <table:table-row table:style-name="ro4">
          <table:table-cell table:formula="of:=[.A229]+1" office:value-type="float" office:value="20" calcext:value-type="float">
            <text:p>20</text:p>
          </table:table-cell>
          <table:table-cell office:value-type="string" calcext:value-type="string">
            <text:p>TCDQA.B4R6.B1</text:p>
          </table:table-cell>
          <table:table-cell office:value-type="string" calcext:value-type="string">
            <text:p>TCLA.A7L7.B2</text:p>
          </table:table-cell>
          <table:table-cell office:value-type="string" calcext:value-type="string">
            <text:p>TCL.4R5.B1</text:p>
          </table:table-cell>
          <table:table-cell table:number-columns-repeated="5"/>
          <table:table-cell table:style-name="ce15" office:value-type="string" calcext:value-type="string">
            <text:p>TCL.4R5.B1</text:p>
          </table:table-cell>
          <table:table-cell office:value-type="string" calcext:value-type="string">
            <text:p>TCL.4R5.B1</text:p>
          </table:table-cell>
          <table:table-cell table:number-columns-repeated="15"/>
        </table:table-row>
        <table:table-row table:style-name="ro4">
          <table:table-cell table:formula="of:=[.A230]+1" office:value-type="float" office:value="21" calcext:value-type="float">
            <text:p>21</text:p>
          </table:table-cell>
          <table:table-cell office:value-type="string" calcext:value-type="string">
            <text:p>TCSG.4R6.B1</text:p>
          </table:table-cell>
          <table:table-cell office:value-type="string" calcext:value-type="string">
            <text:p>TCLA.D6L7.B2</text:p>
          </table:table-cell>
          <table:table-cell office:value-type="string" calcext:value-type="string">
            <text:p>TCL.5R5.B1</text:p>
          </table:table-cell>
          <table:table-cell table:number-columns-repeated="4"/>
          <table:table-cell table:number-columns-repeated="3" office:value-type="string" calcext:value-type="string">
            <text:p>TCL.5R5.B1</text:p>
          </table:table-cell>
          <table:table-cell table:number-columns-repeated="15"/>
        </table:table-row>
        <table:table-row table:style-name="ro4">
          <table:table-cell table:formula="of:=[.A231]+1" office:value-type="float" office:value="22" calcext:value-type="float">
            <text:p>22</text:p>
          </table:table-cell>
          <table:table-cell office:value-type="string" calcext:value-type="string">
            <text:p>TCP.D6L7.B1</text:p>
          </table:table-cell>
          <table:table-cell office:value-type="string" calcext:value-type="string">
            <text:p>TCLA.C6L7.B2</text:p>
          </table:table-cell>
          <table:table-cell office:value-type="string" calcext:value-type="string">
            <text:p>TCL.6R5.B1</text:p>
          </table:table-cell>
          <table:table-cell table:number-columns-repeated="5"/>
          <table:table-cell table:style-name="ce15" office:value-type="string" calcext:value-type="string">
            <text:p>TCL.6R5.B1</text:p>
          </table:table-cell>
          <table:table-cell office:value-type="string" calcext:value-type="string">
            <text:p>TCL.6R5.B1</text:p>
          </table:table-cell>
          <table:table-cell table:number-columns-repeated="15"/>
        </table:table-row>
        <table:table-row table:style-name="ro4">
          <table:table-cell table:formula="of:=[.A232]+1" office:value-type="float" office:value="23" calcext:value-type="float">
            <text:p>23</text:p>
          </table:table-cell>
          <table:table-cell office:value-type="string" calcext:value-type="string">
            <text:p>TCP.C6L7.B1</text:p>
          </table:table-cell>
          <table:table-cell office:value-type="string" calcext:value-type="string">
            <text:p>TCLA.B6L7.B2</text:p>
          </table:table-cell>
          <table:table-cell office:value-type="string" calcext:value-type="string">
            <text:p>TCDQA.A4R6.B</text:p>
          </table:table-cell>
          <table:table-cell table:number-columns-repeated="4"/>
          <table:table-cell office:value-type="string" calcext:value-type="string">
            <text:p>TCDQA.A4R6.B1</text:p>
          </table:table-cell>
          <table:table-cell table:number-columns-repeated="2" office:value-type="string" calcext:value-type="string">
            <text:p>TCDQA.A4R6.B</text:p>
          </table:table-cell>
          <table:table-cell table:number-columns-repeated="15"/>
        </table:table-row>
        <table:table-row table:style-name="ro1">
          <table:table-cell table:formula="of:=[.A233]+1" office:value-type="float" office:value="24" calcext:value-type="float">
            <text:p>24</text:p>
          </table:table-cell>
          <table:table-cell office:value-type="string" calcext:value-type="string">
            <text:p>TCP.B6L7.B1</text:p>
          </table:table-cell>
          <table:table-cell office:value-type="string" calcext:value-type="string">
            <text:p>TCLA.A6L7.B2</text:p>
          </table:table-cell>
          <table:table-cell office:value-type="string" calcext:value-type="string">
            <text:p>TCDQA.B4R6.B</text:p>
          </table:table-cell>
          <table:table-cell table:number-columns-repeated="4"/>
          <table:table-cell office:value-type="string" calcext:value-type="string">
            <text:p>TCDQA.B4R6.B1</text:p>
          </table:table-cell>
          <table:table-cell table:number-columns-repeated="2" office:value-type="string" calcext:value-type="string">
            <text:p>TCDQA.B4R6.B</text:p>
          </table:table-cell>
          <table:table-cell table:number-columns-repeated="15"/>
        </table:table-row>
        <table:table-row table:style-name="ro1">
          <table:table-cell table:formula="of:=[.A234]+1" office:value-type="float" office:value="25" calcext:value-type="float">
            <text:p>25</text:p>
          </table:table-cell>
          <table:table-cell office:value-type="string" calcext:value-type="string">
            <text:p>TCSG.A6L7.B1</text:p>
          </table:table-cell>
          <table:table-cell office:value-type="string" calcext:value-type="string">
            <text:p>TCSG.6L7.B2</text:p>
          </table:table-cell>
          <table:table-cell office:value-type="string" calcext:value-type="string">
            <text:p>TCDQA.C4R6.B</text:p>
          </table:table-cell>
          <table:table-cell table:number-columns-repeated="5"/>
          <table:table-cell table:number-columns-repeated="2" office:value-type="string" calcext:value-type="string">
            <text:p>TCDQA.C4R6.B</text:p>
          </table:table-cell>
          <table:table-cell table:number-columns-repeated="15"/>
        </table:table-row>
        <table:table-row table:style-name="ro1">
          <table:table-cell table:formula="of:=[.A235]+1" office:value-type="float" office:value="26" calcext:value-type="float">
            <text:p>26</text:p>
          </table:table-cell>
          <table:table-cell office:value-type="string" calcext:value-type="string">
            <text:p>TCSG.B5L7.B1</text:p>
          </table:table-cell>
          <table:table-cell office:value-type="string" calcext:value-type="string">
            <text:p>TCSG.E5L7.B2</text:p>
          </table:table-cell>
          <table:table-cell office:value-type="string" calcext:value-type="string">
            <text:p>TCSG.4R6.B1</text:p>
          </table:table-cell>
          <table:table-cell table:number-columns-repeated="4"/>
          <table:table-cell table:number-columns-repeated="3" office:value-type="string" calcext:value-type="string">
            <text:p>TCSG.4R6.B1</text:p>
          </table:table-cell>
          <table:table-cell table:number-columns-repeated="15"/>
        </table:table-row>
        <table:table-row table:style-name="ro1">
          <table:table-cell table:formula="of:=[.A236]+1" office:value-type="float" office:value="27" calcext:value-type="float">
            <text:p>27</text:p>
          </table:table-cell>
          <table:table-cell office:value-type="string" calcext:value-type="string">
            <text:p>TCSG.A5L7.B1</text:p>
          </table:table-cell>
          <table:table-cell office:value-type="string" calcext:value-type="string">
            <text:p>TCSG.D5L7.B2</text:p>
          </table:table-cell>
          <table:table-cell office:value-type="string" calcext:value-type="string">
            <text:p>TCP.D6L7.B1</text:p>
          </table:table-cell>
          <table:table-cell table:number-columns-repeated="4"/>
          <table:table-cell table:number-columns-repeated="3" office:value-type="string" calcext:value-type="string">
            <text:p>TCP.D6L7.B1</text:p>
          </table:table-cell>
          <table:table-cell table:number-columns-repeated="15"/>
        </table:table-row>
        <table:table-row table:style-name="ro1">
          <table:table-cell table:formula="of:=[.A237]+1" office:value-type="float" office:value="28" calcext:value-type="float">
            <text:p>28</text:p>
          </table:table-cell>
          <table:table-cell office:value-type="string" calcext:value-type="string">
            <text:p>TCSG.D4L7.B1</text:p>
          </table:table-cell>
          <table:table-cell office:value-type="string" calcext:value-type="string">
            <text:p>TCSG.B5L7.B2</text:p>
          </table:table-cell>
          <table:table-cell office:value-type="string" calcext:value-type="string">
            <text:p>TCP.C6L7.B1</text:p>
          </table:table-cell>
          <table:table-cell table:number-columns-repeated="4"/>
          <table:table-cell table:number-columns-repeated="3" office:value-type="string" calcext:value-type="string">
            <text:p>TCP.C6L7.B1</text:p>
          </table:table-cell>
          <table:table-cell table:number-columns-repeated="15"/>
        </table:table-row>
        <table:table-row table:style-name="ro1">
          <table:table-cell table:formula="of:=[.A238]+1" office:value-type="float" office:value="29" calcext:value-type="float">
            <text:p>29</text:p>
          </table:table-cell>
          <table:table-cell office:value-type="string" calcext:value-type="string">
            <text:p>TCSG.B4L7.B1</text:p>
          </table:table-cell>
          <table:table-cell office:value-type="string" calcext:value-type="string">
            <text:p>TCSG.A4L7.B2</text:p>
          </table:table-cell>
          <table:table-cell office:value-type="string" calcext:value-type="string">
            <text:p>TCP.B6L7.B1</text:p>
          </table:table-cell>
          <table:table-cell table:number-columns-repeated="4"/>
          <table:table-cell table:number-columns-repeated="3" office:value-type="string" calcext:value-type="string">
            <text:p>TCP.B6L7.B1</text:p>
          </table:table-cell>
          <table:table-cell table:number-columns-repeated="15"/>
        </table:table-row>
        <table:table-row table:style-name="ro1">
          <table:table-cell table:formula="of:=[.A239]+1" office:value-type="float" office:value="30" calcext:value-type="float">
            <text:p>30</text:p>
          </table:table-cell>
          <table:table-cell office:value-type="string" calcext:value-type="string">
            <text:p>TCSG.A4L7.B1</text:p>
          </table:table-cell>
          <table:table-cell office:value-type="string" calcext:value-type="string">
            <text:p>TCSG.A4R7.B2</text:p>
          </table:table-cell>
          <table:table-cell office:value-type="string" calcext:value-type="string">
            <text:p>TCSG.A6L7.B1</text:p>
          </table:table-cell>
          <table:table-cell table:number-columns-repeated="4"/>
          <table:table-cell table:number-columns-repeated="3" office:value-type="string" calcext:value-type="string">
            <text:p>TCSG.A6L7.B1</text:p>
          </table:table-cell>
          <table:table-cell table:number-columns-repeated="15"/>
        </table:table-row>
        <table:table-row table:style-name="ro1">
          <table:table-cell table:formula="of:=[.A240]+1" office:value-type="float" office:value="31" calcext:value-type="float">
            <text:p>31</text:p>
          </table:table-cell>
          <table:table-cell office:value-type="string" calcext:value-type="string">
            <text:p>TCSG.A4R7.B1</text:p>
          </table:table-cell>
          <table:table-cell office:value-type="string" calcext:value-type="string">
            <text:p>TCSG.B4R7.B2</text:p>
          </table:table-cell>
          <table:table-cell office:value-type="string" calcext:value-type="string">
            <text:p>TCSG.B5L7.B1</text:p>
          </table:table-cell>
          <table:table-cell table:number-columns-repeated="4"/>
          <table:table-cell table:number-columns-repeated="3" office:value-type="string" calcext:value-type="string">
            <text:p>TCSG.B5L7.B1</text:p>
          </table:table-cell>
          <table:table-cell table:number-columns-repeated="15"/>
        </table:table-row>
        <table:table-row table:style-name="ro1">
          <table:table-cell table:formula="of:=[.A241]+1" office:value-type="float" office:value="32" calcext:value-type="float">
            <text:p>32</text:p>
          </table:table-cell>
          <table:table-cell office:value-type="string" calcext:value-type="string">
            <text:p>TCSG.B5R7.B1</text:p>
          </table:table-cell>
          <table:table-cell office:value-type="string" calcext:value-type="string">
            <text:p>TCSG.D4R7.B2</text:p>
          </table:table-cell>
          <table:table-cell office:value-type="string" calcext:value-type="string">
            <text:p>TCSG.A5L7.B1</text:p>
          </table:table-cell>
          <table:table-cell table:number-columns-repeated="4"/>
          <table:table-cell table:number-columns-repeated="3" office:value-type="string" calcext:value-type="string">
            <text:p>TCSG.A5L7.B1</text:p>
          </table:table-cell>
          <table:table-cell table:number-columns-repeated="15"/>
        </table:table-row>
        <table:table-row table:style-name="ro1">
          <table:table-cell table:formula="of:=[.A242]+1" office:value-type="float" office:value="33" calcext:value-type="float">
            <text:p>33</text:p>
          </table:table-cell>
          <table:table-cell office:value-type="string" calcext:value-type="string">
            <text:p>TCSG.D5R7.B1</text:p>
          </table:table-cell>
          <table:table-cell office:value-type="string" calcext:value-type="string">
            <text:p>TCSG.A5R7.B2</text:p>
          </table:table-cell>
          <table:table-cell office:value-type="string" calcext:value-type="string">
            <text:p>TCSG.D4L7.B1</text:p>
          </table:table-cell>
          <table:table-cell table:number-columns-repeated="4"/>
          <table:table-cell table:number-columns-repeated="3" office:value-type="string" calcext:value-type="string">
            <text:p>TCSG.D4L7.B1</text:p>
          </table:table-cell>
          <table:table-cell table:number-columns-repeated="15"/>
        </table:table-row>
        <table:table-row table:style-name="ro1">
          <table:table-cell table:formula="of:=[.A243]+1" office:value-type="float" office:value="34" calcext:value-type="float">
            <text:p>34</text:p>
          </table:table-cell>
          <table:table-cell office:value-type="string" calcext:value-type="string">
            <text:p>TCSG.E5R7.B1</text:p>
          </table:table-cell>
          <table:table-cell office:value-type="string" calcext:value-type="string">
            <text:p>TCSG.B5R7.B2</text:p>
          </table:table-cell>
          <table:table-cell office:value-type="string" calcext:value-type="string">
            <text:p>TCSG.B4L7.B1</text:p>
          </table:table-cell>
          <table:table-cell table:number-columns-repeated="4"/>
          <table:table-cell table:number-columns-repeated="3" office:value-type="string" calcext:value-type="string">
            <text:p>TCSG.B4L7.B1</text:p>
          </table:table-cell>
          <table:table-cell table:number-columns-repeated="15"/>
        </table:table-row>
        <table:table-row table:style-name="ro1">
          <table:table-cell table:formula="of:=[.A244]+1" office:value-type="float" office:value="35" calcext:value-type="float">
            <text:p>35</text:p>
          </table:table-cell>
          <table:table-cell office:value-type="string" calcext:value-type="string">
            <text:p>TCSG.6R7.B1</text:p>
          </table:table-cell>
          <table:table-cell office:value-type="string" calcext:value-type="string">
            <text:p>TCSG.A6R7.B2</text:p>
          </table:table-cell>
          <table:table-cell office:value-type="string" calcext:value-type="string">
            <text:p>TCSG.A4L7.B1</text:p>
          </table:table-cell>
          <table:table-cell table:number-columns-repeated="4"/>
          <table:table-cell table:number-columns-repeated="3" office:value-type="string" calcext:value-type="string">
            <text:p>TCSG.A4L7.B1</text:p>
          </table:table-cell>
          <table:table-cell table:number-columns-repeated="15"/>
        </table:table-row>
        <table:table-row table:style-name="ro4">
          <table:table-cell table:formula="of:=[.A245]+1" office:value-type="float" office:value="36" calcext:value-type="float">
            <text:p>36</text:p>
          </table:table-cell>
          <table:table-cell office:value-type="string" calcext:value-type="string">
            <text:p>TCLA.A6R7.B1</text:p>
          </table:table-cell>
          <table:table-cell office:value-type="string" calcext:value-type="string">
            <text:p>TCP.B6R7.B2</text:p>
          </table:table-cell>
          <table:table-cell office:value-type="string" calcext:value-type="string">
            <text:p>TCSG.A4R7.B1</text:p>
          </table:table-cell>
          <table:table-cell table:number-columns-repeated="4"/>
          <table:table-cell table:number-columns-repeated="3" office:value-type="string" calcext:value-type="string">
            <text:p>TCSG.A4R7.B1</text:p>
          </table:table-cell>
          <table:table-cell table:number-columns-repeated="15"/>
        </table:table-row>
        <table:table-row table:style-name="ro4">
          <table:table-cell table:formula="of:=[.A246]+1" office:value-type="float" office:value="37" calcext:value-type="float">
            <text:p>37</text:p>
          </table:table-cell>
          <table:table-cell office:value-type="string" calcext:value-type="string">
            <text:p>TCLA.B6R7.B1</text:p>
          </table:table-cell>
          <table:table-cell office:value-type="string" calcext:value-type="string">
            <text:p>TCP.C6R7.B2</text:p>
          </table:table-cell>
          <table:table-cell office:value-type="string" calcext:value-type="string">
            <text:p>TCSG.B5R7.B1</text:p>
          </table:table-cell>
          <table:table-cell table:number-columns-repeated="4"/>
          <table:table-cell table:number-columns-repeated="3" office:value-type="string" calcext:value-type="string">
            <text:p>TCSG.B5R7.B1</text:p>
          </table:table-cell>
          <table:table-cell table:number-columns-repeated="15"/>
        </table:table-row>
        <table:table-row table:style-name="ro4">
          <table:table-cell table:formula="of:=[.A247]+1" office:value-type="float" office:value="38" calcext:value-type="float">
            <text:p>38</text:p>
          </table:table-cell>
          <table:table-cell office:value-type="string" calcext:value-type="string">
            <text:p>TCLA.C6R7.B1</text:p>
          </table:table-cell>
          <table:table-cell office:value-type="string" calcext:value-type="string">
            <text:p>TCP.D6R7.B2</text:p>
          </table:table-cell>
          <table:table-cell office:value-type="string" calcext:value-type="string">
            <text:p>TCSG.D5R7.B1</text:p>
          </table:table-cell>
          <table:table-cell table:number-columns-repeated="4"/>
          <table:table-cell table:number-columns-repeated="3" office:value-type="string" calcext:value-type="string">
            <text:p>TCSG.D5R7.B1</text:p>
          </table:table-cell>
          <table:table-cell table:number-columns-repeated="15"/>
        </table:table-row>
        <table:table-row table:style-name="ro4">
          <table:table-cell table:formula="of:=[.A248]+1" office:value-type="float" office:value="39" calcext:value-type="float">
            <text:p>39</text:p>
          </table:table-cell>
          <table:table-cell office:value-type="string" calcext:value-type="string">
            <text:p>TCLA.D6R7.B1</text:p>
          </table:table-cell>
          <table:table-cell office:value-type="string" calcext:value-type="string">
            <text:p>TCLIB.6L8.B2</text:p>
          </table:table-cell>
          <table:table-cell office:value-type="string" calcext:value-type="string">
            <text:p>TCSG.E5R7.B1</text:p>
          </table:table-cell>
          <table:table-cell table:number-columns-repeated="4"/>
          <table:table-cell table:number-columns-repeated="3" office:value-type="string" calcext:value-type="string">
            <text:p>TCSG.E5R7.B1</text:p>
          </table:table-cell>
          <table:table-cell table:number-columns-repeated="15"/>
        </table:table-row>
        <table:table-row table:style-name="ro4">
          <table:table-cell table:formula="of:=[.A249]+1" office:value-type="float" office:value="40" calcext:value-type="float">
            <text:p>40</text:p>
          </table:table-cell>
          <table:table-cell office:value-type="string" calcext:value-type="string">
            <text:p>TCLA.A7R7.B1</text:p>
          </table:table-cell>
          <table:table-cell office:value-type="string" calcext:value-type="string">
            <text:p>TCLIA.4L8</text:p>
          </table:table-cell>
          <table:table-cell office:value-type="string" calcext:value-type="string">
            <text:p>TCSG.6R7.B1</text:p>
          </table:table-cell>
          <table:table-cell table:number-columns-repeated="4"/>
          <table:table-cell table:number-columns-repeated="3" office:value-type="string" calcext:value-type="string">
            <text:p>TCSG.6R7.B1</text:p>
          </table:table-cell>
          <table:table-cell table:number-columns-repeated="15"/>
        </table:table-row>
        <table:table-row table:style-name="ro4">
          <table:table-cell table:formula="of:=[.A250]+1" office:value-type="float" office:value="41" calcext:value-type="float">
            <text:p>41</text:p>
          </table:table-cell>
          <table:table-cell office:value-type="string" calcext:value-type="string">
            <text:p>TCTH.4L8.B1</text:p>
          </table:table-cell>
          <table:table-cell office:value-type="string" calcext:value-type="string">
            <text:p>TCTVB.4R8</text:p>
          </table:table-cell>
          <table:table-cell office:value-type="string" calcext:value-type="string">
            <text:p>TCLA.A6R7.B1</text:p>
          </table:table-cell>
          <table:table-cell table:number-columns-repeated="4"/>
          <table:table-cell table:number-columns-repeated="3" office:value-type="string" calcext:value-type="string">
            <text:p>TCLA.A6R7.B1</text:p>
          </table:table-cell>
          <table:table-cell table:number-columns-repeated="15"/>
        </table:table-row>
        <table:table-row table:style-name="ro4">
          <table:table-cell table:formula="of:=[.A251]+1" office:value-type="float" office:value="42" calcext:value-type="float">
            <text:p>42</text:p>
          </table:table-cell>
          <table:table-cell office:value-type="string" calcext:value-type="string">
            <text:p>TCTVB.4L8</text:p>
          </table:table-cell>
          <table:table-cell office:value-type="string" calcext:value-type="string">
            <text:p>TDI.4R8</text:p>
          </table:table-cell>
          <table:table-cell office:value-type="string" calcext:value-type="string">
            <text:p>TCLA.B6R7.B1</text:p>
          </table:table-cell>
          <table:table-cell table:number-columns-repeated="4"/>
          <table:table-cell table:number-columns-repeated="3" office:value-type="string" calcext:value-type="string">
            <text:p>TCLA.B6R7.B1</text:p>
          </table:table-cell>
          <table:table-cell table:number-columns-repeated="15"/>
        </table:table-row>
        <table:table-row table:style-name="ro4">
          <table:table-cell table:formula="of:=[.A252]+1" office:value-type="float" office:value="43" calcext:value-type="float">
            <text:p>43</text:p>
          </table:table-cell>
          <table:table-cell office:value-type="string" calcext:value-type="string">
            <text:p>TCTH.4L1.B1</text:p>
          </table:table-cell>
          <table:table-cell office:value-type="string" calcext:value-type="string">
            <text:p>TCTH.4R8.B2</text:p>
          </table:table-cell>
          <table:table-cell office:value-type="string" calcext:value-type="string">
            <text:p>TCLA.C6R7.B1</text:p>
          </table:table-cell>
          <table:table-cell table:number-columns-repeated="4"/>
          <table:table-cell table:number-columns-repeated="3" office:value-type="string" calcext:value-type="string">
            <text:p>TCLA.C6R7.B1</text:p>
          </table:table-cell>
          <table:table-cell table:number-columns-repeated="15"/>
        </table:table-row>
        <table:table-row table:style-name="ro4">
          <table:table-cell table:formula="of:=[.A253]+1" office:value-type="float" office:value="44" calcext:value-type="float">
            <text:p>44</text:p>
          </table:table-cell>
          <table:table-cell table:style-name="ce9" office:value-type="string" calcext:value-type="string">
            <text:p>TCTVA.4L1.B1</text:p>
          </table:table-cell>
          <table:table-cell table:style-name="ce9" office:value-type="string" calcext:value-type="string">
            <text:p>TCL.5L1.B2</text:p>
          </table:table-cell>
          <table:table-cell office:value-type="string" calcext:value-type="string">
            <text:p>TCLA.D6R7.B1</text:p>
          </table:table-cell>
          <table:table-cell table:number-columns-repeated="4"/>
          <table:table-cell table:number-columns-repeated="3" office:value-type="string" calcext:value-type="string">
            <text:p>TCLA.D6R7.B1</text:p>
          </table:table-cell>
          <table:table-cell table:number-columns-repeated="15"/>
        </table:table-row>
        <table:table-row table:style-name="ro4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CLA.A7R7.B1</text:p>
          </table:table-cell>
          <table:table-cell table:number-columns-repeated="4"/>
          <table:table-cell table:number-columns-repeated="3" office:value-type="string" calcext:value-type="string">
            <text:p>TCLA.A7R7.B1</text:p>
          </table:table-cell>
          <table:table-cell table:number-columns-repeated="15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10" office:value-type="string" calcext:value-type="string" table:number-columns-spanned="2" table:number-rows-spanned="1">
            <text:p>tot di 108 collimatori</text:p>
          </table:table-cell>
          <table:covered-table-cell/>
          <table:table-cell office:value-type="string" calcext:value-type="string">
            <text:p>TCTH.4L8.B1</text:p>
          </table:table-cell>
          <table:table-cell table:number-columns-repeated="4"/>
          <table:table-cell table:number-columns-repeated="3" office:value-type="string" calcext:value-type="string">
            <text:p>TCTH.4L8.B1</text:p>
          </table:table-cell>
          <table:table-cell table:number-columns-repeated="15"/>
        </table:table-row>
        <table:table-row table:style-name="ro4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TCTVA.4L8.B1</text:p>
          </table:table-cell>
          <table:table-cell table:number-columns-repeated="4"/>
          <table:table-cell office:value-type="string" calcext:value-type="string">
            <text:p>TCTVB.4L8</text:p>
          </table:table-cell>
          <table:table-cell table:number-columns-repeated="2" office:value-type="string" calcext:value-type="string">
            <text:p>TCTVA.4L8.B1</text:p>
          </table:table-cell>
          <table:table-cell table:number-columns-repeated="15"/>
        </table:table-row>
        <table:table-row table:style-name="ro4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TCTH.4L1.B1</text:p>
          </table:table-cell>
          <table:table-cell table:number-columns-repeated="4"/>
          <table:table-cell table:number-columns-repeated="3" office:value-type="string" calcext:value-type="string">
            <text:p>TCTH.4L1.B1</text:p>
          </table:table-cell>
          <table:table-cell table:number-columns-repeated="15"/>
        </table:table-row>
        <table:table-row table:style-name="ro4">
          <table:table-cell office:value-type="float" office:value="49" calcext:value-type="float">
            <text:p>49</text:p>
          </table:table-cell>
          <table:table-cell table:number-columns-repeated="2"/>
          <table:table-cell table:style-name="ce9" office:value-type="string" calcext:value-type="string">
            <text:p>TCTVA.4L1.B1</text:p>
          </table:table-cell>
          <table:table-cell table:number-columns-repeated="4"/>
          <table:table-cell table:number-columns-repeated="3" office:value-type="string" calcext:value-type="string">
            <text:p>TCTVA.4L1.B1</text:p>
          </table:table-cell>
          <table:table-cell table:number-columns-repeated="15"/>
        </table:table-row>
        <table:table-row table:style-name="ro4">
          <table:table-cell table:number-columns-repeated="26"/>
        </table:table-row>
        <table:table-row table:style-name="ro4">
          <table:table-cell table:number-columns-repeated="3"/>
          <table:table-cell table:style-name="ce12" office:value-type="string" calcext:value-type="string">
            <text:p>Tot 118 collim.</text:p>
          </table:table-cell>
          <table:table-cell table:number-columns-repeated="22"/>
        </table:table-row>
        <table:table-row table:style-name="ro4" table:number-rows-repeated="2">
          <table:table-cell table:number-columns-repeated="26"/>
        </table:table-row>
        <table:table-row table:style-name="ro4">
          <table:table-cell table:style-name="ce2" table:number-columns-spanned="8" table:number-rows-spanned="1"/>
          <table:covered-table-cell table:number-columns-repeated="7"/>
          <table:table-cell table:number-columns-repeated="18"/>
        </table:table-row>
        <table:table-row table:style-name="ro4">
          <table:table-cell table:number-columns-repeated="26"/>
        </table:table-row>
        <table:table-row table:style-name="ro4" table:number-rows-repeated="48">
          <table:table-cell table:number-columns-repeated="2"/>
          <table:table-cell table:style-name="ce11"/>
          <table:table-cell table:number-columns-repeated="23"/>
        </table:table-row>
        <table:table-row table:style-name="ro4" table:number-rows-repeated="3">
          <table:table-cell table:number-columns-repeated="26"/>
        </table:table-row>
        <table:table-row table:style-name="ro1" table:number-rows-repeated="104820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LHC-preLS1-B2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2</text:p>
          </table:table-cell>
          <table:table-cell table:number-columns-repeated="7"/>
        </table:table-row>
        <table:table-row table:style-name="ro4">
          <table:table-cell table:number-columns-repeated="8"/>
        </table:table-row>
        <table:table-row table:style-name="ro1">
          <table:table-cell office:value-type="string" calcext:value-type="string">
            <text:p>2012_450GeV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ngle[rad]</text:p>
          </table:table-cell>
          <table:table-cell office:value-type="string" calcext:value-type="string">
            <text:p>halfgap[m]</text:p>
          </table:table-cell>
          <table:table-cell office:value-type="string" calcext:value-type="string">
            <text:p>Length[m]</text:p>
          </table:table-cell>
          <table:table-cell office:value-type="string" calcext:value-type="string">
            <text:p>betax[m]</text:p>
          </table:table-cell>
          <table:table-cell office:value-type="string" calcext:value-type="string">
            <text:p>betay[m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TVA.4R1.B2</text:p>
          </table:table-cell>
          <table:table-cell office:value-type="string" calcext:value-type="string">
            <text:p>W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107298088445" calcext:value-type="float">
            <text:p>0.0107298088</text:p>
          </table:table-cell>
          <table:table-cell office:value-type="float" office:value="1" calcext:value-type="float">
            <text:p>1</text:p>
          </table:table-cell>
          <table:table-cell office:value-type="float" office:value="158.3318921" calcext:value-type="float">
            <text:p>158.3318921</text:p>
          </table:table-cell>
          <table:table-cell office:value-type="float" office:value="79.57196469" calcext:value-type="float">
            <text:p>79.57196469</text:p>
          </table:table-cell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office:value-type="string" calcext:value-type="string">
            <text:p>TCTH.4R1.B2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0.0145631484956" calcext:value-type="float">
            <text:p>0.0145631485</text:p>
          </table:table-cell>
          <table:table-cell office:value-type="float" office:value="1" calcext:value-type="float">
            <text:p>1</text:p>
          </table:table-cell>
          <table:table-cell office:value-type="float" office:value="160.8262636" calcext:value-type="float">
            <text:p>160.8262636</text:p>
          </table:table-cell>
          <table:table-cell office:value-type="float" office:value="79.41790746" calcext:value-type="float">
            <text:p>79.41790746</text:p>
          </table:table-cell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office:value-type="string" calcext:value-type="string">
            <text:p>TCTVA.4R2.B2</text:p>
          </table:table-cell>
          <table:table-cell office:value-type="string" calcext:value-type="string">
            <text:p>W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773383395754" calcext:value-type="float">
            <text:p>0.007733834</text:p>
          </table:table-cell>
          <table:table-cell office:value-type="float" office:value="1" calcext:value-type="float">
            <text:p>1</text:p>
          </table:table-cell>
          <table:table-cell office:value-type="float" office:value="47.88414779" calcext:value-type="float">
            <text:p>47.88414779</text:p>
          </table:table-cell>
          <table:table-cell office:value-type="float" office:value="47.01346991" calcext:value-type="float">
            <text:p>47.01346991</text:p>
          </table:table-cell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TCTH.4R2.B2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0.00790590694328" calcext:value-type="float">
            <text:p>0.0079059069</text:p>
          </table:table-cell>
          <table:table-cell office:value-type="float" office:value="1" calcext:value-type="float">
            <text:p>1</text:p>
          </table:table-cell>
          <table:table-cell office:value-type="float" office:value="46.36585358" calcext:value-type="float">
            <text:p>46.36585358</text:p>
          </table:table-cell>
          <table:table-cell office:value-type="float" office:value="49.23220696" calcext:value-type="float">
            <text:p>49.23220696</text:p>
          </table:table-cell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TCLA.7L3.B2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0.00925568317136" calcext:value-type="float">
            <text:p>0.0092556832</text:p>
          </table:table-cell>
          <table:table-cell office:value-type="float" office:value="1" calcext:value-type="float">
            <text:p>1</text:p>
          </table:table-cell>
          <table:table-cell office:value-type="float" office:value="65.86620215" calcext:value-type="float">
            <text:p>65.86620215</text:p>
          </table:table-cell>
          <table:table-cell office:value-type="float" office:value="94.37769348" calcext:value-type="float">
            <text:p>94.37769348</text:p>
          </table:table-cell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TCLA.6L3.B2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0.0113224803811" calcext:value-type="float">
            <text:p>0.0113224804</text:p>
          </table:table-cell>
          <table:table-cell office:value-type="float" office:value="1" calcext:value-type="float">
            <text:p>1</text:p>
          </table:table-cell>
          <table:table-cell office:value-type="float" office:value="132.1132627" calcext:value-type="float">
            <text:p>132.1132627</text:p>
          </table:table-cell>
          <table:table-cell office:value-type="float" office:value="166.7367922" calcext:value-type="float">
            <text:p>166.7367922</text:p>
          </table:table-cell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TCLA.B5L3.B2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0.0152340271479" calcext:value-type="float">
            <text:p>0.0152340271</text:p>
          </table:table-cell>
          <table:table-cell office:value-type="float" office:value="1" calcext:value-type="float">
            <text:p>1</text:p>
          </table:table-cell>
          <table:table-cell office:value-type="float" office:value="149.3158603" calcext:value-type="float">
            <text:p>149.3158603</text:p>
          </table:table-cell>
          <table:table-cell office:value-type="float" office:value="170.5016114" calcext:value-type="float">
            <text:p>170.5016114</text:p>
          </table:table-cell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TCLA.A5L3.B2</text:p>
          </table:table-cell>
          <table:table-cell office:value-type="string" calcext:value-type="string">
            <text:p>W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117238131875" calcext:value-type="float">
            <text:p>0.0117238132</text:p>
          </table:table-cell>
          <table:table-cell office:value-type="float" office:value="1" calcext:value-type="float">
            <text:p>1</text:p>
          </table:table-cell>
          <table:table-cell office:value-type="float" office:value="140.3140361" calcext:value-type="float">
            <text:p>140.3140361</text:p>
          </table:table-cell>
          <table:table-cell office:value-type="float" office:value="177.8781656" calcext:value-type="float">
            <text:p>177.8781656</text:p>
          </table:table-cell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office:value-type="string" calcext:value-type="string">
            <text:p>TCSG.B5L3.B2</text:p>
          </table:table-cell>
          <table:table-cell office:value-type="string" calcext:value-type="string">
            <text:p>CFC</text:p>
          </table:table-cell>
          <table:table-cell office:value-type="float" office:value="0.189" calcext:value-type="float">
            <text:p>0.189</text:p>
          </table:table-cell>
          <table:table-cell office:value-type="float" office:value="0.00832640630208" calcext:value-type="float">
            <text:p>0.0083264063</text:p>
          </table:table-cell>
          <table:table-cell office:value-type="float" office:value="1" calcext:value-type="float">
            <text:p>1</text:p>
          </table:table-cell>
          <table:table-cell office:value-type="float" office:value="44.5969951" calcext:value-type="float">
            <text:p>44.5969951</text:p>
          </table:table-cell>
          <table:table-cell office:value-type="float" office:value="315.312245" calcext:value-type="float">
            <text:p>315.312245</text:p>
          </table:table-cell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office:value-type="string" calcext:value-type="string">
            <text:p>TCSG.A5L3.B2</text:p>
          </table:table-cell>
          <table:table-cell office:value-type="string" calcext:value-type="string">
            <text:p>CFC</text:p>
          </table:table-cell>
          <table:table-cell office:value-type="float" office:value="2.98" calcext:value-type="float">
            <text:p>2.98</text:p>
          </table:table-cell>
          <table:table-cell office:value-type="float" office:value="0.00731129709794" calcext:value-type="float">
            <text:p>0.0073112971</text:p>
          </table:table-cell>
          <table:table-cell office:value-type="float" office:value="1" calcext:value-type="float">
            <text:p>1</text:p>
          </table:table-cell>
          <table:table-cell office:value-type="float" office:value="35.17026188" calcext:value-type="float">
            <text:p>35.17026188</text:p>
          </table:table-cell>
          <table:table-cell office:value-type="float" office:value="346.8929156" calcext:value-type="float">
            <text:p>346.8929156</text:p>
          </table:table-cell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office:value-type="string" calcext:value-type="string">
            <text:p>TCSG.4L3.B2</text:p>
          </table:table-cell>
          <table:table-cell office:value-type="string" calcext:value-type="string">
            <text:p>CFC</text:p>
          </table:table-cell>
          <table:table-cell office:value-type="float" office:value="0" calcext:value-type="float">
            <text:p>0</text:p>
          </table:table-cell>
          <table:table-cell office:value-type="float" office:value="0.0048726759194" calcext:value-type="float">
            <text:p>0.0048726759</text:p>
          </table:table-cell>
          <table:table-cell office:value-type="float" office:value="1" calcext:value-type="float">
            <text:p>1</text:p>
          </table:table-cell>
          <table:table-cell office:value-type="float" office:value="26.08121786" calcext:value-type="float">
            <text:p>26.08121786</text:p>
          </table:table-cell>
          <table:table-cell office:value-type="float" office:value="396.7099213" calcext:value-type="float">
            <text:p>396.7099213</text:p>
          </table:table-cell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office:value-type="string" calcext:value-type="string">
            <text:p>TCSG.5R3.B2</text:p>
          </table:table-cell>
          <table:table-cell office:value-type="string" calcext:value-type="string">
            <text:p>CFC</text:p>
          </table:table-cell>
          <table:table-cell office:value-type="float" office:value="0" calcext:value-type="float">
            <text:p>0</text:p>
          </table:table-cell>
          <table:table-cell office:value-type="float" office:value="0.00685847455979" calcext:value-type="float">
            <text:p>0.0068584746</text:p>
          </table:table-cell>
          <table:table-cell office:value-type="float" office:value="1" calcext:value-type="float">
            <text:p>1</text:p>
          </table:table-cell>
          <table:table-cell office:value-type="float" office:value="54.90454136" calcext:value-type="float">
            <text:p>54.90454136</text:p>
          </table:table-cell>
          <table:table-cell office:value-type="float" office:value="297.8397855" calcext:value-type="float">
            <text:p>297.8397855</text:p>
          </table:table-cell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office:value-type="string" calcext:value-type="string">
            <text:p>TCP.6R3.B2</text:p>
          </table:table-cell>
          <table:table-cell office:value-type="string" calcext:value-type="string">
            <text:p>CFC</text:p>
          </table:table-cell>
          <table:table-cell office:value-type="float" office:value="0" calcext:value-type="float">
            <text:p>0</text:p>
          </table:table-cell>
          <table:table-cell office:value-type="float" office:value="0.0107572170675" calcext:value-type="float">
            <text:p>0.0107572171</text:p>
          </table:table-cell>
          <table:table-cell office:value-type="float" office:value="0.6" calcext:value-type="float">
            <text:p>0.6</text:p>
          </table:table-cell>
          <table:table-cell office:value-type="float" office:value="131.5237823" calcext:value-type="float">
            <text:p>131.5237823</text:p>
          </table:table-cell>
          <table:table-cell office:value-type="float" office:value="144.693433" calcext:value-type="float">
            <text:p>144.693433</text:p>
          </table:table-cell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office:value-type="string" calcext:value-type="string">
            <text:p>TCL.5L5.B2</text:p>
          </table:table-cell>
          <table:table-cell office:value-type="string" calcext:value-type="string">
            <text:p>CU</text:p>
          </table:table-cell>
          <table:table-cell office:value-type="float" office:value="0" calcext:value-type="float">
            <text:p>0</text:p>
          </table:table-cell>
          <table:table-cell office:value-type="float" office:value="0.0250102249763" calcext:value-type="float">
            <text:p>0.025010225</text:p>
          </table:table-cell>
          <table:table-cell office:value-type="float" office:value="1" calcext:value-type="float">
            <text:p>1</text:p>
          </table:table-cell>
          <table:table-cell office:value-type="float" office:value="140.6440195" calcext:value-type="float">
            <text:p>140.6440195</text:p>
          </table:table-cell>
          <table:table-cell office:value-type="float" office:value="137.0529224" calcext:value-type="float">
            <text:p>137.0529224</text:p>
          </table:table-cell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office:value-type="string" calcext:value-type="string">
            <text:p>TCTVA.4R5.B2</text:p>
          </table:table-cell>
          <table:table-cell office:value-type="string" calcext:value-type="string">
            <text:p>W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105124649036" calcext:value-type="float">
            <text:p>0.0105124649</text:p>
          </table:table-cell>
          <table:table-cell office:value-type="float" office:value="1" calcext:value-type="float">
            <text:p>1</text:p>
          </table:table-cell>
          <table:table-cell office:value-type="float" office:value="158.331936" calcext:value-type="float">
            <text:p>158.331936</text:p>
          </table:table-cell>
          <table:table-cell office:value-type="float" office:value="79.57194356" calcext:value-type="float">
            <text:p>79.57194356</text:p>
          </table:table-cell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office:value-type="string" calcext:value-type="string">
            <text:p>TCTH.4R5.B2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0.0136267205369" calcext:value-type="float">
            <text:p>0.0136267205</text:p>
          </table:table-cell>
          <table:table-cell office:value-type="float" office:value="1" calcext:value-type="float">
            <text:p>1</text:p>
          </table:table-cell>
          <table:table-cell office:value-type="float" office:value="160.8263074" calcext:value-type="float">
            <text:p>160.8263074</text:p>
          </table:table-cell>
          <table:table-cell office:value-type="float" office:value="79.41788653" calcext:value-type="float">
            <text:p>79.41788653</text:p>
          </table:table-cell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office:value-type="string" calcext:value-type="string">
            <text:p>TCSG.4L6.B2</text:p>
          </table:table-cell>
          <table:table-cell office:value-type="string" calcext:value-type="string">
            <text:p>CFC</text:p>
          </table:table-cell>
          <table:table-cell office:value-type="float" office:value="0" calcext:value-type="float">
            <text:p>0</text:p>
          </table:table-cell>
          <table:table-cell office:value-type="float" office:value="0.0128944880044" calcext:value-type="float">
            <text:p>0.012894488</text:p>
          </table:table-cell>
          <table:table-cell office:value-type="float" office:value="1" calcext:value-type="float">
            <text:p>1</text:p>
          </table:table-cell>
          <table:table-cell office:value-type="float" office:value="521.7469425" calcext:value-type="float">
            <text:p>521.7469425</text:p>
          </table:table-cell>
          <table:table-cell office:value-type="float" office:value="173.0488811" calcext:value-type="float">
            <text:p>173.0488811</text:p>
          </table:table-cell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office:value-type="string" calcext:value-type="string">
            <text:p>TCDQA.A4L6.B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.0147333461727" calcext:value-type="float">
            <text:p>0.0147333462</text:p>
          </table:table-cell>
          <table:table-cell office:value-type="float" office:value="3" calcext:value-type="float">
            <text:p>3</text:p>
          </table:table-cell>
          <table:table-cell office:value-type="float" office:value="499.5279366" calcext:value-type="float">
            <text:p>499.5279366</text:p>
          </table:table-cell>
          <table:table-cell office:value-type="float" office:value="165.4502303" calcext:value-type="float">
            <text:p>165.4502303</text:p>
          </table:table-cell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office:value-type="string" calcext:value-type="string">
            <text:p>TCDQA.B4L6.B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.0147333461727" calcext:value-type="float">
            <text:p>0.0147333462</text:p>
          </table:table-cell>
          <table:table-cell office:value-type="float" office:value="3" calcext:value-type="float">
            <text:p>3</text:p>
          </table:table-cell>
          <table:table-cell office:value-type="float" office:value="510.7767855" calcext:value-type="float">
            <text:p>510.7767855</text:p>
          </table:table-cell>
          <table:table-cell office:value-type="float" office:value="169.2330901" calcext:value-type="float">
            <text:p>169.2330901</text:p>
          </table:table-cell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 office:value-type="string" calcext:value-type="string">
            <text:p>TCLA.A7L7.B2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0.00768242778237" calcext:value-type="float">
            <text:p>0.0076824278</text:p>
          </table:table-cell>
          <table:table-cell office:value-type="float" office:value="1" calcext:value-type="float">
            <text:p>1</text:p>
          </table:table-cell>
          <table:table-cell office:value-type="float" office:value="65.07890496" calcext:value-type="float">
            <text:p>65.07890496</text:p>
          </table:table-cell>
          <table:table-cell office:value-type="float" office:value="145.2899102" calcext:value-type="float">
            <text:p>145.2899102</text:p>
          </table:table-cell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office:value-type="string" calcext:value-type="string">
            <text:p>TCLA.D6L7.B2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0.00644994645193" calcext:value-type="float">
            <text:p>0.0064499465</text:p>
          </table:table-cell>
          <table:table-cell office:value-type="float" office:value="1" calcext:value-type="float">
            <text:p>1</text:p>
          </table:table-cell>
          <table:table-cell office:value-type="float" office:value="65.92148004" calcext:value-type="float">
            <text:p>65.92148004</text:p>
          </table:table-cell>
          <table:table-cell office:value-type="float" office:value="156.3959382" calcext:value-type="float">
            <text:p>156.3959382</text:p>
          </table:table-cell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office:value-type="string" calcext:value-type="string">
            <text:p>TCLA.C6L7.B2</text:p>
          </table:table-cell>
          <table:table-cell office:value-type="string" calcext:value-type="string">
            <text:p>W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107736618268" calcext:value-type="float">
            <text:p>0.0107736618</text:p>
          </table:table-cell>
          <table:table-cell office:value-type="float" office:value="1" calcext:value-type="float">
            <text:p>1</text:p>
          </table:table-cell>
          <table:table-cell office:value-type="float" office:value="69.54319537" calcext:value-type="float">
            <text:p>69.54319537</text:p>
          </table:table-cell>
          <table:table-cell office:value-type="float" office:value="150.4093299" calcext:value-type="float">
            <text:p>150.4093299</text:p>
          </table:table-cell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office:value-type="string" calcext:value-type="string">
            <text:p>TCLA.B6L7.B2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0.0101094430232" calcext:value-type="float">
            <text:p>0.010109443</text:p>
          </table:table-cell>
          <table:table-cell office:value-type="float" office:value="1" calcext:value-type="float">
            <text:p>1</text:p>
          </table:table-cell>
          <table:table-cell office:value-type="float" office:value="161.3265494" calcext:value-type="float">
            <text:p>161.3265494</text:p>
          </table:table-cell>
          <table:table-cell office:value-type="float" office:value="75.61064228" calcext:value-type="float">
            <text:p>75.61064228</text:p>
          </table:table-cell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office:value-type="string" calcext:value-type="string">
            <text:p>TCLA.A6L7.B2</text:p>
          </table:table-cell>
          <table:table-cell office:value-type="string" calcext:value-type="string">
            <text:p>W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44336834864" calcext:value-type="float">
            <text:p>0.0064433683</text:p>
          </table:table-cell>
          <table:table-cell office:value-type="float" office:value="1" calcext:value-type="float">
            <text:p>1</text:p>
          </table:table-cell>
          <table:table-cell office:value-type="float" office:value="299.7308012" calcext:value-type="float">
            <text:p>299.7308012</text:p>
          </table:table-cell>
          <table:table-cell office:value-type="float" office:value="48.02878967" calcext:value-type="float">
            <text:p>48.02878967</text:p>
          </table:table-cell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office:value-type="string" calcext:value-type="string">
            <text:p>TCSG.6L7.B2</text:p>
          </table:table-cell>
          <table:table-cell office:value-type="string" calcext:value-type="string">
            <text:p>CFC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0978668219743" calcext:value-type="float">
            <text:p>0.0097866822</text:p>
          </table:table-cell>
          <table:table-cell office:value-type="float" office:value="1" calcext:value-type="float">
            <text:p>1</text:p>
          </table:table-cell>
          <table:table-cell office:value-type="float" office:value="338.6124073" calcext:value-type="float">
            <text:p>338.6124073</text:p>
          </table:table-cell>
          <table:table-cell office:value-type="float" office:value="47.37915921" calcext:value-type="float">
            <text:p>47.37915921</text:p>
          </table:table-cell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office:value-type="string" calcext:value-type="string">
            <text:p>TCSG.E5L7.B2</text:p>
          </table:table-cell>
          <table:table-cell office:value-type="string" calcext:value-type="string">
            <text:p>CFC</text:p>
          </table:table-cell>
          <table:table-cell office:value-type="float" office:value="2.28" calcext:value-type="float">
            <text:p>2.28</text:p>
          </table:table-cell>
          <table:table-cell office:value-type="float" office:value="0.00732500136929" calcext:value-type="float">
            <text:p>0.0073250014</text:p>
          </table:table-cell>
          <table:table-cell office:value-type="float" office:value="1" calcext:value-type="float">
            <text:p>1</text:p>
          </table:table-cell>
          <table:table-cell office:value-type="float" office:value="237.8756177" calcext:value-type="float">
            <text:p>237.8756177</text:p>
          </table:table-cell>
          <table:table-cell office:value-type="float" office:value="138.8176201" calcext:value-type="float">
            <text:p>138.8176201</text:p>
          </table:table-cell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office:value-type="string" calcext:value-type="string">
            <text:p>TCSG.D5L7.B2</text:p>
          </table:table-cell>
          <table:table-cell office:value-type="string" calcext:value-type="string">
            <text:p>CFC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851072071429" calcext:value-type="float">
            <text:p>0.0085107207</text:p>
          </table:table-cell>
          <table:table-cell office:value-type="float" office:value="1" calcext:value-type="float">
            <text:p>1</text:p>
          </table:table-cell>
          <table:table-cell office:value-type="float" office:value="210.5773179" calcext:value-type="float">
            <text:p>210.5773179</text:p>
          </table:table-cell>
          <table:table-cell office:value-type="float" office:value="161.4943724" calcext:value-type="float">
            <text:p>161.4943724</text:p>
          </table:table-cell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 office:value-type="string" calcext:value-type="string">
            <text:p>TCSG.B5L7.B2</text:p>
          </table:table-cell>
          <table:table-cell office:value-type="string" calcext:value-type="string">
            <text:p>CFC</text:p>
          </table:table-cell>
          <table:table-cell office:value-type="float" office:value="2.47" calcext:value-type="float">
            <text:p>2.47</text:p>
          </table:table-cell>
          <table:table-cell office:value-type="float" office:value="0.00822519186016" calcext:value-type="float">
            <text:p>0.0082251919</text:p>
          </table:table-cell>
          <table:table-cell office:value-type="float" office:value="1" calcext:value-type="float">
            <text:p>1</text:p>
          </table:table-cell>
          <table:table-cell office:value-type="float" office:value="119.4465001" calcext:value-type="float">
            <text:p>119.4465001</text:p>
          </table:table-cell>
          <table:table-cell office:value-type="float" office:value="271.4868225" calcext:value-type="float">
            <text:p>271.4868225</text:p>
          </table:table-cell>
        </table:table-row>
        <table:table-row table:style-name="ro1">
          <table:table-cell table:formula="of:=[.A32]+1" office:value-type="float" office:value="29" calcext:value-type="float">
            <text:p>29</text:p>
          </table:table-cell>
          <table:table-cell office:value-type="string" calcext:value-type="string">
            <text:p>TCSG.A4L7.B2</text:p>
          </table:table-cell>
          <table:table-cell office:value-type="string" calcext:value-type="string">
            <text:p>CFC</text:p>
          </table:table-cell>
          <table:table-cell office:value-type="float" office:value="0.735" calcext:value-type="float">
            <text:p>0.735</text:p>
          </table:table-cell>
          <table:table-cell office:value-type="float" office:value="0.00773467248414" calcext:value-type="float">
            <text:p>0.0077346725</text:p>
          </table:table-cell>
          <table:table-cell office:value-type="float" office:value="1" calcext:value-type="float">
            <text:p>1</text:p>
          </table:table-cell>
          <table:table-cell office:value-type="float" office:value="100.6778589" calcext:value-type="float">
            <text:p>100.6778589</text:p>
          </table:table-cell>
          <table:table-cell office:value-type="float" office:value="174.389109" calcext:value-type="float">
            <text:p>174.389109</text:p>
          </table:table-cell>
        </table:table-row>
        <table:table-row table:style-name="ro1">
          <table:table-cell table:formula="of:=[.A33]+1" office:value-type="float" office:value="30" calcext:value-type="float">
            <text:p>30</text:p>
          </table:table-cell>
          <table:table-cell office:value-type="string" calcext:value-type="string">
            <text:p>TCSG.A4R7.B2</text:p>
          </table:table-cell>
          <table:table-cell office:value-type="string" calcext:value-type="string">
            <text:p>CFC</text:p>
          </table:table-cell>
          <table:table-cell office:value-type="float" office:value="2.31" calcext:value-type="float">
            <text:p>2.31</text:p>
          </table:table-cell>
          <table:table-cell office:value-type="float" office:value="0.00690249237623" calcext:value-type="float">
            <text:p>0.0069024924</text:p>
          </table:table-cell>
          <table:table-cell office:value-type="float" office:value="1" calcext:value-type="float">
            <text:p>1</text:p>
          </table:table-cell>
          <table:table-cell office:value-type="float" office:value="141.1927208" calcext:value-type="float">
            <text:p>141.1927208</text:p>
          </table:table-cell>
          <table:table-cell office:value-type="float" office:value="129.7519258" calcext:value-type="float">
            <text:p>129.7519258</text:p>
          </table:table-cell>
        </table:table-row>
        <table:table-row table:style-name="ro1">
          <table:table-cell table:formula="of:=[.A34]+1" office:value-type="float" office:value="31" calcext:value-type="float">
            <text:p>31</text:p>
          </table:table-cell>
          <table:table-cell office:value-type="string" calcext:value-type="string">
            <text:p>TCSG.B4R7.B2</text:p>
          </table:table-cell>
          <table:table-cell office:value-type="string" calcext:value-type="string">
            <text:p>CFC</text:p>
          </table:table-cell>
          <table:table-cell office:value-type="float" office:value="0" calcext:value-type="float">
            <text:p>0</text:p>
          </table:table-cell>
          <table:table-cell office:value-type="float" office:value="0.00667878242851" calcext:value-type="float">
            <text:p>0.0066787824</text:p>
          </table:table-cell>
          <table:table-cell office:value-type="float" office:value="1" calcext:value-type="float">
            <text:p>1</text:p>
          </table:table-cell>
          <table:table-cell office:value-type="float" office:value="153.0634107" calcext:value-type="float">
            <text:p>153.0634107</text:p>
          </table:table-cell>
          <table:table-cell office:value-type="float" office:value="120.1551654" calcext:value-type="float">
            <text:p>120.1551654</text:p>
          </table:table-cell>
        </table:table-row>
        <table:table-row table:style-name="ro1">
          <table:table-cell table:formula="of:=[.A35]+1" office:value-type="float" office:value="32" calcext:value-type="float">
            <text:p>32</text:p>
          </table:table-cell>
          <table:table-cell office:value-type="string" calcext:value-type="string">
            <text:p>TCSG.D4R7.B2</text:p>
          </table:table-cell>
          <table:table-cell office:value-type="string" calcext:value-type="string">
            <text:p>CFC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509598929772" calcext:value-type="float">
            <text:p>0.0050959893</text:p>
          </table:table-cell>
          <table:table-cell office:value-type="float" office:value="1" calcext:value-type="float">
            <text:p>1</text:p>
          </table:table-cell>
          <table:table-cell office:value-type="float" office:value="330.9508105" calcext:value-type="float">
            <text:p>330.9508105</text:p>
          </table:table-cell>
          <table:table-cell office:value-type="float" office:value="69.76927967" calcext:value-type="float">
            <text:p>69.76927967</text:p>
          </table:table-cell>
        </table:table-row>
        <table:table-row table:style-name="ro1">
          <table:table-cell table:formula="of:=[.A36]+1" office:value-type="float" office:value="33" calcext:value-type="float">
            <text:p>33</text:p>
          </table:table-cell>
          <table:table-cell office:value-type="string" calcext:value-type="string">
            <text:p>TCSG.A5R7.B2</text:p>
          </table:table-cell>
          <table:table-cell office:value-type="string" calcext:value-type="string">
            <text:p>CFC</text:p>
          </table:table-cell>
          <table:table-cell office:value-type="float" office:value="0.71" calcext:value-type="float">
            <text:p>0.71</text:p>
          </table:table-cell>
          <table:table-cell office:value-type="float" office:value="0.00874677132125" calcext:value-type="float">
            <text:p>0.0087467713</text:p>
          </table:table-cell>
          <table:table-cell office:value-type="float" office:value="1" calcext:value-type="float">
            <text:p>1</text:p>
          </table:table-cell>
          <table:table-cell office:value-type="float" office:value="182.6305752" calcext:value-type="float">
            <text:p>182.6305752</text:p>
          </table:table-cell>
          <table:table-cell office:value-type="float" office:value="148.4207395" calcext:value-type="float">
            <text:p>148.4207395</text:p>
          </table:table-cell>
        </table:table-row>
        <table:table-row table:style-name="ro1">
          <table:table-cell table:formula="of:=[.A37]+1" office:value-type="float" office:value="34" calcext:value-type="float">
            <text:p>34</text:p>
          </table:table-cell>
          <table:table-cell office:value-type="string" calcext:value-type="string">
            <text:p>TCSG.B5R7.B2</text:p>
          </table:table-cell>
          <table:table-cell office:value-type="string" calcext:value-type="string">
            <text:p>CFC</text:p>
          </table:table-cell>
          <table:table-cell office:value-type="float" office:value="2.51" calcext:value-type="float">
            <text:p>2.51</text:p>
          </table:table-cell>
          <table:table-cell office:value-type="float" office:value="0.00800265711423" calcext:value-type="float">
            <text:p>0.0080026571</text:p>
          </table:table-cell>
          <table:table-cell office:value-type="float" office:value="1" calcext:value-type="float">
            <text:p>1</text:p>
          </table:table-cell>
          <table:table-cell office:value-type="float" office:value="156.9186389" calcext:value-type="float">
            <text:p>156.9186389</text:p>
          </table:table-cell>
          <table:table-cell office:value-type="float" office:value="169.200303" calcext:value-type="float">
            <text:p>169.200303</text:p>
          </table:table-cell>
        </table:table-row>
        <table:table-row table:style-name="ro1">
          <table:table-cell table:formula="of:=[.A38]+1" office:value-type="float" office:value="35" calcext:value-type="float">
            <text:p>35</text:p>
          </table:table-cell>
          <table:table-cell office:value-type="string" calcext:value-type="string">
            <text:p>TCSG.A6R7.B2</text:p>
          </table:table-cell>
          <table:table-cell office:value-type="string" calcext:value-type="string">
            <text:p>CFC</text:p>
          </table:table-cell>
          <table:table-cell office:value-type="float" office:value="2.47" calcext:value-type="float">
            <text:p>2.47</text:p>
          </table:table-cell>
          <table:table-cell office:value-type="float" office:value="0.00725750431015" calcext:value-type="float">
            <text:p>0.0072575043</text:p>
          </table:table-cell>
          <table:table-cell office:value-type="float" office:value="1" calcext:value-type="float">
            <text:p>1</text:p>
          </table:table-cell>
          <table:table-cell office:value-type="float" office:value="40.49675217" calcext:value-type="float">
            <text:p>40.49675217</text:p>
          </table:table-cell>
          <table:table-cell office:value-type="float" office:value="224.6114539" calcext:value-type="float">
            <text:p>224.6114539</text:p>
          </table:table-cell>
        </table:table-row>
        <table:table-row table:style-name="ro1">
          <table:table-cell table:formula="of:=[.A39]+1" office:value-type="float" office:value="36" calcext:value-type="float">
            <text:p>36</text:p>
          </table:table-cell>
          <table:table-cell office:value-type="string" calcext:value-type="string">
            <text:p>TCP.B6R7.B2</text:p>
          </table:table-cell>
          <table:table-cell office:value-type="string" calcext:value-type="string">
            <text:p>CFC</text:p>
          </table:table-cell>
          <table:table-cell office:value-type="float" office:value="2.23" calcext:value-type="float">
            <text:p>2.23</text:p>
          </table:table-cell>
          <table:table-cell office:value-type="float" office:value="0.00503984256723" calcext:value-type="float">
            <text:p>0.0050398426</text:p>
          </table:table-cell>
          <table:table-cell office:value-type="float" office:value="0.6" calcext:value-type="float">
            <text:p>0.6</text:p>
          </table:table-cell>
          <table:table-cell office:value-type="float" office:value="142.4630309" calcext:value-type="float">
            <text:p>142.4630309</text:p>
          </table:table-cell>
          <table:table-cell office:value-type="float" office:value="87.48830739" calcext:value-type="float">
            <text:p>87.48830739</text:p>
          </table:table-cell>
        </table:table-row>
        <table:table-row table:style-name="ro1">
          <table:table-cell table:formula="of:=[.A40]+1" office:value-type="float" office:value="37" calcext:value-type="float">
            <text:p>37</text:p>
          </table:table-cell>
          <table:table-cell office:value-type="string" calcext:value-type="string">
            <text:p>TCP.C6R7.B2</text:p>
          </table:table-cell>
          <table:table-cell office:value-type="string" calcext:value-type="string">
            <text:p>CFC</text:p>
          </table:table-cell>
          <table:table-cell office:value-type="float" office:value="0" calcext:value-type="float">
            <text:p>0</text:p>
          </table:table-cell>
          <table:table-cell office:value-type="float" office:value="0.00593202267838" calcext:value-type="float">
            <text:p>0.0059320227</text:p>
          </table:table-cell>
          <table:table-cell office:value-type="float" office:value="0.6" calcext:value-type="float">
            <text:p>0.6</text:p>
          </table:table-cell>
          <table:table-cell office:value-type="float" office:value="150.528745" calcext:value-type="float">
            <text:p>150.528745</text:p>
          </table:table-cell>
          <table:table-cell office:value-type="float" office:value="82.76324145" calcext:value-type="float">
            <text:p>82.76324145</text:p>
          </table:table-cell>
        </table:table-row>
        <table:table-row table:style-name="ro1">
          <table:table-cell table:formula="of:=[.A41]+1" office:value-type="float" office:value="38" calcext:value-type="float">
            <text:p>38</text:p>
          </table:table-cell>
          <table:table-cell office:value-type="string" calcext:value-type="string">
            <text:p>TCP.D6R7.B2</text:p>
          </table:table-cell>
          <table:table-cell office:value-type="string" calcext:value-type="string">
            <text:p>CFC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429211246844" calcext:value-type="float">
            <text:p>0.0042921125</text:p>
          </table:table-cell>
          <table:table-cell office:value-type="float" office:value="0.6" calcext:value-type="float">
            <text:p>0.6</text:p>
          </table:table-cell>
          <table:table-cell office:value-type="float" office:value="158.871173" calcext:value-type="float">
            <text:p>158.871173</text:p>
          </table:table-cell>
          <table:table-cell office:value-type="float" office:value="78.2633654" calcext:value-type="float">
            <text:p>78.2633654</text:p>
          </table:table-cell>
        </table:table-row>
        <table:table-row table:style-name="ro1">
          <table:table-cell table:formula="of:=[.A42]+1" office:value-type="float" office:value="39" calcext:value-type="float">
            <text:p>39</text:p>
          </table:table-cell>
          <table:table-cell office:value-type="string" calcext:value-type="string">
            <text:p>TCLIB.6L8.B2</text:p>
          </table:table-cell>
          <table:table-cell office:value-type="string" calcext:value-type="string">
            <text:p>CFC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341932962191" calcext:value-type="float">
            <text:p>0.0034193296</text:p>
          </table:table-cell>
          <table:table-cell office:value-type="float" office:value="1" calcext:value-type="float">
            <text:p>1</text:p>
          </table:table-cell>
          <table:table-cell office:value-type="float" office:value="228.8841436" calcext:value-type="float">
            <text:p>228.8841436</text:p>
          </table:table-cell>
          <table:table-cell office:value-type="float" office:value="21.32421583" calcext:value-type="float">
            <text:p>21.32421583</text:p>
          </table:table-cell>
        </table:table-row>
        <table:table-row table:style-name="ro1">
          <table:table-cell table:formula="of:=[.A43]+1" office:value-type="float" office:value="40" calcext:value-type="float">
            <text:p>40</text:p>
          </table:table-cell>
          <table:table-cell office:value-type="string" calcext:value-type="string">
            <text:p>TCLIA.4L8</text:p>
          </table:table-cell>
          <table:table-cell office:value-type="string" calcext:value-type="string">
            <text:p>C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671397361354" calcext:value-type="float">
            <text:p>0.0067139736</text:p>
          </table:table-cell>
          <table:table-cell office:value-type="float" office:value="1" calcext:value-type="float">
            <text:p>1</text:p>
          </table:table-cell>
          <table:table-cell office:value-type="float" office:value="50.08811473" calcext:value-type="float">
            <text:p>50.08811473</text:p>
          </table:table-cell>
          <table:table-cell office:value-type="float" office:value="123.3080141" calcext:value-type="float">
            <text:p>123.3080141</text:p>
          </table:table-cell>
        </table:table-row>
        <table:table-row table:style-name="ro1">
          <table:table-cell table:formula="of:=[.A44]+1" office:value-type="float" office:value="41" calcext:value-type="float">
            <text:p>41</text:p>
          </table:table-cell>
          <table:table-cell office:value-type="string" calcext:value-type="string">
            <text:p>TCTVB.4R8</text:p>
          </table:table-cell>
          <table:table-cell office:value-type="string" calcext:value-type="string">
            <text:p>W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876867358669" calcext:value-type="float">
            <text:p>0.0087686736</text:p>
          </table:table-cell>
          <table:table-cell office:value-type="float" office:value="1" calcext:value-type="float">
            <text:p>1</text:p>
          </table:table-cell>
          <table:table-cell office:value-type="float" office:value="128.3561467" calcext:value-type="float">
            <text:p>128.3561467</text:p>
          </table:table-cell>
          <table:table-cell office:value-type="float" office:value="52.28936282" calcext:value-type="float">
            <text:p>52.28936282</text:p>
          </table:table-cell>
        </table:table-row>
        <table:table-row table:style-name="ro1">
          <table:table-cell table:formula="of:=[.A45]+1" office:value-type="float" office:value="42" calcext:value-type="float">
            <text:p>42</text:p>
          </table:table-cell>
          <table:table-cell office:value-type="string" calcext:value-type="string">
            <text:p>TDI.4R8</text:p>
          </table:table-cell>
          <table:table-cell office:value-type="string" calcext:value-type="string">
            <text:p>HBN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4.1" calcext:value-type="float">
            <text:p>4.1</text:p>
          </table:table-cell>
          <table:table-cell office:value-type="float" office:value="103.6907924" calcext:value-type="float">
            <text:p>103.6907924</text:p>
          </table:table-cell>
          <table:table-cell office:value-type="float" office:value="42.65997526" calcext:value-type="float">
            <text:p>42.65997526</text:p>
          </table:table-cell>
        </table:table-row>
        <table:table-row table:style-name="ro1">
          <table:table-cell table:formula="of:=[.A46]+1" office:value-type="float" office:value="43" calcext:value-type="float">
            <text:p>43</text:p>
          </table:table-cell>
          <table:table-cell office:value-type="string" calcext:value-type="string">
            <text:p>TCTH.4R8.B2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0.00845371270618" calcext:value-type="float">
            <text:p>0.0084537127</text:p>
          </table:table-cell>
          <table:table-cell office:value-type="float" office:value="1" calcext:value-type="float">
            <text:p>1</text:p>
          </table:table-cell>
          <table:table-cell office:value-type="float" office:value="46.58123805" calcext:value-type="float">
            <text:p>46.58123805</text:p>
          </table:table-cell>
          <table:table-cell office:value-type="float" office:value="48.88550462" calcext:value-type="float">
            <text:p>48.88550462</text:p>
          </table:table-cell>
        </table:table-row>
        <table:table-row table:style-name="ro1">
          <table:table-cell table:formula="of:=[.A47]+1" office:value-type="float" office:value="44" calcext:value-type="float">
            <text:p>44</text:p>
          </table:table-cell>
          <table:table-cell office:value-type="string" calcext:value-type="string">
            <text:p>TCL.5L1.B2</text:p>
          </table:table-cell>
          <table:table-cell office:value-type="string" calcext:value-type="string">
            <text:p>CU</text:p>
          </table:table-cell>
          <table:table-cell office:value-type="float" office:value="0" calcext:value-type="float">
            <text:p>0</text:p>
          </table:table-cell>
          <table:table-cell office:value-type="float" office:value="0.0249763480686" calcext:value-type="float">
            <text:p>0.0249763481</text:p>
          </table:table-cell>
          <table:table-cell office:value-type="float" office:value="1" calcext:value-type="float">
            <text:p>1</text:p>
          </table:table-cell>
          <table:table-cell office:value-type="float" office:value="140.2142747" calcext:value-type="float">
            <text:p>140.2142747</text:p>
          </table:table-cell>
          <table:table-cell office:value-type="float" office:value="137.4030063" calcext:value-type="float">
            <text:p>137.4030063</text:p>
          </table:table-cell>
        </table:table-row>
      </table:table>
      <table:table table:name="LHC-postLS1_B1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row table:style-name="ro3">
          <table:table-cell table:style-name="ce3" office:value-type="string" calcext:value-type="string" table:number-columns-spanned="10" table:number-rows-spanned="1">
            <text:p>postLS1 collimators B1</text:p>
          </table:table-cell>
          <table:covered-table-cell table:number-columns-repeated="9" table:style-name="ce7"/>
        </table:table-row>
        <table:table-row table:style-name="ro4">
          <table:table-cell office:value-type="string" calcext:value-type="string">
            <text:p>optics 100cm 2sigm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ngle[rad]</text:p>
          </table:table-cell>
          <table:table-cell office:value-type="string" calcext:value-type="string">
            <text:p>Betax[m]</text:p>
          </table:table-cell>
          <table:table-cell office:value-type="string" calcext:value-type="string">
            <text:p>Betay[m]</text:p>
          </table:table-cell>
          <table:table-cell office:value-type="string" calcext:value-type="string">
            <text:p>Halfgap[m]</text:p>
          </table:table-cell>
          <table:table-cell office:value-type="string" calcext:value-type="string">
            <text:p>Length[m]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CL.4R1.B1</text:p>
          </table:table-cell>
          <table:table-cell office:value-type="string" calcext:value-type="string">
            <text:p>CU</text:p>
          </table:table-cell>
          <table:table-cell office:value-type="float" office:value="0" calcext:value-type="float">
            <text:p>0</text:p>
          </table:table-cell>
          <table:table-cell office:value-type="float" office:value="341.877845588889" calcext:value-type="float">
            <text:p>341.8778455889</text:p>
          </table:table-cell>
          <table:table-cell office:value-type="float" office:value="957.543171444445" calcext:value-type="float">
            <text:p>957.5431714444</text:p>
          </table:table-cell>
          <table:table-cell office:value-type="float" office:value="0.00623404910997003" calcext:value-type="float">
            <text:p>0.006234049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.5R1.B1</text:p>
          </table:table-cell>
          <table:table-cell office:value-type="string" calcext:value-type="string">
            <text:p>CU</text:p>
          </table:table-cell>
          <table:table-cell office:value-type="float" office:value="0" calcext:value-type="float">
            <text:p>0</text:p>
          </table:table-cell>
          <table:table-cell office:value-type="float" office:value="105.288386316667" calcext:value-type="float">
            <text:p>105.2883863167</text:p>
          </table:table-cell>
          <table:table-cell office:value-type="float" office:value="552.11343935" calcext:value-type="float">
            <text:p>552.11343935</text:p>
          </table:table-cell>
          <table:table-cell office:value-type="float" office:value="0.00345959272119924" calcext:value-type="float">
            <text:p>0.00345959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.6R1.B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10.5713995933333" calcext:value-type="float">
            <text:p>10.5713995933</text:p>
          </table:table-cell>
          <table:table-cell office:value-type="float" office:value="184.51233515" calcext:value-type="float">
            <text:p>184.51233515</text:p>
          </table:table-cell>
          <table:table-cell office:value-type="float" office:value="0.0148356221380262" calcext:value-type="float">
            <text:p>0.01483562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TH.4L2.B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77.61284027" calcext:value-type="float">
            <text:p>77.61284027</text:p>
          </table:table-cell>
          <table:table-cell office:value-type="float" office:value="90.58225135" calcext:value-type="float">
            <text:p>90.58225135</text:p>
          </table:table-cell>
          <table:table-cell office:value-type="float" office:value="0.0035643699564" calcext:value-type="float">
            <text:p>0.0035643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TVA.4L2.B1</text:p>
          </table:table-cell>
          <table:table-cell office:value-type="string" calcext:value-type="string">
            <text:p>W</text:p>
          </table:table-cell>
          <table:table-cell office:value-type="float" office:value="1.571" calcext:value-type="float">
            <text:p>1.571</text:p>
          </table:table-cell>
          <table:table-cell office:value-type="float" office:value="79.69353993" calcext:value-type="float">
            <text:p>79.69353993</text:p>
          </table:table-cell>
          <table:table-cell office:value-type="float" office:value="89.59345662" calcext:value-type="float">
            <text:p>89.59345662</text:p>
          </table:table-cell>
          <table:table-cell office:value-type="float" office:value="0.00382960632" calcext:value-type="float">
            <text:p>0.003829606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I.4L2.B1</text:p>
          </table:table-cell>
          <table:table-cell office:value-type="string" calcext:value-type="string">
            <text:p>CU</text:p>
          </table:table-cell>
          <table:table-cell office:value-type="float" office:value="1.571" calcext:value-type="float">
            <text:p>1.571</text:p>
          </table:table-cell>
          <table:table-cell office:value-type="float" office:value="138.5803166" calcext:value-type="float">
            <text:p>138.5803166</text:p>
          </table:table-cell>
          <table:table-cell office:value-type="float" office:value="87.79821985" calcext:value-type="float">
            <text:p>87.79821985</text:p>
          </table:table-cell>
          <table:table-cell office:value-type="float" office:value="0.054" calcext:value-type="float">
            <text:p>0.05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IA.4R2</text:p>
          </table:table-cell>
          <table:table-cell office:value-type="string" calcext:value-type="string">
            <text:p>C</text:p>
          </table:table-cell>
          <table:table-cell office:value-type="float" office:value="1.571" calcext:value-type="float">
            <text:p>1.571</text:p>
          </table:table-cell>
          <table:table-cell office:value-type="float" office:value="91.01236777" calcext:value-type="float">
            <text:p>91.01236777</text:p>
          </table:table-cell>
          <table:table-cell office:value-type="float" office:value="155.1657146" calcext:value-type="float">
            <text:p>155.1657146</text:p>
          </table:table-cell>
          <table:table-cell office:value-type="float" office:value="0.028" calcext:value-type="float">
            <text:p>0.0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IB.6R2.B1</text:p>
          </table:table-cell>
          <table:table-cell office:value-type="string" calcext:value-type="string">
            <text:p>CFC</text:p>
          </table:table-cell>
          <table:table-cell office:value-type="float" office:value="1.571" calcext:value-type="float">
            <text:p>1.571</text:p>
          </table:table-cell>
          <table:table-cell office:value-type="float" office:value="176.5893858" calcext:value-type="float">
            <text:p>176.5893858</text:p>
          </table:table-cell>
          <table:table-cell office:value-type="float" office:value="74.45345601" calcext:value-type="float">
            <text:p>74.45345601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P.6L3.B1</text:p>
          </table:table-cell>
          <table:table-cell office:value-type="string" calcext:value-type="string">
            <text:p>CFC</text:p>
          </table:table-cell>
          <table:table-cell office:value-type="float" office:value="0" calcext:value-type="float">
            <text:p>0</text:p>
          </table:table-cell>
          <table:table-cell office:value-type="float" office:value="131.5240293" calcext:value-type="float">
            <text:p>131.5240293</text:p>
          </table:table-cell>
          <table:table-cell office:value-type="float" office:value="144.6956981" calcext:value-type="float">
            <text:p>144.6956981</text:p>
          </table:table-cell>
          <table:table-cell office:value-type="float" office:value="0.004640005962" calcext:value-type="float">
            <text:p>0.004640006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G.5L3.B1</text:p>
          </table:table-cell>
          <table:table-cell office:value-type="string" calcext:value-type="string">
            <text:p>CFC</text:p>
          </table:table-cell>
          <table:table-cell office:value-type="float" office:value="0" calcext:value-type="float">
            <text:p>0</text:p>
          </table:table-cell>
          <table:table-cell office:value-type="float" office:value="54.60750177" calcext:value-type="float">
            <text:p>54.60750177</text:p>
          </table:table-cell>
          <table:table-cell office:value-type="float" office:value="298.6333492" calcext:value-type="float">
            <text:p>298.6333492</text:p>
          </table:table-cell>
          <table:table-cell office:value-type="float" office:value="0.00348810002216667" calcext:value-type="float">
            <text:p>0.003488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G.4R3.B1</text:p>
          </table:table-cell>
          <table:table-cell office:value-type="string" calcext:value-type="string">
            <text:p>CFC</text:p>
          </table:table-cell>
          <table:table-cell office:value-type="float" office:value="0" calcext:value-type="float">
            <text:p>0</text:p>
          </table:table-cell>
          <table:table-cell office:value-type="float" office:value="26.21106878" calcext:value-type="float">
            <text:p>26.21106878</text:p>
          </table:table-cell>
          <table:table-cell office:value-type="float" office:value="395.1679915" calcext:value-type="float">
            <text:p>395.1679915</text:p>
          </table:table-cell>
          <table:table-cell office:value-type="float" office:value="0.00241660205616667" calcext:value-type="float">
            <text:p>0.00241660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G.A5R3.B1</text:p>
          </table:table-cell>
          <table:table-cell office:value-type="string" calcext:value-type="string">
            <text:p>CFC</text:p>
          </table:table-cell>
          <table:table-cell office:value-type="float" office:value="2.98102" calcext:value-type="float">
            <text:p>2.98102</text:p>
          </table:table-cell>
          <table:table-cell office:value-type="float" office:value="35.8680159" calcext:value-type="float">
            <text:p>35.8680159</text:p>
          </table:table-cell>
          <table:table-cell office:value-type="float" office:value="344.0831665" calcext:value-type="float">
            <text:p>344.0831665</text:p>
          </table:table-cell>
          <table:table-cell office:value-type="float" office:value="0.00312202313966667" calcext:value-type="float">
            <text:p>0.00312202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G.B5R3.B1</text:p>
          </table:table-cell>
          <table:table-cell office:value-type="string" calcext:value-type="string">
            <text:p>CFC</text:p>
          </table:table-cell>
          <table:table-cell office:value-type="float" office:value="0.1989675347" calcext:value-type="float">
            <text:p>0.1989675347</text:p>
          </table:table-cell>
          <table:table-cell office:value-type="float" office:value="45.53759486" calcext:value-type="float">
            <text:p>45.53759486</text:p>
          </table:table-cell>
          <table:table-cell office:value-type="float" office:value="312.6518492" calcext:value-type="float">
            <text:p>312.6518492</text:p>
          </table:table-cell>
          <table:table-cell office:value-type="float" office:value="0.00353145226116667" calcext:value-type="float">
            <text:p>0.00353145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A.A5R3.B1</text:p>
          </table:table-cell>
          <table:table-cell office:value-type="string" calcext:value-type="string">
            <text:p>W</text:p>
          </table:table-cell>
          <table:table-cell office:value-type="float" office:value="1.571" calcext:value-type="float">
            <text:p>1.571</text:p>
          </table:table-cell>
          <table:table-cell office:value-type="float" office:value="142.5240132" calcext:value-type="float">
            <text:p>142.5240132</text:p>
          </table:table-cell>
          <table:table-cell office:value-type="float" office:value="175.9987727" calcext:value-type="float">
            <text:p>175.9987727</text:p>
          </table:table-cell>
          <table:table-cell office:value-type="float" office:value="0.00685845249525" calcext:value-type="float">
            <text:p>0.00685845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A.B5R3.B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151.6089869" calcext:value-type="float">
            <text:p>151.6089869</text:p>
          </table:table-cell>
          <table:table-cell office:value-type="float" office:value="168.6733963" calcext:value-type="float">
            <text:p>168.6733963</text:p>
          </table:table-cell>
          <table:table-cell office:value-type="float" office:value="0.00636551857445" calcext:value-type="float">
            <text:p>0.006365518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A.6R3.B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129.4249051" calcext:value-type="float">
            <text:p>129.4249051</text:p>
          </table:table-cell>
          <table:table-cell office:value-type="float" office:value="168.702796" calcext:value-type="float">
            <text:p>168.702796</text:p>
          </table:table-cell>
          <table:table-cell office:value-type="float" office:value="0.00588139359845" calcext:value-type="float">
            <text:p>0.00588139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A.7R3.B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66.23357033" calcext:value-type="float">
            <text:p>66.23357033</text:p>
          </table:table-cell>
          <table:table-cell office:value-type="float" office:value="96.90131497" calcext:value-type="float">
            <text:p>96.90131497</text:p>
          </table:table-cell>
          <table:table-cell office:value-type="float" office:value="0.0042073670368" calcext:value-type="float">
            <text:p>0.0042073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TH.4L5.B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866.1935568" calcext:value-type="float">
            <text:p>866.1935568</text:p>
          </table:table-cell>
          <table:table-cell office:value-type="float" office:value="331.23242042" calcext:value-type="float">
            <text:p>331.23242042</text:p>
          </table:table-cell>
          <table:table-cell office:value-type="float" office:value="0.0105845143985226" calcext:value-type="float">
            <text:p>0.01058451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TVA.4L5.B1</text:p>
          </table:table-cell>
          <table:table-cell office:value-type="string" calcext:value-type="string">
            <text:p>W</text:p>
          </table:table-cell>
          <table:table-cell office:value-type="float" office:value="1.571" calcext:value-type="float">
            <text:p>1.571</text:p>
          </table:table-cell>
          <table:table-cell office:value-type="float" office:value="869.55873455" calcext:value-type="float">
            <text:p>869.55873455</text:p>
          </table:table-cell>
          <table:table-cell office:value-type="float" office:value="349.70996225" calcext:value-type="float">
            <text:p>349.70996225</text:p>
          </table:table-cell>
          <table:table-cell office:value-type="float" office:value="0.00672539008197005" calcext:value-type="float">
            <text:p>0.00672539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.4R5.B1</text:p>
          </table:table-cell>
          <table:table-cell office:value-type="string" calcext:value-type="string">
            <text:p>CU</text:p>
          </table:table-cell>
          <table:table-cell office:value-type="float" office:value="0" calcext:value-type="float">
            <text:p>0</text:p>
          </table:table-cell>
          <table:table-cell office:value-type="float" office:value="341.877845711111" calcext:value-type="float">
            <text:p>341.8778457111</text:p>
          </table:table-cell>
          <table:table-cell office:value-type="float" office:value="957.543169" calcext:value-type="float">
            <text:p>957.543169</text:p>
          </table:table-cell>
          <table:table-cell office:value-type="float" office:value="0.00623404911094721" calcext:value-type="float">
            <text:p>0.006234049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.5R5.B1</text:p>
          </table:table-cell>
          <table:table-cell office:value-type="string" calcext:value-type="string">
            <text:p>CU</text:p>
          </table:table-cell>
          <table:table-cell office:value-type="float" office:value="0" calcext:value-type="float">
            <text:p>0</text:p>
          </table:table-cell>
          <table:table-cell office:value-type="float" office:value="105.545633538889" calcext:value-type="float">
            <text:p>105.5456335389</text:p>
          </table:table-cell>
          <table:table-cell office:value-type="float" office:value="554.103008066667" calcext:value-type="float">
            <text:p>554.1030080667</text:p>
          </table:table-cell>
          <table:table-cell office:value-type="float" office:value="0.00346381649042663" calcext:value-type="float">
            <text:p>0.00346381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.6R5.B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8.46679351833333" calcext:value-type="float">
            <text:p>8.4667935183</text:p>
          </table:table-cell>
          <table:table-cell office:value-type="float" office:value="174.36688995" calcext:value-type="float">
            <text:p>174.36688995</text:p>
          </table:table-cell>
          <table:table-cell office:value-type="float" office:value="0.0132769708962668" calcext:value-type="float">
            <text:p>0.01327697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DQA.A4R6.1.B</text:p>
          </table:table-cell>
          <table:table-cell office:value-type="string" calcext:value-type="string">
            <text:p>CU300K</text:p>
          </table:table-cell>
          <table:table-cell office:value-type="float" office:value="0" calcext:value-type="float">
            <text:p>0</text:p>
          </table:table-cell>
          <table:table-cell office:value-type="float" office:value="482.7930427" calcext:value-type="float">
            <text:p>482.7930427</text:p>
          </table:table-cell>
          <table:table-cell office:value-type="float" office:value="163.8733826" calcext:value-type="float">
            <text:p>163.8733826</text:p>
          </table:table-cell>
          <table:table-cell office:value-type="float" office:value="0.0062229244363125" calcext:value-type="float">
            <text:p>0.006222924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DQA.A4R6.2.B</text:p>
          </table:table-cell>
          <table:table-cell office:value-type="string" calcext:value-type="string">
            <text:p>CFC</text:p>
          </table:table-cell>
          <table:table-cell office:value-type="float" office:value="0" calcext:value-type="float">
            <text:p>0</text:p>
          </table:table-cell>
          <table:table-cell office:value-type="float" office:value="482.7930427" calcext:value-type="float">
            <text:p>482.7930427</text:p>
          </table:table-cell>
          <table:table-cell office:value-type="float" office:value="163.8733826" calcext:value-type="float">
            <text:p>163.8733826</text:p>
          </table:table-cell>
          <table:table-cell office:value-type="float" office:value="0.0062229244363125" calcext:value-type="float">
            <text:p>0.006222924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DQA.B4R6.1.B</text:p>
          </table:table-cell>
          <table:table-cell office:value-type="string" calcext:value-type="string">
            <text:p>CU300K</text:p>
          </table:table-cell>
          <table:table-cell office:value-type="float" office:value="0" calcext:value-type="float">
            <text:p>0</text:p>
          </table:table-cell>
          <table:table-cell office:value-type="float" office:value="493.7048664" calcext:value-type="float">
            <text:p>493.7048664</text:p>
          </table:table-cell>
          <table:table-cell office:value-type="float" office:value="167.9401189" calcext:value-type="float">
            <text:p>167.9401189</text:p>
          </table:table-cell>
          <table:table-cell office:value-type="float" office:value="0.0062928550755" calcext:value-type="float">
            <text:p>0.006292855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DQA.B4R6.2.B</text:p>
          </table:table-cell>
          <table:table-cell office:value-type="string" calcext:value-type="string">
            <text:p>CFC</text:p>
          </table:table-cell>
          <table:table-cell office:value-type="float" office:value="0" calcext:value-type="float">
            <text:p>0</text:p>
          </table:table-cell>
          <table:table-cell office:value-type="float" office:value="493.7048664" calcext:value-type="float">
            <text:p>493.7048664</text:p>
          </table:table-cell>
          <table:table-cell office:value-type="float" office:value="167.9401189" calcext:value-type="float">
            <text:p>167.9401189</text:p>
          </table:table-cell>
          <table:table-cell office:value-type="float" office:value="0.0062928550755" calcext:value-type="float">
            <text:p>0.006292855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DQA.C4R6.1.B</text:p>
          </table:table-cell>
          <table:table-cell office:value-type="string" calcext:value-type="string">
            <text:p>CU300K</text:p>
          </table:table-cell>
          <table:table-cell office:value-type="float" office:value="0" calcext:value-type="float">
            <text:p>0</text:p>
          </table:table-cell>
          <table:table-cell office:value-type="float" office:value="504.7902548" calcext:value-type="float">
            <text:p>504.7902548</text:p>
          </table:table-cell>
          <table:table-cell office:value-type="float" office:value="172.2086508" calcext:value-type="float">
            <text:p>172.2086508</text:p>
          </table:table-cell>
          <table:table-cell office:value-type="float" office:value="0.006363111113625" calcext:value-type="float">
            <text:p>0.006363111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DQA.C4R6.2.B</text:p>
          </table:table-cell>
          <table:table-cell office:value-type="string" calcext:value-type="string">
            <text:p>CFC</text:p>
          </table:table-cell>
          <table:table-cell office:value-type="float" office:value="0" calcext:value-type="float">
            <text:p>0</text:p>
          </table:table-cell>
          <table:table-cell office:value-type="float" office:value="504.7902548" calcext:value-type="float">
            <text:p>504.7902548</text:p>
          </table:table-cell>
          <table:table-cell office:value-type="float" office:value="172.2086508" calcext:value-type="float">
            <text:p>172.2086508</text:p>
          </table:table-cell>
          <table:table-cell office:value-type="float" office:value="0.006363111113625" calcext:value-type="float">
            <text:p>0.006363111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G.4R6.B1</text:p>
          </table:table-cell>
          <table:table-cell office:value-type="string" calcext:value-type="string">
            <text:p>CFC</text:p>
          </table:table-cell>
          <table:table-cell office:value-type="float" office:value="0" calcext:value-type="float">
            <text:p>0</text:p>
          </table:table-cell>
          <table:table-cell office:value-type="float" office:value="517.2006536" calcext:value-type="float">
            <text:p>517.2006536</text:p>
          </table:table-cell>
          <table:table-cell office:value-type="float" office:value="177.1435769" calcext:value-type="float">
            <text:p>177.1435769</text:p>
          </table:table-cell>
          <table:table-cell office:value-type="float" office:value="0.00618526603296703" calcext:value-type="float">
            <text:p>0.0061852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P.D6L7.B1</text:p>
          </table:table-cell>
          <table:table-cell office:value-type="string" calcext:value-type="string">
            <text:p>CFC</text:p>
          </table:table-cell>
          <table:table-cell office:value-type="float" office:value="1.571" calcext:value-type="float">
            <text:p>1.571</text:p>
          </table:table-cell>
          <table:table-cell office:value-type="float" office:value="158.871164" calcext:value-type="float">
            <text:p>158.871164</text:p>
          </table:table-cell>
          <table:table-cell office:value-type="float" office:value="78.26334669" calcext:value-type="float">
            <text:p>78.26334669</text:p>
          </table:table-cell>
          <table:table-cell office:value-type="float" office:value="0.00169021372281818" calcext:value-type="float">
            <text:p>0.0016902137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P.C6L7.B1</text:p>
          </table:table-cell>
          <table:table-cell office:value-type="string" calcext:value-type="string">
            <text:p>CFC</text:p>
          </table:table-cell>
          <table:table-cell office:value-type="float" office:value="0" calcext:value-type="float">
            <text:p>0</text:p>
          </table:table-cell>
          <table:table-cell office:value-type="float" office:value="150.5287371" calcext:value-type="float">
            <text:p>150.5287371</text:p>
          </table:table-cell>
          <table:table-cell office:value-type="float" office:value="82.76322206" calcext:value-type="float">
            <text:p>82.76322206</text:p>
          </table:table-cell>
          <table:table-cell office:value-type="float" office:value="0.00234407830609091" calcext:value-type="float">
            <text:p>0.0023440783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P.B6L7.B1</text:p>
          </table:table-cell>
          <table:table-cell office:value-type="string" calcext:value-type="string">
            <text:p>CFC</text:p>
          </table:table-cell>
          <table:table-cell office:value-type="float" office:value="2.215" calcext:value-type="float">
            <text:p>2.215</text:p>
          </table:table-cell>
          <table:table-cell office:value-type="float" office:value="142.463024" calcext:value-type="float">
            <text:p>142.463024</text:p>
          </table:table-cell>
          <table:table-cell office:value-type="float" office:value="87.48828732" calcext:value-type="float">
            <text:p>87.48828732</text:p>
          </table:table-cell>
          <table:table-cell office:value-type="float" office:value="0.00197922518390909" calcext:value-type="float">
            <text:p>0.0019792252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G.A6L7.B1</text:p>
          </table:table-cell>
          <table:table-cell office:value-type="string" calcext:value-type="string">
            <text:p>CFC</text:p>
          </table:table-cell>
          <table:table-cell office:value-type="float" office:value="2.46266" calcext:value-type="float">
            <text:p>2.46266</text:p>
          </table:table-cell>
          <table:table-cell office:value-type="float" office:value="39.8723327" calcext:value-type="float">
            <text:p>39.8723327</text:p>
          </table:table-cell>
          <table:table-cell office:value-type="float" office:value="226.9256097" calcext:value-type="float">
            <text:p>226.9256097</text:p>
          </table:table-cell>
          <table:table-cell office:value-type="float" office:value="0.002635670217125" calcext:value-type="float">
            <text:p>0.00263567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G.B5L7.B1</text:p>
          </table:table-cell>
          <table:table-cell office:value-type="string" calcext:value-type="string">
            <text:p>CFC</text:p>
          </table:table-cell>
          <table:table-cell office:value-type="float" office:value="2.50455" calcext:value-type="float">
            <text:p>2.50455</text:p>
          </table:table-cell>
          <table:table-cell office:value-type="float" office:value="159.9836577" calcext:value-type="float">
            <text:p>159.9836577</text:p>
          </table:table-cell>
          <table:table-cell office:value-type="float" office:value="166.5127629" calcext:value-type="float">
            <text:p>166.5127629</text:p>
          </table:table-cell>
          <table:table-cell office:value-type="float" office:value="0.003149829450625" calcext:value-type="float">
            <text:p>0.00314982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G.A5L7.B1</text:p>
          </table:table-cell>
          <table:table-cell office:value-type="string" calcext:value-type="string">
            <text:p>CFC</text:p>
          </table:table-cell>
          <table:table-cell office:value-type="float" office:value="0.71035" calcext:value-type="float">
            <text:p>0.71035</text:p>
          </table:table-cell>
          <table:table-cell office:value-type="float" office:value="185.9589031" calcext:value-type="float">
            <text:p>185.9589031</text:p>
          </table:table-cell>
          <table:table-cell office:value-type="float" office:value="145.9288215" calcext:value-type="float">
            <text:p>145.9288215</text:p>
          </table:table-cell>
          <table:table-cell office:value-type="float" office:value="0.00321364774225" calcext:value-type="float">
            <text:p>0.003213647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G.D4L7.B1</text:p>
          </table:table-cell>
          <table:table-cell office:value-type="string" calcext:value-type="string">
            <text:p>CFC</text:p>
          </table:table-cell>
          <table:table-cell office:value-type="float" office:value="1.5708" calcext:value-type="float">
            <text:p>1.5708</text:p>
          </table:table-cell>
          <table:table-cell office:value-type="float" office:value="332.917976" calcext:value-type="float">
            <text:p>332.917976</text:p>
          </table:table-cell>
          <table:table-cell office:value-type="float" office:value="68.86351177" calcext:value-type="float">
            <text:p>68.86351177</text:p>
          </table:table-cell>
          <table:table-cell office:value-type="float" office:value="0.002051779797375" calcext:value-type="float">
            <text:p>0.002051779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G.B4L7.B1</text:p>
          </table:table-cell>
          <table:table-cell office:value-type="string" calcext:value-type="string">
            <text:p>CFC</text:p>
          </table:table-cell>
          <table:table-cell office:value-type="float" office:value="0" calcext:value-type="float">
            <text:p>0</text:p>
          </table:table-cell>
          <table:table-cell office:value-type="float" office:value="139.7496775" calcext:value-type="float">
            <text:p>139.7496775</text:p>
          </table:table-cell>
          <table:table-cell office:value-type="float" office:value="130.9847492" calcext:value-type="float">
            <text:p>130.9847492</text:p>
          </table:table-cell>
          <table:table-cell office:value-type="float" office:value="0.002922883954375" calcext:value-type="float">
            <text:p>0.0029228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G.A4L7.B1</text:p>
          </table:table-cell>
          <table:table-cell office:value-type="string" calcext:value-type="string">
            <text:p>CFC</text:p>
          </table:table-cell>
          <table:table-cell office:value-type="float" office:value="2.34921" calcext:value-type="float">
            <text:p>2.34921</text:p>
          </table:table-cell>
          <table:table-cell office:value-type="float" office:value="128.6646704" calcext:value-type="float">
            <text:p>128.6646704</text:p>
          </table:table-cell>
          <table:table-cell office:value-type="float" office:value="141.2833348" calcext:value-type="float">
            <text:p>141.2833348</text:p>
          </table:table-cell>
          <table:table-cell office:value-type="float" office:value="0.002873445542" calcext:value-type="float">
            <text:p>0.002873445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G.A4R7.B1</text:p>
          </table:table-cell>
          <table:table-cell office:value-type="string" calcext:value-type="string">
            <text:p>CFC</text:p>
          </table:table-cell>
          <table:table-cell office:value-type="float" office:value="0.80809" calcext:value-type="float">
            <text:p>0.80809</text:p>
          </table:table-cell>
          <table:table-cell office:value-type="float" office:value="118.2763426" calcext:value-type="float">
            <text:p>118.2763426</text:p>
          </table:table-cell>
          <table:table-cell office:value-type="float" office:value="152.206887" calcext:value-type="float">
            <text:p>152.206887</text:p>
          </table:table-cell>
          <table:table-cell office:value-type="float" office:value="0.002883524573875" calcext:value-type="float">
            <text:p>0.00288352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G.B5R7.B1</text:p>
          </table:table-cell>
          <table:table-cell office:value-type="string" calcext:value-type="string">
            <text:p>CFC</text:p>
          </table:table-cell>
          <table:table-cell office:value-type="float" office:value="2.46964" calcext:value-type="float">
            <text:p>2.46964</text:p>
          </table:table-cell>
          <table:table-cell office:value-type="float" office:value="121.8492596" calcext:value-type="float">
            <text:p>121.8492596</text:p>
          </table:table-cell>
          <table:table-cell office:value-type="float" office:value="267.545951" calcext:value-type="float">
            <text:p>267.545951</text:p>
          </table:table-cell>
          <table:table-cell office:value-type="float" office:value="0.00330160054125" calcext:value-type="float">
            <text:p>0.00330160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G.D5R7.B1</text:p>
          </table:table-cell>
          <table:table-cell office:value-type="string" calcext:value-type="string">
            <text:p>CFC</text:p>
          </table:table-cell>
          <table:table-cell office:value-type="float" office:value="0.8971" calcext:value-type="float">
            <text:p>0.8971</text:p>
          </table:table-cell>
          <table:table-cell office:value-type="float" office:value="213.8742468" calcext:value-type="float">
            <text:p>213.8742468</text:p>
          </table:table-cell>
          <table:table-cell office:value-type="float" office:value="158.5319126" calcext:value-type="float">
            <text:p>158.5319126</text:p>
          </table:table-cell>
          <table:table-cell office:value-type="float" office:value="0.0033178741035" calcext:value-type="float">
            <text:p>0.003317874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G.E5R7.B1</text:p>
          </table:table-cell>
          <table:table-cell office:value-type="string" calcext:value-type="string">
            <text:p>CFC</text:p>
          </table:table-cell>
          <table:table-cell office:value-type="float" office:value="2.27765" calcext:value-type="float">
            <text:p>2.27765</text:p>
          </table:table-cell>
          <table:table-cell office:value-type="float" office:value="241.3956281" calcext:value-type="float">
            <text:p>241.3956281</text:p>
          </table:table-cell>
          <table:table-cell office:value-type="float" office:value="136.0992821" calcext:value-type="float">
            <text:p>136.0992821</text:p>
          </table:table-cell>
          <table:table-cell office:value-type="float" office:value="0.003321910890375" calcext:value-type="float">
            <text:p>0.00332191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G.6R7.B1</text:p>
          </table:table-cell>
          <table:table-cell office:value-type="string" calcext:value-type="string">
            <text:p>CFC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335.7481397" calcext:value-type="float">
            <text:p>335.7481397</text:p>
          </table:table-cell>
          <table:table-cell office:value-type="float" office:value="47.3585559" calcext:value-type="float">
            <text:p>47.3585559</text:p>
          </table:table-cell>
          <table:table-cell office:value-type="float" office:value="0.00453031873525" calcext:value-type="float">
            <text:p>0.004530318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A.A6R7.B1</text:p>
          </table:table-cell>
          <table:table-cell office:value-type="string" calcext:value-type="string">
            <text:p>W</text:p>
          </table:table-cell>
          <table:table-cell office:value-type="float" office:value="1.571" calcext:value-type="float">
            <text:p>1.571</text:p>
          </table:table-cell>
          <table:table-cell office:value-type="float" office:value="297.0578687" calcext:value-type="float">
            <text:p>297.0578687</text:p>
          </table:table-cell>
          <table:table-cell office:value-type="float" office:value="48.15760168" calcext:value-type="float">
            <text:p>48.15760168</text:p>
          </table:table-cell>
          <table:table-cell office:value-type="float" office:value="0.00212136237079245" calcext:value-type="float">
            <text:p>0.00212136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A.B6R7.B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159.4898993" calcext:value-type="float">
            <text:p>159.4898993</text:p>
          </table:table-cell>
          <table:table-cell office:value-type="float" office:value="76.39087356" calcext:value-type="float">
            <text:p>76.39087356</text:p>
          </table:table-cell>
          <table:table-cell office:value-type="float" office:value="0.00386054821758491" calcext:value-type="float">
            <text:p>0.003860548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A.C6R7.B1</text:p>
          </table:table-cell>
          <table:table-cell office:value-type="string" calcext:value-type="string">
            <text:p>W</text:p>
          </table:table-cell>
          <table:table-cell office:value-type="float" office:value="1.571" calcext:value-type="float">
            <text:p>1.571</text:p>
          </table:table-cell>
          <table:table-cell office:value-type="float" office:value="68.60832492" calcext:value-type="float">
            <text:p>68.60832492</text:p>
          </table:table-cell>
          <table:table-cell office:value-type="float" office:value="151.8889665" calcext:value-type="float">
            <text:p>151.8889665</text:p>
          </table:table-cell>
          <table:table-cell office:value-type="float" office:value="0.0037674326549434" calcext:value-type="float">
            <text:p>0.00376743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A.D6R7.B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65.0408447" calcext:value-type="float">
            <text:p>65.0408447</text:p>
          </table:table-cell>
          <table:table-cell office:value-type="float" office:value="157.9175445" calcext:value-type="float">
            <text:p>157.9175445</text:p>
          </table:table-cell>
          <table:table-cell office:value-type="float" office:value="0.0024653323570566" calcext:value-type="float">
            <text:p>0.00246533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A.A7R7.B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64.25532811" calcext:value-type="float">
            <text:p>64.25532811</text:p>
          </table:table-cell>
          <table:table-cell office:value-type="float" office:value="147.4093773" calcext:value-type="float">
            <text:p>147.4093773</text:p>
          </table:table-cell>
          <table:table-cell office:value-type="float" office:value="0.00245039987781132" calcext:value-type="float">
            <text:p>0.00245039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TH.4L8.B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97.2429772" calcext:value-type="float">
            <text:p>97.2429772</text:p>
          </table:table-cell>
          <table:table-cell office:value-type="float" office:value="130.5645707" calcext:value-type="float">
            <text:p>130.5645707</text:p>
          </table:table-cell>
          <table:table-cell office:value-type="float" office:value="0.0039897447264" calcext:value-type="float">
            <text:p>0.00398974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TVA.4L8.B1</text:p>
          </table:table-cell>
          <table:table-cell office:value-type="string" calcext:value-type="string">
            <text:p>W</text:p>
          </table:table-cell>
          <table:table-cell office:value-type="float" office:value="1.571" calcext:value-type="float">
            <text:p>1.571</text:p>
          </table:table-cell>
          <table:table-cell office:value-type="float" office:value="99.34386652" calcext:value-type="float">
            <text:p>99.34386652</text:p>
          </table:table-cell>
          <table:table-cell office:value-type="float" office:value="128.952819" calcext:value-type="float">
            <text:p>128.952819</text:p>
          </table:table-cell>
          <table:table-cell office:value-type="float" office:value="0.0045944275152" calcext:value-type="float">
            <text:p>0.00459442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TH.4L1.B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866.19356505" calcext:value-type="float">
            <text:p>866.19356505</text:p>
          </table:table-cell>
          <table:table-cell office:value-type="float" office:value="331.232421685" calcext:value-type="float">
            <text:p>331.232421685</text:p>
          </table:table-cell>
          <table:table-cell office:value-type="float" office:value="0.0105845144496688" calcext:value-type="float">
            <text:p>0.01058451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TVA.4L1.B1</text:p>
          </table:table-cell>
          <table:table-cell office:value-type="string" calcext:value-type="string">
            <text:p>W</text:p>
          </table:table-cell>
          <table:table-cell office:value-type="float" office:value="1.571" calcext:value-type="float">
            <text:p>1.571</text:p>
          </table:table-cell>
          <table:table-cell office:value-type="float" office:value="869.5587428" calcext:value-type="float">
            <text:p>869.5587428</text:p>
          </table:table-cell>
          <table:table-cell office:value-type="float" office:value="349.70996357" calcext:value-type="float">
            <text:p>349.70996357</text:p>
          </table:table-cell>
          <table:table-cell office:value-type="float" office:value="0.00672539009424514" calcext:value-type="float">
            <text:p>0.00672539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 table:number-rows-repeated="4">
          <table:table-cell table:number-columns-repeated="10"/>
        </table:table-row>
        <table:table-row table:style-name="ro1" table:number-rows-repeated="45">
          <table:table-cell table:number-columns-repeated="10"/>
        </table:table-row>
        <table:table-row table:style-name="ro1" table:number-rows-repeated="6">
          <table:table-cell table:number-columns-repeated="7"/>
          <table:table-cell table:style-name="ce11"/>
          <table:table-cell table:number-columns-repeated="2"/>
        </table:table-row>
        <table:table-row table:style-name="ro1" table:number-rows-repeated="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L-LHC-B1" table:style-name="ta1">
        <table:table-column table:style-name="co7" table:default-cell-style-name="Default"/>
        <table:table-column table:style-name="co3" table:default-cell-style-name="Default"/>
        <table:table-column table:style-name="co3" table:default-cell-style-name="ce11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33" table:default-cell-style-name="Default"/>
        <table:table-row table:style-name="ro4">
          <table:table-cell table:style-name="ce3" office:value-type="string" calcext:value-type="string" table:number-columns-spanned="12" table:number-rows-spanned="1">
            <text:p>HL-LHC</text:p>
          </table:table-cell>
          <table:covered-table-cell table:number-columns-repeated="11" table:style-name="ce7"/>
          <table:table-cell table:number-columns-repeated="30"/>
        </table:table-row>
        <table:table-row table:style-name="ro4">
          <table:table-cell table:style-name="ce17" office:value-type="string" calcext:value-type="string" table:number-columns-spanned="4" table:number-rows-spanned="1">
            <text:p>B1 7TeV 15cm standard 25ns 11/10/2014</text:p>
          </table:table-cell>
          <table:covered-table-cell table:number-columns-repeated="3" table:style-name="ce15"/>
          <table:table-cell table:style-name="ce19" office:value-type="string" calcext:value-type="string" table:number-columns-spanned="3" table:number-rows-spanned="1">
            <text:p>CFC only – TDI postLS1 coated</text:p>
          </table:table-cell>
          <table:covered-table-cell table:style-name="ce21"/>
          <table:covered-table-cell/>
          <table:table-cell table:number-columns-repeated="35"/>
        </table:table-row>
        <table:table-row table:style-name="ro4">
          <table:table-cell office:value-type="string" calcext:value-type="string">
            <text:p>Name</text:p>
          </table:table-cell>
          <table:table-cell office:value-type="string" calcext:value-type="string">
            <text:p>Material</text:p>
          </table:table-cell>
          <table:table-cell table:style-name="Default" office:value-type="string" calcext:value-type="string">
            <text:p>Thickness[m]</text:p>
          </table:table-cell>
          <table:table-cell office:value-type="string" calcext:value-type="string">
            <text:p>Angle[rad]</text:p>
          </table:table-cell>
          <table:table-cell office:value-type="string" calcext:value-type="string">
            <text:p>Halfgap[m]</text:p>
          </table:table-cell>
          <table:table-cell office:value-type="string" calcext:value-type="string">
            <text:p>Length[m]</text:p>
          </table:table-cell>
          <table:table-cell office:value-type="string" calcext:value-type="string">
            <text:p>Betax[m]</text:p>
          </table:table-cell>
          <table:table-cell office:value-type="string" calcext:value-type="string">
            <text:p>Betay[m]</text:p>
          </table:table-cell>
          <table:table-cell office:value-type="string" calcext:value-type="string">
            <text:p>sigx[m]</text:p>
          </table:table-cell>
          <table:table-cell office:value-type="string" calcext:value-type="string">
            <text:p>sigy[m]</text:p>
          </table:table-cell>
          <table:table-cell office:value-type="string" calcext:value-type="string">
            <text:p>tilt1[rad]</text:p>
          </table:table-cell>
          <table:table-cell office:value-type="string" calcext:value-type="string">
            <text:p>tilt2[rad]</text:p>
          </table:table-cell>
          <table:table-cell office:value-type="string" calcext:value-type="string">
            <text:p>nsigma</text:p>
          </table:table-cell>
          <table:table-cell/>
          <table:table-cell table:style-name="ce25" office:value-type="string" calcext:value-type="string">
            <text:p>NB:</text:p>
          </table:table-cell>
          <table:table-cell table:number-columns-repeated="27"/>
        </table:table-row>
        <table:table-row table:style-name="ro4">
          <table:table-cell office:value-type="string" calcext:value-type="string">
            <text:p>TCL.4R1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7169" calcext:value-type="float">
            <text:p>0.017169</text:p>
          </table:table-cell>
          <table:table-cell office:value-type="float" office:value="1" calcext:value-type="float">
            <text:p>1</text:p>
          </table:table-cell>
          <table:table-cell office:value-type="float" office:value="5864.2" calcext:value-type="float">
            <text:p>5864.2</text:p>
          </table:table-cell>
          <table:table-cell office:value-type="float" office:value="4782.6" calcext:value-type="float">
            <text:p>4782.6</text:p>
          </table:table-cell>
          <table:table-cell office:value-type="float" office:value="0.0017169" calcext:value-type="float">
            <text:p>0.0017169</text:p>
          </table:table-cell>
          <table:table-cell office:value-type="float" office:value="0.0015505" calcext:value-type="float">
            <text:p>0.0015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CDQs should have additional 35mm C layer (check not big impact)</text:p>
          </table:table-cell>
          <table:table-cell table:number-columns-repeated="27"/>
        </table:table-row>
        <table:table-row table:style-name="ro4">
          <table:table-cell office:value-type="string" calcext:value-type="string">
            <text:p>TCL.5R1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80754" calcext:value-type="float">
            <text:p>0.0080754</text:p>
          </table:table-cell>
          <table:table-cell office:value-type="float" office:value="1" calcext:value-type="float">
            <text:p>1</text:p>
          </table:table-cell>
          <table:table-cell office:value-type="float" office:value="1297.4" calcext:value-type="float">
            <text:p>1297.4</text:p>
          </table:table-cell>
          <table:table-cell office:value-type="float" office:value="2505.3" calcext:value-type="float">
            <text:p>2505.3</text:p>
          </table:table-cell>
          <table:table-cell office:value-type="float" office:value="0.00080754" calcext:value-type="float">
            <text:p>0.00080754</text:p>
          </table:table-cell>
          <table:table-cell office:value-type="float" office:value="0.0011222" calcext:value-type="float">
            <text:p>0.0011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L.6R1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6524" calcext:value-type="float">
            <text:p>0.0026524</text:p>
          </table:table-cell>
          <table:table-cell office:value-type="float" office:value="1" calcext:value-type="float">
            <text:p>1</text:p>
          </table:table-cell>
          <table:table-cell office:value-type="float" office:value="139.97" calcext:value-type="float">
            <text:p>139.97</text:p>
          </table:table-cell>
          <table:table-cell office:value-type="float" office:value="907.26" calcext:value-type="float">
            <text:p>907.26</text:p>
          </table:table-cell>
          <table:table-cell office:value-type="float" office:value="0.00026524" calcext:value-type="float">
            <text:p>0.00026524</text:p>
          </table:table-cell>
          <table:table-cell office:value-type="float" office:value="0.0006753" calcext:value-type="float">
            <text:p>0.0006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TH.4L2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1947" calcext:value-type="float">
            <text:p>0.0061947</text:p>
          </table:table-cell>
          <table:table-cell office:value-type="float" office:value="1" calcext:value-type="float">
            <text:p>1</text:p>
          </table:table-cell>
          <table:table-cell office:value-type="float" office:value="84.827" calcext:value-type="float">
            <text:p>84.827</text:p>
          </table:table-cell>
          <table:table-cell office:value-type="float" office:value="104.08" calcext:value-type="float">
            <text:p>104.08</text:p>
          </table:table-cell>
          <table:table-cell office:value-type="float" office:value="0.00020649" calcext:value-type="float">
            <text:p>0.00020649</text:p>
          </table:table-cell>
          <table:table-cell office:value-type="float" office:value="0.00022873" calcext:value-type="float">
            <text:p>0.00022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TVA.4L2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68298" calcext:value-type="float">
            <text:p>0.0068298</text:p>
          </table:table-cell>
          <table:table-cell office:value-type="float" office:value="1" calcext:value-type="float">
            <text:p>1</text:p>
          </table:table-cell>
          <table:table-cell office:value-type="float" office:value="86.619" calcext:value-type="float">
            <text:p>86.619</text:p>
          </table:table-cell>
          <table:table-cell office:value-type="float" office:value="103.11" calcext:value-type="float">
            <text:p>103.11</text:p>
          </table:table-cell>
          <table:table-cell office:value-type="float" office:value="0.00020866" calcext:value-type="float">
            <text:p>0.00020866</text:p>
          </table:table-cell>
          <table:table-cell office:value-type="float" office:value="0.00022766" calcext:value-type="float">
            <text:p>0.00022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DI.4L2.B1.1</text:p>
          </table:table-cell>
          <table:table-cell office:value-type="string" calcext:value-type="string">
            <text:p>CU300K_in_TDI</text:p>
          </table:table-cell>
          <table:table-cell office:value-type="float" office:value="0.000002" calcext:value-type="float">
            <text:p>2.00E-006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4" calcext:value-type="float">
            <text:p>4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DI.4L2.B1.1</text:p>
          </table:table-cell>
          <table:table-cell office:value-type="string" calcext:value-type="string">
            <text:p>Ti_in_TDI</text:p>
          </table:table-cell>
          <table:table-cell office:value-type="float" office:value="0.000001" calcext:value-type="float">
            <text:p>1.00E-006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4" calcext:value-type="float">
            <text:p>4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DI.4L2.B1.1</text:p>
          </table:table-cell>
          <table:table-cell office:value-type="string" calcext:value-type="string">
            <text:p>hBN</text:p>
          </table:table-cell>
          <table:table-cell office:value-type="float" office:value="0.054" calcext:value-type="float">
            <text:p>5.4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4" calcext:value-type="float">
            <text:p>4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DI.4L2.B1.2</text:p>
          </table:table-cell>
          <table:table-cell office:value-type="string" calcext:value-type="string">
            <text:p>Cu</text:p>
          </table:table-cell>
          <table:table-cell office:value-type="float" office:value="0.000002" calcext:value-type="float">
            <text:p>2.00E-006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" calcext:value-type="float">
            <text:p>0.6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DI.4L2.B1.2</text:p>
          </table:table-cell>
          <table:table-cell office:value-type="string" calcext:value-type="string">
            <text:p>Al</text:p>
          </table:table-cell>
          <table:table-cell office:value-type="float" office:value="0.054" calcext:value-type="float">
            <text:p>5.4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" calcext:value-type="float">
            <text:p>0.6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DI.4L2.B1.3</text:p>
          </table:table-cell>
          <table:table-cell office:value-type="string" calcext:value-type="string">
            <text:p>Cu</text:p>
          </table:table-cell>
          <table:table-cell office:value-type="float" office:value="0.054" calcext:value-type="float">
            <text:p>5.4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7" calcext:value-type="float">
            <text:p>0.7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LIA.4R2</text:p>
          </table:table-cell>
          <table:table-cell office:value-type="string" calcext:value-type="string">
            <text:p>C</text:p>
          </table:table-cell>
          <table:table-cell office:value-type="float" office:value="0.033" calcext:value-type="float">
            <text:p>3.3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25533" calcext:value-type="float">
            <text:p>0.25533</text:p>
          </table:table-cell>
          <table:table-cell office:value-type="float" office:value="1" calcext:value-type="float">
            <text:p>1</text:p>
          </table:table-cell>
          <table:table-cell office:value-type="float" office:value="98.565" calcext:value-type="float">
            <text:p>98.565</text:p>
          </table:table-cell>
          <table:table-cell office:value-type="float" office:value="160.12" calcext:value-type="float">
            <text:p>160.12</text:p>
          </table:table-cell>
          <table:table-cell office:value-type="float" office:value="0.00022258" calcext:value-type="float">
            <text:p>0.00022258</text:p>
          </table:table-cell>
          <table:table-cell office:value-type="float" office:value="0.0002837" calcext:value-type="float">
            <text:p>0.0002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LIB.6R2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15966" calcext:value-type="float">
            <text:p>0.15966</text:p>
          </table:table-cell>
          <table:table-cell office:value-type="float" office:value="1" calcext:value-type="float">
            <text:p>1</text:p>
          </table:table-cell>
          <table:table-cell office:value-type="float" office:value="153.29" calcext:value-type="float">
            <text:p>153.29</text:p>
          </table:table-cell>
          <table:table-cell office:value-type="float" office:value="62.609" calcext:value-type="float">
            <text:p>62.609</text:p>
          </table:table-cell>
          <table:table-cell office:value-type="float" office:value="0.00027758" calcext:value-type="float">
            <text:p>0.00027758</text:p>
          </table:table-cell>
          <table:table-cell office:value-type="float" office:value="0.0001774" calcext:value-type="float">
            <text:p>0.0001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P.6L3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8567" calcext:value-type="float">
            <text:p>0.0038567</text:p>
          </table:table-cell>
          <table:table-cell office:value-type="float" office:value="0.6" calcext:value-type="float">
            <text:p>0.6</text:p>
          </table:table-cell>
          <table:table-cell office:value-type="float" office:value="131.52" calcext:value-type="float">
            <text:p>131.52</text:p>
          </table:table-cell>
          <table:table-cell office:value-type="float" office:value="144.69" calcext:value-type="float">
            <text:p>144.69</text:p>
          </table:table-cell>
          <table:table-cell office:value-type="float" office:value="0.00025712" calcext:value-type="float">
            <text:p>0.00025712</text:p>
          </table:table-cell>
          <table:table-cell office:value-type="float" office:value="0.00026969" calcext:value-type="float">
            <text:p>0.00026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table:style-name="ce18" office:value-type="string" calcext:value-type="string">
            <text:p>TCSG.5L3.B1</text:p>
          </table:table-cell>
          <table:table-cell table:style-name="ce18"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9821" calcext:value-type="float">
            <text:p>0.0029821</text:p>
          </table:table-cell>
          <table:table-cell office:value-type="float" office:value="1" calcext:value-type="float">
            <text:p>1</text:p>
          </table:table-cell>
          <table:table-cell office:value-type="float" office:value="54.605" calcext:value-type="float">
            <text:p>54.605</text:p>
          </table:table-cell>
          <table:table-cell office:value-type="float" office:value="298.62" calcext:value-type="float">
            <text:p>298.62</text:p>
          </table:table-cell>
          <table:table-cell office:value-type="float" office:value="0.00016567" calcext:value-type="float">
            <text:p>0.00016567</text:p>
          </table:table-cell>
          <table:table-cell office:value-type="float" office:value="0.00038743" calcext:value-type="float">
            <text:p>0.00038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table:style-name="ce18" office:value-type="string" calcext:value-type="string">
            <text:p>TCSG.4R3.B1</text:p>
          </table:table-cell>
          <table:table-cell table:style-name="ce18"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066" calcext:value-type="float">
            <text:p>0.002066</text:p>
          </table:table-cell>
          <table:table-cell office:value-type="float" office:value="1" calcext:value-type="float">
            <text:p>1</text:p>
          </table:table-cell>
          <table:table-cell office:value-type="float" office:value="26.21" calcext:value-type="float">
            <text:p>26.21</text:p>
          </table:table-cell>
          <table:table-cell office:value-type="float" office:value="395.2" calcext:value-type="float">
            <text:p>395.2</text:p>
          </table:table-cell>
          <table:table-cell office:value-type="float" office:value="0.00011478" calcext:value-type="float">
            <text:p>0.00011478</text:p>
          </table:table-cell>
          <table:table-cell office:value-type="float" office:value="0.0004457" calcext:value-type="float">
            <text:p>0.0004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table:style-name="ce18" office:value-type="string" calcext:value-type="string">
            <text:p>TCSG.A5R3.B1</text:p>
          </table:table-cell>
          <table:table-cell table:style-name="ce18"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981" calcext:value-type="float">
            <text:p>2.981</text:p>
          </table:table-cell>
          <table:table-cell office:value-type="float" office:value="0.0026692" calcext:value-type="float">
            <text:p>0.0026692</text:p>
          </table:table-cell>
          <table:table-cell office:value-type="float" office:value="1" calcext:value-type="float">
            <text:p>1</text:p>
          </table:table-cell>
          <table:table-cell office:value-type="float" office:value="35.868" calcext:value-type="float">
            <text:p>35.868</text:p>
          </table:table-cell>
          <table:table-cell office:value-type="float" office:value="344.11" calcext:value-type="float">
            <text:p>344.11</text:p>
          </table:table-cell>
          <table:table-cell office:value-type="float" office:value="0.00013427" calcext:value-type="float">
            <text:p>0.00013427</text:p>
          </table:table-cell>
          <table:table-cell office:value-type="float" office:value="0.00041589" calcext:value-type="float">
            <text:p>0.00041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table:style-name="ce18" office:value-type="string" calcext:value-type="string">
            <text:p>TCSG.B5R3.B1</text:p>
          </table:table-cell>
          <table:table-cell table:style-name="ce18"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.19897" calcext:value-type="float">
            <text:p>0.19897</text:p>
          </table:table-cell>
          <table:table-cell office:value-type="float" office:value="0.0030193" calcext:value-type="float">
            <text:p>0.0030193</text:p>
          </table:table-cell>
          <table:table-cell office:value-type="float" office:value="1" calcext:value-type="float">
            <text:p>1</text:p>
          </table:table-cell>
          <table:table-cell office:value-type="float" office:value="45.538" calcext:value-type="float">
            <text:p>45.538</text:p>
          </table:table-cell>
          <table:table-cell office:value-type="float" office:value="312.68" calcext:value-type="float">
            <text:p>312.68</text:p>
          </table:table-cell>
          <table:table-cell office:value-type="float" office:value="0.00015129" calcext:value-type="float">
            <text:p>0.00015129</text:p>
          </table:table-cell>
          <table:table-cell office:value-type="float" office:value="0.00039644" calcext:value-type="float">
            <text:p>0.00039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LA.A5R3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59489" calcext:value-type="float">
            <text:p>0.0059489</text:p>
          </table:table-cell>
          <table:table-cell office:value-type="float" office:value="1" calcext:value-type="float">
            <text:p>1</text:p>
          </table:table-cell>
          <table:table-cell office:value-type="float" office:value="142.53" calcext:value-type="float">
            <text:p>142.53</text:p>
          </table:table-cell>
          <table:table-cell office:value-type="float" office:value="176.01" calcext:value-type="float">
            <text:p>176.01</text:p>
          </table:table-cell>
          <table:table-cell office:value-type="float" office:value="0.00026766" calcext:value-type="float">
            <text:p>0.00026766</text:p>
          </table:table-cell>
          <table:table-cell office:value-type="float" office:value="0.00029744" calcext:value-type="float">
            <text:p>0.0002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LA.B5R3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5212" calcext:value-type="float">
            <text:p>0.0055212</text:p>
          </table:table-cell>
          <table:table-cell office:value-type="float" office:value="1" calcext:value-type="float">
            <text:p>1</text:p>
          </table:table-cell>
          <table:table-cell office:value-type="float" office:value="151.61" calcext:value-type="float">
            <text:p>151.61</text:p>
          </table:table-cell>
          <table:table-cell office:value-type="float" office:value="168.69" calcext:value-type="float">
            <text:p>168.69</text:p>
          </table:table-cell>
          <table:table-cell office:value-type="float" office:value="0.00027606" calcext:value-type="float">
            <text:p>0.00027606</text:p>
          </table:table-cell>
          <table:table-cell office:value-type="float" office:value="0.00029119" calcext:value-type="float">
            <text:p>0.00029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LA.6R3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1014" calcext:value-type="float">
            <text:p>0.0051014</text:p>
          </table:table-cell>
          <table:table-cell office:value-type="float" office:value="1" calcext:value-type="float">
            <text:p>1</text:p>
          </table:table-cell>
          <table:table-cell office:value-type="float" office:value="129.44" calcext:value-type="float">
            <text:p>129.44</text:p>
          </table:table-cell>
          <table:table-cell office:value-type="float" office:value="168.71" calcext:value-type="float">
            <text:p>168.71</text:p>
          </table:table-cell>
          <table:table-cell office:value-type="float" office:value="0.00025507" calcext:value-type="float">
            <text:p>0.00025507</text:p>
          </table:table-cell>
          <table:table-cell office:value-type="float" office:value="0.0002912" calcext:value-type="float">
            <text:p>0.0002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LA.7R3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6818" calcext:value-type="float">
            <text:p>0.0036818</text:p>
          </table:table-cell>
          <table:table-cell office:value-type="float" office:value="1" calcext:value-type="float">
            <text:p>1</text:p>
          </table:table-cell>
          <table:table-cell office:value-type="float" office:value="67.422" calcext:value-type="float">
            <text:p>67.422</text:p>
          </table:table-cell>
          <table:table-cell office:value-type="float" office:value="89.198" calcext:value-type="float">
            <text:p>89.198</text:p>
          </table:table-cell>
          <table:table-cell office:value-type="float" office:value="0.00018409" calcext:value-type="float">
            <text:p>0.00018409</text:p>
          </table:table-cell>
          <table:table-cell office:value-type="float" office:value="0.00021174" calcext:value-type="float">
            <text:p>0.00021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TH.4L5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6425" calcext:value-type="float">
            <text:p>0.016425</text:p>
          </table:table-cell>
          <table:table-cell office:value-type="float" office:value="1" calcext:value-type="float">
            <text:p>1</text:p>
          </table:table-cell>
          <table:table-cell office:value-type="float" office:value="4868.4" calcext:value-type="float">
            <text:p>4868.4</text:p>
          </table:table-cell>
          <table:table-cell office:value-type="float" office:value="6180.5" calcext:value-type="float">
            <text:p>6180.5</text:p>
          </table:table-cell>
          <table:table-cell office:value-type="float" office:value="0.0015643" calcext:value-type="float">
            <text:p>0.0015643</text:p>
          </table:table-cell>
          <table:table-cell office:value-type="float" office:value="0.0017626" calcext:value-type="float">
            <text:p>0.001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TVA.4L5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18871" calcext:value-type="float">
            <text:p>0.018871</text:p>
          </table:table-cell>
          <table:table-cell office:value-type="float" office:value="1" calcext:value-type="float">
            <text:p>1</text:p>
          </table:table-cell>
          <table:table-cell office:value-type="float" office:value="4934.2" calcext:value-type="float">
            <text:p>4934.2</text:p>
          </table:table-cell>
          <table:table-cell office:value-type="float" office:value="6426.1" calcext:value-type="float">
            <text:p>6426.1</text:p>
          </table:table-cell>
          <table:table-cell office:value-type="float" office:value="0.0015749" calcext:value-type="float">
            <text:p>0.0015749</text:p>
          </table:table-cell>
          <table:table-cell office:value-type="float" office:value="0.0017972" calcext:value-type="float">
            <text:p>0.0017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L.4R5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7169" calcext:value-type="float">
            <text:p>0.017169</text:p>
          </table:table-cell>
          <table:table-cell office:value-type="float" office:value="1" calcext:value-type="float">
            <text:p>1</text:p>
          </table:table-cell>
          <table:table-cell office:value-type="float" office:value="5864.2" calcext:value-type="float">
            <text:p>5864.2</text:p>
          </table:table-cell>
          <table:table-cell office:value-type="float" office:value="4782.6" calcext:value-type="float">
            <text:p>4782.6</text:p>
          </table:table-cell>
          <table:table-cell office:value-type="float" office:value="0.0017169" calcext:value-type="float">
            <text:p>0.0017169</text:p>
          </table:table-cell>
          <table:table-cell office:value-type="float" office:value="0.0015505" calcext:value-type="float">
            <text:p>0.0015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L.5R5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80754" calcext:value-type="float">
            <text:p>0.0080754</text:p>
          </table:table-cell>
          <table:table-cell office:value-type="float" office:value="1" calcext:value-type="float">
            <text:p>1</text:p>
          </table:table-cell>
          <table:table-cell office:value-type="float" office:value="1297.4" calcext:value-type="float">
            <text:p>1297.4</text:p>
          </table:table-cell>
          <table:table-cell office:value-type="float" office:value="2505.3" calcext:value-type="float">
            <text:p>2505.3</text:p>
          </table:table-cell>
          <table:table-cell office:value-type="float" office:value="0.00080754" calcext:value-type="float">
            <text:p>0.00080754</text:p>
          </table:table-cell>
          <table:table-cell office:value-type="float" office:value="0.0011222" calcext:value-type="float">
            <text:p>0.0011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L.6R5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3021" calcext:value-type="float">
            <text:p>0.0023021</text:p>
          </table:table-cell>
          <table:table-cell office:value-type="float" office:value="1" calcext:value-type="float">
            <text:p>1</text:p>
          </table:table-cell>
          <table:table-cell office:value-type="float" office:value="105.43" calcext:value-type="float">
            <text:p>105.43</text:p>
          </table:table-cell>
          <table:table-cell office:value-type="float" office:value="859.63" calcext:value-type="float">
            <text:p>859.63</text:p>
          </table:table-cell>
          <table:table-cell office:value-type="float" office:value="0.00023021" calcext:value-type="float">
            <text:p>0.00023021</text:p>
          </table:table-cell>
          <table:table-cell office:value-type="float" office:value="0.00065734" calcext:value-type="float">
            <text:p>0.00065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DQA.A4R6.1.B</text:p>
          </table:table-cell>
          <table:table-cell office:value-type="string" calcext:value-type="string">
            <text:p>CU300K_in_TDI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61963" calcext:value-type="float">
            <text:p>0.0061963</text:p>
          </table:table-cell>
          <table:table-cell office:value-type="float" office:value="3" calcext:value-type="float">
            <text:p>3</text:p>
          </table:table-cell>
          <table:table-cell office:value-type="float" office:value="943.01" calcext:value-type="float">
            <text:p>943.01</text:p>
          </table:table-cell>
          <table:table-cell office:value-type="float" office:value="126.07" calcext:value-type="float">
            <text:p>126.07</text:p>
          </table:table-cell>
          <table:table-cell office:value-type="float" office:value="0.00068848" calcext:value-type="float">
            <text:p>0.00068848</text:p>
          </table:table-cell>
          <table:table-cell office:value-type="float" office:value="0.00025173" calcext:value-type="float">
            <text:p>0.00025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DQA.A4R6.2.B</text:p>
          </table:table-cell>
          <table:table-cell office:value-type="string" calcext:value-type="string">
            <text:p>CFC</text:p>
          </table:table-cell>
          <table:table-cell office:value-type="float" office:value="0.04" calcext:value-type="float">
            <text:p>4.00E-002</text:p>
          </table:table-cell>
          <table:table-cell office:value-type="float" office:value="0" calcext:value-type="float">
            <text:p>0</text:p>
          </table:table-cell>
          <table:table-cell office:value-type="float" office:value="0.0061963" calcext:value-type="float">
            <text:p>0.0061963</text:p>
          </table:table-cell>
          <table:table-cell office:value-type="float" office:value="3" calcext:value-type="float">
            <text:p>3</text:p>
          </table:table-cell>
          <table:table-cell office:value-type="float" office:value="943.01" calcext:value-type="float">
            <text:p>943.01</text:p>
          </table:table-cell>
          <table:table-cell office:value-type="float" office:value="126.07" calcext:value-type="float">
            <text:p>126.07</text:p>
          </table:table-cell>
          <table:table-cell office:value-type="float" office:value="0.00068848" calcext:value-type="float">
            <text:p>0.00068848</text:p>
          </table:table-cell>
          <table:table-cell office:value-type="float" office:value="0.00025173" calcext:value-type="float">
            <text:p>0.00025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DQA.B4R6.1.B</text:p>
          </table:table-cell>
          <table:table-cell office:value-type="string" calcext:value-type="string">
            <text:p>CU300K_in_TDI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62629" calcext:value-type="float">
            <text:p>0.0062629</text:p>
          </table:table-cell>
          <table:table-cell office:value-type="float" office:value="3" calcext:value-type="float">
            <text:p>3</text:p>
          </table:table-cell>
          <table:table-cell office:value-type="float" office:value="963.4" calcext:value-type="float">
            <text:p>963.4</text:p>
          </table:table-cell>
          <table:table-cell office:value-type="float" office:value="129.63" calcext:value-type="float">
            <text:p>129.63</text:p>
          </table:table-cell>
          <table:table-cell office:value-type="float" office:value="0.00069588" calcext:value-type="float">
            <text:p>0.00069588</text:p>
          </table:table-cell>
          <table:table-cell office:value-type="float" office:value="0.00025526" calcext:value-type="float">
            <text:p>0.00025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DQA.B4R6.2.B</text:p>
          </table:table-cell>
          <table:table-cell office:value-type="string" calcext:value-type="string">
            <text:p>CFC</text:p>
          </table:table-cell>
          <table:table-cell office:value-type="float" office:value="0.04" calcext:value-type="float">
            <text:p>4.00E-002</text:p>
          </table:table-cell>
          <table:table-cell office:value-type="float" office:value="0" calcext:value-type="float">
            <text:p>0</text:p>
          </table:table-cell>
          <table:table-cell office:value-type="float" office:value="0.0062629" calcext:value-type="float">
            <text:p>0.0062629</text:p>
          </table:table-cell>
          <table:table-cell office:value-type="float" office:value="3" calcext:value-type="float">
            <text:p>3</text:p>
          </table:table-cell>
          <table:table-cell office:value-type="float" office:value="963.4" calcext:value-type="float">
            <text:p>963.4</text:p>
          </table:table-cell>
          <table:table-cell office:value-type="float" office:value="129.63" calcext:value-type="float">
            <text:p>129.63</text:p>
          </table:table-cell>
          <table:table-cell office:value-type="float" office:value="0.00069588" calcext:value-type="float">
            <text:p>0.00069588</text:p>
          </table:table-cell>
          <table:table-cell office:value-type="float" office:value="0.00025526" calcext:value-type="float">
            <text:p>0.00025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DQA.C4R6.1.B</text:p>
          </table:table-cell>
          <table:table-cell office:value-type="string" calcext:value-type="string">
            <text:p>CU300K_in_TDI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63297" calcext:value-type="float">
            <text:p>0.0063297</text:p>
          </table:table-cell>
          <table:table-cell office:value-type="float" office:value="3" calcext:value-type="float">
            <text:p>3</text:p>
          </table:table-cell>
          <table:table-cell office:value-type="float" office:value="984.03" calcext:value-type="float">
            <text:p>984.03</text:p>
          </table:table-cell>
          <table:table-cell office:value-type="float" office:value="133.44" calcext:value-type="float">
            <text:p>133.44</text:p>
          </table:table-cell>
          <table:table-cell office:value-type="float" office:value="0.00070329" calcext:value-type="float">
            <text:p>0.00070329</text:p>
          </table:table-cell>
          <table:table-cell office:value-type="float" office:value="0.00025899" calcext:value-type="float">
            <text:p>0.00025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DQA.C4R6.2.B</text:p>
          </table:table-cell>
          <table:table-cell office:value-type="string" calcext:value-type="string">
            <text:p>CFC</text:p>
          </table:table-cell>
          <table:table-cell office:value-type="float" office:value="0.04" calcext:value-type="float">
            <text:p>4.00E-002</text:p>
          </table:table-cell>
          <table:table-cell office:value-type="float" office:value="0" calcext:value-type="float">
            <text:p>0</text:p>
          </table:table-cell>
          <table:table-cell office:value-type="float" office:value="0.0063297" calcext:value-type="float">
            <text:p>0.0063297</text:p>
          </table:table-cell>
          <table:table-cell office:value-type="float" office:value="3" calcext:value-type="float">
            <text:p>3</text:p>
          </table:table-cell>
          <table:table-cell office:value-type="float" office:value="984.03" calcext:value-type="float">
            <text:p>984.03</text:p>
          </table:table-cell>
          <table:table-cell office:value-type="float" office:value="133.44" calcext:value-type="float">
            <text:p>133.44</text:p>
          </table:table-cell>
          <table:table-cell office:value-type="float" office:value="0.00070329" calcext:value-type="float">
            <text:p>0.00070329</text:p>
          </table:table-cell>
          <table:table-cell office:value-type="float" office:value="0.00025899" calcext:value-type="float">
            <text:p>0.00025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SG.4R6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0475" calcext:value-type="float">
            <text:p>0.0060475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37.92" calcext:value-type="float">
            <text:p>137.92</text:p>
          </table:table-cell>
          <table:table-cell office:value-type="float" office:value="0.00071147" calcext:value-type="float">
            <text:p>0.00071147</text:p>
          </table:table-cell>
          <table:table-cell office:value-type="float" office:value="0.0002633" calcext:value-type="float">
            <text:p>0.0002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P.D6L7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11305" calcext:value-type="float">
            <text:p>0.0011305</text:p>
          </table:table-cell>
          <table:table-cell office:value-type="float" office:value="0.6" calcext:value-type="float">
            <text:p>0.6</text:p>
          </table:table-cell>
          <table:table-cell office:value-type="float" office:value="158.87" calcext:value-type="float">
            <text:p>158.87</text:p>
          </table:table-cell>
          <table:table-cell office:value-type="float" office:value="78.263" calcext:value-type="float">
            <text:p>78.263</text:p>
          </table:table-cell>
          <table:table-cell office:value-type="float" office:value="0.00028258" calcext:value-type="float">
            <text:p>0.00028258</text:p>
          </table:table-cell>
          <table:table-cell office:value-type="float" office:value="0.00019834" calcext:value-type="float">
            <text:p>0.0001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P.C6L7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5679" calcext:value-type="float">
            <text:p>0.0015679</text:p>
          </table:table-cell>
          <table:table-cell office:value-type="float" office:value="0.6" calcext:value-type="float">
            <text:p>0.6</text:p>
          </table:table-cell>
          <table:table-cell office:value-type="float" office:value="150.52" calcext:value-type="float">
            <text:p>150.52</text:p>
          </table:table-cell>
          <table:table-cell office:value-type="float" office:value="82.762" calcext:value-type="float">
            <text:p>82.762</text:p>
          </table:table-cell>
          <table:table-cell office:value-type="float" office:value="0.00027507" calcext:value-type="float">
            <text:p>0.00027507</text:p>
          </table:table-cell>
          <table:table-cell office:value-type="float" office:value="0.00020396" calcext:value-type="float">
            <text:p>0.00020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P.B6L7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215" calcext:value-type="float">
            <text:p>2.215</text:p>
          </table:table-cell>
          <table:table-cell office:value-type="float" office:value="0.0013238" calcext:value-type="float">
            <text:p>0.0013238</text:p>
          </table:table-cell>
          <table:table-cell office:value-type="float" office:value="0.6" calcext:value-type="float">
            <text:p>0.6</text:p>
          </table:table-cell>
          <table:table-cell office:value-type="float" office:value="142.46" calcext:value-type="float">
            <text:p>142.46</text:p>
          </table:table-cell>
          <table:table-cell office:value-type="float" office:value="87.487" calcext:value-type="float">
            <text:p>87.487</text:p>
          </table:table-cell>
          <table:table-cell office:value-type="float" office:value="0.00026759" calcext:value-type="float">
            <text:p>0.00026759</text:p>
          </table:table-cell>
          <table:table-cell office:value-type="float" office:value="0.0002097" calcext:value-type="float">
            <text:p>0.0002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table:style-name="ce18" office:value-type="string" calcext:value-type="string">
            <text:p>TCSG.A6L7.B1</text:p>
          </table:table-cell>
          <table:table-cell table:style-name="ce18"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4627" calcext:value-type="float">
            <text:p>2.4627</text:p>
          </table:table-cell>
          <table:table-cell office:value-type="float" office:value="0.0018402" calcext:value-type="float">
            <text:p>0.0018402</text:p>
          </table:table-cell>
          <table:table-cell office:value-type="float" office:value="1" calcext:value-type="float">
            <text:p>1</text:p>
          </table:table-cell>
          <table:table-cell office:value-type="float" office:value="39.872" calcext:value-type="float">
            <text:p>39.872</text:p>
          </table:table-cell>
          <table:table-cell office:value-type="float" office:value="226.92" calcext:value-type="float">
            <text:p>226.92</text:p>
          </table:table-cell>
          <table:table-cell office:value-type="float" office:value="0.00014157" calcext:value-type="float">
            <text:p>0.00014157</text:p>
          </table:table-cell>
          <table:table-cell office:value-type="float" office:value="0.00033773" calcext:value-type="float">
            <text:p>0.00033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table:style-name="ce18" office:value-type="string" calcext:value-type="string">
            <text:p>TCSG.B5L7.B1</text:p>
          </table:table-cell>
          <table:table-cell table:style-name="ce18"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5046" calcext:value-type="float">
            <text:p>2.5046</text:p>
          </table:table-cell>
          <table:table-cell office:value-type="float" office:value="0.0021994" calcext:value-type="float">
            <text:p>0.0021994</text:p>
          </table:table-cell>
          <table:table-cell office:value-type="float" office:value="1" calcext:value-type="float">
            <text:p>1</text:p>
          </table:table-cell>
          <table:table-cell office:value-type="float" office:value="160.01" calcext:value-type="float">
            <text:p>160.01</text:p>
          </table:table-cell>
          <table:table-cell office:value-type="float" office:value="166.51" calcext:value-type="float">
            <text:p>166.51</text:p>
          </table:table-cell>
          <table:table-cell office:value-type="float" office:value="0.0002836" calcext:value-type="float">
            <text:p>0.0002836</text:p>
          </table:table-cell>
          <table:table-cell office:value-type="float" office:value="0.00028931" calcext:value-type="float">
            <text:p>0.00028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table:style-name="ce18" office:value-type="string" calcext:value-type="string">
            <text:p>TCSG.A5L7.B1</text:p>
          </table:table-cell>
          <table:table-cell table:style-name="ce18"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.71035" calcext:value-type="float">
            <text:p>0.71035</text:p>
          </table:table-cell>
          <table:table-cell office:value-type="float" office:value="0.0022439" calcext:value-type="float">
            <text:p>0.0022439</text:p>
          </table:table-cell>
          <table:table-cell office:value-type="float" office:value="1" calcext:value-type="float">
            <text:p>1</text:p>
          </table:table-cell>
          <table:table-cell office:value-type="float" office:value="185.99" calcext:value-type="float">
            <text:p>185.99</text:p>
          </table:table-cell>
          <table:table-cell office:value-type="float" office:value="145.93" calcext:value-type="float">
            <text:p>145.93</text:p>
          </table:table-cell>
          <table:table-cell office:value-type="float" office:value="0.00030576" calcext:value-type="float">
            <text:p>0.00030576</text:p>
          </table:table-cell>
          <table:table-cell office:value-type="float" office:value="0.00027083" calcext:value-type="float">
            <text:p>0.00027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table:style-name="ce18" office:value-type="string" calcext:value-type="string">
            <text:p>TCSG.D4L7.B1</text:p>
          </table:table-cell>
          <table:table-cell table:style-name="ce18"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14325" calcext:value-type="float">
            <text:p>0.0014325</text:p>
          </table:table-cell>
          <table:table-cell office:value-type="float" office:value="1" calcext:value-type="float">
            <text:p>1</text:p>
          </table:table-cell>
          <table:table-cell office:value-type="float" office:value="332.96" calcext:value-type="float">
            <text:p>332.96</text:p>
          </table:table-cell>
          <table:table-cell office:value-type="float" office:value="68.861" calcext:value-type="float">
            <text:p>68.861</text:p>
          </table:table-cell>
          <table:table-cell office:value-type="float" office:value="0.0004091" calcext:value-type="float">
            <text:p>0.0004091</text:p>
          </table:table-cell>
          <table:table-cell office:value-type="float" office:value="0.00018604" calcext:value-type="float">
            <text:p>0.00018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table:style-name="ce18" office:value-type="string" calcext:value-type="string">
            <text:p>TCSG.B4L7.B1</text:p>
          </table:table-cell>
          <table:table-cell table:style-name="ce18"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0409" calcext:value-type="float">
            <text:p>0.0020409</text:p>
          </table:table-cell>
          <table:table-cell office:value-type="float" office:value="1" calcext:value-type="float">
            <text:p>1</text:p>
          </table:table-cell>
          <table:table-cell office:value-type="float" office:value="139.76" calcext:value-type="float">
            <text:p>139.76</text:p>
          </table:table-cell>
          <table:table-cell office:value-type="float" office:value="131" calcext:value-type="float">
            <text:p>131</text:p>
          </table:table-cell>
          <table:table-cell office:value-type="float" office:value="0.00026505" calcext:value-type="float">
            <text:p>0.00026505</text:p>
          </table:table-cell>
          <table:table-cell office:value-type="float" office:value="0.0002566" calcext:value-type="float">
            <text:p>0.0002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table:style-name="ce18" office:value-type="string" calcext:value-type="string">
            <text:p>TCSG.A4L7.B1</text:p>
          </table:table-cell>
          <table:table-cell table:style-name="ce18"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3492" calcext:value-type="float">
            <text:p>2.3492</text:p>
          </table:table-cell>
          <table:table-cell office:value-type="float" office:value="0.0020063" calcext:value-type="float">
            <text:p>0.0020063</text:p>
          </table:table-cell>
          <table:table-cell office:value-type="float" office:value="1" calcext:value-type="float">
            <text:p>1</text:p>
          </table:table-cell>
          <table:table-cell office:value-type="float" office:value="128.67" calcext:value-type="float">
            <text:p>128.67</text:p>
          </table:table-cell>
          <table:table-cell office:value-type="float" office:value="141.3" calcext:value-type="float">
            <text:p>141.3</text:p>
          </table:table-cell>
          <table:table-cell office:value-type="float" office:value="0.00025432" calcext:value-type="float">
            <text:p>0.00025432</text:p>
          </table:table-cell>
          <table:table-cell office:value-type="float" office:value="0.0002665" calcext:value-type="float">
            <text:p>0.0002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table:style-name="ce18" office:value-type="string" calcext:value-type="string">
            <text:p>TCSG.A4R7.B1</text:p>
          </table:table-cell>
          <table:table-cell table:style-name="ce18"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.80809" calcext:value-type="float">
            <text:p>0.80809</text:p>
          </table:table-cell>
          <table:table-cell office:value-type="float" office:value="0.0020134" calcext:value-type="float">
            <text:p>0.0020134</text:p>
          </table:table-cell>
          <table:table-cell office:value-type="float" office:value="1" calcext:value-type="float">
            <text:p>1</text:p>
          </table:table-cell>
          <table:table-cell office:value-type="float" office:value="118.28" calcext:value-type="float">
            <text:p>118.28</text:p>
          </table:table-cell>
          <table:table-cell office:value-type="float" office:value="152.22" calcext:value-type="float">
            <text:p>152.22</text:p>
          </table:table-cell>
          <table:table-cell office:value-type="float" office:value="0.00024383" calcext:value-type="float">
            <text:p>0.00024383</text:p>
          </table:table-cell>
          <table:table-cell office:value-type="float" office:value="0.00027661" calcext:value-type="float">
            <text:p>0.0002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table:style-name="ce18" office:value-type="string" calcext:value-type="string">
            <text:p>TCSG.B5R7.B1</text:p>
          </table:table-cell>
          <table:table-cell table:style-name="ce18"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4696" calcext:value-type="float">
            <text:p>2.4696</text:p>
          </table:table-cell>
          <table:table-cell office:value-type="float" office:value="0.0023053" calcext:value-type="float">
            <text:p>0.0023053</text:p>
          </table:table-cell>
          <table:table-cell office:value-type="float" office:value="1" calcext:value-type="float">
            <text:p>1</text:p>
          </table:table-cell>
          <table:table-cell office:value-type="float" office:value="121.85" calcext:value-type="float">
            <text:p>121.85</text:p>
          </table:table-cell>
          <table:table-cell office:value-type="float" office:value="267.58" calcext:value-type="float">
            <text:p>267.58</text:p>
          </table:table-cell>
          <table:table-cell office:value-type="float" office:value="0.00024749" calcext:value-type="float">
            <text:p>0.00024749</text:p>
          </table:table-cell>
          <table:table-cell office:value-type="float" office:value="0.00036674" calcext:value-type="float">
            <text:p>0.00036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table:style-name="ce18" office:value-type="string" calcext:value-type="string">
            <text:p>TCSG.D5R7.B1</text:p>
          </table:table-cell>
          <table:table-cell table:style-name="ce18"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.8971" calcext:value-type="float">
            <text:p>0.8971</text:p>
          </table:table-cell>
          <table:table-cell office:value-type="float" office:value="0.0023167" calcext:value-type="float">
            <text:p>0.0023167</text:p>
          </table:table-cell>
          <table:table-cell office:value-type="float" office:value="1" calcext:value-type="float">
            <text:p>1</text:p>
          </table:table-cell>
          <table:table-cell office:value-type="float" office:value="213.89" calcext:value-type="float">
            <text:p>213.89</text:p>
          </table:table-cell>
          <table:table-cell office:value-type="float" office:value="158.55" calcext:value-type="float">
            <text:p>158.55</text:p>
          </table:table-cell>
          <table:table-cell office:value-type="float" office:value="0.00032789" calcext:value-type="float">
            <text:p>0.00032789</text:p>
          </table:table-cell>
          <table:table-cell office:value-type="float" office:value="0.00028231" calcext:value-type="float">
            <text:p>0.00028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table:style-name="ce18" office:value-type="string" calcext:value-type="string">
            <text:p>TCSG.E5R7.B1</text:p>
          </table:table-cell>
          <table:table-cell table:style-name="ce18"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2776" calcext:value-type="float">
            <text:p>2.2776</text:p>
          </table:table-cell>
          <table:table-cell office:value-type="float" office:value="0.0023195" calcext:value-type="float">
            <text:p>0.0023195</text:p>
          </table:table-cell>
          <table:table-cell office:value-type="float" office:value="1" calcext:value-type="float">
            <text:p>1</text:p>
          </table:table-cell>
          <table:table-cell office:value-type="float" office:value="241.41" calcext:value-type="float">
            <text:p>241.41</text:p>
          </table:table-cell>
          <table:table-cell office:value-type="float" office:value="136.12" calcext:value-type="float">
            <text:p>136.12</text:p>
          </table:table-cell>
          <table:table-cell office:value-type="float" office:value="0.00034834" calcext:value-type="float">
            <text:p>0.00034834</text:p>
          </table:table-cell>
          <table:table-cell office:value-type="float" office:value="0.00026157" calcext:value-type="float">
            <text:p>0.00026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table:style-name="ce18" office:value-type="string" calcext:value-type="string">
            <text:p>TCSG.6R7.B1</text:p>
          </table:table-cell>
          <table:table-cell table:style-name="ce18"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031632" calcext:value-type="float">
            <text:p>0.0031632</text:p>
          </table:table-cell>
          <table:table-cell office:value-type="float" office:value="1" calcext:value-type="float">
            <text:p>1</text:p>
          </table:table-cell>
          <table:table-cell office:value-type="float" office:value="335.77" calcext:value-type="float">
            <text:p>335.77</text:p>
          </table:table-cell>
          <table:table-cell office:value-type="float" office:value="47.356" calcext:value-type="float">
            <text:p>47.356</text:p>
          </table:table-cell>
          <table:table-cell office:value-type="float" office:value="0.00041082" calcext:value-type="float">
            <text:p>0.00041082</text:p>
          </table:table-cell>
          <table:table-cell office:value-type="float" office:value="0.00015428" calcext:value-type="float">
            <text:p>0.00015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LA.A6R7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15558" calcext:value-type="float">
            <text:p>0.0015558</text:p>
          </table:table-cell>
          <table:table-cell office:value-type="float" office:value="1" calcext:value-type="float">
            <text:p>1</text:p>
          </table:table-cell>
          <table:table-cell office:value-type="float" office:value="297.08" calcext:value-type="float">
            <text:p>297.08</text:p>
          </table:table-cell>
          <table:table-cell office:value-type="float" office:value="48.155" calcext:value-type="float">
            <text:p>48.155</text:p>
          </table:table-cell>
          <table:table-cell office:value-type="float" office:value="0.00038643" calcext:value-type="float">
            <text:p>0.00038643</text:p>
          </table:table-cell>
          <table:table-cell office:value-type="float" office:value="0.00015558" calcext:value-type="float">
            <text:p>0.00015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LA.B6R7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8315" calcext:value-type="float">
            <text:p>0.0028315</text:p>
          </table:table-cell>
          <table:table-cell office:value-type="float" office:value="1" calcext:value-type="float">
            <text:p>1</text:p>
          </table:table-cell>
          <table:table-cell office:value-type="float" office:value="159.5" calcext:value-type="float">
            <text:p>159.5</text:p>
          </table:table-cell>
          <table:table-cell office:value-type="float" office:value="76.388" calcext:value-type="float">
            <text:p>76.388</text:p>
          </table:table-cell>
          <table:table-cell office:value-type="float" office:value="0.00028315" calcext:value-type="float">
            <text:p>0.00028315</text:p>
          </table:table-cell>
          <table:table-cell office:value-type="float" office:value="0.00019595" calcext:value-type="float">
            <text:p>0.00019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LA.C6R7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27631" calcext:value-type="float">
            <text:p>0.0027631</text:p>
          </table:table-cell>
          <table:table-cell office:value-type="float" office:value="1" calcext:value-type="float">
            <text:p>1</text:p>
          </table:table-cell>
          <table:table-cell office:value-type="float" office:value="68.617" calcext:value-type="float">
            <text:p>68.617</text:p>
          </table:table-cell>
          <table:table-cell office:value-type="float" office:value="151.89" calcext:value-type="float">
            <text:p>151.89</text:p>
          </table:table-cell>
          <table:table-cell office:value-type="float" office:value="0.00018572" calcext:value-type="float">
            <text:p>0.00018572</text:p>
          </table:table-cell>
          <table:table-cell office:value-type="float" office:value="0.00027631" calcext:value-type="float">
            <text:p>0.00027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LA.D6R7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8082" calcext:value-type="float">
            <text:p>0.0018082</text:p>
          </table:table-cell>
          <table:table-cell office:value-type="float" office:value="1" calcext:value-type="float">
            <text:p>1</text:p>
          </table:table-cell>
          <table:table-cell office:value-type="float" office:value="65.049" calcext:value-type="float">
            <text:p>65.049</text:p>
          </table:table-cell>
          <table:table-cell office:value-type="float" office:value="157.92" calcext:value-type="float">
            <text:p>157.92</text:p>
          </table:table-cell>
          <table:table-cell office:value-type="float" office:value="0.00018082" calcext:value-type="float">
            <text:p>0.00018082</text:p>
          </table:table-cell>
          <table:table-cell office:value-type="float" office:value="0.00028174" calcext:value-type="float">
            <text:p>0.00028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LA.A7R7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8166" calcext:value-type="float">
            <text:p>0.0018166</text:p>
          </table:table-cell>
          <table:table-cell office:value-type="float" office:value="1" calcext:value-type="float">
            <text:p>1</text:p>
          </table:table-cell>
          <table:table-cell office:value-type="float" office:value="65.655" calcext:value-type="float">
            <text:p>65.655</text:p>
          </table:table-cell>
          <table:table-cell office:value-type="float" office:value="143.86" calcext:value-type="float">
            <text:p>143.86</text:p>
          </table:table-cell>
          <table:table-cell office:value-type="float" office:value="0.00018166" calcext:value-type="float">
            <text:p>0.00018166</text:p>
          </table:table-cell>
          <table:table-cell office:value-type="float" office:value="0.00026891" calcext:value-type="float">
            <text:p>0.00026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TH.4L8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0278" calcext:value-type="float">
            <text:p>0.010278</text:p>
          </table:table-cell>
          <table:table-cell office:value-type="float" office:value="1" calcext:value-type="float">
            <text:p>1</text:p>
          </table:table-cell>
          <table:table-cell office:value-type="float" office:value="233.52" calcext:value-type="float">
            <text:p>233.52</text:p>
          </table:table-cell>
          <table:table-cell office:value-type="float" office:value="284.92" calcext:value-type="float">
            <text:p>284.92</text:p>
          </table:table-cell>
          <table:table-cell office:value-type="float" office:value="0.00034261" calcext:value-type="float">
            <text:p>0.00034261</text:p>
          </table:table-cell>
          <table:table-cell office:value-type="float" office:value="0.00037843" calcext:value-type="float">
            <text:p>0.00037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TVA.4L8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11384" calcext:value-type="float">
            <text:p>0.011384</text:p>
          </table:table-cell>
          <table:table-cell office:value-type="float" office:value="1" calcext:value-type="float">
            <text:p>1</text:p>
          </table:table-cell>
          <table:table-cell office:value-type="float" office:value="244.08" calcext:value-type="float">
            <text:p>244.08</text:p>
          </table:table-cell>
          <table:table-cell office:value-type="float" office:value="286.49" calcext:value-type="float">
            <text:p>286.49</text:p>
          </table:table-cell>
          <table:table-cell office:value-type="float" office:value="0.00035027" calcext:value-type="float">
            <text:p>0.00035027</text:p>
          </table:table-cell>
          <table:table-cell office:value-type="float" office:value="0.00037948" calcext:value-type="float">
            <text:p>0.00037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TH.4L1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6425" calcext:value-type="float">
            <text:p>0.016425</text:p>
          </table:table-cell>
          <table:table-cell office:value-type="float" office:value="1" calcext:value-type="float">
            <text:p>1</text:p>
          </table:table-cell>
          <table:table-cell office:value-type="float" office:value="4868.4" calcext:value-type="float">
            <text:p>4868.4</text:p>
          </table:table-cell>
          <table:table-cell office:value-type="float" office:value="6180.5" calcext:value-type="float">
            <text:p>6180.5</text:p>
          </table:table-cell>
          <table:table-cell office:value-type="float" office:value="0.0015643" calcext:value-type="float">
            <text:p>0.0015643</text:p>
          </table:table-cell>
          <table:table-cell office:value-type="float" office:value="0.0017626" calcext:value-type="float">
            <text:p>0.001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TCTVA.4L1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18871" calcext:value-type="float">
            <text:p>0.018871</text:p>
          </table:table-cell>
          <table:table-cell office:value-type="float" office:value="1" calcext:value-type="float">
            <text:p>1</text:p>
          </table:table-cell>
          <table:table-cell office:value-type="float" office:value="4934.2" calcext:value-type="float">
            <text:p>4934.2</text:p>
          </table:table-cell>
          <table:table-cell office:value-type="float" office:value="6426.1" calcext:value-type="float">
            <text:p>6426.1</text:p>
          </table:table-cell>
          <table:table-cell office:value-type="float" office:value="0.0015749" calcext:value-type="float">
            <text:p>0.0015749</text:p>
          </table:table-cell>
          <table:table-cell office:value-type="float" office:value="0.0017972" calcext:value-type="float">
            <text:p>0.0017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6"/>
          <table:table-cell table:style-name="ce11"/>
          <table:table-cell table:number-columns-repeated="22"/>
        </table:table-row>
        <table:table-row table:style-name="ro4">
          <table:table-cell office:value-type="string" calcext:value-type="string">
            <text:p>New table from Roderik round optics 15cm beta*</text:p>
          </table:table-cell>
          <table:table-cell/>
          <table:table-cell table:style-name="Default"/>
          <table:table-cell table:number-columns-repeated="39"/>
        </table:table-row>
        <table:table-row table:style-name="ro4">
          <table:table-cell table:number-columns-repeated="2"/>
          <table:table-cell table:style-name="Default"/>
          <table:table-cell table:number-columns-repeated="39"/>
        </table:table-row>
        <table:table-row table:style-name="ro4">
          <table:table-cell table:number-columns-repeated="2"/>
          <table:table-cell table:style-name="Default"/>
          <table:table-cell table:number-columns-repeated="6"/>
          <table:table-cell table:style-name="ce22" office:value-type="string" calcext:value-type="string">
            <text:p>BULK</text:p>
          </table:table-cell>
          <table:table-cell table:number-columns-repeated="32"/>
        </table:table-row>
        <table:table-row table:style-name="ro4">
          <table:table-cell table:style-name="ce17" office:value-type="string" calcext:value-type="string" table:number-columns-spanned="4" table:number-rows-spanned="1">
            <text:p>B1 7TeV 15cm standard 25ns 11/10/2014</text:p>
          </table:table-cell>
          <table:covered-table-cell table:number-columns-repeated="3" table:style-name="ce15"/>
          <table:table-cell table:style-name="ce20" office:value-type="string" calcext:value-type="string" table:number-columns-spanned="3" table:number-rows-spanned="1">
            <text:p>TDI postLS1 coated</text:p>
          </table:table-cell>
          <table:covered-table-cell table:number-columns-repeated="2"/>
          <table:table-cell table:number-columns-repeated="2"/>
          <table:table-cell table:style-name="ce23" office:value-type="string" calcext:value-type="string">
            <text:p>Mo</text:p>
          </table:table-cell>
          <table:table-cell table:number-columns-repeated="32"/>
        </table:table-row>
        <table:table-row table:style-name="ro4">
          <table:table-cell office:value-type="string" calcext:value-type="string">
            <text:p>Name</text:p>
          </table:table-cell>
          <table:table-cell office:value-type="string" calcext:value-type="string">
            <text:p>Material</text:p>
          </table:table-cell>
          <table:table-cell table:style-name="Default" office:value-type="string" calcext:value-type="string">
            <text:p>Thickness[m]</text:p>
          </table:table-cell>
          <table:table-cell office:value-type="string" calcext:value-type="string">
            <text:p>Angle[rad]</text:p>
          </table:table-cell>
          <table:table-cell office:value-type="string" calcext:value-type="string">
            <text:p>Halfgap[m]</text:p>
          </table:table-cell>
          <table:table-cell office:value-type="string" calcext:value-type="string">
            <text:p>Length[m]</text:p>
          </table:table-cell>
          <table:table-cell office:value-type="string" calcext:value-type="string">
            <text:p>Betax[m]</text:p>
          </table:table-cell>
          <table:table-cell office:value-type="string" calcext:value-type="string">
            <text:p>Betay[m]</text:p>
          </table:table-cell>
          <table:table-cell office:value-type="string" calcext:value-type="string">
            <text:p>sigx[m]</text:p>
          </table:table-cell>
          <table:table-cell office:value-type="string" calcext:value-type="string">
            <text:p>sigy[m]</text:p>
          </table:table-cell>
          <table:table-cell office:value-type="string" calcext:value-type="string">
            <text:p>tilt1[rad]</text:p>
          </table:table-cell>
          <table:table-cell office:value-type="string" calcext:value-type="string">
            <text:p>tilt2[rad]</text:p>
          </table:table-cell>
          <table:table-cell office:value-type="string" calcext:value-type="string">
            <text:p>nsigma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.4R1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7169" calcext:value-type="float">
            <text:p>0.017169</text:p>
          </table:table-cell>
          <table:table-cell office:value-type="float" office:value="1" calcext:value-type="float">
            <text:p>1</text:p>
          </table:table-cell>
          <table:table-cell office:value-type="float" office:value="5864.2" calcext:value-type="float">
            <text:p>5864.2</text:p>
          </table:table-cell>
          <table:table-cell office:value-type="float" office:value="4782.6" calcext:value-type="float">
            <text:p>4782.6</text:p>
          </table:table-cell>
          <table:table-cell office:value-type="float" office:value="0.0017169" calcext:value-type="float">
            <text:p>0.0017169</text:p>
          </table:table-cell>
          <table:table-cell office:value-type="float" office:value="0.0015505" calcext:value-type="float">
            <text:p>0.0015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.5R1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80754" calcext:value-type="float">
            <text:p>0.0080754</text:p>
          </table:table-cell>
          <table:table-cell office:value-type="float" office:value="1" calcext:value-type="float">
            <text:p>1</text:p>
          </table:table-cell>
          <table:table-cell office:value-type="float" office:value="1297.4" calcext:value-type="float">
            <text:p>1297.4</text:p>
          </table:table-cell>
          <table:table-cell office:value-type="float" office:value="2505.3" calcext:value-type="float">
            <text:p>2505.3</text:p>
          </table:table-cell>
          <table:table-cell office:value-type="float" office:value="0.00080754" calcext:value-type="float">
            <text:p>0.00080754</text:p>
          </table:table-cell>
          <table:table-cell office:value-type="float" office:value="0.0011222" calcext:value-type="float">
            <text:p>0.0011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.6R1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6524" calcext:value-type="float">
            <text:p>0.0026524</text:p>
          </table:table-cell>
          <table:table-cell office:value-type="float" office:value="1" calcext:value-type="float">
            <text:p>1</text:p>
          </table:table-cell>
          <table:table-cell office:value-type="float" office:value="139.97" calcext:value-type="float">
            <text:p>139.97</text:p>
          </table:table-cell>
          <table:table-cell office:value-type="float" office:value="907.26" calcext:value-type="float">
            <text:p>907.26</text:p>
          </table:table-cell>
          <table:table-cell office:value-type="float" office:value="0.00026524" calcext:value-type="float">
            <text:p>0.00026524</text:p>
          </table:table-cell>
          <table:table-cell office:value-type="float" office:value="0.0006753" calcext:value-type="float">
            <text:p>0.0006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TH.4L2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1947" calcext:value-type="float">
            <text:p>0.0061947</text:p>
          </table:table-cell>
          <table:table-cell office:value-type="float" office:value="1" calcext:value-type="float">
            <text:p>1</text:p>
          </table:table-cell>
          <table:table-cell office:value-type="float" office:value="84.827" calcext:value-type="float">
            <text:p>84.827</text:p>
          </table:table-cell>
          <table:table-cell office:value-type="float" office:value="104.08" calcext:value-type="float">
            <text:p>104.08</text:p>
          </table:table-cell>
          <table:table-cell office:value-type="float" office:value="0.00020649" calcext:value-type="float">
            <text:p>0.00020649</text:p>
          </table:table-cell>
          <table:table-cell office:value-type="float" office:value="0.00022873" calcext:value-type="float">
            <text:p>0.00022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TVA.4L2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68298" calcext:value-type="float">
            <text:p>0.0068298</text:p>
          </table:table-cell>
          <table:table-cell office:value-type="float" office:value="1" calcext:value-type="float">
            <text:p>1</text:p>
          </table:table-cell>
          <table:table-cell office:value-type="float" office:value="86.619" calcext:value-type="float">
            <text:p>86.619</text:p>
          </table:table-cell>
          <table:table-cell office:value-type="float" office:value="103.11" calcext:value-type="float">
            <text:p>103.11</text:p>
          </table:table-cell>
          <table:table-cell office:value-type="float" office:value="0.00020866" calcext:value-type="float">
            <text:p>0.00020866</text:p>
          </table:table-cell>
          <table:table-cell office:value-type="float" office:value="0.00022766" calcext:value-type="float">
            <text:p>0.00022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DI.4L2.B1.1</text:p>
          </table:table-cell>
          <table:table-cell office:value-type="string" calcext:value-type="string">
            <text:p>CU300K_in_TDI</text:p>
          </table:table-cell>
          <table:table-cell office:value-type="float" office:value="0.000002" calcext:value-type="float">
            <text:p>2.00E-006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4" calcext:value-type="float">
            <text:p>4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DI.4L2.B1.1</text:p>
          </table:table-cell>
          <table:table-cell office:value-type="string" calcext:value-type="string">
            <text:p>Ti_in_TDI</text:p>
          </table:table-cell>
          <table:table-cell office:value-type="float" office:value="0.000001" calcext:value-type="float">
            <text:p>1.00E-006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4" calcext:value-type="float">
            <text:p>4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DI.4L2.B1.1</text:p>
          </table:table-cell>
          <table:table-cell office:value-type="string" calcext:value-type="string">
            <text:p>hBN</text:p>
          </table:table-cell>
          <table:table-cell office:value-type="float" office:value="0.054" calcext:value-type="float">
            <text:p>5.4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4" calcext:value-type="float">
            <text:p>4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DI.4L2.B1.2</text:p>
          </table:table-cell>
          <table:table-cell office:value-type="string" calcext:value-type="string">
            <text:p>Cu</text:p>
          </table:table-cell>
          <table:table-cell office:value-type="float" office:value="0.000002" calcext:value-type="float">
            <text:p>2.00E-006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" calcext:value-type="float">
            <text:p>0.6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DI.4L2.B1.2</text:p>
          </table:table-cell>
          <table:table-cell office:value-type="string" calcext:value-type="string">
            <text:p>Al</text:p>
          </table:table-cell>
          <table:table-cell office:value-type="float" office:value="0.054" calcext:value-type="float">
            <text:p>5.4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" calcext:value-type="float">
            <text:p>0.6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DI.4L2.B1.3</text:p>
          </table:table-cell>
          <table:table-cell office:value-type="string" calcext:value-type="string">
            <text:p>Cu</text:p>
          </table:table-cell>
          <table:table-cell office:value-type="float" office:value="0.054" calcext:value-type="float">
            <text:p>5.4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7" calcext:value-type="float">
            <text:p>0.7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IA.4R2</text:p>
          </table:table-cell>
          <table:table-cell office:value-type="string" calcext:value-type="string">
            <text:p>C</text:p>
          </table:table-cell>
          <table:table-cell office:value-type="float" office:value="0.033" calcext:value-type="float">
            <text:p>3.3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25533" calcext:value-type="float">
            <text:p>0.25533</text:p>
          </table:table-cell>
          <table:table-cell office:value-type="float" office:value="1" calcext:value-type="float">
            <text:p>1</text:p>
          </table:table-cell>
          <table:table-cell office:value-type="float" office:value="98.565" calcext:value-type="float">
            <text:p>98.565</text:p>
          </table:table-cell>
          <table:table-cell office:value-type="float" office:value="160.12" calcext:value-type="float">
            <text:p>160.12</text:p>
          </table:table-cell>
          <table:table-cell office:value-type="float" office:value="0.00022258" calcext:value-type="float">
            <text:p>0.00022258</text:p>
          </table:table-cell>
          <table:table-cell office:value-type="float" office:value="0.0002837" calcext:value-type="float">
            <text:p>0.0002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IB.6R2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15966" calcext:value-type="float">
            <text:p>0.15966</text:p>
          </table:table-cell>
          <table:table-cell office:value-type="float" office:value="1" calcext:value-type="float">
            <text:p>1</text:p>
          </table:table-cell>
          <table:table-cell office:value-type="float" office:value="153.29" calcext:value-type="float">
            <text:p>153.29</text:p>
          </table:table-cell>
          <table:table-cell office:value-type="float" office:value="62.609" calcext:value-type="float">
            <text:p>62.609</text:p>
          </table:table-cell>
          <table:table-cell office:value-type="float" office:value="0.00027758" calcext:value-type="float">
            <text:p>0.00027758</text:p>
          </table:table-cell>
          <table:table-cell office:value-type="float" office:value="0.0001774" calcext:value-type="float">
            <text:p>0.0001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P.6L3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8567" calcext:value-type="float">
            <text:p>0.0038567</text:p>
          </table:table-cell>
          <table:table-cell office:value-type="float" office:value="0.6" calcext:value-type="float">
            <text:p>0.6</text:p>
          </table:table-cell>
          <table:table-cell office:value-type="float" office:value="131.52" calcext:value-type="float">
            <text:p>131.52</text:p>
          </table:table-cell>
          <table:table-cell office:value-type="float" office:value="144.69" calcext:value-type="float">
            <text:p>144.69</text:p>
          </table:table-cell>
          <table:table-cell office:value-type="float" office:value="0.00025712" calcext:value-type="float">
            <text:p>0.00025712</text:p>
          </table:table-cell>
          <table:table-cell office:value-type="float" office:value="0.00026969" calcext:value-type="float">
            <text:p>0.00026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5L3.B1</text:p>
          </table:table-cell>
          <table:table-cell table:style-name="ce18" table:formula="of:=[.$J$64]" office:value-type="string" office:string-value="Mo" calcext:value-type="string">
            <text:p>Mo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9821" calcext:value-type="float">
            <text:p>0.0029821</text:p>
          </table:table-cell>
          <table:table-cell office:value-type="float" office:value="1" calcext:value-type="float">
            <text:p>1</text:p>
          </table:table-cell>
          <table:table-cell office:value-type="float" office:value="54.605" calcext:value-type="float">
            <text:p>54.605</text:p>
          </table:table-cell>
          <table:table-cell office:value-type="float" office:value="298.62" calcext:value-type="float">
            <text:p>298.62</text:p>
          </table:table-cell>
          <table:table-cell office:value-type="float" office:value="0.00016567" calcext:value-type="float">
            <text:p>0.00016567</text:p>
          </table:table-cell>
          <table:table-cell office:value-type="float" office:value="0.00038743" calcext:value-type="float">
            <text:p>0.00038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4R3.B1</text:p>
          </table:table-cell>
          <table:table-cell table:style-name="ce18" table:formula="of:=[.$J$64]" office:value-type="string" office:string-value="Mo" calcext:value-type="string">
            <text:p>Mo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066" calcext:value-type="float">
            <text:p>0.002066</text:p>
          </table:table-cell>
          <table:table-cell office:value-type="float" office:value="1" calcext:value-type="float">
            <text:p>1</text:p>
          </table:table-cell>
          <table:table-cell office:value-type="float" office:value="26.21" calcext:value-type="float">
            <text:p>26.21</text:p>
          </table:table-cell>
          <table:table-cell office:value-type="float" office:value="395.2" calcext:value-type="float">
            <text:p>395.2</text:p>
          </table:table-cell>
          <table:table-cell office:value-type="float" office:value="0.00011478" calcext:value-type="float">
            <text:p>0.00011478</text:p>
          </table:table-cell>
          <table:table-cell office:value-type="float" office:value="0.0004457" calcext:value-type="float">
            <text:p>0.0004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A5R3.B1</text:p>
          </table:table-cell>
          <table:table-cell table:style-name="ce18" table:formula="of:=[.$J$64]" office:value-type="string" office:string-value="Mo" calcext:value-type="string">
            <text:p>Mo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981" calcext:value-type="float">
            <text:p>2.981</text:p>
          </table:table-cell>
          <table:table-cell office:value-type="float" office:value="0.0026692" calcext:value-type="float">
            <text:p>0.0026692</text:p>
          </table:table-cell>
          <table:table-cell office:value-type="float" office:value="1" calcext:value-type="float">
            <text:p>1</text:p>
          </table:table-cell>
          <table:table-cell office:value-type="float" office:value="35.868" calcext:value-type="float">
            <text:p>35.868</text:p>
          </table:table-cell>
          <table:table-cell office:value-type="float" office:value="344.11" calcext:value-type="float">
            <text:p>344.11</text:p>
          </table:table-cell>
          <table:table-cell office:value-type="float" office:value="0.00013427" calcext:value-type="float">
            <text:p>0.00013427</text:p>
          </table:table-cell>
          <table:table-cell office:value-type="float" office:value="0.00041589" calcext:value-type="float">
            <text:p>0.00041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B5R3.B1</text:p>
          </table:table-cell>
          <table:table-cell table:style-name="ce18" table:formula="of:=[.$J$64]" office:value-type="string" office:string-value="Mo" calcext:value-type="string">
            <text:p>Mo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.19897" calcext:value-type="float">
            <text:p>0.19897</text:p>
          </table:table-cell>
          <table:table-cell office:value-type="float" office:value="0.0030193" calcext:value-type="float">
            <text:p>0.0030193</text:p>
          </table:table-cell>
          <table:table-cell office:value-type="float" office:value="1" calcext:value-type="float">
            <text:p>1</text:p>
          </table:table-cell>
          <table:table-cell office:value-type="float" office:value="45.538" calcext:value-type="float">
            <text:p>45.538</text:p>
          </table:table-cell>
          <table:table-cell office:value-type="float" office:value="312.68" calcext:value-type="float">
            <text:p>312.68</text:p>
          </table:table-cell>
          <table:table-cell office:value-type="float" office:value="0.00015129" calcext:value-type="float">
            <text:p>0.00015129</text:p>
          </table:table-cell>
          <table:table-cell office:value-type="float" office:value="0.00039644" calcext:value-type="float">
            <text:p>0.00039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A.A5R3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59489" calcext:value-type="float">
            <text:p>0.0059489</text:p>
          </table:table-cell>
          <table:table-cell office:value-type="float" office:value="1" calcext:value-type="float">
            <text:p>1</text:p>
          </table:table-cell>
          <table:table-cell office:value-type="float" office:value="142.53" calcext:value-type="float">
            <text:p>142.53</text:p>
          </table:table-cell>
          <table:table-cell office:value-type="float" office:value="176.01" calcext:value-type="float">
            <text:p>176.01</text:p>
          </table:table-cell>
          <table:table-cell office:value-type="float" office:value="0.00026766" calcext:value-type="float">
            <text:p>0.00026766</text:p>
          </table:table-cell>
          <table:table-cell office:value-type="float" office:value="0.00029744" calcext:value-type="float">
            <text:p>0.0002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A.B5R3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5212" calcext:value-type="float">
            <text:p>0.0055212</text:p>
          </table:table-cell>
          <table:table-cell office:value-type="float" office:value="1" calcext:value-type="float">
            <text:p>1</text:p>
          </table:table-cell>
          <table:table-cell office:value-type="float" office:value="151.61" calcext:value-type="float">
            <text:p>151.61</text:p>
          </table:table-cell>
          <table:table-cell office:value-type="float" office:value="168.69" calcext:value-type="float">
            <text:p>168.69</text:p>
          </table:table-cell>
          <table:table-cell office:value-type="float" office:value="0.00027606" calcext:value-type="float">
            <text:p>0.00027606</text:p>
          </table:table-cell>
          <table:table-cell office:value-type="float" office:value="0.00029119" calcext:value-type="float">
            <text:p>0.00029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A.6R3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1014" calcext:value-type="float">
            <text:p>0.0051014</text:p>
          </table:table-cell>
          <table:table-cell office:value-type="float" office:value="1" calcext:value-type="float">
            <text:p>1</text:p>
          </table:table-cell>
          <table:table-cell office:value-type="float" office:value="129.44" calcext:value-type="float">
            <text:p>129.44</text:p>
          </table:table-cell>
          <table:table-cell office:value-type="float" office:value="168.71" calcext:value-type="float">
            <text:p>168.71</text:p>
          </table:table-cell>
          <table:table-cell office:value-type="float" office:value="0.00025507" calcext:value-type="float">
            <text:p>0.00025507</text:p>
          </table:table-cell>
          <table:table-cell office:value-type="float" office:value="0.0002912" calcext:value-type="float">
            <text:p>0.0002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A.7R3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6818" calcext:value-type="float">
            <text:p>0.0036818</text:p>
          </table:table-cell>
          <table:table-cell office:value-type="float" office:value="1" calcext:value-type="float">
            <text:p>1</text:p>
          </table:table-cell>
          <table:table-cell office:value-type="float" office:value="67.422" calcext:value-type="float">
            <text:p>67.422</text:p>
          </table:table-cell>
          <table:table-cell office:value-type="float" office:value="89.198" calcext:value-type="float">
            <text:p>89.198</text:p>
          </table:table-cell>
          <table:table-cell office:value-type="float" office:value="0.00018409" calcext:value-type="float">
            <text:p>0.00018409</text:p>
          </table:table-cell>
          <table:table-cell office:value-type="float" office:value="0.00021174" calcext:value-type="float">
            <text:p>0.00021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TH.4L5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6425" calcext:value-type="float">
            <text:p>0.016425</text:p>
          </table:table-cell>
          <table:table-cell office:value-type="float" office:value="1" calcext:value-type="float">
            <text:p>1</text:p>
          </table:table-cell>
          <table:table-cell office:value-type="float" office:value="4868.4" calcext:value-type="float">
            <text:p>4868.4</text:p>
          </table:table-cell>
          <table:table-cell office:value-type="float" office:value="6180.5" calcext:value-type="float">
            <text:p>6180.5</text:p>
          </table:table-cell>
          <table:table-cell office:value-type="float" office:value="0.0015643" calcext:value-type="float">
            <text:p>0.0015643</text:p>
          </table:table-cell>
          <table:table-cell office:value-type="float" office:value="0.0017626" calcext:value-type="float">
            <text:p>0.001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TVA.4L5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18871" calcext:value-type="float">
            <text:p>0.018871</text:p>
          </table:table-cell>
          <table:table-cell office:value-type="float" office:value="1" calcext:value-type="float">
            <text:p>1</text:p>
          </table:table-cell>
          <table:table-cell office:value-type="float" office:value="4934.2" calcext:value-type="float">
            <text:p>4934.2</text:p>
          </table:table-cell>
          <table:table-cell office:value-type="float" office:value="6426.1" calcext:value-type="float">
            <text:p>6426.1</text:p>
          </table:table-cell>
          <table:table-cell office:value-type="float" office:value="0.0015749" calcext:value-type="float">
            <text:p>0.0015749</text:p>
          </table:table-cell>
          <table:table-cell office:value-type="float" office:value="0.0017972" calcext:value-type="float">
            <text:p>0.0017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.4R5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7169" calcext:value-type="float">
            <text:p>0.017169</text:p>
          </table:table-cell>
          <table:table-cell office:value-type="float" office:value="1" calcext:value-type="float">
            <text:p>1</text:p>
          </table:table-cell>
          <table:table-cell office:value-type="float" office:value="5864.2" calcext:value-type="float">
            <text:p>5864.2</text:p>
          </table:table-cell>
          <table:table-cell office:value-type="float" office:value="4782.6" calcext:value-type="float">
            <text:p>4782.6</text:p>
          </table:table-cell>
          <table:table-cell office:value-type="float" office:value="0.0017169" calcext:value-type="float">
            <text:p>0.0017169</text:p>
          </table:table-cell>
          <table:table-cell office:value-type="float" office:value="0.0015505" calcext:value-type="float">
            <text:p>0.0015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.5R5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80754" calcext:value-type="float">
            <text:p>0.0080754</text:p>
          </table:table-cell>
          <table:table-cell office:value-type="float" office:value="1" calcext:value-type="float">
            <text:p>1</text:p>
          </table:table-cell>
          <table:table-cell office:value-type="float" office:value="1297.4" calcext:value-type="float">
            <text:p>1297.4</text:p>
          </table:table-cell>
          <table:table-cell office:value-type="float" office:value="2505.3" calcext:value-type="float">
            <text:p>2505.3</text:p>
          </table:table-cell>
          <table:table-cell office:value-type="float" office:value="0.00080754" calcext:value-type="float">
            <text:p>0.00080754</text:p>
          </table:table-cell>
          <table:table-cell office:value-type="float" office:value="0.0011222" calcext:value-type="float">
            <text:p>0.0011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.6R5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3021" calcext:value-type="float">
            <text:p>0.0023021</text:p>
          </table:table-cell>
          <table:table-cell office:value-type="float" office:value="1" calcext:value-type="float">
            <text:p>1</text:p>
          </table:table-cell>
          <table:table-cell office:value-type="float" office:value="105.43" calcext:value-type="float">
            <text:p>105.43</text:p>
          </table:table-cell>
          <table:table-cell office:value-type="float" office:value="859.63" calcext:value-type="float">
            <text:p>859.63</text:p>
          </table:table-cell>
          <table:table-cell office:value-type="float" office:value="0.00023021" calcext:value-type="float">
            <text:p>0.00023021</text:p>
          </table:table-cell>
          <table:table-cell office:value-type="float" office:value="0.00065734" calcext:value-type="float">
            <text:p>0.00065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DQA.A4R6.1.B</text:p>
          </table:table-cell>
          <table:table-cell office:value-type="string" calcext:value-type="string">
            <text:p>CU300K_in_TDI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61963" calcext:value-type="float">
            <text:p>0.0061963</text:p>
          </table:table-cell>
          <table:table-cell office:value-type="float" office:value="3" calcext:value-type="float">
            <text:p>3</text:p>
          </table:table-cell>
          <table:table-cell office:value-type="float" office:value="943.01" calcext:value-type="float">
            <text:p>943.01</text:p>
          </table:table-cell>
          <table:table-cell office:value-type="float" office:value="126.07" calcext:value-type="float">
            <text:p>126.07</text:p>
          </table:table-cell>
          <table:table-cell office:value-type="float" office:value="0.00068848" calcext:value-type="float">
            <text:p>0.00068848</text:p>
          </table:table-cell>
          <table:table-cell office:value-type="float" office:value="0.00025173" calcext:value-type="float">
            <text:p>0.00025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DQA.A4R6.2.B</text:p>
          </table:table-cell>
          <table:table-cell office:value-type="string" calcext:value-type="string">
            <text:p>CFC</text:p>
          </table:table-cell>
          <table:table-cell office:value-type="float" office:value="0.04" calcext:value-type="float">
            <text:p>4.00E-002</text:p>
          </table:table-cell>
          <table:table-cell office:value-type="float" office:value="0" calcext:value-type="float">
            <text:p>0</text:p>
          </table:table-cell>
          <table:table-cell office:value-type="float" office:value="0.0061963" calcext:value-type="float">
            <text:p>0.0061963</text:p>
          </table:table-cell>
          <table:table-cell office:value-type="float" office:value="3" calcext:value-type="float">
            <text:p>3</text:p>
          </table:table-cell>
          <table:table-cell office:value-type="float" office:value="943.01" calcext:value-type="float">
            <text:p>943.01</text:p>
          </table:table-cell>
          <table:table-cell office:value-type="float" office:value="126.07" calcext:value-type="float">
            <text:p>126.07</text:p>
          </table:table-cell>
          <table:table-cell office:value-type="float" office:value="0.00068848" calcext:value-type="float">
            <text:p>0.00068848</text:p>
          </table:table-cell>
          <table:table-cell office:value-type="float" office:value="0.00025173" calcext:value-type="float">
            <text:p>0.00025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DQA.B4R6.1.B</text:p>
          </table:table-cell>
          <table:table-cell office:value-type="string" calcext:value-type="string">
            <text:p>CU300K_in_TDI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62629" calcext:value-type="float">
            <text:p>0.0062629</text:p>
          </table:table-cell>
          <table:table-cell office:value-type="float" office:value="3" calcext:value-type="float">
            <text:p>3</text:p>
          </table:table-cell>
          <table:table-cell office:value-type="float" office:value="963.4" calcext:value-type="float">
            <text:p>963.4</text:p>
          </table:table-cell>
          <table:table-cell office:value-type="float" office:value="129.63" calcext:value-type="float">
            <text:p>129.63</text:p>
          </table:table-cell>
          <table:table-cell office:value-type="float" office:value="0.00069588" calcext:value-type="float">
            <text:p>0.00069588</text:p>
          </table:table-cell>
          <table:table-cell office:value-type="float" office:value="0.00025526" calcext:value-type="float">
            <text:p>0.00025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DQA.B4R6.2.B</text:p>
          </table:table-cell>
          <table:table-cell office:value-type="string" calcext:value-type="string">
            <text:p>CFC</text:p>
          </table:table-cell>
          <table:table-cell office:value-type="float" office:value="0.04" calcext:value-type="float">
            <text:p>4.00E-002</text:p>
          </table:table-cell>
          <table:table-cell office:value-type="float" office:value="0" calcext:value-type="float">
            <text:p>0</text:p>
          </table:table-cell>
          <table:table-cell office:value-type="float" office:value="0.0062629" calcext:value-type="float">
            <text:p>0.0062629</text:p>
          </table:table-cell>
          <table:table-cell office:value-type="float" office:value="3" calcext:value-type="float">
            <text:p>3</text:p>
          </table:table-cell>
          <table:table-cell office:value-type="float" office:value="963.4" calcext:value-type="float">
            <text:p>963.4</text:p>
          </table:table-cell>
          <table:table-cell office:value-type="float" office:value="129.63" calcext:value-type="float">
            <text:p>129.63</text:p>
          </table:table-cell>
          <table:table-cell office:value-type="float" office:value="0.00069588" calcext:value-type="float">
            <text:p>0.00069588</text:p>
          </table:table-cell>
          <table:table-cell office:value-type="float" office:value="0.00025526" calcext:value-type="float">
            <text:p>0.00025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DQA.C4R6.1.B</text:p>
          </table:table-cell>
          <table:table-cell office:value-type="string" calcext:value-type="string">
            <text:p>CU300K_in_TDI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63297" calcext:value-type="float">
            <text:p>0.0063297</text:p>
          </table:table-cell>
          <table:table-cell office:value-type="float" office:value="3" calcext:value-type="float">
            <text:p>3</text:p>
          </table:table-cell>
          <table:table-cell office:value-type="float" office:value="984.03" calcext:value-type="float">
            <text:p>984.03</text:p>
          </table:table-cell>
          <table:table-cell office:value-type="float" office:value="133.44" calcext:value-type="float">
            <text:p>133.44</text:p>
          </table:table-cell>
          <table:table-cell office:value-type="float" office:value="0.00070329" calcext:value-type="float">
            <text:p>0.00070329</text:p>
          </table:table-cell>
          <table:table-cell office:value-type="float" office:value="0.00025899" calcext:value-type="float">
            <text:p>0.00025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DQA.C4R6.2.B</text:p>
          </table:table-cell>
          <table:table-cell office:value-type="string" calcext:value-type="string">
            <text:p>CFC</text:p>
          </table:table-cell>
          <table:table-cell office:value-type="float" office:value="0.04" calcext:value-type="float">
            <text:p>4.00E-002</text:p>
          </table:table-cell>
          <table:table-cell office:value-type="float" office:value="0" calcext:value-type="float">
            <text:p>0</text:p>
          </table:table-cell>
          <table:table-cell office:value-type="float" office:value="0.0063297" calcext:value-type="float">
            <text:p>0.0063297</text:p>
          </table:table-cell>
          <table:table-cell office:value-type="float" office:value="3" calcext:value-type="float">
            <text:p>3</text:p>
          </table:table-cell>
          <table:table-cell office:value-type="float" office:value="984.03" calcext:value-type="float">
            <text:p>984.03</text:p>
          </table:table-cell>
          <table:table-cell office:value-type="float" office:value="133.44" calcext:value-type="float">
            <text:p>133.44</text:p>
          </table:table-cell>
          <table:table-cell office:value-type="float" office:value="0.00070329" calcext:value-type="float">
            <text:p>0.00070329</text:p>
          </table:table-cell>
          <table:table-cell office:value-type="float" office:value="0.00025899" calcext:value-type="float">
            <text:p>0.00025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SG.4R6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0475" calcext:value-type="float">
            <text:p>0.0060475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37.92" calcext:value-type="float">
            <text:p>137.92</text:p>
          </table:table-cell>
          <table:table-cell office:value-type="float" office:value="0.00071147" calcext:value-type="float">
            <text:p>0.00071147</text:p>
          </table:table-cell>
          <table:table-cell office:value-type="float" office:value="0.0002633" calcext:value-type="float">
            <text:p>0.0002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P.D6L7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11305" calcext:value-type="float">
            <text:p>0.0011305</text:p>
          </table:table-cell>
          <table:table-cell office:value-type="float" office:value="0.6" calcext:value-type="float">
            <text:p>0.6</text:p>
          </table:table-cell>
          <table:table-cell office:value-type="float" office:value="158.87" calcext:value-type="float">
            <text:p>158.87</text:p>
          </table:table-cell>
          <table:table-cell office:value-type="float" office:value="78.263" calcext:value-type="float">
            <text:p>78.263</text:p>
          </table:table-cell>
          <table:table-cell office:value-type="float" office:value="0.00028258" calcext:value-type="float">
            <text:p>0.00028258</text:p>
          </table:table-cell>
          <table:table-cell office:value-type="float" office:value="0.00019834" calcext:value-type="float">
            <text:p>0.0001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P.C6L7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5679" calcext:value-type="float">
            <text:p>0.0015679</text:p>
          </table:table-cell>
          <table:table-cell office:value-type="float" office:value="0.6" calcext:value-type="float">
            <text:p>0.6</text:p>
          </table:table-cell>
          <table:table-cell office:value-type="float" office:value="150.52" calcext:value-type="float">
            <text:p>150.52</text:p>
          </table:table-cell>
          <table:table-cell office:value-type="float" office:value="82.762" calcext:value-type="float">
            <text:p>82.762</text:p>
          </table:table-cell>
          <table:table-cell office:value-type="float" office:value="0.00027507" calcext:value-type="float">
            <text:p>0.00027507</text:p>
          </table:table-cell>
          <table:table-cell office:value-type="float" office:value="0.00020396" calcext:value-type="float">
            <text:p>0.00020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P.B6L7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215" calcext:value-type="float">
            <text:p>2.215</text:p>
          </table:table-cell>
          <table:table-cell office:value-type="float" office:value="0.0013238" calcext:value-type="float">
            <text:p>0.0013238</text:p>
          </table:table-cell>
          <table:table-cell office:value-type="float" office:value="0.6" calcext:value-type="float">
            <text:p>0.6</text:p>
          </table:table-cell>
          <table:table-cell office:value-type="float" office:value="142.46" calcext:value-type="float">
            <text:p>142.46</text:p>
          </table:table-cell>
          <table:table-cell office:value-type="float" office:value="87.487" calcext:value-type="float">
            <text:p>87.487</text:p>
          </table:table-cell>
          <table:table-cell office:value-type="float" office:value="0.00026759" calcext:value-type="float">
            <text:p>0.00026759</text:p>
          </table:table-cell>
          <table:table-cell office:value-type="float" office:value="0.0002097" calcext:value-type="float">
            <text:p>0.0002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A6L7.B1</text:p>
          </table:table-cell>
          <table:table-cell table:style-name="ce18" table:formula="of:=[.$J$64]" office:value-type="string" office:string-value="Mo" calcext:value-type="string">
            <text:p>Mo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4627" calcext:value-type="float">
            <text:p>2.4627</text:p>
          </table:table-cell>
          <table:table-cell office:value-type="float" office:value="0.0018402" calcext:value-type="float">
            <text:p>0.0018402</text:p>
          </table:table-cell>
          <table:table-cell office:value-type="float" office:value="1" calcext:value-type="float">
            <text:p>1</text:p>
          </table:table-cell>
          <table:table-cell office:value-type="float" office:value="39.872" calcext:value-type="float">
            <text:p>39.872</text:p>
          </table:table-cell>
          <table:table-cell office:value-type="float" office:value="226.92" calcext:value-type="float">
            <text:p>226.92</text:p>
          </table:table-cell>
          <table:table-cell office:value-type="float" office:value="0.00014157" calcext:value-type="float">
            <text:p>0.00014157</text:p>
          </table:table-cell>
          <table:table-cell office:value-type="float" office:value="0.00033773" calcext:value-type="float">
            <text:p>0.00033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B5L7.B1</text:p>
          </table:table-cell>
          <table:table-cell table:style-name="ce18" table:formula="of:=[.$J$64]" office:value-type="string" office:string-value="Mo" calcext:value-type="string">
            <text:p>Mo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5046" calcext:value-type="float">
            <text:p>2.5046</text:p>
          </table:table-cell>
          <table:table-cell office:value-type="float" office:value="0.0021994" calcext:value-type="float">
            <text:p>0.0021994</text:p>
          </table:table-cell>
          <table:table-cell office:value-type="float" office:value="1" calcext:value-type="float">
            <text:p>1</text:p>
          </table:table-cell>
          <table:table-cell office:value-type="float" office:value="160.01" calcext:value-type="float">
            <text:p>160.01</text:p>
          </table:table-cell>
          <table:table-cell office:value-type="float" office:value="166.51" calcext:value-type="float">
            <text:p>166.51</text:p>
          </table:table-cell>
          <table:table-cell office:value-type="float" office:value="0.0002836" calcext:value-type="float">
            <text:p>0.0002836</text:p>
          </table:table-cell>
          <table:table-cell office:value-type="float" office:value="0.00028931" calcext:value-type="float">
            <text:p>0.00028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A5L7.B1</text:p>
          </table:table-cell>
          <table:table-cell table:style-name="ce18" table:formula="of:=[.$J$64]" office:value-type="string" office:string-value="Mo" calcext:value-type="string">
            <text:p>Mo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.71035" calcext:value-type="float">
            <text:p>0.71035</text:p>
          </table:table-cell>
          <table:table-cell office:value-type="float" office:value="0.0022439" calcext:value-type="float">
            <text:p>0.0022439</text:p>
          </table:table-cell>
          <table:table-cell office:value-type="float" office:value="1" calcext:value-type="float">
            <text:p>1</text:p>
          </table:table-cell>
          <table:table-cell office:value-type="float" office:value="185.99" calcext:value-type="float">
            <text:p>185.99</text:p>
          </table:table-cell>
          <table:table-cell office:value-type="float" office:value="145.93" calcext:value-type="float">
            <text:p>145.93</text:p>
          </table:table-cell>
          <table:table-cell office:value-type="float" office:value="0.00030576" calcext:value-type="float">
            <text:p>0.00030576</text:p>
          </table:table-cell>
          <table:table-cell office:value-type="float" office:value="0.00027083" calcext:value-type="float">
            <text:p>0.00027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D4L7.B1</text:p>
          </table:table-cell>
          <table:table-cell table:style-name="ce18" table:formula="of:=[.$J$64]" office:value-type="string" office:string-value="Mo" calcext:value-type="string">
            <text:p>Mo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14325" calcext:value-type="float">
            <text:p>0.0014325</text:p>
          </table:table-cell>
          <table:table-cell office:value-type="float" office:value="1" calcext:value-type="float">
            <text:p>1</text:p>
          </table:table-cell>
          <table:table-cell office:value-type="float" office:value="332.96" calcext:value-type="float">
            <text:p>332.96</text:p>
          </table:table-cell>
          <table:table-cell office:value-type="float" office:value="68.861" calcext:value-type="float">
            <text:p>68.861</text:p>
          </table:table-cell>
          <table:table-cell office:value-type="float" office:value="0.0004091" calcext:value-type="float">
            <text:p>0.0004091</text:p>
          </table:table-cell>
          <table:table-cell office:value-type="float" office:value="0.00018604" calcext:value-type="float">
            <text:p>0.00018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B4L7.B1</text:p>
          </table:table-cell>
          <table:table-cell table:style-name="ce18" table:formula="of:=[.$J$64]" office:value-type="string" office:string-value="Mo" calcext:value-type="string">
            <text:p>Mo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0409" calcext:value-type="float">
            <text:p>0.0020409</text:p>
          </table:table-cell>
          <table:table-cell office:value-type="float" office:value="1" calcext:value-type="float">
            <text:p>1</text:p>
          </table:table-cell>
          <table:table-cell office:value-type="float" office:value="139.76" calcext:value-type="float">
            <text:p>139.76</text:p>
          </table:table-cell>
          <table:table-cell office:value-type="float" office:value="131" calcext:value-type="float">
            <text:p>131</text:p>
          </table:table-cell>
          <table:table-cell office:value-type="float" office:value="0.00026505" calcext:value-type="float">
            <text:p>0.00026505</text:p>
          </table:table-cell>
          <table:table-cell office:value-type="float" office:value="0.0002566" calcext:value-type="float">
            <text:p>0.0002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A4L7.B1</text:p>
          </table:table-cell>
          <table:table-cell table:style-name="ce18" table:formula="of:=[.$J$64]" office:value-type="string" office:string-value="Mo" calcext:value-type="string">
            <text:p>Mo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3492" calcext:value-type="float">
            <text:p>2.3492</text:p>
          </table:table-cell>
          <table:table-cell office:value-type="float" office:value="0.0020063" calcext:value-type="float">
            <text:p>0.0020063</text:p>
          </table:table-cell>
          <table:table-cell office:value-type="float" office:value="1" calcext:value-type="float">
            <text:p>1</text:p>
          </table:table-cell>
          <table:table-cell office:value-type="float" office:value="128.67" calcext:value-type="float">
            <text:p>128.67</text:p>
          </table:table-cell>
          <table:table-cell office:value-type="float" office:value="141.3" calcext:value-type="float">
            <text:p>141.3</text:p>
          </table:table-cell>
          <table:table-cell office:value-type="float" office:value="0.00025432" calcext:value-type="float">
            <text:p>0.00025432</text:p>
          </table:table-cell>
          <table:table-cell office:value-type="float" office:value="0.0002665" calcext:value-type="float">
            <text:p>0.0002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A4R7.B1</text:p>
          </table:table-cell>
          <table:table-cell table:style-name="ce18" table:formula="of:=[.$J$64]" office:value-type="string" office:string-value="Mo" calcext:value-type="string">
            <text:p>Mo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.80809" calcext:value-type="float">
            <text:p>0.80809</text:p>
          </table:table-cell>
          <table:table-cell office:value-type="float" office:value="0.0020134" calcext:value-type="float">
            <text:p>0.0020134</text:p>
          </table:table-cell>
          <table:table-cell office:value-type="float" office:value="1" calcext:value-type="float">
            <text:p>1</text:p>
          </table:table-cell>
          <table:table-cell office:value-type="float" office:value="118.28" calcext:value-type="float">
            <text:p>118.28</text:p>
          </table:table-cell>
          <table:table-cell office:value-type="float" office:value="152.22" calcext:value-type="float">
            <text:p>152.22</text:p>
          </table:table-cell>
          <table:table-cell office:value-type="float" office:value="0.00024383" calcext:value-type="float">
            <text:p>0.00024383</text:p>
          </table:table-cell>
          <table:table-cell office:value-type="float" office:value="0.00027661" calcext:value-type="float">
            <text:p>0.0002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B5R7.B1</text:p>
          </table:table-cell>
          <table:table-cell table:style-name="ce18" table:formula="of:=[.$J$64]" office:value-type="string" office:string-value="Mo" calcext:value-type="string">
            <text:p>Mo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4696" calcext:value-type="float">
            <text:p>2.4696</text:p>
          </table:table-cell>
          <table:table-cell office:value-type="float" office:value="0.0023053" calcext:value-type="float">
            <text:p>0.0023053</text:p>
          </table:table-cell>
          <table:table-cell office:value-type="float" office:value="1" calcext:value-type="float">
            <text:p>1</text:p>
          </table:table-cell>
          <table:table-cell office:value-type="float" office:value="121.85" calcext:value-type="float">
            <text:p>121.85</text:p>
          </table:table-cell>
          <table:table-cell office:value-type="float" office:value="267.58" calcext:value-type="float">
            <text:p>267.58</text:p>
          </table:table-cell>
          <table:table-cell office:value-type="float" office:value="0.00024749" calcext:value-type="float">
            <text:p>0.00024749</text:p>
          </table:table-cell>
          <table:table-cell office:value-type="float" office:value="0.00036674" calcext:value-type="float">
            <text:p>0.00036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D5R7.B1</text:p>
          </table:table-cell>
          <table:table-cell table:style-name="ce18" table:formula="of:=[.$J$64]" office:value-type="string" office:string-value="Mo" calcext:value-type="string">
            <text:p>Mo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.8971" calcext:value-type="float">
            <text:p>0.8971</text:p>
          </table:table-cell>
          <table:table-cell office:value-type="float" office:value="0.0023167" calcext:value-type="float">
            <text:p>0.0023167</text:p>
          </table:table-cell>
          <table:table-cell office:value-type="float" office:value="1" calcext:value-type="float">
            <text:p>1</text:p>
          </table:table-cell>
          <table:table-cell office:value-type="float" office:value="213.89" calcext:value-type="float">
            <text:p>213.89</text:p>
          </table:table-cell>
          <table:table-cell office:value-type="float" office:value="158.55" calcext:value-type="float">
            <text:p>158.55</text:p>
          </table:table-cell>
          <table:table-cell office:value-type="float" office:value="0.00032789" calcext:value-type="float">
            <text:p>0.00032789</text:p>
          </table:table-cell>
          <table:table-cell office:value-type="float" office:value="0.00028231" calcext:value-type="float">
            <text:p>0.00028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E5R7.B1</text:p>
          </table:table-cell>
          <table:table-cell table:style-name="ce18" table:formula="of:=[.$J$64]" office:value-type="string" office:string-value="Mo" calcext:value-type="string">
            <text:p>Mo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2776" calcext:value-type="float">
            <text:p>2.2776</text:p>
          </table:table-cell>
          <table:table-cell office:value-type="float" office:value="0.0023195" calcext:value-type="float">
            <text:p>0.0023195</text:p>
          </table:table-cell>
          <table:table-cell office:value-type="float" office:value="1" calcext:value-type="float">
            <text:p>1</text:p>
          </table:table-cell>
          <table:table-cell office:value-type="float" office:value="241.41" calcext:value-type="float">
            <text:p>241.41</text:p>
          </table:table-cell>
          <table:table-cell office:value-type="float" office:value="136.12" calcext:value-type="float">
            <text:p>136.12</text:p>
          </table:table-cell>
          <table:table-cell office:value-type="float" office:value="0.00034834" calcext:value-type="float">
            <text:p>0.00034834</text:p>
          </table:table-cell>
          <table:table-cell office:value-type="float" office:value="0.00026157" calcext:value-type="float">
            <text:p>0.00026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6R7.B1</text:p>
          </table:table-cell>
          <table:table-cell table:style-name="ce18" table:formula="of:=[.$J$64]" office:value-type="string" office:string-value="Mo" calcext:value-type="string">
            <text:p>Mo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031632" calcext:value-type="float">
            <text:p>0.0031632</text:p>
          </table:table-cell>
          <table:table-cell office:value-type="float" office:value="1" calcext:value-type="float">
            <text:p>1</text:p>
          </table:table-cell>
          <table:table-cell office:value-type="float" office:value="335.77" calcext:value-type="float">
            <text:p>335.77</text:p>
          </table:table-cell>
          <table:table-cell office:value-type="float" office:value="47.356" calcext:value-type="float">
            <text:p>47.356</text:p>
          </table:table-cell>
          <table:table-cell office:value-type="float" office:value="0.00041082" calcext:value-type="float">
            <text:p>0.00041082</text:p>
          </table:table-cell>
          <table:table-cell office:value-type="float" office:value="0.00015428" calcext:value-type="float">
            <text:p>0.00015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A.A6R7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15558" calcext:value-type="float">
            <text:p>0.0015558</text:p>
          </table:table-cell>
          <table:table-cell office:value-type="float" office:value="1" calcext:value-type="float">
            <text:p>1</text:p>
          </table:table-cell>
          <table:table-cell office:value-type="float" office:value="297.08" calcext:value-type="float">
            <text:p>297.08</text:p>
          </table:table-cell>
          <table:table-cell office:value-type="float" office:value="48.155" calcext:value-type="float">
            <text:p>48.155</text:p>
          </table:table-cell>
          <table:table-cell office:value-type="float" office:value="0.00038643" calcext:value-type="float">
            <text:p>0.00038643</text:p>
          </table:table-cell>
          <table:table-cell office:value-type="float" office:value="0.00015558" calcext:value-type="float">
            <text:p>0.00015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A.B6R7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8315" calcext:value-type="float">
            <text:p>0.0028315</text:p>
          </table:table-cell>
          <table:table-cell office:value-type="float" office:value="1" calcext:value-type="float">
            <text:p>1</text:p>
          </table:table-cell>
          <table:table-cell office:value-type="float" office:value="159.5" calcext:value-type="float">
            <text:p>159.5</text:p>
          </table:table-cell>
          <table:table-cell office:value-type="float" office:value="76.388" calcext:value-type="float">
            <text:p>76.388</text:p>
          </table:table-cell>
          <table:table-cell office:value-type="float" office:value="0.00028315" calcext:value-type="float">
            <text:p>0.00028315</text:p>
          </table:table-cell>
          <table:table-cell office:value-type="float" office:value="0.00019595" calcext:value-type="float">
            <text:p>0.00019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A.C6R7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27631" calcext:value-type="float">
            <text:p>0.0027631</text:p>
          </table:table-cell>
          <table:table-cell office:value-type="float" office:value="1" calcext:value-type="float">
            <text:p>1</text:p>
          </table:table-cell>
          <table:table-cell office:value-type="float" office:value="68.617" calcext:value-type="float">
            <text:p>68.617</text:p>
          </table:table-cell>
          <table:table-cell office:value-type="float" office:value="151.89" calcext:value-type="float">
            <text:p>151.89</text:p>
          </table:table-cell>
          <table:table-cell office:value-type="float" office:value="0.00018572" calcext:value-type="float">
            <text:p>0.00018572</text:p>
          </table:table-cell>
          <table:table-cell office:value-type="float" office:value="0.00027631" calcext:value-type="float">
            <text:p>0.00027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A.D6R7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8082" calcext:value-type="float">
            <text:p>0.0018082</text:p>
          </table:table-cell>
          <table:table-cell office:value-type="float" office:value="1" calcext:value-type="float">
            <text:p>1</text:p>
          </table:table-cell>
          <table:table-cell office:value-type="float" office:value="65.049" calcext:value-type="float">
            <text:p>65.049</text:p>
          </table:table-cell>
          <table:table-cell office:value-type="float" office:value="157.92" calcext:value-type="float">
            <text:p>157.92</text:p>
          </table:table-cell>
          <table:table-cell office:value-type="float" office:value="0.00018082" calcext:value-type="float">
            <text:p>0.00018082</text:p>
          </table:table-cell>
          <table:table-cell office:value-type="float" office:value="0.00028174" calcext:value-type="float">
            <text:p>0.00028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A.A7R7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8166" calcext:value-type="float">
            <text:p>0.0018166</text:p>
          </table:table-cell>
          <table:table-cell office:value-type="float" office:value="1" calcext:value-type="float">
            <text:p>1</text:p>
          </table:table-cell>
          <table:table-cell office:value-type="float" office:value="65.655" calcext:value-type="float">
            <text:p>65.655</text:p>
          </table:table-cell>
          <table:table-cell office:value-type="float" office:value="143.86" calcext:value-type="float">
            <text:p>143.86</text:p>
          </table:table-cell>
          <table:table-cell office:value-type="float" office:value="0.00018166" calcext:value-type="float">
            <text:p>0.00018166</text:p>
          </table:table-cell>
          <table:table-cell office:value-type="float" office:value="0.00026891" calcext:value-type="float">
            <text:p>0.00026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TH.4L8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0278" calcext:value-type="float">
            <text:p>0.010278</text:p>
          </table:table-cell>
          <table:table-cell office:value-type="float" office:value="1" calcext:value-type="float">
            <text:p>1</text:p>
          </table:table-cell>
          <table:table-cell office:value-type="float" office:value="233.52" calcext:value-type="float">
            <text:p>233.52</text:p>
          </table:table-cell>
          <table:table-cell office:value-type="float" office:value="284.92" calcext:value-type="float">
            <text:p>284.92</text:p>
          </table:table-cell>
          <table:table-cell office:value-type="float" office:value="0.00034261" calcext:value-type="float">
            <text:p>0.00034261</text:p>
          </table:table-cell>
          <table:table-cell office:value-type="float" office:value="0.00037843" calcext:value-type="float">
            <text:p>0.00037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TVA.4L8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11384" calcext:value-type="float">
            <text:p>0.011384</text:p>
          </table:table-cell>
          <table:table-cell office:value-type="float" office:value="1" calcext:value-type="float">
            <text:p>1</text:p>
          </table:table-cell>
          <table:table-cell office:value-type="float" office:value="244.08" calcext:value-type="float">
            <text:p>244.08</text:p>
          </table:table-cell>
          <table:table-cell office:value-type="float" office:value="286.49" calcext:value-type="float">
            <text:p>286.49</text:p>
          </table:table-cell>
          <table:table-cell office:value-type="float" office:value="0.00035027" calcext:value-type="float">
            <text:p>0.00035027</text:p>
          </table:table-cell>
          <table:table-cell office:value-type="float" office:value="0.00037948" calcext:value-type="float">
            <text:p>0.00037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TH.4L1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6425" calcext:value-type="float">
            <text:p>0.016425</text:p>
          </table:table-cell>
          <table:table-cell office:value-type="float" office:value="1" calcext:value-type="float">
            <text:p>1</text:p>
          </table:table-cell>
          <table:table-cell office:value-type="float" office:value="4868.4" calcext:value-type="float">
            <text:p>4868.4</text:p>
          </table:table-cell>
          <table:table-cell office:value-type="float" office:value="6180.5" calcext:value-type="float">
            <text:p>6180.5</text:p>
          </table:table-cell>
          <table:table-cell office:value-type="float" office:value="0.0015643" calcext:value-type="float">
            <text:p>0.0015643</text:p>
          </table:table-cell>
          <table:table-cell office:value-type="float" office:value="0.0017626" calcext:value-type="float">
            <text:p>0.001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TVA.4L1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18871" calcext:value-type="float">
            <text:p>0.018871</text:p>
          </table:table-cell>
          <table:table-cell office:value-type="float" office:value="1" calcext:value-type="float">
            <text:p>1</text:p>
          </table:table-cell>
          <table:table-cell office:value-type="float" office:value="4934.2" calcext:value-type="float">
            <text:p>4934.2</text:p>
          </table:table-cell>
          <table:table-cell office:value-type="float" office:value="6426.1" calcext:value-type="float">
            <text:p>6426.1</text:p>
          </table:table-cell>
          <table:table-cell office:value-type="float" office:value="0.0015749" calcext:value-type="float">
            <text:p>0.0015749</text:p>
          </table:table-cell>
          <table:table-cell office:value-type="float" office:value="0.0017972" calcext:value-type="float">
            <text:p>0.0017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New table from Roderik round optics 15cm beta*</text:p>
          </table:table-cell>
          <table:table-cell/>
          <table:table-cell table:style-name="Default"/>
          <table:table-cell table:number-columns-repeated="39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39"/>
        </table:table-row>
        <table:table-row table:style-name="ro4">
          <table:table-cell table:number-columns-repeated="2"/>
          <table:table-cell table:style-name="Default"/>
          <table:table-cell table:number-columns-repeated="4"/>
          <table:table-cell table:style-name="ce22" office:value-type="string" calcext:value-type="string">
            <text:p>COATING</text:p>
          </table:table-cell>
          <table:table-cell table:style-name="ce22" office:value-type="string" calcext:value-type="string">
            <text:p>COATING_THICKNESS</text:p>
          </table:table-cell>
          <table:table-cell table:style-name="ce22" office:value-type="string" calcext:value-type="string">
            <text:p>BULK</text:p>
          </table:table-cell>
          <table:table-cell table:number-columns-repeated="32"/>
        </table:table-row>
        <table:table-row table:style-name="ro4">
          <table:table-cell table:style-name="ce17" office:value-type="string" calcext:value-type="string" table:number-columns-spanned="4" table:number-rows-spanned="1">
            <text:p>B1 7TeV 15cm standard 25ns 11/10/2014</text:p>
          </table:table-cell>
          <table:covered-table-cell table:number-columns-repeated="3" table:style-name="ce15"/>
          <table:table-cell table:style-name="ce20" office:value-type="string" calcext:value-type="string" table:number-columns-spanned="3" table:number-rows-spanned="1">
            <text:p>TDI postLS1 coated</text:p>
          </table:table-cell>
          <table:covered-table-cell table:number-columns-repeated="2"/>
          <table:table-cell table:style-name="ce23" office:value-type="string" calcext:value-type="string">
            <text:p>Mo</text:p>
          </table:table-cell>
          <table:table-cell table:style-name="ce24" office:value-type="float" office:value="0.000005" calcext:value-type="float">
            <text:p>5.00E-006</text:p>
          </table:table-cell>
          <table:table-cell table:style-name="ce23" office:value-type="string" calcext:value-type="string">
            <text:p>MoC</text:p>
          </table:table-cell>
          <table:table-cell table:number-columns-repeated="32"/>
        </table:table-row>
        <table:table-row table:style-name="ro4">
          <table:table-cell office:value-type="string" calcext:value-type="string">
            <text:p>Name</text:p>
          </table:table-cell>
          <table:table-cell office:value-type="string" calcext:value-type="string">
            <text:p>Material</text:p>
          </table:table-cell>
          <table:table-cell table:style-name="Default" office:value-type="string" calcext:value-type="string">
            <text:p>Thickness[m]</text:p>
          </table:table-cell>
          <table:table-cell office:value-type="string" calcext:value-type="string">
            <text:p>Angle[rad]</text:p>
          </table:table-cell>
          <table:table-cell office:value-type="string" calcext:value-type="string">
            <text:p>Halfgap[m]</text:p>
          </table:table-cell>
          <table:table-cell office:value-type="string" calcext:value-type="string">
            <text:p>Length[m]</text:p>
          </table:table-cell>
          <table:table-cell office:value-type="string" calcext:value-type="string">
            <text:p>Betax[m]</text:p>
          </table:table-cell>
          <table:table-cell office:value-type="string" calcext:value-type="string">
            <text:p>Betay[m]</text:p>
          </table:table-cell>
          <table:table-cell office:value-type="string" calcext:value-type="string">
            <text:p>sigx[m]</text:p>
          </table:table-cell>
          <table:table-cell office:value-type="string" calcext:value-type="string">
            <text:p>sigy[m]</text:p>
          </table:table-cell>
          <table:table-cell office:value-type="string" calcext:value-type="string">
            <text:p>tilt1[rad]</text:p>
          </table:table-cell>
          <table:table-cell office:value-type="string" calcext:value-type="string">
            <text:p>tilt2[rad]</text:p>
          </table:table-cell>
          <table:table-cell office:value-type="string" calcext:value-type="string">
            <text:p>nsigma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.4R1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7169" calcext:value-type="float">
            <text:p>0.017169</text:p>
          </table:table-cell>
          <table:table-cell office:value-type="float" office:value="1" calcext:value-type="float">
            <text:p>1</text:p>
          </table:table-cell>
          <table:table-cell office:value-type="float" office:value="5864.2" calcext:value-type="float">
            <text:p>5864.2</text:p>
          </table:table-cell>
          <table:table-cell office:value-type="float" office:value="4782.6" calcext:value-type="float">
            <text:p>4782.6</text:p>
          </table:table-cell>
          <table:table-cell office:value-type="float" office:value="0.0017169" calcext:value-type="float">
            <text:p>0.0017169</text:p>
          </table:table-cell>
          <table:table-cell office:value-type="float" office:value="0.0015505" calcext:value-type="float">
            <text:p>0.0015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.5R1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80754" calcext:value-type="float">
            <text:p>0.0080754</text:p>
          </table:table-cell>
          <table:table-cell office:value-type="float" office:value="1" calcext:value-type="float">
            <text:p>1</text:p>
          </table:table-cell>
          <table:table-cell office:value-type="float" office:value="1297.4" calcext:value-type="float">
            <text:p>1297.4</text:p>
          </table:table-cell>
          <table:table-cell office:value-type="float" office:value="2505.3" calcext:value-type="float">
            <text:p>2505.3</text:p>
          </table:table-cell>
          <table:table-cell office:value-type="float" office:value="0.00080754" calcext:value-type="float">
            <text:p>0.00080754</text:p>
          </table:table-cell>
          <table:table-cell office:value-type="float" office:value="0.0011222" calcext:value-type="float">
            <text:p>0.0011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.6R1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6524" calcext:value-type="float">
            <text:p>0.0026524</text:p>
          </table:table-cell>
          <table:table-cell office:value-type="float" office:value="1" calcext:value-type="float">
            <text:p>1</text:p>
          </table:table-cell>
          <table:table-cell office:value-type="float" office:value="139.97" calcext:value-type="float">
            <text:p>139.97</text:p>
          </table:table-cell>
          <table:table-cell office:value-type="float" office:value="907.26" calcext:value-type="float">
            <text:p>907.26</text:p>
          </table:table-cell>
          <table:table-cell office:value-type="float" office:value="0.00026524" calcext:value-type="float">
            <text:p>0.00026524</text:p>
          </table:table-cell>
          <table:table-cell office:value-type="float" office:value="0.0006753" calcext:value-type="float">
            <text:p>0.0006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TH.4L2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1947" calcext:value-type="float">
            <text:p>0.0061947</text:p>
          </table:table-cell>
          <table:table-cell office:value-type="float" office:value="1" calcext:value-type="float">
            <text:p>1</text:p>
          </table:table-cell>
          <table:table-cell office:value-type="float" office:value="84.827" calcext:value-type="float">
            <text:p>84.827</text:p>
          </table:table-cell>
          <table:table-cell office:value-type="float" office:value="104.08" calcext:value-type="float">
            <text:p>104.08</text:p>
          </table:table-cell>
          <table:table-cell office:value-type="float" office:value="0.00020649" calcext:value-type="float">
            <text:p>0.00020649</text:p>
          </table:table-cell>
          <table:table-cell office:value-type="float" office:value="0.00022873" calcext:value-type="float">
            <text:p>0.00022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TVA.4L2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68298" calcext:value-type="float">
            <text:p>0.0068298</text:p>
          </table:table-cell>
          <table:table-cell office:value-type="float" office:value="1" calcext:value-type="float">
            <text:p>1</text:p>
          </table:table-cell>
          <table:table-cell office:value-type="float" office:value="86.619" calcext:value-type="float">
            <text:p>86.619</text:p>
          </table:table-cell>
          <table:table-cell office:value-type="float" office:value="103.11" calcext:value-type="float">
            <text:p>103.11</text:p>
          </table:table-cell>
          <table:table-cell office:value-type="float" office:value="0.00020866" calcext:value-type="float">
            <text:p>0.00020866</text:p>
          </table:table-cell>
          <table:table-cell office:value-type="float" office:value="0.00022766" calcext:value-type="float">
            <text:p>0.00022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DI.4L2.B1.1</text:p>
          </table:table-cell>
          <table:table-cell office:value-type="string" calcext:value-type="string">
            <text:p>CU300K_in_TDI</text:p>
          </table:table-cell>
          <table:table-cell office:value-type="float" office:value="0.000002" calcext:value-type="float">
            <text:p>2.00E-006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4" calcext:value-type="float">
            <text:p>4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DI.4L2.B1.1</text:p>
          </table:table-cell>
          <table:table-cell office:value-type="string" calcext:value-type="string">
            <text:p>Ti_in_TDI</text:p>
          </table:table-cell>
          <table:table-cell office:value-type="float" office:value="0.000001" calcext:value-type="float">
            <text:p>1.00E-006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4" calcext:value-type="float">
            <text:p>4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DI.4L2.B1.1</text:p>
          </table:table-cell>
          <table:table-cell office:value-type="string" calcext:value-type="string">
            <text:p>hBN</text:p>
          </table:table-cell>
          <table:table-cell office:value-type="float" office:value="0.054" calcext:value-type="float">
            <text:p>5.4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4" calcext:value-type="float">
            <text:p>4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DI.4L2.B1.2</text:p>
          </table:table-cell>
          <table:table-cell office:value-type="string" calcext:value-type="string">
            <text:p>Cu</text:p>
          </table:table-cell>
          <table:table-cell office:value-type="float" office:value="0.000002" calcext:value-type="float">
            <text:p>2.00E-006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" calcext:value-type="float">
            <text:p>0.6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DI.4L2.B1.2</text:p>
          </table:table-cell>
          <table:table-cell office:value-type="string" calcext:value-type="string">
            <text:p>Al</text:p>
          </table:table-cell>
          <table:table-cell office:value-type="float" office:value="0.054" calcext:value-type="float">
            <text:p>5.4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" calcext:value-type="float">
            <text:p>0.6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DI.4L2.B1.3</text:p>
          </table:table-cell>
          <table:table-cell office:value-type="string" calcext:value-type="string">
            <text:p>Cu</text:p>
          </table:table-cell>
          <table:table-cell office:value-type="float" office:value="0.054" calcext:value-type="float">
            <text:p>5.4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7" calcext:value-type="float">
            <text:p>0.7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IA.4R2</text:p>
          </table:table-cell>
          <table:table-cell office:value-type="string" calcext:value-type="string">
            <text:p>C</text:p>
          </table:table-cell>
          <table:table-cell office:value-type="float" office:value="0.033" calcext:value-type="float">
            <text:p>3.3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25533" calcext:value-type="float">
            <text:p>0.25533</text:p>
          </table:table-cell>
          <table:table-cell office:value-type="float" office:value="1" calcext:value-type="float">
            <text:p>1</text:p>
          </table:table-cell>
          <table:table-cell office:value-type="float" office:value="98.565" calcext:value-type="float">
            <text:p>98.565</text:p>
          </table:table-cell>
          <table:table-cell office:value-type="float" office:value="160.12" calcext:value-type="float">
            <text:p>160.12</text:p>
          </table:table-cell>
          <table:table-cell office:value-type="float" office:value="0.00022258" calcext:value-type="float">
            <text:p>0.00022258</text:p>
          </table:table-cell>
          <table:table-cell office:value-type="float" office:value="0.0002837" calcext:value-type="float">
            <text:p>0.0002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IB.6R2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15966" calcext:value-type="float">
            <text:p>0.15966</text:p>
          </table:table-cell>
          <table:table-cell office:value-type="float" office:value="1" calcext:value-type="float">
            <text:p>1</text:p>
          </table:table-cell>
          <table:table-cell office:value-type="float" office:value="153.29" calcext:value-type="float">
            <text:p>153.29</text:p>
          </table:table-cell>
          <table:table-cell office:value-type="float" office:value="62.609" calcext:value-type="float">
            <text:p>62.609</text:p>
          </table:table-cell>
          <table:table-cell office:value-type="float" office:value="0.00027758" calcext:value-type="float">
            <text:p>0.00027758</text:p>
          </table:table-cell>
          <table:table-cell office:value-type="float" office:value="0.0001774" calcext:value-type="float">
            <text:p>0.0001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P.6L3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8567" calcext:value-type="float">
            <text:p>0.0038567</text:p>
          </table:table-cell>
          <table:table-cell office:value-type="float" office:value="0.6" calcext:value-type="float">
            <text:p>0.6</text:p>
          </table:table-cell>
          <table:table-cell office:value-type="float" office:value="131.52" calcext:value-type="float">
            <text:p>131.52</text:p>
          </table:table-cell>
          <table:table-cell office:value-type="float" office:value="144.69" calcext:value-type="float">
            <text:p>144.69</text:p>
          </table:table-cell>
          <table:table-cell office:value-type="float" office:value="0.00025712" calcext:value-type="float">
            <text:p>0.00025712</text:p>
          </table:table-cell>
          <table:table-cell office:value-type="float" office:value="0.00026969" calcext:value-type="float">
            <text:p>0.00026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5L3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29821" calcext:value-type="float">
            <text:p>0.0029821</text:p>
          </table:table-cell>
          <table:table-cell office:value-type="float" office:value="1" calcext:value-type="float">
            <text:p>1</text:p>
          </table:table-cell>
          <table:table-cell office:value-type="float" office:value="54.605" calcext:value-type="float">
            <text:p>54.605</text:p>
          </table:table-cell>
          <table:table-cell office:value-type="float" office:value="298.62" calcext:value-type="float">
            <text:p>298.62</text:p>
          </table:table-cell>
          <table:table-cell office:value-type="float" office:value="0.00016567" calcext:value-type="float">
            <text:p>0.00016567</text:p>
          </table:table-cell>
          <table:table-cell office:value-type="float" office:value="0.00038743" calcext:value-type="float">
            <text:p>0.00038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5L3.B1.2</text:p>
          </table:table-cell>
          <table:table-cell table:style-name="ce18" table:formula="of:=[.$J$127]" office:value-type="string" office:string-value="MoC" calcext:value-type="string">
            <text:p>Mo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9821" calcext:value-type="float">
            <text:p>0.0029821</text:p>
          </table:table-cell>
          <table:table-cell office:value-type="float" office:value="1" calcext:value-type="float">
            <text:p>1</text:p>
          </table:table-cell>
          <table:table-cell office:value-type="float" office:value="54.605" calcext:value-type="float">
            <text:p>54.605</text:p>
          </table:table-cell>
          <table:table-cell office:value-type="float" office:value="298.62" calcext:value-type="float">
            <text:p>298.62</text:p>
          </table:table-cell>
          <table:table-cell office:value-type="float" office:value="0.00016567" calcext:value-type="float">
            <text:p>0.00016567</text:p>
          </table:table-cell>
          <table:table-cell office:value-type="float" office:value="0.00038743" calcext:value-type="float">
            <text:p>0.00038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4R3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2066" calcext:value-type="float">
            <text:p>0.002066</text:p>
          </table:table-cell>
          <table:table-cell office:value-type="float" office:value="1" calcext:value-type="float">
            <text:p>1</text:p>
          </table:table-cell>
          <table:table-cell office:value-type="float" office:value="26.21" calcext:value-type="float">
            <text:p>26.21</text:p>
          </table:table-cell>
          <table:table-cell office:value-type="float" office:value="395.2" calcext:value-type="float">
            <text:p>395.2</text:p>
          </table:table-cell>
          <table:table-cell office:value-type="float" office:value="0.00011478" calcext:value-type="float">
            <text:p>0.00011478</text:p>
          </table:table-cell>
          <table:table-cell office:value-type="float" office:value="0.0004457" calcext:value-type="float">
            <text:p>0.0004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4R3.B1.2</text:p>
          </table:table-cell>
          <table:table-cell table:style-name="ce18" table:formula="of:=[.$J$127]" office:value-type="string" office:string-value="MoC" calcext:value-type="string">
            <text:p>Mo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066" calcext:value-type="float">
            <text:p>0.002066</text:p>
          </table:table-cell>
          <table:table-cell office:value-type="float" office:value="1" calcext:value-type="float">
            <text:p>1</text:p>
          </table:table-cell>
          <table:table-cell office:value-type="float" office:value="26.21" calcext:value-type="float">
            <text:p>26.21</text:p>
          </table:table-cell>
          <table:table-cell office:value-type="float" office:value="395.2" calcext:value-type="float">
            <text:p>395.2</text:p>
          </table:table-cell>
          <table:table-cell office:value-type="float" office:value="0.00011478" calcext:value-type="float">
            <text:p>0.00011478</text:p>
          </table:table-cell>
          <table:table-cell office:value-type="float" office:value="0.0004457" calcext:value-type="float">
            <text:p>0.0004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A5R3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2.981" calcext:value-type="float">
            <text:p>2.981</text:p>
          </table:table-cell>
          <table:table-cell office:value-type="float" office:value="0.0026692" calcext:value-type="float">
            <text:p>0.0026692</text:p>
          </table:table-cell>
          <table:table-cell office:value-type="float" office:value="1" calcext:value-type="float">
            <text:p>1</text:p>
          </table:table-cell>
          <table:table-cell office:value-type="float" office:value="35.868" calcext:value-type="float">
            <text:p>35.868</text:p>
          </table:table-cell>
          <table:table-cell office:value-type="float" office:value="344.11" calcext:value-type="float">
            <text:p>344.11</text:p>
          </table:table-cell>
          <table:table-cell office:value-type="float" office:value="0.00013427" calcext:value-type="float">
            <text:p>0.00013427</text:p>
          </table:table-cell>
          <table:table-cell office:value-type="float" office:value="0.00041589" calcext:value-type="float">
            <text:p>0.00041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A5R3.B1.2</text:p>
          </table:table-cell>
          <table:table-cell table:style-name="ce18" table:formula="of:=[.$J$127]" office:value-type="string" office:string-value="MoC" calcext:value-type="string">
            <text:p>Mo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981" calcext:value-type="float">
            <text:p>2.981</text:p>
          </table:table-cell>
          <table:table-cell office:value-type="float" office:value="0.0026692" calcext:value-type="float">
            <text:p>0.0026692</text:p>
          </table:table-cell>
          <table:table-cell office:value-type="float" office:value="1" calcext:value-type="float">
            <text:p>1</text:p>
          </table:table-cell>
          <table:table-cell office:value-type="float" office:value="35.868" calcext:value-type="float">
            <text:p>35.868</text:p>
          </table:table-cell>
          <table:table-cell office:value-type="float" office:value="344.11" calcext:value-type="float">
            <text:p>344.11</text:p>
          </table:table-cell>
          <table:table-cell office:value-type="float" office:value="0.00013427" calcext:value-type="float">
            <text:p>0.00013427</text:p>
          </table:table-cell>
          <table:table-cell office:value-type="float" office:value="0.00041589" calcext:value-type="float">
            <text:p>0.00041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B5R3.B1.2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0.19897" calcext:value-type="float">
            <text:p>0.19897</text:p>
          </table:table-cell>
          <table:table-cell office:value-type="float" office:value="0.0030193" calcext:value-type="float">
            <text:p>0.0030193</text:p>
          </table:table-cell>
          <table:table-cell office:value-type="float" office:value="1" calcext:value-type="float">
            <text:p>1</text:p>
          </table:table-cell>
          <table:table-cell office:value-type="float" office:value="45.538" calcext:value-type="float">
            <text:p>45.538</text:p>
          </table:table-cell>
          <table:table-cell office:value-type="float" office:value="312.68" calcext:value-type="float">
            <text:p>312.68</text:p>
          </table:table-cell>
          <table:table-cell office:value-type="float" office:value="0.00015129" calcext:value-type="float">
            <text:p>0.00015129</text:p>
          </table:table-cell>
          <table:table-cell office:value-type="float" office:value="0.00039644" calcext:value-type="float">
            <text:p>0.00039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B5R3.B1.2</text:p>
          </table:table-cell>
          <table:table-cell table:style-name="ce18" table:formula="of:=[.$J$127]" office:value-type="string" office:string-value="MoC" calcext:value-type="string">
            <text:p>Mo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.19897" calcext:value-type="float">
            <text:p>0.19897</text:p>
          </table:table-cell>
          <table:table-cell office:value-type="float" office:value="0.0030193" calcext:value-type="float">
            <text:p>0.0030193</text:p>
          </table:table-cell>
          <table:table-cell office:value-type="float" office:value="1" calcext:value-type="float">
            <text:p>1</text:p>
          </table:table-cell>
          <table:table-cell office:value-type="float" office:value="45.538" calcext:value-type="float">
            <text:p>45.538</text:p>
          </table:table-cell>
          <table:table-cell office:value-type="float" office:value="312.68" calcext:value-type="float">
            <text:p>312.68</text:p>
          </table:table-cell>
          <table:table-cell office:value-type="float" office:value="0.00015129" calcext:value-type="float">
            <text:p>0.00015129</text:p>
          </table:table-cell>
          <table:table-cell office:value-type="float" office:value="0.00039644" calcext:value-type="float">
            <text:p>0.00039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A.A5R3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59489" calcext:value-type="float">
            <text:p>0.0059489</text:p>
          </table:table-cell>
          <table:table-cell office:value-type="float" office:value="1" calcext:value-type="float">
            <text:p>1</text:p>
          </table:table-cell>
          <table:table-cell office:value-type="float" office:value="142.53" calcext:value-type="float">
            <text:p>142.53</text:p>
          </table:table-cell>
          <table:table-cell office:value-type="float" office:value="176.01" calcext:value-type="float">
            <text:p>176.01</text:p>
          </table:table-cell>
          <table:table-cell office:value-type="float" office:value="0.00026766" calcext:value-type="float">
            <text:p>0.00026766</text:p>
          </table:table-cell>
          <table:table-cell office:value-type="float" office:value="0.00029744" calcext:value-type="float">
            <text:p>0.0002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A.B5R3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5212" calcext:value-type="float">
            <text:p>0.0055212</text:p>
          </table:table-cell>
          <table:table-cell office:value-type="float" office:value="1" calcext:value-type="float">
            <text:p>1</text:p>
          </table:table-cell>
          <table:table-cell office:value-type="float" office:value="151.61" calcext:value-type="float">
            <text:p>151.61</text:p>
          </table:table-cell>
          <table:table-cell office:value-type="float" office:value="168.69" calcext:value-type="float">
            <text:p>168.69</text:p>
          </table:table-cell>
          <table:table-cell office:value-type="float" office:value="0.00027606" calcext:value-type="float">
            <text:p>0.00027606</text:p>
          </table:table-cell>
          <table:table-cell office:value-type="float" office:value="0.00029119" calcext:value-type="float">
            <text:p>0.00029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A.6R3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1014" calcext:value-type="float">
            <text:p>0.0051014</text:p>
          </table:table-cell>
          <table:table-cell office:value-type="float" office:value="1" calcext:value-type="float">
            <text:p>1</text:p>
          </table:table-cell>
          <table:table-cell office:value-type="float" office:value="129.44" calcext:value-type="float">
            <text:p>129.44</text:p>
          </table:table-cell>
          <table:table-cell office:value-type="float" office:value="168.71" calcext:value-type="float">
            <text:p>168.71</text:p>
          </table:table-cell>
          <table:table-cell office:value-type="float" office:value="0.00025507" calcext:value-type="float">
            <text:p>0.00025507</text:p>
          </table:table-cell>
          <table:table-cell office:value-type="float" office:value="0.0002912" calcext:value-type="float">
            <text:p>0.0002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A.7R3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6818" calcext:value-type="float">
            <text:p>0.0036818</text:p>
          </table:table-cell>
          <table:table-cell office:value-type="float" office:value="1" calcext:value-type="float">
            <text:p>1</text:p>
          </table:table-cell>
          <table:table-cell office:value-type="float" office:value="67.422" calcext:value-type="float">
            <text:p>67.422</text:p>
          </table:table-cell>
          <table:table-cell office:value-type="float" office:value="89.198" calcext:value-type="float">
            <text:p>89.198</text:p>
          </table:table-cell>
          <table:table-cell office:value-type="float" office:value="0.00018409" calcext:value-type="float">
            <text:p>0.00018409</text:p>
          </table:table-cell>
          <table:table-cell office:value-type="float" office:value="0.00021174" calcext:value-type="float">
            <text:p>0.00021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TH.4L5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6425" calcext:value-type="float">
            <text:p>0.016425</text:p>
          </table:table-cell>
          <table:table-cell office:value-type="float" office:value="1" calcext:value-type="float">
            <text:p>1</text:p>
          </table:table-cell>
          <table:table-cell office:value-type="float" office:value="4868.4" calcext:value-type="float">
            <text:p>4868.4</text:p>
          </table:table-cell>
          <table:table-cell office:value-type="float" office:value="6180.5" calcext:value-type="float">
            <text:p>6180.5</text:p>
          </table:table-cell>
          <table:table-cell office:value-type="float" office:value="0.0015643" calcext:value-type="float">
            <text:p>0.0015643</text:p>
          </table:table-cell>
          <table:table-cell office:value-type="float" office:value="0.0017626" calcext:value-type="float">
            <text:p>0.001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TVA.4L5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18871" calcext:value-type="float">
            <text:p>0.018871</text:p>
          </table:table-cell>
          <table:table-cell office:value-type="float" office:value="1" calcext:value-type="float">
            <text:p>1</text:p>
          </table:table-cell>
          <table:table-cell office:value-type="float" office:value="4934.2" calcext:value-type="float">
            <text:p>4934.2</text:p>
          </table:table-cell>
          <table:table-cell office:value-type="float" office:value="6426.1" calcext:value-type="float">
            <text:p>6426.1</text:p>
          </table:table-cell>
          <table:table-cell office:value-type="float" office:value="0.0015749" calcext:value-type="float">
            <text:p>0.0015749</text:p>
          </table:table-cell>
          <table:table-cell office:value-type="float" office:value="0.0017972" calcext:value-type="float">
            <text:p>0.0017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.4R5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7169" calcext:value-type="float">
            <text:p>0.017169</text:p>
          </table:table-cell>
          <table:table-cell office:value-type="float" office:value="1" calcext:value-type="float">
            <text:p>1</text:p>
          </table:table-cell>
          <table:table-cell office:value-type="float" office:value="5864.2" calcext:value-type="float">
            <text:p>5864.2</text:p>
          </table:table-cell>
          <table:table-cell office:value-type="float" office:value="4782.6" calcext:value-type="float">
            <text:p>4782.6</text:p>
          </table:table-cell>
          <table:table-cell office:value-type="float" office:value="0.0017169" calcext:value-type="float">
            <text:p>0.0017169</text:p>
          </table:table-cell>
          <table:table-cell office:value-type="float" office:value="0.0015505" calcext:value-type="float">
            <text:p>0.0015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.5R5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80754" calcext:value-type="float">
            <text:p>0.0080754</text:p>
          </table:table-cell>
          <table:table-cell office:value-type="float" office:value="1" calcext:value-type="float">
            <text:p>1</text:p>
          </table:table-cell>
          <table:table-cell office:value-type="float" office:value="1297.4" calcext:value-type="float">
            <text:p>1297.4</text:p>
          </table:table-cell>
          <table:table-cell office:value-type="float" office:value="2505.3" calcext:value-type="float">
            <text:p>2505.3</text:p>
          </table:table-cell>
          <table:table-cell office:value-type="float" office:value="0.00080754" calcext:value-type="float">
            <text:p>0.00080754</text:p>
          </table:table-cell>
          <table:table-cell office:value-type="float" office:value="0.0011222" calcext:value-type="float">
            <text:p>0.0011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.6R5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3021" calcext:value-type="float">
            <text:p>0.0023021</text:p>
          </table:table-cell>
          <table:table-cell office:value-type="float" office:value="1" calcext:value-type="float">
            <text:p>1</text:p>
          </table:table-cell>
          <table:table-cell office:value-type="float" office:value="105.43" calcext:value-type="float">
            <text:p>105.43</text:p>
          </table:table-cell>
          <table:table-cell office:value-type="float" office:value="859.63" calcext:value-type="float">
            <text:p>859.63</text:p>
          </table:table-cell>
          <table:table-cell office:value-type="float" office:value="0.00023021" calcext:value-type="float">
            <text:p>0.00023021</text:p>
          </table:table-cell>
          <table:table-cell office:value-type="float" office:value="0.00065734" calcext:value-type="float">
            <text:p>0.00065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DQA.A4R6.1.B</text:p>
          </table:table-cell>
          <table:table-cell office:value-type="string" calcext:value-type="string">
            <text:p>CU300K_in_TDI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61963" calcext:value-type="float">
            <text:p>0.0061963</text:p>
          </table:table-cell>
          <table:table-cell office:value-type="float" office:value="3" calcext:value-type="float">
            <text:p>3</text:p>
          </table:table-cell>
          <table:table-cell office:value-type="float" office:value="943.01" calcext:value-type="float">
            <text:p>943.01</text:p>
          </table:table-cell>
          <table:table-cell office:value-type="float" office:value="126.07" calcext:value-type="float">
            <text:p>126.07</text:p>
          </table:table-cell>
          <table:table-cell office:value-type="float" office:value="0.00068848" calcext:value-type="float">
            <text:p>0.00068848</text:p>
          </table:table-cell>
          <table:table-cell office:value-type="float" office:value="0.00025173" calcext:value-type="float">
            <text:p>0.00025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DQA.A4R6.2.B</text:p>
          </table:table-cell>
          <table:table-cell office:value-type="string" calcext:value-type="string">
            <text:p>CFC</text:p>
          </table:table-cell>
          <table:table-cell office:value-type="float" office:value="0.04" calcext:value-type="float">
            <text:p>4.00E-002</text:p>
          </table:table-cell>
          <table:table-cell office:value-type="float" office:value="0" calcext:value-type="float">
            <text:p>0</text:p>
          </table:table-cell>
          <table:table-cell office:value-type="float" office:value="0.0061963" calcext:value-type="float">
            <text:p>0.0061963</text:p>
          </table:table-cell>
          <table:table-cell office:value-type="float" office:value="3" calcext:value-type="float">
            <text:p>3</text:p>
          </table:table-cell>
          <table:table-cell office:value-type="float" office:value="943.01" calcext:value-type="float">
            <text:p>943.01</text:p>
          </table:table-cell>
          <table:table-cell office:value-type="float" office:value="126.07" calcext:value-type="float">
            <text:p>126.07</text:p>
          </table:table-cell>
          <table:table-cell office:value-type="float" office:value="0.00068848" calcext:value-type="float">
            <text:p>0.00068848</text:p>
          </table:table-cell>
          <table:table-cell office:value-type="float" office:value="0.00025173" calcext:value-type="float">
            <text:p>0.00025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DQA.B4R6.1.B</text:p>
          </table:table-cell>
          <table:table-cell office:value-type="string" calcext:value-type="string">
            <text:p>CU300K_in_TDI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62629" calcext:value-type="float">
            <text:p>0.0062629</text:p>
          </table:table-cell>
          <table:table-cell office:value-type="float" office:value="3" calcext:value-type="float">
            <text:p>3</text:p>
          </table:table-cell>
          <table:table-cell office:value-type="float" office:value="963.4" calcext:value-type="float">
            <text:p>963.4</text:p>
          </table:table-cell>
          <table:table-cell office:value-type="float" office:value="129.63" calcext:value-type="float">
            <text:p>129.63</text:p>
          </table:table-cell>
          <table:table-cell office:value-type="float" office:value="0.00069588" calcext:value-type="float">
            <text:p>0.00069588</text:p>
          </table:table-cell>
          <table:table-cell office:value-type="float" office:value="0.00025526" calcext:value-type="float">
            <text:p>0.00025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DQA.B4R6.2.B</text:p>
          </table:table-cell>
          <table:table-cell office:value-type="string" calcext:value-type="string">
            <text:p>CFC</text:p>
          </table:table-cell>
          <table:table-cell office:value-type="float" office:value="0.04" calcext:value-type="float">
            <text:p>4.00E-002</text:p>
          </table:table-cell>
          <table:table-cell office:value-type="float" office:value="0" calcext:value-type="float">
            <text:p>0</text:p>
          </table:table-cell>
          <table:table-cell office:value-type="float" office:value="0.0062629" calcext:value-type="float">
            <text:p>0.0062629</text:p>
          </table:table-cell>
          <table:table-cell office:value-type="float" office:value="3" calcext:value-type="float">
            <text:p>3</text:p>
          </table:table-cell>
          <table:table-cell office:value-type="float" office:value="963.4" calcext:value-type="float">
            <text:p>963.4</text:p>
          </table:table-cell>
          <table:table-cell office:value-type="float" office:value="129.63" calcext:value-type="float">
            <text:p>129.63</text:p>
          </table:table-cell>
          <table:table-cell office:value-type="float" office:value="0.00069588" calcext:value-type="float">
            <text:p>0.00069588</text:p>
          </table:table-cell>
          <table:table-cell office:value-type="float" office:value="0.00025526" calcext:value-type="float">
            <text:p>0.00025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DQA.C4R6.1.B</text:p>
          </table:table-cell>
          <table:table-cell office:value-type="string" calcext:value-type="string">
            <text:p>CU300K_in_TDI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63297" calcext:value-type="float">
            <text:p>0.0063297</text:p>
          </table:table-cell>
          <table:table-cell office:value-type="float" office:value="3" calcext:value-type="float">
            <text:p>3</text:p>
          </table:table-cell>
          <table:table-cell office:value-type="float" office:value="984.03" calcext:value-type="float">
            <text:p>984.03</text:p>
          </table:table-cell>
          <table:table-cell office:value-type="float" office:value="133.44" calcext:value-type="float">
            <text:p>133.44</text:p>
          </table:table-cell>
          <table:table-cell office:value-type="float" office:value="0.00070329" calcext:value-type="float">
            <text:p>0.00070329</text:p>
          </table:table-cell>
          <table:table-cell office:value-type="float" office:value="0.00025899" calcext:value-type="float">
            <text:p>0.00025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DQA.C4R6.2.B</text:p>
          </table:table-cell>
          <table:table-cell office:value-type="string" calcext:value-type="string">
            <text:p>CFC</text:p>
          </table:table-cell>
          <table:table-cell office:value-type="float" office:value="0.04" calcext:value-type="float">
            <text:p>4.00E-002</text:p>
          </table:table-cell>
          <table:table-cell office:value-type="float" office:value="0" calcext:value-type="float">
            <text:p>0</text:p>
          </table:table-cell>
          <table:table-cell office:value-type="float" office:value="0.0063297" calcext:value-type="float">
            <text:p>0.0063297</text:p>
          </table:table-cell>
          <table:table-cell office:value-type="float" office:value="3" calcext:value-type="float">
            <text:p>3</text:p>
          </table:table-cell>
          <table:table-cell office:value-type="float" office:value="984.03" calcext:value-type="float">
            <text:p>984.03</text:p>
          </table:table-cell>
          <table:table-cell office:value-type="float" office:value="133.44" calcext:value-type="float">
            <text:p>133.44</text:p>
          </table:table-cell>
          <table:table-cell office:value-type="float" office:value="0.00070329" calcext:value-type="float">
            <text:p>0.00070329</text:p>
          </table:table-cell>
          <table:table-cell office:value-type="float" office:value="0.00025899" calcext:value-type="float">
            <text:p>0.00025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SG.4R6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0475" calcext:value-type="float">
            <text:p>0.0060475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37.92" calcext:value-type="float">
            <text:p>137.92</text:p>
          </table:table-cell>
          <table:table-cell office:value-type="float" office:value="0.00071147" calcext:value-type="float">
            <text:p>0.00071147</text:p>
          </table:table-cell>
          <table:table-cell office:value-type="float" office:value="0.0002633" calcext:value-type="float">
            <text:p>0.0002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P.D6L7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11305" calcext:value-type="float">
            <text:p>0.0011305</text:p>
          </table:table-cell>
          <table:table-cell office:value-type="float" office:value="0.6" calcext:value-type="float">
            <text:p>0.6</text:p>
          </table:table-cell>
          <table:table-cell office:value-type="float" office:value="158.87" calcext:value-type="float">
            <text:p>158.87</text:p>
          </table:table-cell>
          <table:table-cell office:value-type="float" office:value="78.263" calcext:value-type="float">
            <text:p>78.263</text:p>
          </table:table-cell>
          <table:table-cell office:value-type="float" office:value="0.00028258" calcext:value-type="float">
            <text:p>0.00028258</text:p>
          </table:table-cell>
          <table:table-cell office:value-type="float" office:value="0.00019834" calcext:value-type="float">
            <text:p>0.0001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P.C6L7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5679" calcext:value-type="float">
            <text:p>0.0015679</text:p>
          </table:table-cell>
          <table:table-cell office:value-type="float" office:value="0.6" calcext:value-type="float">
            <text:p>0.6</text:p>
          </table:table-cell>
          <table:table-cell office:value-type="float" office:value="150.52" calcext:value-type="float">
            <text:p>150.52</text:p>
          </table:table-cell>
          <table:table-cell office:value-type="float" office:value="82.762" calcext:value-type="float">
            <text:p>82.762</text:p>
          </table:table-cell>
          <table:table-cell office:value-type="float" office:value="0.00027507" calcext:value-type="float">
            <text:p>0.00027507</text:p>
          </table:table-cell>
          <table:table-cell office:value-type="float" office:value="0.00020396" calcext:value-type="float">
            <text:p>0.00020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P.B6L7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215" calcext:value-type="float">
            <text:p>2.215</text:p>
          </table:table-cell>
          <table:table-cell office:value-type="float" office:value="0.0013238" calcext:value-type="float">
            <text:p>0.0013238</text:p>
          </table:table-cell>
          <table:table-cell office:value-type="float" office:value="0.6" calcext:value-type="float">
            <text:p>0.6</text:p>
          </table:table-cell>
          <table:table-cell office:value-type="float" office:value="142.46" calcext:value-type="float">
            <text:p>142.46</text:p>
          </table:table-cell>
          <table:table-cell office:value-type="float" office:value="87.487" calcext:value-type="float">
            <text:p>87.487</text:p>
          </table:table-cell>
          <table:table-cell office:value-type="float" office:value="0.00026759" calcext:value-type="float">
            <text:p>0.00026759</text:p>
          </table:table-cell>
          <table:table-cell office:value-type="float" office:value="0.0002097" calcext:value-type="float">
            <text:p>0.0002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A6L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2.4627" calcext:value-type="float">
            <text:p>2.4627</text:p>
          </table:table-cell>
          <table:table-cell office:value-type="float" office:value="0.0018402" calcext:value-type="float">
            <text:p>0.0018402</text:p>
          </table:table-cell>
          <table:table-cell office:value-type="float" office:value="1" calcext:value-type="float">
            <text:p>1</text:p>
          </table:table-cell>
          <table:table-cell office:value-type="float" office:value="39.872" calcext:value-type="float">
            <text:p>39.872</text:p>
          </table:table-cell>
          <table:table-cell office:value-type="float" office:value="226.92" calcext:value-type="float">
            <text:p>226.92</text:p>
          </table:table-cell>
          <table:table-cell office:value-type="float" office:value="0.00014157" calcext:value-type="float">
            <text:p>0.00014157</text:p>
          </table:table-cell>
          <table:table-cell office:value-type="float" office:value="0.00033773" calcext:value-type="float">
            <text:p>0.00033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A6L7.B1.2</text:p>
          </table:table-cell>
          <table:table-cell table:style-name="ce18" table:formula="of:=[.$J$127]" office:value-type="string" office:string-value="MoC" calcext:value-type="string">
            <text:p>Mo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4627" calcext:value-type="float">
            <text:p>2.4627</text:p>
          </table:table-cell>
          <table:table-cell office:value-type="float" office:value="0.0018402" calcext:value-type="float">
            <text:p>0.0018402</text:p>
          </table:table-cell>
          <table:table-cell office:value-type="float" office:value="1" calcext:value-type="float">
            <text:p>1</text:p>
          </table:table-cell>
          <table:table-cell office:value-type="float" office:value="39.872" calcext:value-type="float">
            <text:p>39.872</text:p>
          </table:table-cell>
          <table:table-cell office:value-type="float" office:value="226.92" calcext:value-type="float">
            <text:p>226.92</text:p>
          </table:table-cell>
          <table:table-cell office:value-type="float" office:value="0.00014157" calcext:value-type="float">
            <text:p>0.00014157</text:p>
          </table:table-cell>
          <table:table-cell office:value-type="float" office:value="0.00033773" calcext:value-type="float">
            <text:p>0.00033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B5L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2.5046" calcext:value-type="float">
            <text:p>2.5046</text:p>
          </table:table-cell>
          <table:table-cell office:value-type="float" office:value="0.0021994" calcext:value-type="float">
            <text:p>0.0021994</text:p>
          </table:table-cell>
          <table:table-cell office:value-type="float" office:value="1" calcext:value-type="float">
            <text:p>1</text:p>
          </table:table-cell>
          <table:table-cell office:value-type="float" office:value="160.01" calcext:value-type="float">
            <text:p>160.01</text:p>
          </table:table-cell>
          <table:table-cell office:value-type="float" office:value="166.51" calcext:value-type="float">
            <text:p>166.51</text:p>
          </table:table-cell>
          <table:table-cell office:value-type="float" office:value="0.0002836" calcext:value-type="float">
            <text:p>0.0002836</text:p>
          </table:table-cell>
          <table:table-cell office:value-type="float" office:value="0.00028931" calcext:value-type="float">
            <text:p>0.00028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B5L7.B1.2</text:p>
          </table:table-cell>
          <table:table-cell table:style-name="ce18" table:formula="of:=[.$J$127]" office:value-type="string" office:string-value="MoC" calcext:value-type="string">
            <text:p>Mo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5046" calcext:value-type="float">
            <text:p>2.5046</text:p>
          </table:table-cell>
          <table:table-cell office:value-type="float" office:value="0.0021994" calcext:value-type="float">
            <text:p>0.0021994</text:p>
          </table:table-cell>
          <table:table-cell office:value-type="float" office:value="1" calcext:value-type="float">
            <text:p>1</text:p>
          </table:table-cell>
          <table:table-cell office:value-type="float" office:value="160.01" calcext:value-type="float">
            <text:p>160.01</text:p>
          </table:table-cell>
          <table:table-cell office:value-type="float" office:value="166.51" calcext:value-type="float">
            <text:p>166.51</text:p>
          </table:table-cell>
          <table:table-cell office:value-type="float" office:value="0.0002836" calcext:value-type="float">
            <text:p>0.0002836</text:p>
          </table:table-cell>
          <table:table-cell office:value-type="float" office:value="0.00028931" calcext:value-type="float">
            <text:p>0.00028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A5L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0.71035" calcext:value-type="float">
            <text:p>0.71035</text:p>
          </table:table-cell>
          <table:table-cell office:value-type="float" office:value="0.0022439" calcext:value-type="float">
            <text:p>0.0022439</text:p>
          </table:table-cell>
          <table:table-cell office:value-type="float" office:value="1" calcext:value-type="float">
            <text:p>1</text:p>
          </table:table-cell>
          <table:table-cell office:value-type="float" office:value="185.99" calcext:value-type="float">
            <text:p>185.99</text:p>
          </table:table-cell>
          <table:table-cell office:value-type="float" office:value="145.93" calcext:value-type="float">
            <text:p>145.93</text:p>
          </table:table-cell>
          <table:table-cell office:value-type="float" office:value="0.00030576" calcext:value-type="float">
            <text:p>0.00030576</text:p>
          </table:table-cell>
          <table:table-cell office:value-type="float" office:value="0.00027083" calcext:value-type="float">
            <text:p>0.00027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A5L7.B1.2</text:p>
          </table:table-cell>
          <table:table-cell table:style-name="ce18" table:formula="of:=[.$J$127]" office:value-type="string" office:string-value="MoC" calcext:value-type="string">
            <text:p>Mo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.71035" calcext:value-type="float">
            <text:p>0.71035</text:p>
          </table:table-cell>
          <table:table-cell office:value-type="float" office:value="0.0022439" calcext:value-type="float">
            <text:p>0.0022439</text:p>
          </table:table-cell>
          <table:table-cell office:value-type="float" office:value="1" calcext:value-type="float">
            <text:p>1</text:p>
          </table:table-cell>
          <table:table-cell office:value-type="float" office:value="185.99" calcext:value-type="float">
            <text:p>185.99</text:p>
          </table:table-cell>
          <table:table-cell office:value-type="float" office:value="145.93" calcext:value-type="float">
            <text:p>145.93</text:p>
          </table:table-cell>
          <table:table-cell office:value-type="float" office:value="0.00030576" calcext:value-type="float">
            <text:p>0.00030576</text:p>
          </table:table-cell>
          <table:table-cell office:value-type="float" office:value="0.00027083" calcext:value-type="float">
            <text:p>0.00027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D4L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14325" calcext:value-type="float">
            <text:p>0.0014325</text:p>
          </table:table-cell>
          <table:table-cell office:value-type="float" office:value="1" calcext:value-type="float">
            <text:p>1</text:p>
          </table:table-cell>
          <table:table-cell office:value-type="float" office:value="332.96" calcext:value-type="float">
            <text:p>332.96</text:p>
          </table:table-cell>
          <table:table-cell office:value-type="float" office:value="68.861" calcext:value-type="float">
            <text:p>68.861</text:p>
          </table:table-cell>
          <table:table-cell office:value-type="float" office:value="0.0004091" calcext:value-type="float">
            <text:p>0.0004091</text:p>
          </table:table-cell>
          <table:table-cell office:value-type="float" office:value="0.00018604" calcext:value-type="float">
            <text:p>0.00018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D4L7.B1.2</text:p>
          </table:table-cell>
          <table:table-cell table:style-name="ce18" table:formula="of:=[.$J$127]" office:value-type="string" office:string-value="MoC" calcext:value-type="string">
            <text:p>Mo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14325" calcext:value-type="float">
            <text:p>0.0014325</text:p>
          </table:table-cell>
          <table:table-cell office:value-type="float" office:value="1" calcext:value-type="float">
            <text:p>1</text:p>
          </table:table-cell>
          <table:table-cell office:value-type="float" office:value="332.96" calcext:value-type="float">
            <text:p>332.96</text:p>
          </table:table-cell>
          <table:table-cell office:value-type="float" office:value="68.861" calcext:value-type="float">
            <text:p>68.861</text:p>
          </table:table-cell>
          <table:table-cell office:value-type="float" office:value="0.0004091" calcext:value-type="float">
            <text:p>0.0004091</text:p>
          </table:table-cell>
          <table:table-cell office:value-type="float" office:value="0.00018604" calcext:value-type="float">
            <text:p>0.00018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B4L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20409" calcext:value-type="float">
            <text:p>0.0020409</text:p>
          </table:table-cell>
          <table:table-cell office:value-type="float" office:value="1" calcext:value-type="float">
            <text:p>1</text:p>
          </table:table-cell>
          <table:table-cell office:value-type="float" office:value="139.76" calcext:value-type="float">
            <text:p>139.76</text:p>
          </table:table-cell>
          <table:table-cell office:value-type="float" office:value="131" calcext:value-type="float">
            <text:p>131</text:p>
          </table:table-cell>
          <table:table-cell office:value-type="float" office:value="0.00026505" calcext:value-type="float">
            <text:p>0.00026505</text:p>
          </table:table-cell>
          <table:table-cell office:value-type="float" office:value="0.0002566" calcext:value-type="float">
            <text:p>0.0002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B4L7.B1.2</text:p>
          </table:table-cell>
          <table:table-cell table:style-name="ce18" table:formula="of:=[.$J$127]" office:value-type="string" office:string-value="MoC" calcext:value-type="string">
            <text:p>Mo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0409" calcext:value-type="float">
            <text:p>0.0020409</text:p>
          </table:table-cell>
          <table:table-cell office:value-type="float" office:value="1" calcext:value-type="float">
            <text:p>1</text:p>
          </table:table-cell>
          <table:table-cell office:value-type="float" office:value="139.76" calcext:value-type="float">
            <text:p>139.76</text:p>
          </table:table-cell>
          <table:table-cell office:value-type="float" office:value="131" calcext:value-type="float">
            <text:p>131</text:p>
          </table:table-cell>
          <table:table-cell office:value-type="float" office:value="0.00026505" calcext:value-type="float">
            <text:p>0.00026505</text:p>
          </table:table-cell>
          <table:table-cell office:value-type="float" office:value="0.0002566" calcext:value-type="float">
            <text:p>0.0002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A4L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2.3492" calcext:value-type="float">
            <text:p>2.3492</text:p>
          </table:table-cell>
          <table:table-cell office:value-type="float" office:value="0.0020063" calcext:value-type="float">
            <text:p>0.0020063</text:p>
          </table:table-cell>
          <table:table-cell office:value-type="float" office:value="1" calcext:value-type="float">
            <text:p>1</text:p>
          </table:table-cell>
          <table:table-cell office:value-type="float" office:value="128.67" calcext:value-type="float">
            <text:p>128.67</text:p>
          </table:table-cell>
          <table:table-cell office:value-type="float" office:value="141.3" calcext:value-type="float">
            <text:p>141.3</text:p>
          </table:table-cell>
          <table:table-cell office:value-type="float" office:value="0.00025432" calcext:value-type="float">
            <text:p>0.00025432</text:p>
          </table:table-cell>
          <table:table-cell office:value-type="float" office:value="0.0002665" calcext:value-type="float">
            <text:p>0.0002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A4L7.B1.2</text:p>
          </table:table-cell>
          <table:table-cell table:style-name="ce18" table:formula="of:=[.$J$127]" office:value-type="string" office:string-value="MoC" calcext:value-type="string">
            <text:p>Mo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3492" calcext:value-type="float">
            <text:p>2.3492</text:p>
          </table:table-cell>
          <table:table-cell office:value-type="float" office:value="0.0020063" calcext:value-type="float">
            <text:p>0.0020063</text:p>
          </table:table-cell>
          <table:table-cell office:value-type="float" office:value="1" calcext:value-type="float">
            <text:p>1</text:p>
          </table:table-cell>
          <table:table-cell office:value-type="float" office:value="128.67" calcext:value-type="float">
            <text:p>128.67</text:p>
          </table:table-cell>
          <table:table-cell office:value-type="float" office:value="141.3" calcext:value-type="float">
            <text:p>141.3</text:p>
          </table:table-cell>
          <table:table-cell office:value-type="float" office:value="0.00025432" calcext:value-type="float">
            <text:p>0.00025432</text:p>
          </table:table-cell>
          <table:table-cell office:value-type="float" office:value="0.0002665" calcext:value-type="float">
            <text:p>0.0002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A4R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0.80809" calcext:value-type="float">
            <text:p>0.80809</text:p>
          </table:table-cell>
          <table:table-cell office:value-type="float" office:value="0.0020134" calcext:value-type="float">
            <text:p>0.0020134</text:p>
          </table:table-cell>
          <table:table-cell office:value-type="float" office:value="1" calcext:value-type="float">
            <text:p>1</text:p>
          </table:table-cell>
          <table:table-cell office:value-type="float" office:value="118.28" calcext:value-type="float">
            <text:p>118.28</text:p>
          </table:table-cell>
          <table:table-cell office:value-type="float" office:value="152.22" calcext:value-type="float">
            <text:p>152.22</text:p>
          </table:table-cell>
          <table:table-cell office:value-type="float" office:value="0.00024383" calcext:value-type="float">
            <text:p>0.00024383</text:p>
          </table:table-cell>
          <table:table-cell office:value-type="float" office:value="0.00027661" calcext:value-type="float">
            <text:p>0.0002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A4R7.B1.2</text:p>
          </table:table-cell>
          <table:table-cell table:style-name="ce18" table:formula="of:=[.$J$127]" office:value-type="string" office:string-value="MoC" calcext:value-type="string">
            <text:p>Mo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.80809" calcext:value-type="float">
            <text:p>0.80809</text:p>
          </table:table-cell>
          <table:table-cell office:value-type="float" office:value="0.0020134" calcext:value-type="float">
            <text:p>0.0020134</text:p>
          </table:table-cell>
          <table:table-cell office:value-type="float" office:value="1" calcext:value-type="float">
            <text:p>1</text:p>
          </table:table-cell>
          <table:table-cell office:value-type="float" office:value="118.28" calcext:value-type="float">
            <text:p>118.28</text:p>
          </table:table-cell>
          <table:table-cell office:value-type="float" office:value="152.22" calcext:value-type="float">
            <text:p>152.22</text:p>
          </table:table-cell>
          <table:table-cell office:value-type="float" office:value="0.00024383" calcext:value-type="float">
            <text:p>0.00024383</text:p>
          </table:table-cell>
          <table:table-cell office:value-type="float" office:value="0.00027661" calcext:value-type="float">
            <text:p>0.0002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B5R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2.4696" calcext:value-type="float">
            <text:p>2.4696</text:p>
          </table:table-cell>
          <table:table-cell office:value-type="float" office:value="0.0023053" calcext:value-type="float">
            <text:p>0.0023053</text:p>
          </table:table-cell>
          <table:table-cell office:value-type="float" office:value="1" calcext:value-type="float">
            <text:p>1</text:p>
          </table:table-cell>
          <table:table-cell office:value-type="float" office:value="121.85" calcext:value-type="float">
            <text:p>121.85</text:p>
          </table:table-cell>
          <table:table-cell office:value-type="float" office:value="267.58" calcext:value-type="float">
            <text:p>267.58</text:p>
          </table:table-cell>
          <table:table-cell office:value-type="float" office:value="0.00024749" calcext:value-type="float">
            <text:p>0.00024749</text:p>
          </table:table-cell>
          <table:table-cell office:value-type="float" office:value="0.00036674" calcext:value-type="float">
            <text:p>0.00036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B5R7.B1.2</text:p>
          </table:table-cell>
          <table:table-cell table:style-name="ce18" table:formula="of:=[.$J$127]" office:value-type="string" office:string-value="MoC" calcext:value-type="string">
            <text:p>Mo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4696" calcext:value-type="float">
            <text:p>2.4696</text:p>
          </table:table-cell>
          <table:table-cell office:value-type="float" office:value="0.0023053" calcext:value-type="float">
            <text:p>0.0023053</text:p>
          </table:table-cell>
          <table:table-cell office:value-type="float" office:value="1" calcext:value-type="float">
            <text:p>1</text:p>
          </table:table-cell>
          <table:table-cell office:value-type="float" office:value="121.85" calcext:value-type="float">
            <text:p>121.85</text:p>
          </table:table-cell>
          <table:table-cell office:value-type="float" office:value="267.58" calcext:value-type="float">
            <text:p>267.58</text:p>
          </table:table-cell>
          <table:table-cell office:value-type="float" office:value="0.00024749" calcext:value-type="float">
            <text:p>0.00024749</text:p>
          </table:table-cell>
          <table:table-cell office:value-type="float" office:value="0.00036674" calcext:value-type="float">
            <text:p>0.00036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D5R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0.8971" calcext:value-type="float">
            <text:p>0.8971</text:p>
          </table:table-cell>
          <table:table-cell office:value-type="float" office:value="0.0023167" calcext:value-type="float">
            <text:p>0.0023167</text:p>
          </table:table-cell>
          <table:table-cell office:value-type="float" office:value="1" calcext:value-type="float">
            <text:p>1</text:p>
          </table:table-cell>
          <table:table-cell office:value-type="float" office:value="213.89" calcext:value-type="float">
            <text:p>213.89</text:p>
          </table:table-cell>
          <table:table-cell office:value-type="float" office:value="158.55" calcext:value-type="float">
            <text:p>158.55</text:p>
          </table:table-cell>
          <table:table-cell office:value-type="float" office:value="0.00032789" calcext:value-type="float">
            <text:p>0.00032789</text:p>
          </table:table-cell>
          <table:table-cell office:value-type="float" office:value="0.00028231" calcext:value-type="float">
            <text:p>0.00028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D5R7.B1.2</text:p>
          </table:table-cell>
          <table:table-cell table:style-name="ce18" table:formula="of:=[.$J$127]" office:value-type="string" office:string-value="MoC" calcext:value-type="string">
            <text:p>Mo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.8971" calcext:value-type="float">
            <text:p>0.8971</text:p>
          </table:table-cell>
          <table:table-cell office:value-type="float" office:value="0.0023167" calcext:value-type="float">
            <text:p>0.0023167</text:p>
          </table:table-cell>
          <table:table-cell office:value-type="float" office:value="1" calcext:value-type="float">
            <text:p>1</text:p>
          </table:table-cell>
          <table:table-cell office:value-type="float" office:value="213.89" calcext:value-type="float">
            <text:p>213.89</text:p>
          </table:table-cell>
          <table:table-cell office:value-type="float" office:value="158.55" calcext:value-type="float">
            <text:p>158.55</text:p>
          </table:table-cell>
          <table:table-cell office:value-type="float" office:value="0.00032789" calcext:value-type="float">
            <text:p>0.00032789</text:p>
          </table:table-cell>
          <table:table-cell office:value-type="float" office:value="0.00028231" calcext:value-type="float">
            <text:p>0.00028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E5R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2.2776" calcext:value-type="float">
            <text:p>2.2776</text:p>
          </table:table-cell>
          <table:table-cell office:value-type="float" office:value="0.0023195" calcext:value-type="float">
            <text:p>0.0023195</text:p>
          </table:table-cell>
          <table:table-cell office:value-type="float" office:value="1" calcext:value-type="float">
            <text:p>1</text:p>
          </table:table-cell>
          <table:table-cell office:value-type="float" office:value="241.41" calcext:value-type="float">
            <text:p>241.41</text:p>
          </table:table-cell>
          <table:table-cell office:value-type="float" office:value="136.12" calcext:value-type="float">
            <text:p>136.12</text:p>
          </table:table-cell>
          <table:table-cell office:value-type="float" office:value="0.00034834" calcext:value-type="float">
            <text:p>0.00034834</text:p>
          </table:table-cell>
          <table:table-cell office:value-type="float" office:value="0.00026157" calcext:value-type="float">
            <text:p>0.00026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20" table:number-columns-spanned="4" table:number-rows-spanned="1"/>
          <table:covered-table-cell table:number-columns-repeated="3" table:style-name="ce26"/>
          <table:table-cell table:style-name="ce20" table:number-columns-spanned="3" table:number-rows-spanned="1"/>
          <table:covered-table-cell table:number-columns-repeated="2" table:style-name="ce26"/>
          <table:table-cell table:style-name="ce26"/>
          <table:table-cell table:style-name="ce27"/>
          <table:table-cell table:style-name="ce26" table:number-columns-repeated="4"/>
          <table:table-cell table:number-columns-repeated="2"/>
          <table:table-cell table:style-name="ce17" office:value-type="string" calcext:value-type="string" table:number-columns-spanned="4" table:number-rows-spanned="1">
            <text:p>B1 7TeV 15cm standard 25ns 11/10/2014</text:p>
          </table:table-cell>
          <table:covered-table-cell table:number-columns-repeated="3" table:style-name="ce15"/>
          <table:table-cell table:style-name="ce19" office:value-type="string" calcext:value-type="string" table:number-columns-spanned="3" table:number-rows-spanned="1">
            <text:p>Mo on CFC 2u – TDI postLS1 coated</text:p>
          </table:table-cell>
          <table:covered-table-cell table:number-columns-repeated="2"/>
          <table:table-cell office:value-type="string" calcext:value-type="string">
            <text:p>thickCoat=</text:p>
          </table:table-cell>
          <table:table-cell table:style-name="ce11" office:value-type="float" office:value="0.000005" calcext:value-type="float">
            <text:p>5.00E-006</text:p>
          </table:table-cell>
          <table:table-cell table:number-columns-repeated="4"/>
        </table:table-row>
        <table:table-row table:style-name="ro4">
          <table:table-cell table:style-name="ce18" office:value-type="string" calcext:value-type="string">
            <text:p>TCSG.E5R7.B1.2</text:p>
          </table:table-cell>
          <table:table-cell table:style-name="ce18" table:formula="of:=[.$J$127]" office:value-type="string" office:string-value="MoC" calcext:value-type="string">
            <text:p>Mo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2776" calcext:value-type="float">
            <text:p>2.2776</text:p>
          </table:table-cell>
          <table:table-cell office:value-type="float" office:value="0.0023195" calcext:value-type="float">
            <text:p>0.0023195</text:p>
          </table:table-cell>
          <table:table-cell office:value-type="float" office:value="1" calcext:value-type="float">
            <text:p>1</text:p>
          </table:table-cell>
          <table:table-cell office:value-type="float" office:value="241.41" calcext:value-type="float">
            <text:p>241.41</text:p>
          </table:table-cell>
          <table:table-cell office:value-type="float" office:value="136.12" calcext:value-type="float">
            <text:p>136.12</text:p>
          </table:table-cell>
          <table:table-cell office:value-type="float" office:value="0.00034834" calcext:value-type="float">
            <text:p>0.00034834</text:p>
          </table:table-cell>
          <table:table-cell office:value-type="float" office:value="0.00026157" calcext:value-type="float">
            <text:p>0.00026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26" table:number-columns-repeated="13"/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hickness[m]</text:p>
          </table:table-cell>
          <table:table-cell office:value-type="string" calcext:value-type="string">
            <text:p>Angle[rad]</text:p>
          </table:table-cell>
          <table:table-cell office:value-type="string" calcext:value-type="string">
            <text:p>Halfgap[m]</text:p>
          </table:table-cell>
          <table:table-cell office:value-type="string" calcext:value-type="string">
            <text:p>Length[m]</text:p>
          </table:table-cell>
          <table:table-cell office:value-type="string" calcext:value-type="string">
            <text:p>Betax[m]</text:p>
          </table:table-cell>
          <table:table-cell office:value-type="string" calcext:value-type="string">
            <text:p>Betay[m]</text:p>
          </table:table-cell>
          <table:table-cell office:value-type="string" calcext:value-type="string">
            <text:p>sigx[m]</text:p>
          </table:table-cell>
          <table:table-cell office:value-type="string" calcext:value-type="string">
            <text:p>sigy[m]</text:p>
          </table:table-cell>
          <table:table-cell office:value-type="string" calcext:value-type="string">
            <text:p>tilt1[rad]</text:p>
          </table:table-cell>
          <table:table-cell office:value-type="string" calcext:value-type="string">
            <text:p>tilt2[rad]</text:p>
          </table:table-cell>
          <table:table-cell office:value-type="string" calcext:value-type="string">
            <text:p>nsigma</text:p>
          </table:table-cell>
        </table:table-row>
        <table:table-row table:style-name="ro4">
          <table:table-cell table:style-name="ce18" office:value-type="string" calcext:value-type="string">
            <text:p>TCSG.6R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031632" calcext:value-type="float">
            <text:p>0.0031632</text:p>
          </table:table-cell>
          <table:table-cell office:value-type="float" office:value="1" calcext:value-type="float">
            <text:p>1</text:p>
          </table:table-cell>
          <table:table-cell office:value-type="float" office:value="335.77" calcext:value-type="float">
            <text:p>335.77</text:p>
          </table:table-cell>
          <table:table-cell office:value-type="float" office:value="47.356" calcext:value-type="float">
            <text:p>47.356</text:p>
          </table:table-cell>
          <table:table-cell office:value-type="float" office:value="0.00041082" calcext:value-type="float">
            <text:p>0.00041082</text:p>
          </table:table-cell>
          <table:table-cell office:value-type="float" office:value="0.00015428" calcext:value-type="float">
            <text:p>0.00015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L.4R1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7169" calcext:value-type="float">
            <text:p>0.017169</text:p>
          </table:table-cell>
          <table:table-cell office:value-type="float" office:value="1" calcext:value-type="float">
            <text:p>1</text:p>
          </table:table-cell>
          <table:table-cell office:value-type="float" office:value="5864.2" calcext:value-type="float">
            <text:p>5864.2</text:p>
          </table:table-cell>
          <table:table-cell office:value-type="float" office:value="4782.6" calcext:value-type="float">
            <text:p>4782.6</text:p>
          </table:table-cell>
          <table:table-cell office:value-type="float" office:value="0.0017169" calcext:value-type="float">
            <text:p>0.0017169</text:p>
          </table:table-cell>
          <table:table-cell office:value-type="float" office:value="0.0015505" calcext:value-type="float">
            <text:p>0.0015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table:style-name="ce18" office:value-type="string" calcext:value-type="string">
            <text:p>TCSG.6R7.B1.2</text:p>
          </table:table-cell>
          <table:table-cell table:style-name="ce18" table:formula="of:=[.$J$127]" office:value-type="string" office:string-value="MoC" calcext:value-type="string">
            <text:p>Mo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031632" calcext:value-type="float">
            <text:p>0.0031632</text:p>
          </table:table-cell>
          <table:table-cell office:value-type="float" office:value="1" calcext:value-type="float">
            <text:p>1</text:p>
          </table:table-cell>
          <table:table-cell office:value-type="float" office:value="335.77" calcext:value-type="float">
            <text:p>335.77</text:p>
          </table:table-cell>
          <table:table-cell office:value-type="float" office:value="47.356" calcext:value-type="float">
            <text:p>47.356</text:p>
          </table:table-cell>
          <table:table-cell office:value-type="float" office:value="0.00041082" calcext:value-type="float">
            <text:p>0.00041082</text:p>
          </table:table-cell>
          <table:table-cell office:value-type="float" office:value="0.00015428" calcext:value-type="float">
            <text:p>0.00015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L.5R1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80754" calcext:value-type="float">
            <text:p>0.0080754</text:p>
          </table:table-cell>
          <table:table-cell office:value-type="float" office:value="1" calcext:value-type="float">
            <text:p>1</text:p>
          </table:table-cell>
          <table:table-cell office:value-type="float" office:value="1297.4" calcext:value-type="float">
            <text:p>1297.4</text:p>
          </table:table-cell>
          <table:table-cell office:value-type="float" office:value="2505.3" calcext:value-type="float">
            <text:p>2505.3</text:p>
          </table:table-cell>
          <table:table-cell office:value-type="float" office:value="0.00080754" calcext:value-type="float">
            <text:p>0.00080754</text:p>
          </table:table-cell>
          <table:table-cell office:value-type="float" office:value="0.0011222" calcext:value-type="float">
            <text:p>0.0011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TCLA.A6R7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15558" calcext:value-type="float">
            <text:p>0.0015558</text:p>
          </table:table-cell>
          <table:table-cell office:value-type="float" office:value="1" calcext:value-type="float">
            <text:p>1</text:p>
          </table:table-cell>
          <table:table-cell office:value-type="float" office:value="297.08" calcext:value-type="float">
            <text:p>297.08</text:p>
          </table:table-cell>
          <table:table-cell office:value-type="float" office:value="48.155" calcext:value-type="float">
            <text:p>48.155</text:p>
          </table:table-cell>
          <table:table-cell office:value-type="float" office:value="0.00038643" calcext:value-type="float">
            <text:p>0.00038643</text:p>
          </table:table-cell>
          <table:table-cell office:value-type="float" office:value="0.00015558" calcext:value-type="float">
            <text:p>0.00015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L.6R1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6524" calcext:value-type="float">
            <text:p>0.0026524</text:p>
          </table:table-cell>
          <table:table-cell office:value-type="float" office:value="1" calcext:value-type="float">
            <text:p>1</text:p>
          </table:table-cell>
          <table:table-cell office:value-type="float" office:value="139.97" calcext:value-type="float">
            <text:p>139.97</text:p>
          </table:table-cell>
          <table:table-cell office:value-type="float" office:value="907.26" calcext:value-type="float">
            <text:p>907.26</text:p>
          </table:table-cell>
          <table:table-cell office:value-type="float" office:value="0.00026524" calcext:value-type="float">
            <text:p>0.00026524</text:p>
          </table:table-cell>
          <table:table-cell office:value-type="float" office:value="0.0006753" calcext:value-type="float">
            <text:p>0.0006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TCLA.B6R7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8315" calcext:value-type="float">
            <text:p>0.0028315</text:p>
          </table:table-cell>
          <table:table-cell office:value-type="float" office:value="1" calcext:value-type="float">
            <text:p>1</text:p>
          </table:table-cell>
          <table:table-cell office:value-type="float" office:value="159.5" calcext:value-type="float">
            <text:p>159.5</text:p>
          </table:table-cell>
          <table:table-cell office:value-type="float" office:value="76.388" calcext:value-type="float">
            <text:p>76.388</text:p>
          </table:table-cell>
          <table:table-cell office:value-type="float" office:value="0.00028315" calcext:value-type="float">
            <text:p>0.00028315</text:p>
          </table:table-cell>
          <table:table-cell office:value-type="float" office:value="0.00019595" calcext:value-type="float">
            <text:p>0.00019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TH.4L2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1947" calcext:value-type="float">
            <text:p>0.0061947</text:p>
          </table:table-cell>
          <table:table-cell office:value-type="float" office:value="1" calcext:value-type="float">
            <text:p>1</text:p>
          </table:table-cell>
          <table:table-cell office:value-type="float" office:value="84.827" calcext:value-type="float">
            <text:p>84.827</text:p>
          </table:table-cell>
          <table:table-cell office:value-type="float" office:value="104.08" calcext:value-type="float">
            <text:p>104.08</text:p>
          </table:table-cell>
          <table:table-cell office:value-type="float" office:value="0.00020649" calcext:value-type="float">
            <text:p>0.00020649</text:p>
          </table:table-cell>
          <table:table-cell office:value-type="float" office:value="0.00022873" calcext:value-type="float">
            <text:p>0.00022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string" calcext:value-type="string">
            <text:p>TCLA.C6R7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27631" calcext:value-type="float">
            <text:p>0.0027631</text:p>
          </table:table-cell>
          <table:table-cell office:value-type="float" office:value="1" calcext:value-type="float">
            <text:p>1</text:p>
          </table:table-cell>
          <table:table-cell office:value-type="float" office:value="68.617" calcext:value-type="float">
            <text:p>68.617</text:p>
          </table:table-cell>
          <table:table-cell office:value-type="float" office:value="151.89" calcext:value-type="float">
            <text:p>151.89</text:p>
          </table:table-cell>
          <table:table-cell office:value-type="float" office:value="0.00018572" calcext:value-type="float">
            <text:p>0.00018572</text:p>
          </table:table-cell>
          <table:table-cell office:value-type="float" office:value="0.00027631" calcext:value-type="float">
            <text:p>0.00027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TVA.4L2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68298" calcext:value-type="float">
            <text:p>0.0068298</text:p>
          </table:table-cell>
          <table:table-cell office:value-type="float" office:value="1" calcext:value-type="float">
            <text:p>1</text:p>
          </table:table-cell>
          <table:table-cell office:value-type="float" office:value="86.619" calcext:value-type="float">
            <text:p>86.619</text:p>
          </table:table-cell>
          <table:table-cell office:value-type="float" office:value="103.11" calcext:value-type="float">
            <text:p>103.11</text:p>
          </table:table-cell>
          <table:table-cell office:value-type="float" office:value="0.00020866" calcext:value-type="float">
            <text:p>0.00020866</text:p>
          </table:table-cell>
          <table:table-cell office:value-type="float" office:value="0.00022766" calcext:value-type="float">
            <text:p>0.00022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string" calcext:value-type="string">
            <text:p>TCLA.D6R7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8082" calcext:value-type="float">
            <text:p>0.0018082</text:p>
          </table:table-cell>
          <table:table-cell office:value-type="float" office:value="1" calcext:value-type="float">
            <text:p>1</text:p>
          </table:table-cell>
          <table:table-cell office:value-type="float" office:value="65.049" calcext:value-type="float">
            <text:p>65.049</text:p>
          </table:table-cell>
          <table:table-cell office:value-type="float" office:value="157.92" calcext:value-type="float">
            <text:p>157.92</text:p>
          </table:table-cell>
          <table:table-cell office:value-type="float" office:value="0.00018082" calcext:value-type="float">
            <text:p>0.00018082</text:p>
          </table:table-cell>
          <table:table-cell office:value-type="float" office:value="0.00028174" calcext:value-type="float">
            <text:p>0.00028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DI.4L2.B1.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00002" calcext:value-type="float">
            <text:p>2.00E-006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4" calcext:value-type="float">
            <text:p>4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</table:table-row>
        <table:table-row table:style-name="ro4">
          <table:table-cell office:value-type="string" calcext:value-type="string">
            <text:p>TCLA.A7R7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8166" calcext:value-type="float">
            <text:p>0.0018166</text:p>
          </table:table-cell>
          <table:table-cell office:value-type="float" office:value="1" calcext:value-type="float">
            <text:p>1</text:p>
          </table:table-cell>
          <table:table-cell office:value-type="float" office:value="65.655" calcext:value-type="float">
            <text:p>65.655</text:p>
          </table:table-cell>
          <table:table-cell office:value-type="float" office:value="143.86" calcext:value-type="float">
            <text:p>143.86</text:p>
          </table:table-cell>
          <table:table-cell office:value-type="float" office:value="0.00018166" calcext:value-type="float">
            <text:p>0.00018166</text:p>
          </table:table-cell>
          <table:table-cell office:value-type="float" office:value="0.00026891" calcext:value-type="float">
            <text:p>0.00026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DI.4L2.B1.1</text:p>
          </table:table-cell>
          <table:table-cell office:value-type="string" calcext:value-type="string">
            <text:p>Ti_in_TDI</text:p>
          </table:table-cell>
          <table:table-cell table:style-name="ce11" office:value-type="float" office:value="0.000001" calcext:value-type="float">
            <text:p>1.00E-006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4" calcext:value-type="float">
            <text:p>4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</table:table-row>
        <table:table-row table:style-name="ro4">
          <table:table-cell office:value-type="string" calcext:value-type="string">
            <text:p>TCTH.4L8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0278" calcext:value-type="float">
            <text:p>0.010278</text:p>
          </table:table-cell>
          <table:table-cell office:value-type="float" office:value="1" calcext:value-type="float">
            <text:p>1</text:p>
          </table:table-cell>
          <table:table-cell office:value-type="float" office:value="233.52" calcext:value-type="float">
            <text:p>233.52</text:p>
          </table:table-cell>
          <table:table-cell office:value-type="float" office:value="284.92" calcext:value-type="float">
            <text:p>284.92</text:p>
          </table:table-cell>
          <table:table-cell office:value-type="float" office:value="0.00034261" calcext:value-type="float">
            <text:p>0.00034261</text:p>
          </table:table-cell>
          <table:table-cell office:value-type="float" office:value="0.00037843" calcext:value-type="float">
            <text:p>0.00037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DI.4L2.B1.1</text:p>
          </table:table-cell>
          <table:table-cell office:value-type="string" calcext:value-type="string">
            <text:p>hBN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4" calcext:value-type="float">
            <text:p>4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</table:table-row>
        <table:table-row table:style-name="ro4">
          <table:table-cell office:value-type="string" calcext:value-type="string">
            <text:p>TCTVA.4L8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11384" calcext:value-type="float">
            <text:p>0.011384</text:p>
          </table:table-cell>
          <table:table-cell office:value-type="float" office:value="1" calcext:value-type="float">
            <text:p>1</text:p>
          </table:table-cell>
          <table:table-cell office:value-type="float" office:value="244.08" calcext:value-type="float">
            <text:p>244.08</text:p>
          </table:table-cell>
          <table:table-cell office:value-type="float" office:value="286.49" calcext:value-type="float">
            <text:p>286.49</text:p>
          </table:table-cell>
          <table:table-cell office:value-type="float" office:value="0.00035027" calcext:value-type="float">
            <text:p>0.00035027</text:p>
          </table:table-cell>
          <table:table-cell office:value-type="float" office:value="0.00037948" calcext:value-type="float">
            <text:p>0.00037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DI.4L2.B1.2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00002" calcext:value-type="float">
            <text:p>2.00E-006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" calcext:value-type="float">
            <text:p>0.6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</table:table-row>
        <table:table-row table:style-name="ro4">
          <table:table-cell office:value-type="string" calcext:value-type="string">
            <text:p>TCTH.4L1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6425" calcext:value-type="float">
            <text:p>0.016425</text:p>
          </table:table-cell>
          <table:table-cell office:value-type="float" office:value="1" calcext:value-type="float">
            <text:p>1</text:p>
          </table:table-cell>
          <table:table-cell office:value-type="float" office:value="4868.4" calcext:value-type="float">
            <text:p>4868.4</text:p>
          </table:table-cell>
          <table:table-cell office:value-type="float" office:value="6180.5" calcext:value-type="float">
            <text:p>6180.5</text:p>
          </table:table-cell>
          <table:table-cell office:value-type="float" office:value="0.0015643" calcext:value-type="float">
            <text:p>0.0015643</text:p>
          </table:table-cell>
          <table:table-cell office:value-type="float" office:value="0.0017626" calcext:value-type="float">
            <text:p>0.001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DI.4L2.B1.2</text:p>
          </table:table-cell>
          <table:table-cell office:value-type="string" calcext:value-type="string">
            <text:p>Al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" calcext:value-type="float">
            <text:p>0.6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</table:table-row>
        <table:table-row table:style-name="ro4">
          <table:table-cell office:value-type="string" calcext:value-type="string">
            <text:p>TCTVA.4L1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18871" calcext:value-type="float">
            <text:p>0.018871</text:p>
          </table:table-cell>
          <table:table-cell office:value-type="float" office:value="1" calcext:value-type="float">
            <text:p>1</text:p>
          </table:table-cell>
          <table:table-cell office:value-type="float" office:value="4934.2" calcext:value-type="float">
            <text:p>4934.2</text:p>
          </table:table-cell>
          <table:table-cell office:value-type="float" office:value="6426.1" calcext:value-type="float">
            <text:p>6426.1</text:p>
          </table:table-cell>
          <table:table-cell office:value-type="float" office:value="0.0015749" calcext:value-type="float">
            <text:p>0.0015749</text:p>
          </table:table-cell>
          <table:table-cell office:value-type="float" office:value="0.0017972" calcext:value-type="float">
            <text:p>0.0017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DI.4L2.B1.3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54" calcext:value-type="float">
            <text:p>5.4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7" calcext:value-type="float">
            <text:p>0.7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11"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LIA.4R2</text:p>
          </table:table-cell>
          <table:table-cell office:value-type="string" calcext:value-type="string">
            <text:p>C</text:p>
          </table:table-cell>
          <table:table-cell table:style-name="ce11" office:value-type="float" office:value="0.033" calcext:value-type="float">
            <text:p>3.3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25533" calcext:value-type="float">
            <text:p>0.25533</text:p>
          </table:table-cell>
          <table:table-cell office:value-type="float" office:value="1" calcext:value-type="float">
            <text:p>1</text:p>
          </table:table-cell>
          <table:table-cell office:value-type="float" office:value="98.565" calcext:value-type="float">
            <text:p>98.565</text:p>
          </table:table-cell>
          <table:table-cell office:value-type="float" office:value="160.12" calcext:value-type="float">
            <text:p>160.12</text:p>
          </table:table-cell>
          <table:table-cell office:value-type="float" office:value="0.00022258" calcext:value-type="float">
            <text:p>0.00022258</text:p>
          </table:table-cell>
          <table:table-cell office:value-type="float" office:value="0.0002837" calcext:value-type="float">
            <text:p>0.0002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11"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LIB.6R2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15966" calcext:value-type="float">
            <text:p>0.15966</text:p>
          </table:table-cell>
          <table:table-cell office:value-type="float" office:value="1" calcext:value-type="float">
            <text:p>1</text:p>
          </table:table-cell>
          <table:table-cell office:value-type="float" office:value="153.29" calcext:value-type="float">
            <text:p>153.29</text:p>
          </table:table-cell>
          <table:table-cell office:value-type="float" office:value="62.609" calcext:value-type="float">
            <text:p>62.609</text:p>
          </table:table-cell>
          <table:table-cell office:value-type="float" office:value="0.00027758" calcext:value-type="float">
            <text:p>0.00027758</text:p>
          </table:table-cell>
          <table:table-cell office:value-type="float" office:value="0.0001774" calcext:value-type="float">
            <text:p>0.0001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11"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P.6L3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8567" calcext:value-type="float">
            <text:p>0.0038567</text:p>
          </table:table-cell>
          <table:table-cell office:value-type="float" office:value="0.6" calcext:value-type="float">
            <text:p>0.6</text:p>
          </table:table-cell>
          <table:table-cell office:value-type="float" office:value="131.52" calcext:value-type="float">
            <text:p>131.52</text:p>
          </table:table-cell>
          <table:table-cell office:value-type="float" office:value="144.69" calcext:value-type="float">
            <text:p>144.69</text:p>
          </table:table-cell>
          <table:table-cell office:value-type="float" office:value="0.00025712" calcext:value-type="float">
            <text:p>0.00025712</text:p>
          </table:table-cell>
          <table:table-cell office:value-type="float" office:value="0.00026969" calcext:value-type="float">
            <text:p>0.00026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table:style-name="ce12" office:value-type="string" calcext:value-type="string">
            <text:p>Only IP7</text:p>
          </table:table-cell>
          <table:table-cell/>
          <table:table-cell table:style-name="Default"/>
          <table:table-cell table:number-columns-repeated="11"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5L3.B1.1</text:p>
          </table:table-cell>
          <table:table-cell table:style-name="ce18" office:value-type="string" calcext:value-type="string">
            <text:p>Mo</text:p>
          </table:table-cell>
          <table:table-cell table:style-name="ce11" table:formula="of:=VALUE([.$AL$188])"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29821" calcext:value-type="float">
            <text:p>0.0029821</text:p>
          </table:table-cell>
          <table:table-cell office:value-type="float" office:value="1" calcext:value-type="float">
            <text:p>1</text:p>
          </table:table-cell>
          <table:table-cell office:value-type="float" office:value="54.605" calcext:value-type="float">
            <text:p>54.605</text:p>
          </table:table-cell>
          <table:table-cell office:value-type="float" office:value="298.62" calcext:value-type="float">
            <text:p>298.62</text:p>
          </table:table-cell>
          <table:table-cell office:value-type="float" office:value="0.00016567" calcext:value-type="float">
            <text:p>0.00016567</text:p>
          </table:table-cell>
          <table:table-cell office:value-type="float" office:value="0.00038743" calcext:value-type="float">
            <text:p>0.00038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11"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5L3.B1.2</text:p>
          </table:table-cell>
          <table:table-cell table:style-name="ce18"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9821" calcext:value-type="float">
            <text:p>0.0029821</text:p>
          </table:table-cell>
          <table:table-cell office:value-type="float" office:value="1" calcext:value-type="float">
            <text:p>1</text:p>
          </table:table-cell>
          <table:table-cell office:value-type="float" office:value="54.605" calcext:value-type="float">
            <text:p>54.605</text:p>
          </table:table-cell>
          <table:table-cell office:value-type="float" office:value="298.62" calcext:value-type="float">
            <text:p>298.62</text:p>
          </table:table-cell>
          <table:table-cell office:value-type="float" office:value="0.00016567" calcext:value-type="float">
            <text:p>0.00016567</text:p>
          </table:table-cell>
          <table:table-cell office:value-type="float" office:value="0.00038743" calcext:value-type="float">
            <text:p>0.00038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4"/>
          <table:table-cell table:style-name="ce22" office:value-type="string" calcext:value-type="string">
            <text:p>COATING</text:p>
          </table:table-cell>
          <table:table-cell table:style-name="ce22" office:value-type="string" calcext:value-type="string">
            <text:p>COATING_THICKNESS</text:p>
          </table:table-cell>
          <table:table-cell table:style-name="ce22" office:value-type="string" calcext:value-type="string">
            <text:p>BULK</text:p>
          </table:table-cell>
          <table:table-cell table:number-columns-repeated="4"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4R3.B1.1</text:p>
          </table:table-cell>
          <table:table-cell table:style-name="ce18" office:value-type="string" calcext:value-type="string">
            <text:p>Mo</text:p>
          </table:table-cell>
          <table:table-cell table:style-name="ce11" table:formula="of:=VALUE([.$AL$188])"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2066" calcext:value-type="float">
            <text:p>0.002066</text:p>
          </table:table-cell>
          <table:table-cell office:value-type="float" office:value="1" calcext:value-type="float">
            <text:p>1</text:p>
          </table:table-cell>
          <table:table-cell office:value-type="float" office:value="26.21" calcext:value-type="float">
            <text:p>26.21</text:p>
          </table:table-cell>
          <table:table-cell office:value-type="float" office:value="395.2" calcext:value-type="float">
            <text:p>395.2</text:p>
          </table:table-cell>
          <table:table-cell office:value-type="float" office:value="0.00011478" calcext:value-type="float">
            <text:p>0.00011478</text:p>
          </table:table-cell>
          <table:table-cell office:value-type="float" office:value="0.0004457" calcext:value-type="float">
            <text:p>0.0004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table:style-name="ce17" office:value-type="string" calcext:value-type="string" table:number-columns-spanned="4" table:number-rows-spanned="1">
            <text:p>B1 7TeV 15cm standard 25ns 11/10/2014</text:p>
          </table:table-cell>
          <table:covered-table-cell table:number-columns-repeated="3" table:style-name="ce15"/>
          <table:table-cell table:style-name="ce20" office:value-type="string" calcext:value-type="string" table:number-columns-spanned="3" table:number-rows-spanned="1">
            <text:p>TDI postLS1 coated</text:p>
          </table:table-cell>
          <table:covered-table-cell table:number-columns-repeated="2"/>
          <table:table-cell table:style-name="ce23" office:value-type="string" calcext:value-type="string">
            <text:p>Mo</text:p>
          </table:table-cell>
          <table:table-cell table:style-name="ce24" office:value-type="float" office:value="0.000005" calcext:value-type="float">
            <text:p>5.00E-006</text:p>
          </table:table-cell>
          <table:table-cell table:style-name="ce23" office:value-type="string" calcext:value-type="string">
            <text:p>CFC</text:p>
          </table:table-cell>
          <table:table-cell table:number-columns-repeated="4"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4R3.B1.2</text:p>
          </table:table-cell>
          <table:table-cell table:style-name="ce18"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066" calcext:value-type="float">
            <text:p>0.002066</text:p>
          </table:table-cell>
          <table:table-cell office:value-type="float" office:value="1" calcext:value-type="float">
            <text:p>1</text:p>
          </table:table-cell>
          <table:table-cell office:value-type="float" office:value="26.21" calcext:value-type="float">
            <text:p>26.21</text:p>
          </table:table-cell>
          <table:table-cell office:value-type="float" office:value="395.2" calcext:value-type="float">
            <text:p>395.2</text:p>
          </table:table-cell>
          <table:table-cell office:value-type="float" office:value="0.00011478" calcext:value-type="float">
            <text:p>0.00011478</text:p>
          </table:table-cell>
          <table:table-cell office:value-type="float" office:value="0.0004457" calcext:value-type="float">
            <text:p>0.0004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Name</text:p>
          </table:table-cell>
          <table:table-cell office:value-type="string" calcext:value-type="string">
            <text:p>Material</text:p>
          </table:table-cell>
          <table:table-cell table:style-name="Default" office:value-type="string" calcext:value-type="string">
            <text:p>Thickness[m]</text:p>
          </table:table-cell>
          <table:table-cell office:value-type="string" calcext:value-type="string">
            <text:p>Angle[rad]</text:p>
          </table:table-cell>
          <table:table-cell office:value-type="string" calcext:value-type="string">
            <text:p>Halfgap[m]</text:p>
          </table:table-cell>
          <table:table-cell office:value-type="string" calcext:value-type="string">
            <text:p>Length[m]</text:p>
          </table:table-cell>
          <table:table-cell office:value-type="string" calcext:value-type="string">
            <text:p>Betax[m]</text:p>
          </table:table-cell>
          <table:table-cell office:value-type="string" calcext:value-type="string">
            <text:p>Betay[m]</text:p>
          </table:table-cell>
          <table:table-cell office:value-type="string" calcext:value-type="string">
            <text:p>sigx[m]</text:p>
          </table:table-cell>
          <table:table-cell office:value-type="string" calcext:value-type="string">
            <text:p>sigy[m]</text:p>
          </table:table-cell>
          <table:table-cell office:value-type="string" calcext:value-type="string">
            <text:p>tilt1[rad]</text:p>
          </table:table-cell>
          <table:table-cell office:value-type="string" calcext:value-type="string">
            <text:p>tilt2[rad]</text:p>
          </table:table-cell>
          <table:table-cell office:value-type="string" calcext:value-type="string">
            <text:p>nsigma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A5R3.B1.1</text:p>
          </table:table-cell>
          <table:table-cell table:style-name="ce18" office:value-type="string" calcext:value-type="string">
            <text:p>Mo</text:p>
          </table:table-cell>
          <table:table-cell table:style-name="ce11" table:formula="of:=VALUE([.$AL$188])" office:value-type="float" office:value="0.000005" calcext:value-type="float">
            <text:p>5.00E-006</text:p>
          </table:table-cell>
          <table:table-cell office:value-type="float" office:value="2.981" calcext:value-type="float">
            <text:p>2.981</text:p>
          </table:table-cell>
          <table:table-cell office:value-type="float" office:value="0.0026692" calcext:value-type="float">
            <text:p>0.0026692</text:p>
          </table:table-cell>
          <table:table-cell office:value-type="float" office:value="1" calcext:value-type="float">
            <text:p>1</text:p>
          </table:table-cell>
          <table:table-cell office:value-type="float" office:value="35.868" calcext:value-type="float">
            <text:p>35.868</text:p>
          </table:table-cell>
          <table:table-cell office:value-type="float" office:value="344.11" calcext:value-type="float">
            <text:p>344.11</text:p>
          </table:table-cell>
          <table:table-cell office:value-type="float" office:value="0.00013427" calcext:value-type="float">
            <text:p>0.00013427</text:p>
          </table:table-cell>
          <table:table-cell office:value-type="float" office:value="0.00041589" calcext:value-type="float">
            <text:p>0.00041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TCL.4R1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7169" calcext:value-type="float">
            <text:p>0.017169</text:p>
          </table:table-cell>
          <table:table-cell office:value-type="float" office:value="1" calcext:value-type="float">
            <text:p>1</text:p>
          </table:table-cell>
          <table:table-cell office:value-type="float" office:value="5864.2" calcext:value-type="float">
            <text:p>5864.2</text:p>
          </table:table-cell>
          <table:table-cell office:value-type="float" office:value="4782.6" calcext:value-type="float">
            <text:p>4782.6</text:p>
          </table:table-cell>
          <table:table-cell office:value-type="float" office:value="0.0017169" calcext:value-type="float">
            <text:p>0.0017169</text:p>
          </table:table-cell>
          <table:table-cell office:value-type="float" office:value="0.0015505" calcext:value-type="float">
            <text:p>0.0015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A5R3.B1.2</text:p>
          </table:table-cell>
          <table:table-cell table:style-name="ce18"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981" calcext:value-type="float">
            <text:p>2.981</text:p>
          </table:table-cell>
          <table:table-cell office:value-type="float" office:value="0.0026692" calcext:value-type="float">
            <text:p>0.0026692</text:p>
          </table:table-cell>
          <table:table-cell office:value-type="float" office:value="1" calcext:value-type="float">
            <text:p>1</text:p>
          </table:table-cell>
          <table:table-cell office:value-type="float" office:value="35.868" calcext:value-type="float">
            <text:p>35.868</text:p>
          </table:table-cell>
          <table:table-cell office:value-type="float" office:value="344.11" calcext:value-type="float">
            <text:p>344.11</text:p>
          </table:table-cell>
          <table:table-cell office:value-type="float" office:value="0.00013427" calcext:value-type="float">
            <text:p>0.00013427</text:p>
          </table:table-cell>
          <table:table-cell office:value-type="float" office:value="0.00041589" calcext:value-type="float">
            <text:p>0.00041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TCL.5R1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80754" calcext:value-type="float">
            <text:p>0.0080754</text:p>
          </table:table-cell>
          <table:table-cell office:value-type="float" office:value="1" calcext:value-type="float">
            <text:p>1</text:p>
          </table:table-cell>
          <table:table-cell office:value-type="float" office:value="1297.4" calcext:value-type="float">
            <text:p>1297.4</text:p>
          </table:table-cell>
          <table:table-cell office:value-type="float" office:value="2505.3" calcext:value-type="float">
            <text:p>2505.3</text:p>
          </table:table-cell>
          <table:table-cell office:value-type="float" office:value="0.00080754" calcext:value-type="float">
            <text:p>0.00080754</text:p>
          </table:table-cell>
          <table:table-cell office:value-type="float" office:value="0.0011222" calcext:value-type="float">
            <text:p>0.0011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B5R3.B1.2</text:p>
          </table:table-cell>
          <table:table-cell table:style-name="ce18" office:value-type="string" calcext:value-type="string">
            <text:p>Mo</text:p>
          </table:table-cell>
          <table:table-cell table:style-name="ce11" table:formula="of:=VALUE([.$AL$188])" office:value-type="float" office:value="0.000005" calcext:value-type="float">
            <text:p>5.00E-006</text:p>
          </table:table-cell>
          <table:table-cell office:value-type="float" office:value="0.19897" calcext:value-type="float">
            <text:p>0.19897</text:p>
          </table:table-cell>
          <table:table-cell office:value-type="float" office:value="0.0030193" calcext:value-type="float">
            <text:p>0.0030193</text:p>
          </table:table-cell>
          <table:table-cell office:value-type="float" office:value="1" calcext:value-type="float">
            <text:p>1</text:p>
          </table:table-cell>
          <table:table-cell office:value-type="float" office:value="45.538" calcext:value-type="float">
            <text:p>45.538</text:p>
          </table:table-cell>
          <table:table-cell office:value-type="float" office:value="312.68" calcext:value-type="float">
            <text:p>312.68</text:p>
          </table:table-cell>
          <table:table-cell office:value-type="float" office:value="0.00015129" calcext:value-type="float">
            <text:p>0.00015129</text:p>
          </table:table-cell>
          <table:table-cell office:value-type="float" office:value="0.00039644" calcext:value-type="float">
            <text:p>0.00039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TCL.6R1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6524" calcext:value-type="float">
            <text:p>0.0026524</text:p>
          </table:table-cell>
          <table:table-cell office:value-type="float" office:value="1" calcext:value-type="float">
            <text:p>1</text:p>
          </table:table-cell>
          <table:table-cell office:value-type="float" office:value="139.97" calcext:value-type="float">
            <text:p>139.97</text:p>
          </table:table-cell>
          <table:table-cell office:value-type="float" office:value="907.26" calcext:value-type="float">
            <text:p>907.26</text:p>
          </table:table-cell>
          <table:table-cell office:value-type="float" office:value="0.00026524" calcext:value-type="float">
            <text:p>0.00026524</text:p>
          </table:table-cell>
          <table:table-cell office:value-type="float" office:value="0.0006753" calcext:value-type="float">
            <text:p>0.0006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B5R3.B1.2</text:p>
          </table:table-cell>
          <table:table-cell table:style-name="ce18"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19897" calcext:value-type="float">
            <text:p>0.19897</text:p>
          </table:table-cell>
          <table:table-cell office:value-type="float" office:value="0.0030193" calcext:value-type="float">
            <text:p>0.0030193</text:p>
          </table:table-cell>
          <table:table-cell office:value-type="float" office:value="1" calcext:value-type="float">
            <text:p>1</text:p>
          </table:table-cell>
          <table:table-cell office:value-type="float" office:value="45.538" calcext:value-type="float">
            <text:p>45.538</text:p>
          </table:table-cell>
          <table:table-cell office:value-type="float" office:value="312.68" calcext:value-type="float">
            <text:p>312.68</text:p>
          </table:table-cell>
          <table:table-cell office:value-type="float" office:value="0.00015129" calcext:value-type="float">
            <text:p>0.00015129</text:p>
          </table:table-cell>
          <table:table-cell office:value-type="float" office:value="0.00039644" calcext:value-type="float">
            <text:p>0.00039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TCTH.4L2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1947" calcext:value-type="float">
            <text:p>0.0061947</text:p>
          </table:table-cell>
          <table:table-cell office:value-type="float" office:value="1" calcext:value-type="float">
            <text:p>1</text:p>
          </table:table-cell>
          <table:table-cell office:value-type="float" office:value="84.827" calcext:value-type="float">
            <text:p>84.827</text:p>
          </table:table-cell>
          <table:table-cell office:value-type="float" office:value="104.08" calcext:value-type="float">
            <text:p>104.08</text:p>
          </table:table-cell>
          <table:table-cell office:value-type="float" office:value="0.00020649" calcext:value-type="float">
            <text:p>0.00020649</text:p>
          </table:table-cell>
          <table:table-cell office:value-type="float" office:value="0.00022873" calcext:value-type="float">
            <text:p>0.00022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LA.A5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59489" calcext:value-type="float">
            <text:p>0.0059489</text:p>
          </table:table-cell>
          <table:table-cell office:value-type="float" office:value="1" calcext:value-type="float">
            <text:p>1</text:p>
          </table:table-cell>
          <table:table-cell office:value-type="float" office:value="142.53" calcext:value-type="float">
            <text:p>142.53</text:p>
          </table:table-cell>
          <table:table-cell office:value-type="float" office:value="176.01" calcext:value-type="float">
            <text:p>176.01</text:p>
          </table:table-cell>
          <table:table-cell office:value-type="float" office:value="0.00026766" calcext:value-type="float">
            <text:p>0.00026766</text:p>
          </table:table-cell>
          <table:table-cell office:value-type="float" office:value="0.00029744" calcext:value-type="float">
            <text:p>0.0002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TCTVA.4L2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68298" calcext:value-type="float">
            <text:p>0.0068298</text:p>
          </table:table-cell>
          <table:table-cell office:value-type="float" office:value="1" calcext:value-type="float">
            <text:p>1</text:p>
          </table:table-cell>
          <table:table-cell office:value-type="float" office:value="86.619" calcext:value-type="float">
            <text:p>86.619</text:p>
          </table:table-cell>
          <table:table-cell office:value-type="float" office:value="103.11" calcext:value-type="float">
            <text:p>103.11</text:p>
          </table:table-cell>
          <table:table-cell office:value-type="float" office:value="0.00020866" calcext:value-type="float">
            <text:p>0.00020866</text:p>
          </table:table-cell>
          <table:table-cell office:value-type="float" office:value="0.00022766" calcext:value-type="float">
            <text:p>0.00022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LA.B5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5212" calcext:value-type="float">
            <text:p>0.0055212</text:p>
          </table:table-cell>
          <table:table-cell office:value-type="float" office:value="1" calcext:value-type="float">
            <text:p>1</text:p>
          </table:table-cell>
          <table:table-cell office:value-type="float" office:value="151.61" calcext:value-type="float">
            <text:p>151.61</text:p>
          </table:table-cell>
          <table:table-cell office:value-type="float" office:value="168.69" calcext:value-type="float">
            <text:p>168.69</text:p>
          </table:table-cell>
          <table:table-cell office:value-type="float" office:value="0.00027606" calcext:value-type="float">
            <text:p>0.00027606</text:p>
          </table:table-cell>
          <table:table-cell office:value-type="float" office:value="0.00029119" calcext:value-type="float">
            <text:p>0.00029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TDI.4L2.B1.1</text:p>
          </table:table-cell>
          <table:table-cell office:value-type="string" calcext:value-type="string">
            <text:p>CU300K_in_TDI</text:p>
          </table:table-cell>
          <table:table-cell office:value-type="float" office:value="0.000002" calcext:value-type="float">
            <text:p>2.00E-006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4" calcext:value-type="float">
            <text:p>4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LA.6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1014" calcext:value-type="float">
            <text:p>0.0051014</text:p>
          </table:table-cell>
          <table:table-cell office:value-type="float" office:value="1" calcext:value-type="float">
            <text:p>1</text:p>
          </table:table-cell>
          <table:table-cell office:value-type="float" office:value="129.44" calcext:value-type="float">
            <text:p>129.44</text:p>
          </table:table-cell>
          <table:table-cell office:value-type="float" office:value="168.71" calcext:value-type="float">
            <text:p>168.71</text:p>
          </table:table-cell>
          <table:table-cell office:value-type="float" office:value="0.00025507" calcext:value-type="float">
            <text:p>0.00025507</text:p>
          </table:table-cell>
          <table:table-cell office:value-type="float" office:value="0.0002912" calcext:value-type="float">
            <text:p>0.0002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TDI.4L2.B1.1</text:p>
          </table:table-cell>
          <table:table-cell office:value-type="string" calcext:value-type="string">
            <text:p>Ti_in_TDI</text:p>
          </table:table-cell>
          <table:table-cell office:value-type="float" office:value="0.000001" calcext:value-type="float">
            <text:p>1.00E-006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4" calcext:value-type="float">
            <text:p>4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LA.7R3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6818" calcext:value-type="float">
            <text:p>0.0036818</text:p>
          </table:table-cell>
          <table:table-cell office:value-type="float" office:value="1" calcext:value-type="float">
            <text:p>1</text:p>
          </table:table-cell>
          <table:table-cell office:value-type="float" office:value="67.422" calcext:value-type="float">
            <text:p>67.422</text:p>
          </table:table-cell>
          <table:table-cell office:value-type="float" office:value="89.198" calcext:value-type="float">
            <text:p>89.198</text:p>
          </table:table-cell>
          <table:table-cell office:value-type="float" office:value="0.00018409" calcext:value-type="float">
            <text:p>0.00018409</text:p>
          </table:table-cell>
          <table:table-cell office:value-type="float" office:value="0.00021174" calcext:value-type="float">
            <text:p>0.00021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TDI.4L2.B1.1</text:p>
          </table:table-cell>
          <table:table-cell office:value-type="string" calcext:value-type="string">
            <text:p>hBN</text:p>
          </table:table-cell>
          <table:table-cell office:value-type="float" office:value="0.054" calcext:value-type="float">
            <text:p>5.4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4" calcext:value-type="float">
            <text:p>4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TH.4L5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6425" calcext:value-type="float">
            <text:p>0.016425</text:p>
          </table:table-cell>
          <table:table-cell office:value-type="float" office:value="1" calcext:value-type="float">
            <text:p>1</text:p>
          </table:table-cell>
          <table:table-cell office:value-type="float" office:value="4868.4" calcext:value-type="float">
            <text:p>4868.4</text:p>
          </table:table-cell>
          <table:table-cell office:value-type="float" office:value="6180.5" calcext:value-type="float">
            <text:p>6180.5</text:p>
          </table:table-cell>
          <table:table-cell office:value-type="float" office:value="0.0015643" calcext:value-type="float">
            <text:p>0.0015643</text:p>
          </table:table-cell>
          <table:table-cell office:value-type="float" office:value="0.0017626" calcext:value-type="float">
            <text:p>0.001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4">
          <table:table-cell office:value-type="string" calcext:value-type="string">
            <text:p>TDI.4L2.B1.2</text:p>
          </table:table-cell>
          <table:table-cell office:value-type="string" calcext:value-type="string">
            <text:p>Cu</text:p>
          </table:table-cell>
          <table:table-cell office:value-type="float" office:value="0.000002" calcext:value-type="float">
            <text:p>2.00E-006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" calcext:value-type="float">
            <text:p>0.6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TVA.4L5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18871" calcext:value-type="float">
            <text:p>0.018871</text:p>
          </table:table-cell>
          <table:table-cell office:value-type="float" office:value="1" calcext:value-type="float">
            <text:p>1</text:p>
          </table:table-cell>
          <table:table-cell office:value-type="float" office:value="4934.2" calcext:value-type="float">
            <text:p>4934.2</text:p>
          </table:table-cell>
          <table:table-cell office:value-type="float" office:value="6426.1" calcext:value-type="float">
            <text:p>6426.1</text:p>
          </table:table-cell>
          <table:table-cell office:value-type="float" office:value="0.0015749" calcext:value-type="float">
            <text:p>0.0015749</text:p>
          </table:table-cell>
          <table:table-cell office:value-type="float" office:value="0.0017972" calcext:value-type="float">
            <text:p>0.0017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4">
          <table:table-cell office:value-type="string" calcext:value-type="string">
            <text:p>TDI.4L2.B1.2</text:p>
          </table:table-cell>
          <table:table-cell office:value-type="string" calcext:value-type="string">
            <text:p>Al</text:p>
          </table:table-cell>
          <table:table-cell office:value-type="float" office:value="0.054" calcext:value-type="float">
            <text:p>5.4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" calcext:value-type="float">
            <text:p>0.6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L.4R5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7169" calcext:value-type="float">
            <text:p>0.017169</text:p>
          </table:table-cell>
          <table:table-cell office:value-type="float" office:value="1" calcext:value-type="float">
            <text:p>1</text:p>
          </table:table-cell>
          <table:table-cell office:value-type="float" office:value="5864.2" calcext:value-type="float">
            <text:p>5864.2</text:p>
          </table:table-cell>
          <table:table-cell office:value-type="float" office:value="4782.6" calcext:value-type="float">
            <text:p>4782.6</text:p>
          </table:table-cell>
          <table:table-cell office:value-type="float" office:value="0.0017169" calcext:value-type="float">
            <text:p>0.0017169</text:p>
          </table:table-cell>
          <table:table-cell office:value-type="float" office:value="0.0015505" calcext:value-type="float">
            <text:p>0.0015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TDI.4L2.B1.3</text:p>
          </table:table-cell>
          <table:table-cell office:value-type="string" calcext:value-type="string">
            <text:p>Cu</text:p>
          </table:table-cell>
          <table:table-cell office:value-type="float" office:value="0.054" calcext:value-type="float">
            <text:p>5.4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7" calcext:value-type="float">
            <text:p>0.7</text:p>
          </table:table-cell>
          <table:table-cell office:value-type="float" office:value="144.18" calcext:value-type="float">
            <text:p>144.18</text:p>
          </table:table-cell>
          <table:table-cell office:value-type="float" office:value="96.678" calcext:value-type="float">
            <text:p>96.678</text:p>
          </table:table-cell>
          <table:table-cell office:value-type="float" office:value="0.0002692" calcext:value-type="float">
            <text:p>0.0002692</text:p>
          </table:table-cell>
          <table:table-cell office:value-type="float" office:value="0.00022044" calcext:value-type="float">
            <text:p>0.0002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L.5R5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80754" calcext:value-type="float">
            <text:p>0.0080754</text:p>
          </table:table-cell>
          <table:table-cell office:value-type="float" office:value="1" calcext:value-type="float">
            <text:p>1</text:p>
          </table:table-cell>
          <table:table-cell office:value-type="float" office:value="1297.4" calcext:value-type="float">
            <text:p>1297.4</text:p>
          </table:table-cell>
          <table:table-cell office:value-type="float" office:value="2505.3" calcext:value-type="float">
            <text:p>2505.3</text:p>
          </table:table-cell>
          <table:table-cell office:value-type="float" office:value="0.00080754" calcext:value-type="float">
            <text:p>0.00080754</text:p>
          </table:table-cell>
          <table:table-cell office:value-type="float" office:value="0.0011222" calcext:value-type="float">
            <text:p>0.0011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TCLIA.4R2</text:p>
          </table:table-cell>
          <table:table-cell office:value-type="string" calcext:value-type="string">
            <text:p>C</text:p>
          </table:table-cell>
          <table:table-cell office:value-type="float" office:value="0.033" calcext:value-type="float">
            <text:p>3.3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25533" calcext:value-type="float">
            <text:p>0.25533</text:p>
          </table:table-cell>
          <table:table-cell office:value-type="float" office:value="1" calcext:value-type="float">
            <text:p>1</text:p>
          </table:table-cell>
          <table:table-cell office:value-type="float" office:value="98.565" calcext:value-type="float">
            <text:p>98.565</text:p>
          </table:table-cell>
          <table:table-cell office:value-type="float" office:value="160.12" calcext:value-type="float">
            <text:p>160.12</text:p>
          </table:table-cell>
          <table:table-cell office:value-type="float" office:value="0.00022258" calcext:value-type="float">
            <text:p>0.00022258</text:p>
          </table:table-cell>
          <table:table-cell office:value-type="float" office:value="0.0002837" calcext:value-type="float">
            <text:p>0.0002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L.6R5.B1</text:p>
          </table:table-cell>
          <table:table-cell office:value-type="string" calcext:value-type="string">
            <text:p>CU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3021" calcext:value-type="float">
            <text:p>0.0023021</text:p>
          </table:table-cell>
          <table:table-cell office:value-type="float" office:value="1" calcext:value-type="float">
            <text:p>1</text:p>
          </table:table-cell>
          <table:table-cell office:value-type="float" office:value="105.43" calcext:value-type="float">
            <text:p>105.43</text:p>
          </table:table-cell>
          <table:table-cell office:value-type="float" office:value="859.63" calcext:value-type="float">
            <text:p>859.63</text:p>
          </table:table-cell>
          <table:table-cell office:value-type="float" office:value="0.00023021" calcext:value-type="float">
            <text:p>0.00023021</text:p>
          </table:table-cell>
          <table:table-cell office:value-type="float" office:value="0.00065734" calcext:value-type="float">
            <text:p>0.00065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TCLIB.6R2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15966" calcext:value-type="float">
            <text:p>0.15966</text:p>
          </table:table-cell>
          <table:table-cell office:value-type="float" office:value="1" calcext:value-type="float">
            <text:p>1</text:p>
          </table:table-cell>
          <table:table-cell office:value-type="float" office:value="153.29" calcext:value-type="float">
            <text:p>153.29</text:p>
          </table:table-cell>
          <table:table-cell office:value-type="float" office:value="62.609" calcext:value-type="float">
            <text:p>62.609</text:p>
          </table:table-cell>
          <table:table-cell office:value-type="float" office:value="0.00027758" calcext:value-type="float">
            <text:p>0.00027758</text:p>
          </table:table-cell>
          <table:table-cell office:value-type="float" office:value="0.0001774" calcext:value-type="float">
            <text:p>0.0001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DQA.A4R6.B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1963" calcext:value-type="float">
            <text:p>0.0061963</text:p>
          </table:table-cell>
          <table:table-cell office:value-type="float" office:value="3" calcext:value-type="float">
            <text:p>3</text:p>
          </table:table-cell>
          <table:table-cell office:value-type="float" office:value="943.01" calcext:value-type="float">
            <text:p>943.01</text:p>
          </table:table-cell>
          <table:table-cell office:value-type="float" office:value="126.07" calcext:value-type="float">
            <text:p>126.07</text:p>
          </table:table-cell>
          <table:table-cell office:value-type="float" office:value="0.00068848" calcext:value-type="float">
            <text:p>0.00068848</text:p>
          </table:table-cell>
          <table:table-cell office:value-type="float" office:value="0.00025173" calcext:value-type="float">
            <text:p>0.00025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TCP.6L3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8567" calcext:value-type="float">
            <text:p>0.0038567</text:p>
          </table:table-cell>
          <table:table-cell office:value-type="float" office:value="0.6" calcext:value-type="float">
            <text:p>0.6</text:p>
          </table:table-cell>
          <table:table-cell office:value-type="float" office:value="131.52" calcext:value-type="float">
            <text:p>131.52</text:p>
          </table:table-cell>
          <table:table-cell office:value-type="float" office:value="144.69" calcext:value-type="float">
            <text:p>144.69</text:p>
          </table:table-cell>
          <table:table-cell office:value-type="float" office:value="0.00025712" calcext:value-type="float">
            <text:p>0.00025712</text:p>
          </table:table-cell>
          <table:table-cell office:value-type="float" office:value="0.00026969" calcext:value-type="float">
            <text:p>0.00026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DQA.B4R6.B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2629" calcext:value-type="float">
            <text:p>0.0062629</text:p>
          </table:table-cell>
          <table:table-cell office:value-type="float" office:value="3" calcext:value-type="float">
            <text:p>3</text:p>
          </table:table-cell>
          <table:table-cell office:value-type="float" office:value="963.4" calcext:value-type="float">
            <text:p>963.4</text:p>
          </table:table-cell>
          <table:table-cell office:value-type="float" office:value="129.63" calcext:value-type="float">
            <text:p>129.63</text:p>
          </table:table-cell>
          <table:table-cell office:value-type="float" office:value="0.00069588" calcext:value-type="float">
            <text:p>0.00069588</text:p>
          </table:table-cell>
          <table:table-cell office:value-type="float" office:value="0.00025526" calcext:value-type="float">
            <text:p>0.00025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table:style-name="ce18" office:value-type="string" calcext:value-type="string">
            <text:p>TCSG.5L3.B1.1</text:p>
          </table:table-cell>
          <table:table-cell table:style-name="ce18" office:value-type="string" calcext:value-type="string">
            <text:p>CFC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29821" calcext:value-type="float">
            <text:p>0.0029821</text:p>
          </table:table-cell>
          <table:table-cell office:value-type="float" office:value="1" calcext:value-type="float">
            <text:p>1</text:p>
          </table:table-cell>
          <table:table-cell office:value-type="float" office:value="54.605" calcext:value-type="float">
            <text:p>54.605</text:p>
          </table:table-cell>
          <table:table-cell office:value-type="float" office:value="298.62" calcext:value-type="float">
            <text:p>298.62</text:p>
          </table:table-cell>
          <table:table-cell office:value-type="float" office:value="0.00016567" calcext:value-type="float">
            <text:p>0.00016567</text:p>
          </table:table-cell>
          <table:table-cell office:value-type="float" office:value="0.00038743" calcext:value-type="float">
            <text:p>0.00038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DQA.C4R6.B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3297" calcext:value-type="float">
            <text:p>0.0063297</text:p>
          </table:table-cell>
          <table:table-cell office:value-type="float" office:value="3" calcext:value-type="float">
            <text:p>3</text:p>
          </table:table-cell>
          <table:table-cell office:value-type="float" office:value="984.03" calcext:value-type="float">
            <text:p>984.03</text:p>
          </table:table-cell>
          <table:table-cell office:value-type="float" office:value="133.44" calcext:value-type="float">
            <text:p>133.44</text:p>
          </table:table-cell>
          <table:table-cell office:value-type="float" office:value="0.00070329" calcext:value-type="float">
            <text:p>0.00070329</text:p>
          </table:table-cell>
          <table:table-cell office:value-type="float" office:value="0.00025899" calcext:value-type="float">
            <text:p>0.00025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table:style-name="ce18" office:value-type="string" calcext:value-type="string">
            <text:p>TCSG.4R3.B1.1</text:p>
          </table:table-cell>
          <table:table-cell table:style-name="ce18" office:value-type="string" calcext:value-type="string">
            <text:p>CFC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2066" calcext:value-type="float">
            <text:p>0.002066</text:p>
          </table:table-cell>
          <table:table-cell office:value-type="float" office:value="1" calcext:value-type="float">
            <text:p>1</text:p>
          </table:table-cell>
          <table:table-cell office:value-type="float" office:value="26.21" calcext:value-type="float">
            <text:p>26.21</text:p>
          </table:table-cell>
          <table:table-cell office:value-type="float" office:value="395.2" calcext:value-type="float">
            <text:p>395.2</text:p>
          </table:table-cell>
          <table:table-cell office:value-type="float" office:value="0.00011478" calcext:value-type="float">
            <text:p>0.00011478</text:p>
          </table:table-cell>
          <table:table-cell office:value-type="float" office:value="0.0004457" calcext:value-type="float">
            <text:p>0.0004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P.D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11305" calcext:value-type="float">
            <text:p>0.0011305</text:p>
          </table:table-cell>
          <table:table-cell office:value-type="float" office:value="0.6" calcext:value-type="float">
            <text:p>0.6</text:p>
          </table:table-cell>
          <table:table-cell office:value-type="float" office:value="158.87" calcext:value-type="float">
            <text:p>158.87</text:p>
          </table:table-cell>
          <table:table-cell office:value-type="float" office:value="78.263" calcext:value-type="float">
            <text:p>78.263</text:p>
          </table:table-cell>
          <table:table-cell office:value-type="float" office:value="0.00028258" calcext:value-type="float">
            <text:p>0.00028258</text:p>
          </table:table-cell>
          <table:table-cell office:value-type="float" office:value="0.00019834" calcext:value-type="float">
            <text:p>0.0001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</table:table-row>
        <table:table-row table:style-name="ro4">
          <table:table-cell table:style-name="ce18" office:value-type="string" calcext:value-type="string">
            <text:p>TCSG.A5R3.B1.1</text:p>
          </table:table-cell>
          <table:table-cell table:style-name="ce18" office:value-type="string" calcext:value-type="string">
            <text:p>CFC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2.981" calcext:value-type="float">
            <text:p>2.981</text:p>
          </table:table-cell>
          <table:table-cell office:value-type="float" office:value="0.0026692" calcext:value-type="float">
            <text:p>0.0026692</text:p>
          </table:table-cell>
          <table:table-cell office:value-type="float" office:value="1" calcext:value-type="float">
            <text:p>1</text:p>
          </table:table-cell>
          <table:table-cell office:value-type="float" office:value="35.868" calcext:value-type="float">
            <text:p>35.868</text:p>
          </table:table-cell>
          <table:table-cell office:value-type="float" office:value="344.11" calcext:value-type="float">
            <text:p>344.11</text:p>
          </table:table-cell>
          <table:table-cell office:value-type="float" office:value="0.00013427" calcext:value-type="float">
            <text:p>0.00013427</text:p>
          </table:table-cell>
          <table:table-cell office:value-type="float" office:value="0.00041589" calcext:value-type="float">
            <text:p>0.00041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P.B6L7.B1</text:p>
          </table:table-cell>
          <table:table-cell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215" calcext:value-type="float">
            <text:p>2.215</text:p>
          </table:table-cell>
          <table:table-cell office:value-type="float" office:value="0.0013238" calcext:value-type="float">
            <text:p>0.0013238</text:p>
          </table:table-cell>
          <table:table-cell office:value-type="float" office:value="0.6" calcext:value-type="float">
            <text:p>0.6</text:p>
          </table:table-cell>
          <table:table-cell office:value-type="float" office:value="142.46" calcext:value-type="float">
            <text:p>142.46</text:p>
          </table:table-cell>
          <table:table-cell office:value-type="float" office:value="87.487" calcext:value-type="float">
            <text:p>87.487</text:p>
          </table:table-cell>
          <table:table-cell office:value-type="float" office:value="0.00026759" calcext:value-type="float">
            <text:p>0.00026759</text:p>
          </table:table-cell>
          <table:table-cell office:value-type="float" office:value="0.0002097" calcext:value-type="float">
            <text:p>0.0002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</table:table-row>
        <table:table-row table:style-name="ro4">
          <table:table-cell table:style-name="ce18" office:value-type="string" calcext:value-type="string">
            <text:p>TCSG.B5R3.B1.2</text:p>
          </table:table-cell>
          <table:table-cell table:style-name="ce18" office:value-type="string" calcext:value-type="string">
            <text:p>CFC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0.19897" calcext:value-type="float">
            <text:p>0.19897</text:p>
          </table:table-cell>
          <table:table-cell office:value-type="float" office:value="0.0030193" calcext:value-type="float">
            <text:p>0.0030193</text:p>
          </table:table-cell>
          <table:table-cell office:value-type="float" office:value="1" calcext:value-type="float">
            <text:p>1</text:p>
          </table:table-cell>
          <table:table-cell office:value-type="float" office:value="45.538" calcext:value-type="float">
            <text:p>45.538</text:p>
          </table:table-cell>
          <table:table-cell office:value-type="float" office:value="312.68" calcext:value-type="float">
            <text:p>312.68</text:p>
          </table:table-cell>
          <table:table-cell office:value-type="float" office:value="0.00015129" calcext:value-type="float">
            <text:p>0.00015129</text:p>
          </table:table-cell>
          <table:table-cell office:value-type="float" office:value="0.00039644" calcext:value-type="float">
            <text:p>0.00039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A6L7.B1.2</text:p>
          </table:table-cell>
          <table:table-cell table:style-name="ce18"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4627" calcext:value-type="float">
            <text:p>2.4627</text:p>
          </table:table-cell>
          <table:table-cell office:value-type="float" office:value="0.0018402" calcext:value-type="float">
            <text:p>0.0018402</text:p>
          </table:table-cell>
          <table:table-cell office:value-type="float" office:value="1" calcext:value-type="float">
            <text:p>1</text:p>
          </table:table-cell>
          <table:table-cell office:value-type="float" office:value="39.872" calcext:value-type="float">
            <text:p>39.872</text:p>
          </table:table-cell>
          <table:table-cell office:value-type="float" office:value="226.92" calcext:value-type="float">
            <text:p>226.92</text:p>
          </table:table-cell>
          <table:table-cell office:value-type="float" office:value="0.00014157" calcext:value-type="float">
            <text:p>0.00014157</text:p>
          </table:table-cell>
          <table:table-cell office:value-type="float" office:value="0.00033773" calcext:value-type="float">
            <text:p>0.00033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4">
          <table:table-cell office:value-type="string" calcext:value-type="string">
            <text:p>TCLA.A5R3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59489" calcext:value-type="float">
            <text:p>0.0059489</text:p>
          </table:table-cell>
          <table:table-cell office:value-type="float" office:value="1" calcext:value-type="float">
            <text:p>1</text:p>
          </table:table-cell>
          <table:table-cell office:value-type="float" office:value="142.53" calcext:value-type="float">
            <text:p>142.53</text:p>
          </table:table-cell>
          <table:table-cell office:value-type="float" office:value="176.01" calcext:value-type="float">
            <text:p>176.01</text:p>
          </table:table-cell>
          <table:table-cell office:value-type="float" office:value="0.00026766" calcext:value-type="float">
            <text:p>0.00026766</text:p>
          </table:table-cell>
          <table:table-cell office:value-type="float" office:value="0.00029744" calcext:value-type="float">
            <text:p>0.0002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B5L7.B1.2</text:p>
          </table:table-cell>
          <table:table-cell table:style-name="ce18"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5046" calcext:value-type="float">
            <text:p>2.5046</text:p>
          </table:table-cell>
          <table:table-cell office:value-type="float" office:value="0.0021994" calcext:value-type="float">
            <text:p>0.0021994</text:p>
          </table:table-cell>
          <table:table-cell office:value-type="float" office:value="1" calcext:value-type="float">
            <text:p>1</text:p>
          </table:table-cell>
          <table:table-cell office:value-type="float" office:value="160.01" calcext:value-type="float">
            <text:p>160.01</text:p>
          </table:table-cell>
          <table:table-cell office:value-type="float" office:value="166.51" calcext:value-type="float">
            <text:p>166.51</text:p>
          </table:table-cell>
          <table:table-cell office:value-type="float" office:value="0.0002836" calcext:value-type="float">
            <text:p>0.0002836</text:p>
          </table:table-cell>
          <table:table-cell office:value-type="float" office:value="0.00028931" calcext:value-type="float">
            <text:p>0.00028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4">
          <table:table-cell office:value-type="string" calcext:value-type="string">
            <text:p>TCLA.B5R3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5212" calcext:value-type="float">
            <text:p>0.0055212</text:p>
          </table:table-cell>
          <table:table-cell office:value-type="float" office:value="1" calcext:value-type="float">
            <text:p>1</text:p>
          </table:table-cell>
          <table:table-cell office:value-type="float" office:value="151.61" calcext:value-type="float">
            <text:p>151.61</text:p>
          </table:table-cell>
          <table:table-cell office:value-type="float" office:value="168.69" calcext:value-type="float">
            <text:p>168.69</text:p>
          </table:table-cell>
          <table:table-cell office:value-type="float" office:value="0.00027606" calcext:value-type="float">
            <text:p>0.00027606</text:p>
          </table:table-cell>
          <table:table-cell office:value-type="float" office:value="0.00029119" calcext:value-type="float">
            <text:p>0.00029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A5L7.B1.1</text:p>
          </table:table-cell>
          <table:table-cell table:style-name="ce18" office:value-type="string" calcext:value-type="string">
            <text:p>Mo</text:p>
          </table:table-cell>
          <table:table-cell table:style-name="ce11" table:formula="of:=VALUE([.$AL$188])" office:value-type="float" office:value="0.000005" calcext:value-type="float">
            <text:p>5.00E-006</text:p>
          </table:table-cell>
          <table:table-cell office:value-type="float" office:value="0.71035" calcext:value-type="float">
            <text:p>0.71035</text:p>
          </table:table-cell>
          <table:table-cell office:value-type="float" office:value="0.0022439" calcext:value-type="float">
            <text:p>0.0022439</text:p>
          </table:table-cell>
          <table:table-cell office:value-type="float" office:value="1" calcext:value-type="float">
            <text:p>1</text:p>
          </table:table-cell>
          <table:table-cell office:value-type="float" office:value="185.99" calcext:value-type="float">
            <text:p>185.99</text:p>
          </table:table-cell>
          <table:table-cell office:value-type="float" office:value="145.93" calcext:value-type="float">
            <text:p>145.93</text:p>
          </table:table-cell>
          <table:table-cell office:value-type="float" office:value="0.00030576" calcext:value-type="float">
            <text:p>0.00030576</text:p>
          </table:table-cell>
          <table:table-cell office:value-type="float" office:value="0.00027083" calcext:value-type="float">
            <text:p>0.00027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4">
          <table:table-cell office:value-type="string" calcext:value-type="string">
            <text:p>TCLA.6R3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51014" calcext:value-type="float">
            <text:p>0.0051014</text:p>
          </table:table-cell>
          <table:table-cell office:value-type="float" office:value="1" calcext:value-type="float">
            <text:p>1</text:p>
          </table:table-cell>
          <table:table-cell office:value-type="float" office:value="129.44" calcext:value-type="float">
            <text:p>129.44</text:p>
          </table:table-cell>
          <table:table-cell office:value-type="float" office:value="168.71" calcext:value-type="float">
            <text:p>168.71</text:p>
          </table:table-cell>
          <table:table-cell office:value-type="float" office:value="0.00025507" calcext:value-type="float">
            <text:p>0.00025507</text:p>
          </table:table-cell>
          <table:table-cell office:value-type="float" office:value="0.0002912" calcext:value-type="float">
            <text:p>0.0002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A5L7.B1.2</text:p>
          </table:table-cell>
          <table:table-cell table:style-name="ce18"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71035" calcext:value-type="float">
            <text:p>0.71035</text:p>
          </table:table-cell>
          <table:table-cell office:value-type="float" office:value="0.0022439" calcext:value-type="float">
            <text:p>0.0022439</text:p>
          </table:table-cell>
          <table:table-cell office:value-type="float" office:value="1" calcext:value-type="float">
            <text:p>1</text:p>
          </table:table-cell>
          <table:table-cell office:value-type="float" office:value="185.99" calcext:value-type="float">
            <text:p>185.99</text:p>
          </table:table-cell>
          <table:table-cell office:value-type="float" office:value="145.93" calcext:value-type="float">
            <text:p>145.93</text:p>
          </table:table-cell>
          <table:table-cell office:value-type="float" office:value="0.00030576" calcext:value-type="float">
            <text:p>0.00030576</text:p>
          </table:table-cell>
          <table:table-cell office:value-type="float" office:value="0.00027083" calcext:value-type="float">
            <text:p>0.00027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4">
          <table:table-cell office:value-type="string" calcext:value-type="string">
            <text:p>TCLA.7R3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36818" calcext:value-type="float">
            <text:p>0.0036818</text:p>
          </table:table-cell>
          <table:table-cell office:value-type="float" office:value="1" calcext:value-type="float">
            <text:p>1</text:p>
          </table:table-cell>
          <table:table-cell office:value-type="float" office:value="67.422" calcext:value-type="float">
            <text:p>67.422</text:p>
          </table:table-cell>
          <table:table-cell office:value-type="float" office:value="89.198" calcext:value-type="float">
            <text:p>89.198</text:p>
          </table:table-cell>
          <table:table-cell office:value-type="float" office:value="0.00018409" calcext:value-type="float">
            <text:p>0.00018409</text:p>
          </table:table-cell>
          <table:table-cell office:value-type="float" office:value="0.00021174" calcext:value-type="float">
            <text:p>0.00021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D4L7.B1.1</text:p>
          </table:table-cell>
          <table:table-cell table:style-name="ce18" office:value-type="string" calcext:value-type="string">
            <text:p>Mo</text:p>
          </table:table-cell>
          <table:table-cell table:style-name="ce11" table:formula="of:=VALUE([.$AL$188])" office:value-type="float" office:value="0.000005" calcext:value-type="float">
            <text:p>5.00E-006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14325" calcext:value-type="float">
            <text:p>0.0014325</text:p>
          </table:table-cell>
          <table:table-cell office:value-type="float" office:value="1" calcext:value-type="float">
            <text:p>1</text:p>
          </table:table-cell>
          <table:table-cell office:value-type="float" office:value="332.96" calcext:value-type="float">
            <text:p>332.96</text:p>
          </table:table-cell>
          <table:table-cell office:value-type="float" office:value="68.861" calcext:value-type="float">
            <text:p>68.861</text:p>
          </table:table-cell>
          <table:table-cell office:value-type="float" office:value="0.0004091" calcext:value-type="float">
            <text:p>0.0004091</text:p>
          </table:table-cell>
          <table:table-cell office:value-type="float" office:value="0.00018604" calcext:value-type="float">
            <text:p>0.00018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4">
          <table:table-cell office:value-type="string" calcext:value-type="string">
            <text:p>TCTH.4L5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6425" calcext:value-type="float">
            <text:p>0.016425</text:p>
          </table:table-cell>
          <table:table-cell office:value-type="float" office:value="1" calcext:value-type="float">
            <text:p>1</text:p>
          </table:table-cell>
          <table:table-cell office:value-type="float" office:value="4868.4" calcext:value-type="float">
            <text:p>4868.4</text:p>
          </table:table-cell>
          <table:table-cell office:value-type="float" office:value="6180.5" calcext:value-type="float">
            <text:p>6180.5</text:p>
          </table:table-cell>
          <table:table-cell office:value-type="float" office:value="0.0015643" calcext:value-type="float">
            <text:p>0.0015643</text:p>
          </table:table-cell>
          <table:table-cell office:value-type="float" office:value="0.0017626" calcext:value-type="float">
            <text:p>0.001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D4L7.B1.2</text:p>
          </table:table-cell>
          <table:table-cell table:style-name="ce18"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14325" calcext:value-type="float">
            <text:p>0.0014325</text:p>
          </table:table-cell>
          <table:table-cell office:value-type="float" office:value="1" calcext:value-type="float">
            <text:p>1</text:p>
          </table:table-cell>
          <table:table-cell office:value-type="float" office:value="332.96" calcext:value-type="float">
            <text:p>332.96</text:p>
          </table:table-cell>
          <table:table-cell office:value-type="float" office:value="68.861" calcext:value-type="float">
            <text:p>68.861</text:p>
          </table:table-cell>
          <table:table-cell office:value-type="float" office:value="0.0004091" calcext:value-type="float">
            <text:p>0.0004091</text:p>
          </table:table-cell>
          <table:table-cell office:value-type="float" office:value="0.00018604" calcext:value-type="float">
            <text:p>0.00018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4">
          <table:table-cell office:value-type="string" calcext:value-type="string">
            <text:p>TCTVA.4L5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18871" calcext:value-type="float">
            <text:p>0.018871</text:p>
          </table:table-cell>
          <table:table-cell office:value-type="float" office:value="1" calcext:value-type="float">
            <text:p>1</text:p>
          </table:table-cell>
          <table:table-cell office:value-type="float" office:value="4934.2" calcext:value-type="float">
            <text:p>4934.2</text:p>
          </table:table-cell>
          <table:table-cell office:value-type="float" office:value="6426.1" calcext:value-type="float">
            <text:p>6426.1</text:p>
          </table:table-cell>
          <table:table-cell office:value-type="float" office:value="0.0015749" calcext:value-type="float">
            <text:p>0.0015749</text:p>
          </table:table-cell>
          <table:table-cell office:value-type="float" office:value="0.0017972" calcext:value-type="float">
            <text:p>0.0017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B4L7.B1.1</text:p>
          </table:table-cell>
          <table:table-cell table:style-name="ce18" office:value-type="string" calcext:value-type="string">
            <text:p>Mo</text:p>
          </table:table-cell>
          <table:table-cell table:style-name="ce11" table:formula="of:=VALUE([.$AL$188])"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20409" calcext:value-type="float">
            <text:p>0.0020409</text:p>
          </table:table-cell>
          <table:table-cell office:value-type="float" office:value="1" calcext:value-type="float">
            <text:p>1</text:p>
          </table:table-cell>
          <table:table-cell office:value-type="float" office:value="139.76" calcext:value-type="float">
            <text:p>139.76</text:p>
          </table:table-cell>
          <table:table-cell office:value-type="float" office:value="131" calcext:value-type="float">
            <text:p>131</text:p>
          </table:table-cell>
          <table:table-cell office:value-type="float" office:value="0.00026505" calcext:value-type="float">
            <text:p>0.00026505</text:p>
          </table:table-cell>
          <table:table-cell office:value-type="float" office:value="0.0002566" calcext:value-type="float">
            <text:p>0.0002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4">
          <table:table-cell office:value-type="string" calcext:value-type="string">
            <text:p>TCL.4R5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7169" calcext:value-type="float">
            <text:p>0.017169</text:p>
          </table:table-cell>
          <table:table-cell office:value-type="float" office:value="1" calcext:value-type="float">
            <text:p>1</text:p>
          </table:table-cell>
          <table:table-cell office:value-type="float" office:value="5864.2" calcext:value-type="float">
            <text:p>5864.2</text:p>
          </table:table-cell>
          <table:table-cell office:value-type="float" office:value="4782.6" calcext:value-type="float">
            <text:p>4782.6</text:p>
          </table:table-cell>
          <table:table-cell office:value-type="float" office:value="0.0017169" calcext:value-type="float">
            <text:p>0.0017169</text:p>
          </table:table-cell>
          <table:table-cell office:value-type="float" office:value="0.0015505" calcext:value-type="float">
            <text:p>0.0015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B4L7.B1.2</text:p>
          </table:table-cell>
          <table:table-cell table:style-name="ce18"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0409" calcext:value-type="float">
            <text:p>0.0020409</text:p>
          </table:table-cell>
          <table:table-cell office:value-type="float" office:value="1" calcext:value-type="float">
            <text:p>1</text:p>
          </table:table-cell>
          <table:table-cell office:value-type="float" office:value="139.76" calcext:value-type="float">
            <text:p>139.76</text:p>
          </table:table-cell>
          <table:table-cell office:value-type="float" office:value="131" calcext:value-type="float">
            <text:p>131</text:p>
          </table:table-cell>
          <table:table-cell office:value-type="float" office:value="0.00026505" calcext:value-type="float">
            <text:p>0.00026505</text:p>
          </table:table-cell>
          <table:table-cell office:value-type="float" office:value="0.0002566" calcext:value-type="float">
            <text:p>0.0002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4">
          <table:table-cell office:value-type="string" calcext:value-type="string">
            <text:p>TCL.5R5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80754" calcext:value-type="float">
            <text:p>0.0080754</text:p>
          </table:table-cell>
          <table:table-cell office:value-type="float" office:value="1" calcext:value-type="float">
            <text:p>1</text:p>
          </table:table-cell>
          <table:table-cell office:value-type="float" office:value="1297.4" calcext:value-type="float">
            <text:p>1297.4</text:p>
          </table:table-cell>
          <table:table-cell office:value-type="float" office:value="2505.3" calcext:value-type="float">
            <text:p>2505.3</text:p>
          </table:table-cell>
          <table:table-cell office:value-type="float" office:value="0.00080754" calcext:value-type="float">
            <text:p>0.00080754</text:p>
          </table:table-cell>
          <table:table-cell office:value-type="float" office:value="0.0011222" calcext:value-type="float">
            <text:p>0.0011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A4L7.B1.1</text:p>
          </table:table-cell>
          <table:table-cell table:style-name="ce18" office:value-type="string" calcext:value-type="string">
            <text:p>Mo</text:p>
          </table:table-cell>
          <table:table-cell table:style-name="ce11" table:formula="of:=VALUE([.$AL$188])" office:value-type="float" office:value="0.000005" calcext:value-type="float">
            <text:p>5.00E-006</text:p>
          </table:table-cell>
          <table:table-cell office:value-type="float" office:value="2.3492" calcext:value-type="float">
            <text:p>2.3492</text:p>
          </table:table-cell>
          <table:table-cell office:value-type="float" office:value="0.0020063" calcext:value-type="float">
            <text:p>0.0020063</text:p>
          </table:table-cell>
          <table:table-cell office:value-type="float" office:value="1" calcext:value-type="float">
            <text:p>1</text:p>
          </table:table-cell>
          <table:table-cell office:value-type="float" office:value="128.67" calcext:value-type="float">
            <text:p>128.67</text:p>
          </table:table-cell>
          <table:table-cell office:value-type="float" office:value="141.3" calcext:value-type="float">
            <text:p>141.3</text:p>
          </table:table-cell>
          <table:table-cell office:value-type="float" office:value="0.00025432" calcext:value-type="float">
            <text:p>0.00025432</text:p>
          </table:table-cell>
          <table:table-cell office:value-type="float" office:value="0.0002665" calcext:value-type="float">
            <text:p>0.0002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4">
          <table:table-cell office:value-type="string" calcext:value-type="string">
            <text:p>TCL.6R5.B1</text:p>
          </table:table-cell>
          <table:table-cell office:value-type="string" calcext:value-type="string">
            <text:p>CU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3021" calcext:value-type="float">
            <text:p>0.0023021</text:p>
          </table:table-cell>
          <table:table-cell office:value-type="float" office:value="1" calcext:value-type="float">
            <text:p>1</text:p>
          </table:table-cell>
          <table:table-cell office:value-type="float" office:value="105.43" calcext:value-type="float">
            <text:p>105.43</text:p>
          </table:table-cell>
          <table:table-cell office:value-type="float" office:value="859.63" calcext:value-type="float">
            <text:p>859.63</text:p>
          </table:table-cell>
          <table:table-cell office:value-type="float" office:value="0.00023021" calcext:value-type="float">
            <text:p>0.00023021</text:p>
          </table:table-cell>
          <table:table-cell office:value-type="float" office:value="0.00065734" calcext:value-type="float">
            <text:p>0.00065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A4L7.B1.2</text:p>
          </table:table-cell>
          <table:table-cell table:style-name="ce18"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3492" calcext:value-type="float">
            <text:p>2.3492</text:p>
          </table:table-cell>
          <table:table-cell office:value-type="float" office:value="0.0020063" calcext:value-type="float">
            <text:p>0.0020063</text:p>
          </table:table-cell>
          <table:table-cell office:value-type="float" office:value="1" calcext:value-type="float">
            <text:p>1</text:p>
          </table:table-cell>
          <table:table-cell office:value-type="float" office:value="128.67" calcext:value-type="float">
            <text:p>128.67</text:p>
          </table:table-cell>
          <table:table-cell office:value-type="float" office:value="141.3" calcext:value-type="float">
            <text:p>141.3</text:p>
          </table:table-cell>
          <table:table-cell office:value-type="float" office:value="0.00025432" calcext:value-type="float">
            <text:p>0.00025432</text:p>
          </table:table-cell>
          <table:table-cell office:value-type="float" office:value="0.0002665" calcext:value-type="float">
            <text:p>0.0002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4">
          <table:table-cell office:value-type="string" calcext:value-type="string">
            <text:p>TCDQA.A4R6.1.B</text:p>
          </table:table-cell>
          <table:table-cell office:value-type="string" calcext:value-type="string">
            <text:p>CU300K_in_TDI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61963" calcext:value-type="float">
            <text:p>0.0061963</text:p>
          </table:table-cell>
          <table:table-cell office:value-type="float" office:value="3" calcext:value-type="float">
            <text:p>3</text:p>
          </table:table-cell>
          <table:table-cell office:value-type="float" office:value="943.01" calcext:value-type="float">
            <text:p>943.01</text:p>
          </table:table-cell>
          <table:table-cell office:value-type="float" office:value="126.07" calcext:value-type="float">
            <text:p>126.07</text:p>
          </table:table-cell>
          <table:table-cell office:value-type="float" office:value="0.00068848" calcext:value-type="float">
            <text:p>0.00068848</text:p>
          </table:table-cell>
          <table:table-cell office:value-type="float" office:value="0.00025173" calcext:value-type="float">
            <text:p>0.00025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A4R7.B1.1</text:p>
          </table:table-cell>
          <table:table-cell table:style-name="ce18" office:value-type="string" calcext:value-type="string">
            <text:p>Mo</text:p>
          </table:table-cell>
          <table:table-cell table:style-name="ce11" table:formula="of:=VALUE([.$AL$188])" office:value-type="float" office:value="0.000005" calcext:value-type="float">
            <text:p>5.00E-006</text:p>
          </table:table-cell>
          <table:table-cell office:value-type="float" office:value="0.80809" calcext:value-type="float">
            <text:p>0.80809</text:p>
          </table:table-cell>
          <table:table-cell office:value-type="float" office:value="0.0020134" calcext:value-type="float">
            <text:p>0.0020134</text:p>
          </table:table-cell>
          <table:table-cell office:value-type="float" office:value="1" calcext:value-type="float">
            <text:p>1</text:p>
          </table:table-cell>
          <table:table-cell office:value-type="float" office:value="118.28" calcext:value-type="float">
            <text:p>118.28</text:p>
          </table:table-cell>
          <table:table-cell office:value-type="float" office:value="152.22" calcext:value-type="float">
            <text:p>152.22</text:p>
          </table:table-cell>
          <table:table-cell office:value-type="float" office:value="0.00024383" calcext:value-type="float">
            <text:p>0.00024383</text:p>
          </table:table-cell>
          <table:table-cell office:value-type="float" office:value="0.00027661" calcext:value-type="float">
            <text:p>0.0002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4">
          <table:table-cell office:value-type="string" calcext:value-type="string">
            <text:p>TCDQA.A4R6.2.B</text:p>
          </table:table-cell>
          <table:table-cell office:value-type="string" calcext:value-type="string">
            <text:p>CFC</text:p>
          </table:table-cell>
          <table:table-cell office:value-type="float" office:value="0.04" calcext:value-type="float">
            <text:p>4.00E-002</text:p>
          </table:table-cell>
          <table:table-cell office:value-type="float" office:value="0" calcext:value-type="float">
            <text:p>0</text:p>
          </table:table-cell>
          <table:table-cell office:value-type="float" office:value="0.0061963" calcext:value-type="float">
            <text:p>0.0061963</text:p>
          </table:table-cell>
          <table:table-cell office:value-type="float" office:value="3" calcext:value-type="float">
            <text:p>3</text:p>
          </table:table-cell>
          <table:table-cell office:value-type="float" office:value="943.01" calcext:value-type="float">
            <text:p>943.01</text:p>
          </table:table-cell>
          <table:table-cell office:value-type="float" office:value="126.07" calcext:value-type="float">
            <text:p>126.07</text:p>
          </table:table-cell>
          <table:table-cell office:value-type="float" office:value="0.00068848" calcext:value-type="float">
            <text:p>0.00068848</text:p>
          </table:table-cell>
          <table:table-cell office:value-type="float" office:value="0.00025173" calcext:value-type="float">
            <text:p>0.00025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A4R7.B1.2</text:p>
          </table:table-cell>
          <table:table-cell table:style-name="ce18"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80809" calcext:value-type="float">
            <text:p>0.80809</text:p>
          </table:table-cell>
          <table:table-cell office:value-type="float" office:value="0.0020134" calcext:value-type="float">
            <text:p>0.0020134</text:p>
          </table:table-cell>
          <table:table-cell office:value-type="float" office:value="1" calcext:value-type="float">
            <text:p>1</text:p>
          </table:table-cell>
          <table:table-cell office:value-type="float" office:value="118.28" calcext:value-type="float">
            <text:p>118.28</text:p>
          </table:table-cell>
          <table:table-cell office:value-type="float" office:value="152.22" calcext:value-type="float">
            <text:p>152.22</text:p>
          </table:table-cell>
          <table:table-cell office:value-type="float" office:value="0.00024383" calcext:value-type="float">
            <text:p>0.00024383</text:p>
          </table:table-cell>
          <table:table-cell office:value-type="float" office:value="0.00027661" calcext:value-type="float">
            <text:p>0.0002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4">
          <table:table-cell office:value-type="string" calcext:value-type="string">
            <text:p>TCDQA.B4R6.1.B</text:p>
          </table:table-cell>
          <table:table-cell office:value-type="string" calcext:value-type="string">
            <text:p>CU300K_in_TDI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62629" calcext:value-type="float">
            <text:p>0.0062629</text:p>
          </table:table-cell>
          <table:table-cell office:value-type="float" office:value="3" calcext:value-type="float">
            <text:p>3</text:p>
          </table:table-cell>
          <table:table-cell office:value-type="float" office:value="963.4" calcext:value-type="float">
            <text:p>963.4</text:p>
          </table:table-cell>
          <table:table-cell office:value-type="float" office:value="129.63" calcext:value-type="float">
            <text:p>129.63</text:p>
          </table:table-cell>
          <table:table-cell office:value-type="float" office:value="0.00069588" calcext:value-type="float">
            <text:p>0.00069588</text:p>
          </table:table-cell>
          <table:table-cell office:value-type="float" office:value="0.00025526" calcext:value-type="float">
            <text:p>0.00025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B5R7.B1.1</text:p>
          </table:table-cell>
          <table:table-cell table:style-name="ce18" office:value-type="string" calcext:value-type="string">
            <text:p>Mo</text:p>
          </table:table-cell>
          <table:table-cell table:style-name="ce11" table:formula="of:=VALUE([.$AL$188])" office:value-type="float" office:value="0.000005" calcext:value-type="float">
            <text:p>5.00E-006</text:p>
          </table:table-cell>
          <table:table-cell office:value-type="float" office:value="2.4696" calcext:value-type="float">
            <text:p>2.4696</text:p>
          </table:table-cell>
          <table:table-cell office:value-type="float" office:value="0.0023053" calcext:value-type="float">
            <text:p>0.0023053</text:p>
          </table:table-cell>
          <table:table-cell office:value-type="float" office:value="1" calcext:value-type="float">
            <text:p>1</text:p>
          </table:table-cell>
          <table:table-cell office:value-type="float" office:value="121.85" calcext:value-type="float">
            <text:p>121.85</text:p>
          </table:table-cell>
          <table:table-cell office:value-type="float" office:value="267.58" calcext:value-type="float">
            <text:p>267.58</text:p>
          </table:table-cell>
          <table:table-cell office:value-type="float" office:value="0.00024749" calcext:value-type="float">
            <text:p>0.00024749</text:p>
          </table:table-cell>
          <table:table-cell office:value-type="float" office:value="0.00036674" calcext:value-type="float">
            <text:p>0.00036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4">
          <table:table-cell office:value-type="string" calcext:value-type="string">
            <text:p>TCDQA.B4R6.2.B</text:p>
          </table:table-cell>
          <table:table-cell office:value-type="string" calcext:value-type="string">
            <text:p>CFC</text:p>
          </table:table-cell>
          <table:table-cell office:value-type="float" office:value="0.04" calcext:value-type="float">
            <text:p>4.00E-002</text:p>
          </table:table-cell>
          <table:table-cell office:value-type="float" office:value="0" calcext:value-type="float">
            <text:p>0</text:p>
          </table:table-cell>
          <table:table-cell office:value-type="float" office:value="0.0062629" calcext:value-type="float">
            <text:p>0.0062629</text:p>
          </table:table-cell>
          <table:table-cell office:value-type="float" office:value="3" calcext:value-type="float">
            <text:p>3</text:p>
          </table:table-cell>
          <table:table-cell office:value-type="float" office:value="963.4" calcext:value-type="float">
            <text:p>963.4</text:p>
          </table:table-cell>
          <table:table-cell office:value-type="float" office:value="129.63" calcext:value-type="float">
            <text:p>129.63</text:p>
          </table:table-cell>
          <table:table-cell office:value-type="float" office:value="0.00069588" calcext:value-type="float">
            <text:p>0.00069588</text:p>
          </table:table-cell>
          <table:table-cell office:value-type="float" office:value="0.00025526" calcext:value-type="float">
            <text:p>0.00025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B5R7.B1.2</text:p>
          </table:table-cell>
          <table:table-cell table:style-name="ce18"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4696" calcext:value-type="float">
            <text:p>2.4696</text:p>
          </table:table-cell>
          <table:table-cell office:value-type="float" office:value="0.0023053" calcext:value-type="float">
            <text:p>0.0023053</text:p>
          </table:table-cell>
          <table:table-cell office:value-type="float" office:value="1" calcext:value-type="float">
            <text:p>1</text:p>
          </table:table-cell>
          <table:table-cell office:value-type="float" office:value="121.85" calcext:value-type="float">
            <text:p>121.85</text:p>
          </table:table-cell>
          <table:table-cell office:value-type="float" office:value="267.58" calcext:value-type="float">
            <text:p>267.58</text:p>
          </table:table-cell>
          <table:table-cell office:value-type="float" office:value="0.00024749" calcext:value-type="float">
            <text:p>0.00024749</text:p>
          </table:table-cell>
          <table:table-cell office:value-type="float" office:value="0.00036674" calcext:value-type="float">
            <text:p>0.00036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4">
          <table:table-cell office:value-type="string" calcext:value-type="string">
            <text:p>TCDQA.C4R6.1.B</text:p>
          </table:table-cell>
          <table:table-cell office:value-type="string" calcext:value-type="string">
            <text:p>CU300K_in_TDI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63297" calcext:value-type="float">
            <text:p>0.0063297</text:p>
          </table:table-cell>
          <table:table-cell office:value-type="float" office:value="3" calcext:value-type="float">
            <text:p>3</text:p>
          </table:table-cell>
          <table:table-cell office:value-type="float" office:value="984.03" calcext:value-type="float">
            <text:p>984.03</text:p>
          </table:table-cell>
          <table:table-cell office:value-type="float" office:value="133.44" calcext:value-type="float">
            <text:p>133.44</text:p>
          </table:table-cell>
          <table:table-cell office:value-type="float" office:value="0.00070329" calcext:value-type="float">
            <text:p>0.00070329</text:p>
          </table:table-cell>
          <table:table-cell office:value-type="float" office:value="0.00025899" calcext:value-type="float">
            <text:p>0.00025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D5R7.B1.1</text:p>
          </table:table-cell>
          <table:table-cell table:style-name="ce18" office:value-type="string" calcext:value-type="string">
            <text:p>Mo</text:p>
          </table:table-cell>
          <table:table-cell table:style-name="ce11" table:formula="of:=VALUE([.$AL$188])" office:value-type="float" office:value="0.000005" calcext:value-type="float">
            <text:p>5.00E-006</text:p>
          </table:table-cell>
          <table:table-cell office:value-type="float" office:value="0.8971" calcext:value-type="float">
            <text:p>0.8971</text:p>
          </table:table-cell>
          <table:table-cell office:value-type="float" office:value="0.0023167" calcext:value-type="float">
            <text:p>0.0023167</text:p>
          </table:table-cell>
          <table:table-cell office:value-type="float" office:value="1" calcext:value-type="float">
            <text:p>1</text:p>
          </table:table-cell>
          <table:table-cell office:value-type="float" office:value="213.89" calcext:value-type="float">
            <text:p>213.89</text:p>
          </table:table-cell>
          <table:table-cell office:value-type="float" office:value="158.55" calcext:value-type="float">
            <text:p>158.55</text:p>
          </table:table-cell>
          <table:table-cell office:value-type="float" office:value="0.00032789" calcext:value-type="float">
            <text:p>0.00032789</text:p>
          </table:table-cell>
          <table:table-cell office:value-type="float" office:value="0.00028231" calcext:value-type="float">
            <text:p>0.00028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4">
          <table:table-cell office:value-type="string" calcext:value-type="string">
            <text:p>TCDQA.C4R6.2.B</text:p>
          </table:table-cell>
          <table:table-cell office:value-type="string" calcext:value-type="string">
            <text:p>CFC</text:p>
          </table:table-cell>
          <table:table-cell office:value-type="float" office:value="0.04" calcext:value-type="float">
            <text:p>4.00E-002</text:p>
          </table:table-cell>
          <table:table-cell office:value-type="float" office:value="0" calcext:value-type="float">
            <text:p>0</text:p>
          </table:table-cell>
          <table:table-cell office:value-type="float" office:value="0.0063297" calcext:value-type="float">
            <text:p>0.0063297</text:p>
          </table:table-cell>
          <table:table-cell office:value-type="float" office:value="3" calcext:value-type="float">
            <text:p>3</text:p>
          </table:table-cell>
          <table:table-cell office:value-type="float" office:value="984.03" calcext:value-type="float">
            <text:p>984.03</text:p>
          </table:table-cell>
          <table:table-cell office:value-type="float" office:value="133.44" calcext:value-type="float">
            <text:p>133.44</text:p>
          </table:table-cell>
          <table:table-cell office:value-type="float" office:value="0.00070329" calcext:value-type="float">
            <text:p>0.00070329</text:p>
          </table:table-cell>
          <table:table-cell office:value-type="float" office:value="0.00025899" calcext:value-type="float">
            <text:p>0.00025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D5R7.B1.2</text:p>
          </table:table-cell>
          <table:table-cell table:style-name="ce18"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8971" calcext:value-type="float">
            <text:p>0.8971</text:p>
          </table:table-cell>
          <table:table-cell office:value-type="float" office:value="0.0023167" calcext:value-type="float">
            <text:p>0.0023167</text:p>
          </table:table-cell>
          <table:table-cell office:value-type="float" office:value="1" calcext:value-type="float">
            <text:p>1</text:p>
          </table:table-cell>
          <table:table-cell office:value-type="float" office:value="213.89" calcext:value-type="float">
            <text:p>213.89</text:p>
          </table:table-cell>
          <table:table-cell office:value-type="float" office:value="158.55" calcext:value-type="float">
            <text:p>158.55</text:p>
          </table:table-cell>
          <table:table-cell office:value-type="float" office:value="0.00032789" calcext:value-type="float">
            <text:p>0.00032789</text:p>
          </table:table-cell>
          <table:table-cell office:value-type="float" office:value="0.00028231" calcext:value-type="float">
            <text:p>0.00028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4">
          <table:table-cell office:value-type="string" calcext:value-type="string">
            <text:p>TCSG.4R6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60475" calcext:value-type="float">
            <text:p>0.0060475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37.92" calcext:value-type="float">
            <text:p>137.92</text:p>
          </table:table-cell>
          <table:table-cell office:value-type="float" office:value="0.00071147" calcext:value-type="float">
            <text:p>0.00071147</text:p>
          </table:table-cell>
          <table:table-cell office:value-type="float" office:value="0.0002633" calcext:value-type="float">
            <text:p>0.0002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E5R7.B1.1</text:p>
          </table:table-cell>
          <table:table-cell table:style-name="ce18" office:value-type="string" calcext:value-type="string">
            <text:p>Mo</text:p>
          </table:table-cell>
          <table:table-cell table:style-name="ce11" table:formula="of:=VALUE([.$AL$188])" office:value-type="float" office:value="0.000005" calcext:value-type="float">
            <text:p>5.00E-006</text:p>
          </table:table-cell>
          <table:table-cell office:value-type="float" office:value="2.2776" calcext:value-type="float">
            <text:p>2.2776</text:p>
          </table:table-cell>
          <table:table-cell office:value-type="float" office:value="0.0023195" calcext:value-type="float">
            <text:p>0.0023195</text:p>
          </table:table-cell>
          <table:table-cell office:value-type="float" office:value="1" calcext:value-type="float">
            <text:p>1</text:p>
          </table:table-cell>
          <table:table-cell office:value-type="float" office:value="241.41" calcext:value-type="float">
            <text:p>241.41</text:p>
          </table:table-cell>
          <table:table-cell office:value-type="float" office:value="136.12" calcext:value-type="float">
            <text:p>136.12</text:p>
          </table:table-cell>
          <table:table-cell office:value-type="float" office:value="0.00034834" calcext:value-type="float">
            <text:p>0.00034834</text:p>
          </table:table-cell>
          <table:table-cell office:value-type="float" office:value="0.00026157" calcext:value-type="float">
            <text:p>0.00026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4">
          <table:table-cell office:value-type="string" calcext:value-type="string">
            <text:p>TCP.D6L7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11305" calcext:value-type="float">
            <text:p>0.0011305</text:p>
          </table:table-cell>
          <table:table-cell office:value-type="float" office:value="0.6" calcext:value-type="float">
            <text:p>0.6</text:p>
          </table:table-cell>
          <table:table-cell office:value-type="float" office:value="158.87" calcext:value-type="float">
            <text:p>158.87</text:p>
          </table:table-cell>
          <table:table-cell office:value-type="float" office:value="78.263" calcext:value-type="float">
            <text:p>78.263</text:p>
          </table:table-cell>
          <table:table-cell office:value-type="float" office:value="0.00028258" calcext:value-type="float">
            <text:p>0.00028258</text:p>
          </table:table-cell>
          <table:table-cell office:value-type="float" office:value="0.00019834" calcext:value-type="float">
            <text:p>0.0001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E5R7.B1.2</text:p>
          </table:table-cell>
          <table:table-cell table:style-name="ce18"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2.2776" calcext:value-type="float">
            <text:p>2.2776</text:p>
          </table:table-cell>
          <table:table-cell office:value-type="float" office:value="0.0023195" calcext:value-type="float">
            <text:p>0.0023195</text:p>
          </table:table-cell>
          <table:table-cell office:value-type="float" office:value="1" calcext:value-type="float">
            <text:p>1</text:p>
          </table:table-cell>
          <table:table-cell office:value-type="float" office:value="241.41" calcext:value-type="float">
            <text:p>241.41</text:p>
          </table:table-cell>
          <table:table-cell office:value-type="float" office:value="136.12" calcext:value-type="float">
            <text:p>136.12</text:p>
          </table:table-cell>
          <table:table-cell office:value-type="float" office:value="0.00034834" calcext:value-type="float">
            <text:p>0.00034834</text:p>
          </table:table-cell>
          <table:table-cell office:value-type="float" office:value="0.00026157" calcext:value-type="float">
            <text:p>0.00026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4">
          <table:table-cell office:value-type="string" calcext:value-type="string">
            <text:p>TCP.C6L7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5679" calcext:value-type="float">
            <text:p>0.0015679</text:p>
          </table:table-cell>
          <table:table-cell office:value-type="float" office:value="0.6" calcext:value-type="float">
            <text:p>0.6</text:p>
          </table:table-cell>
          <table:table-cell office:value-type="float" office:value="150.52" calcext:value-type="float">
            <text:p>150.52</text:p>
          </table:table-cell>
          <table:table-cell office:value-type="float" office:value="82.762" calcext:value-type="float">
            <text:p>82.762</text:p>
          </table:table-cell>
          <table:table-cell office:value-type="float" office:value="0.00027507" calcext:value-type="float">
            <text:p>0.00027507</text:p>
          </table:table-cell>
          <table:table-cell office:value-type="float" office:value="0.00020396" calcext:value-type="float">
            <text:p>0.00020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6R7.B1.1</text:p>
          </table:table-cell>
          <table:table-cell table:style-name="ce18" office:value-type="string" calcext:value-type="string">
            <text:p>Mo</text:p>
          </table:table-cell>
          <table:table-cell table:style-name="ce11" table:formula="of:=VALUE([.$AL$188])" office:value-type="float" office:value="0.000005" calcext:value-type="float">
            <text:p>5.00E-006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031632" calcext:value-type="float">
            <text:p>0.0031632</text:p>
          </table:table-cell>
          <table:table-cell office:value-type="float" office:value="1" calcext:value-type="float">
            <text:p>1</text:p>
          </table:table-cell>
          <table:table-cell office:value-type="float" office:value="335.77" calcext:value-type="float">
            <text:p>335.77</text:p>
          </table:table-cell>
          <table:table-cell office:value-type="float" office:value="47.356" calcext:value-type="float">
            <text:p>47.356</text:p>
          </table:table-cell>
          <table:table-cell office:value-type="float" office:value="0.00041082" calcext:value-type="float">
            <text:p>0.00041082</text:p>
          </table:table-cell>
          <table:table-cell office:value-type="float" office:value="0.00015428" calcext:value-type="float">
            <text:p>0.00015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4">
          <table:table-cell office:value-type="string" calcext:value-type="string">
            <text:p>TCP.B6L7.B1</text:p>
          </table:table-cell>
          <table:table-cell office:value-type="string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215" calcext:value-type="float">
            <text:p>2.215</text:p>
          </table:table-cell>
          <table:table-cell office:value-type="float" office:value="0.0013238" calcext:value-type="float">
            <text:p>0.0013238</text:p>
          </table:table-cell>
          <table:table-cell office:value-type="float" office:value="0.6" calcext:value-type="float">
            <text:p>0.6</text:p>
          </table:table-cell>
          <table:table-cell office:value-type="float" office:value="142.46" calcext:value-type="float">
            <text:p>142.46</text:p>
          </table:table-cell>
          <table:table-cell office:value-type="float" office:value="87.487" calcext:value-type="float">
            <text:p>87.487</text:p>
          </table:table-cell>
          <table:table-cell office:value-type="float" office:value="0.00026759" calcext:value-type="float">
            <text:p>0.00026759</text:p>
          </table:table-cell>
          <table:table-cell office:value-type="float" office:value="0.0002097" calcext:value-type="float">
            <text:p>0.0002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table:style-name="ce18" office:value-type="string" calcext:value-type="string">
            <text:p>TCSG.6R7.B1.2</text:p>
          </table:table-cell>
          <table:table-cell table:style-name="ce18" office:value-type="string" calcext:value-type="string">
            <text:p>CFC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031632" calcext:value-type="float">
            <text:p>0.0031632</text:p>
          </table:table-cell>
          <table:table-cell office:value-type="float" office:value="1" calcext:value-type="float">
            <text:p>1</text:p>
          </table:table-cell>
          <table:table-cell office:value-type="float" office:value="335.77" calcext:value-type="float">
            <text:p>335.77</text:p>
          </table:table-cell>
          <table:table-cell office:value-type="float" office:value="47.356" calcext:value-type="float">
            <text:p>47.356</text:p>
          </table:table-cell>
          <table:table-cell office:value-type="float" office:value="0.00041082" calcext:value-type="float">
            <text:p>0.00041082</text:p>
          </table:table-cell>
          <table:table-cell office:value-type="float" office:value="0.00015428" calcext:value-type="float">
            <text:p>0.00015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4">
          <table:table-cell table:style-name="ce18" office:value-type="string" calcext:value-type="string">
            <text:p>TCSG.A6L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2.4627" calcext:value-type="float">
            <text:p>2.4627</text:p>
          </table:table-cell>
          <table:table-cell office:value-type="float" office:value="0.0018402" calcext:value-type="float">
            <text:p>0.0018402</text:p>
          </table:table-cell>
          <table:table-cell office:value-type="float" office:value="1" calcext:value-type="float">
            <text:p>1</text:p>
          </table:table-cell>
          <table:table-cell office:value-type="float" office:value="39.872" calcext:value-type="float">
            <text:p>39.872</text:p>
          </table:table-cell>
          <table:table-cell office:value-type="float" office:value="226.92" calcext:value-type="float">
            <text:p>226.92</text:p>
          </table:table-cell>
          <table:table-cell office:value-type="float" office:value="0.00014157" calcext:value-type="float">
            <text:p>0.00014157</text:p>
          </table:table-cell>
          <table:table-cell office:value-type="float" office:value="0.00033773" calcext:value-type="float">
            <text:p>0.00033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LA.A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15558" calcext:value-type="float">
            <text:p>0.0015558</text:p>
          </table:table-cell>
          <table:table-cell office:value-type="float" office:value="1" calcext:value-type="float">
            <text:p>1</text:p>
          </table:table-cell>
          <table:table-cell office:value-type="float" office:value="297.08" calcext:value-type="float">
            <text:p>297.08</text:p>
          </table:table-cell>
          <table:table-cell office:value-type="float" office:value="48.155" calcext:value-type="float">
            <text:p>48.155</text:p>
          </table:table-cell>
          <table:table-cell office:value-type="float" office:value="0.00038643" calcext:value-type="float">
            <text:p>0.00038643</text:p>
          </table:table-cell>
          <table:table-cell office:value-type="float" office:value="0.00015558" calcext:value-type="float">
            <text:p>0.00015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table:style-name="ce18" office:value-type="string" calcext:value-type="string">
            <text:p>TCSG.A6L7.B1.2</text:p>
          </table:table-cell>
          <table:table-cell table:style-name="ce18" table:formula="of:=[.$J$207]" office:value-type="string" office:string-value="CFC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4627" calcext:value-type="float">
            <text:p>2.4627</text:p>
          </table:table-cell>
          <table:table-cell office:value-type="float" office:value="0.0018402" calcext:value-type="float">
            <text:p>0.0018402</text:p>
          </table:table-cell>
          <table:table-cell office:value-type="float" office:value="1" calcext:value-type="float">
            <text:p>1</text:p>
          </table:table-cell>
          <table:table-cell office:value-type="float" office:value="39.872" calcext:value-type="float">
            <text:p>39.872</text:p>
          </table:table-cell>
          <table:table-cell office:value-type="float" office:value="226.92" calcext:value-type="float">
            <text:p>226.92</text:p>
          </table:table-cell>
          <table:table-cell office:value-type="float" office:value="0.00014157" calcext:value-type="float">
            <text:p>0.00014157</text:p>
          </table:table-cell>
          <table:table-cell office:value-type="float" office:value="0.00033773" calcext:value-type="float">
            <text:p>0.00033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LA.B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8315" calcext:value-type="float">
            <text:p>0.0028315</text:p>
          </table:table-cell>
          <table:table-cell office:value-type="float" office:value="1" calcext:value-type="float">
            <text:p>1</text:p>
          </table:table-cell>
          <table:table-cell office:value-type="float" office:value="159.5" calcext:value-type="float">
            <text:p>159.5</text:p>
          </table:table-cell>
          <table:table-cell office:value-type="float" office:value="76.388" calcext:value-type="float">
            <text:p>76.388</text:p>
          </table:table-cell>
          <table:table-cell office:value-type="float" office:value="0.00028315" calcext:value-type="float">
            <text:p>0.00028315</text:p>
          </table:table-cell>
          <table:table-cell office:value-type="float" office:value="0.00019595" calcext:value-type="float">
            <text:p>0.00019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table:style-name="ce18" office:value-type="string" calcext:value-type="string">
            <text:p>TCSG.B5L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2.5046" calcext:value-type="float">
            <text:p>2.5046</text:p>
          </table:table-cell>
          <table:table-cell office:value-type="float" office:value="0.0021994" calcext:value-type="float">
            <text:p>0.0021994</text:p>
          </table:table-cell>
          <table:table-cell office:value-type="float" office:value="1" calcext:value-type="float">
            <text:p>1</text:p>
          </table:table-cell>
          <table:table-cell office:value-type="float" office:value="160.01" calcext:value-type="float">
            <text:p>160.01</text:p>
          </table:table-cell>
          <table:table-cell office:value-type="float" office:value="166.51" calcext:value-type="float">
            <text:p>166.51</text:p>
          </table:table-cell>
          <table:table-cell office:value-type="float" office:value="0.0002836" calcext:value-type="float">
            <text:p>0.0002836</text:p>
          </table:table-cell>
          <table:table-cell office:value-type="float" office:value="0.00028931" calcext:value-type="float">
            <text:p>0.00028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LA.C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27631" calcext:value-type="float">
            <text:p>0.0027631</text:p>
          </table:table-cell>
          <table:table-cell office:value-type="float" office:value="1" calcext:value-type="float">
            <text:p>1</text:p>
          </table:table-cell>
          <table:table-cell office:value-type="float" office:value="68.617" calcext:value-type="float">
            <text:p>68.617</text:p>
          </table:table-cell>
          <table:table-cell office:value-type="float" office:value="151.89" calcext:value-type="float">
            <text:p>151.89</text:p>
          </table:table-cell>
          <table:table-cell office:value-type="float" office:value="0.00018572" calcext:value-type="float">
            <text:p>0.00018572</text:p>
          </table:table-cell>
          <table:table-cell office:value-type="float" office:value="0.00027631" calcext:value-type="float">
            <text:p>0.00027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table:style-name="ce18" office:value-type="string" calcext:value-type="string">
            <text:p>TCSG.B5L7.B1.2</text:p>
          </table:table-cell>
          <table:table-cell table:style-name="ce18" table:formula="of:=[.$J$207]" office:value-type="string" office:string-value="CFC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5046" calcext:value-type="float">
            <text:p>2.5046</text:p>
          </table:table-cell>
          <table:table-cell office:value-type="float" office:value="0.0021994" calcext:value-type="float">
            <text:p>0.0021994</text:p>
          </table:table-cell>
          <table:table-cell office:value-type="float" office:value="1" calcext:value-type="float">
            <text:p>1</text:p>
          </table:table-cell>
          <table:table-cell office:value-type="float" office:value="160.01" calcext:value-type="float">
            <text:p>160.01</text:p>
          </table:table-cell>
          <table:table-cell office:value-type="float" office:value="166.51" calcext:value-type="float">
            <text:p>166.51</text:p>
          </table:table-cell>
          <table:table-cell office:value-type="float" office:value="0.0002836" calcext:value-type="float">
            <text:p>0.0002836</text:p>
          </table:table-cell>
          <table:table-cell office:value-type="float" office:value="0.00028931" calcext:value-type="float">
            <text:p>0.00028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LA.D6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8082" calcext:value-type="float">
            <text:p>0.0018082</text:p>
          </table:table-cell>
          <table:table-cell office:value-type="float" office:value="1" calcext:value-type="float">
            <text:p>1</text:p>
          </table:table-cell>
          <table:table-cell office:value-type="float" office:value="65.049" calcext:value-type="float">
            <text:p>65.049</text:p>
          </table:table-cell>
          <table:table-cell office:value-type="float" office:value="157.92" calcext:value-type="float">
            <text:p>157.92</text:p>
          </table:table-cell>
          <table:table-cell office:value-type="float" office:value="0.00018082" calcext:value-type="float">
            <text:p>0.00018082</text:p>
          </table:table-cell>
          <table:table-cell office:value-type="float" office:value="0.00028174" calcext:value-type="float">
            <text:p>0.00028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table:style-name="ce18" office:value-type="string" calcext:value-type="string">
            <text:p>TCSG.A5L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0.71035" calcext:value-type="float">
            <text:p>0.71035</text:p>
          </table:table-cell>
          <table:table-cell office:value-type="float" office:value="0.0022439" calcext:value-type="float">
            <text:p>0.0022439</text:p>
          </table:table-cell>
          <table:table-cell office:value-type="float" office:value="1" calcext:value-type="float">
            <text:p>1</text:p>
          </table:table-cell>
          <table:table-cell office:value-type="float" office:value="185.99" calcext:value-type="float">
            <text:p>185.99</text:p>
          </table:table-cell>
          <table:table-cell office:value-type="float" office:value="145.93" calcext:value-type="float">
            <text:p>145.93</text:p>
          </table:table-cell>
          <table:table-cell office:value-type="float" office:value="0.00030576" calcext:value-type="float">
            <text:p>0.00030576</text:p>
          </table:table-cell>
          <table:table-cell office:value-type="float" office:value="0.00027083" calcext:value-type="float">
            <text:p>0.00027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LA.A7R7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8166" calcext:value-type="float">
            <text:p>0.0018166</text:p>
          </table:table-cell>
          <table:table-cell office:value-type="float" office:value="1" calcext:value-type="float">
            <text:p>1</text:p>
          </table:table-cell>
          <table:table-cell office:value-type="float" office:value="65.655" calcext:value-type="float">
            <text:p>65.655</text:p>
          </table:table-cell>
          <table:table-cell office:value-type="float" office:value="143.86" calcext:value-type="float">
            <text:p>143.86</text:p>
          </table:table-cell>
          <table:table-cell office:value-type="float" office:value="0.00018166" calcext:value-type="float">
            <text:p>0.00018166</text:p>
          </table:table-cell>
          <table:table-cell office:value-type="float" office:value="0.00026891" calcext:value-type="float">
            <text:p>0.00026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table:style-name="ce18" office:value-type="string" calcext:value-type="string">
            <text:p>TCSG.A5L7.B1.2</text:p>
          </table:table-cell>
          <table:table-cell table:style-name="ce18" table:formula="of:=[.$J$207]" office:value-type="string" office:string-value="CFC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.71035" calcext:value-type="float">
            <text:p>0.71035</text:p>
          </table:table-cell>
          <table:table-cell office:value-type="float" office:value="0.0022439" calcext:value-type="float">
            <text:p>0.0022439</text:p>
          </table:table-cell>
          <table:table-cell office:value-type="float" office:value="1" calcext:value-type="float">
            <text:p>1</text:p>
          </table:table-cell>
          <table:table-cell office:value-type="float" office:value="185.99" calcext:value-type="float">
            <text:p>185.99</text:p>
          </table:table-cell>
          <table:table-cell office:value-type="float" office:value="145.93" calcext:value-type="float">
            <text:p>145.93</text:p>
          </table:table-cell>
          <table:table-cell office:value-type="float" office:value="0.00030576" calcext:value-type="float">
            <text:p>0.00030576</text:p>
          </table:table-cell>
          <table:table-cell office:value-type="float" office:value="0.00027083" calcext:value-type="float">
            <text:p>0.00027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TH.4L8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0278" calcext:value-type="float">
            <text:p>0.010278</text:p>
          </table:table-cell>
          <table:table-cell office:value-type="float" office:value="1" calcext:value-type="float">
            <text:p>1</text:p>
          </table:table-cell>
          <table:table-cell office:value-type="float" office:value="233.52" calcext:value-type="float">
            <text:p>233.52</text:p>
          </table:table-cell>
          <table:table-cell office:value-type="float" office:value="284.92" calcext:value-type="float">
            <text:p>284.92</text:p>
          </table:table-cell>
          <table:table-cell office:value-type="float" office:value="0.00034261" calcext:value-type="float">
            <text:p>0.00034261</text:p>
          </table:table-cell>
          <table:table-cell office:value-type="float" office:value="0.00037843" calcext:value-type="float">
            <text:p>0.00037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table:style-name="ce18" office:value-type="string" calcext:value-type="string">
            <text:p>TCSG.D4L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14325" calcext:value-type="float">
            <text:p>0.0014325</text:p>
          </table:table-cell>
          <table:table-cell office:value-type="float" office:value="1" calcext:value-type="float">
            <text:p>1</text:p>
          </table:table-cell>
          <table:table-cell office:value-type="float" office:value="332.96" calcext:value-type="float">
            <text:p>332.96</text:p>
          </table:table-cell>
          <table:table-cell office:value-type="float" office:value="68.861" calcext:value-type="float">
            <text:p>68.861</text:p>
          </table:table-cell>
          <table:table-cell office:value-type="float" office:value="0.0004091" calcext:value-type="float">
            <text:p>0.0004091</text:p>
          </table:table-cell>
          <table:table-cell office:value-type="float" office:value="0.00018604" calcext:value-type="float">
            <text:p>0.00018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TVA.4L8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11384" calcext:value-type="float">
            <text:p>0.011384</text:p>
          </table:table-cell>
          <table:table-cell office:value-type="float" office:value="1" calcext:value-type="float">
            <text:p>1</text:p>
          </table:table-cell>
          <table:table-cell office:value-type="float" office:value="244.08" calcext:value-type="float">
            <text:p>244.08</text:p>
          </table:table-cell>
          <table:table-cell office:value-type="float" office:value="286.49" calcext:value-type="float">
            <text:p>286.49</text:p>
          </table:table-cell>
          <table:table-cell office:value-type="float" office:value="0.00035027" calcext:value-type="float">
            <text:p>0.00035027</text:p>
          </table:table-cell>
          <table:table-cell office:value-type="float" office:value="0.00037948" calcext:value-type="float">
            <text:p>0.00037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table:style-name="ce18" office:value-type="string" calcext:value-type="string">
            <text:p>TCSG.D4L7.B1.2</text:p>
          </table:table-cell>
          <table:table-cell table:style-name="ce18" table:formula="of:=[.$J$207]" office:value-type="string" office:string-value="CFC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0014325" calcext:value-type="float">
            <text:p>0.0014325</text:p>
          </table:table-cell>
          <table:table-cell office:value-type="float" office:value="1" calcext:value-type="float">
            <text:p>1</text:p>
          </table:table-cell>
          <table:table-cell office:value-type="float" office:value="332.96" calcext:value-type="float">
            <text:p>332.96</text:p>
          </table:table-cell>
          <table:table-cell office:value-type="float" office:value="68.861" calcext:value-type="float">
            <text:p>68.861</text:p>
          </table:table-cell>
          <table:table-cell office:value-type="float" office:value="0.0004091" calcext:value-type="float">
            <text:p>0.0004091</text:p>
          </table:table-cell>
          <table:table-cell office:value-type="float" office:value="0.00018604" calcext:value-type="float">
            <text:p>0.00018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TH.4L1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6425" calcext:value-type="float">
            <text:p>0.016425</text:p>
          </table:table-cell>
          <table:table-cell office:value-type="float" office:value="1" calcext:value-type="float">
            <text:p>1</text:p>
          </table:table-cell>
          <table:table-cell office:value-type="float" office:value="4868.4" calcext:value-type="float">
            <text:p>4868.4</text:p>
          </table:table-cell>
          <table:table-cell office:value-type="float" office:value="6180.5" calcext:value-type="float">
            <text:p>6180.5</text:p>
          </table:table-cell>
          <table:table-cell office:value-type="float" office:value="0.0015643" calcext:value-type="float">
            <text:p>0.0015643</text:p>
          </table:table-cell>
          <table:table-cell office:value-type="float" office:value="0.0017626" calcext:value-type="float">
            <text:p>0.001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4">
          <table:table-cell table:style-name="ce18" office:value-type="string" calcext:value-type="string">
            <text:p>TCSG.B4L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office:value-type="float" office:value="0.0020409" calcext:value-type="float">
            <text:p>0.0020409</text:p>
          </table:table-cell>
          <table:table-cell office:value-type="float" office:value="1" calcext:value-type="float">
            <text:p>1</text:p>
          </table:table-cell>
          <table:table-cell office:value-type="float" office:value="139.76" calcext:value-type="float">
            <text:p>139.76</text:p>
          </table:table-cell>
          <table:table-cell office:value-type="float" office:value="131" calcext:value-type="float">
            <text:p>131</text:p>
          </table:table-cell>
          <table:table-cell office:value-type="float" office:value="0.00026505" calcext:value-type="float">
            <text:p>0.00026505</text:p>
          </table:table-cell>
          <table:table-cell office:value-type="float" office:value="0.0002566" calcext:value-type="float">
            <text:p>0.0002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26" table:number-columns-repeated="2"/>
          <table:table-cell table:style-name="ce27"/>
          <table:table-cell table:style-name="ce26" table:number-columns-repeated="10"/>
          <table:table-cell table:number-columns-repeated="2"/>
          <table:table-cell office:value-type="string" calcext:value-type="string">
            <text:p>TCTVA.4L1.B1</text:p>
          </table:table-cell>
          <table:table-cell office:value-type="string" calcext:value-type="string">
            <text:p>W</text:p>
          </table:table-cell>
          <table:table-cell table:style-name="ce11"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18871" calcext:value-type="float">
            <text:p>0.018871</text:p>
          </table:table-cell>
          <table:table-cell office:value-type="float" office:value="1" calcext:value-type="float">
            <text:p>1</text:p>
          </table:table-cell>
          <table:table-cell office:value-type="float" office:value="4934.2" calcext:value-type="float">
            <text:p>4934.2</text:p>
          </table:table-cell>
          <table:table-cell office:value-type="float" office:value="6426.1" calcext:value-type="float">
            <text:p>6426.1</text:p>
          </table:table-cell>
          <table:table-cell office:value-type="float" office:value="0.0015749" calcext:value-type="float">
            <text:p>0.0015749</text:p>
          </table:table-cell>
          <table:table-cell office:value-type="float" office:value="0.0017972" calcext:value-type="float">
            <text:p>0.0017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4">
          <table:table-cell table:style-name="ce18" office:value-type="string" calcext:value-type="string">
            <text:p>TCSG.B4L7.B1.2</text:p>
          </table:table-cell>
          <table:table-cell table:style-name="ce18" table:formula="of:=[.$J$207]" office:value-type="string" office:string-value="CFC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0409" calcext:value-type="float">
            <text:p>0.0020409</text:p>
          </table:table-cell>
          <table:table-cell office:value-type="float" office:value="1" calcext:value-type="float">
            <text:p>1</text:p>
          </table:table-cell>
          <table:table-cell office:value-type="float" office:value="139.76" calcext:value-type="float">
            <text:p>139.76</text:p>
          </table:table-cell>
          <table:table-cell office:value-type="float" office:value="131" calcext:value-type="float">
            <text:p>131</text:p>
          </table:table-cell>
          <table:table-cell office:value-type="float" office:value="0.00026505" calcext:value-type="float">
            <text:p>0.00026505</text:p>
          </table:table-cell>
          <table:table-cell office:value-type="float" office:value="0.0002566" calcext:value-type="float">
            <text:p>0.0002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A4L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2.3492" calcext:value-type="float">
            <text:p>2.3492</text:p>
          </table:table-cell>
          <table:table-cell office:value-type="float" office:value="0.0020063" calcext:value-type="float">
            <text:p>0.0020063</text:p>
          </table:table-cell>
          <table:table-cell office:value-type="float" office:value="1" calcext:value-type="float">
            <text:p>1</text:p>
          </table:table-cell>
          <table:table-cell office:value-type="float" office:value="128.67" calcext:value-type="float">
            <text:p>128.67</text:p>
          </table:table-cell>
          <table:table-cell office:value-type="float" office:value="141.3" calcext:value-type="float">
            <text:p>141.3</text:p>
          </table:table-cell>
          <table:table-cell office:value-type="float" office:value="0.00025432" calcext:value-type="float">
            <text:p>0.00025432</text:p>
          </table:table-cell>
          <table:table-cell office:value-type="float" office:value="0.0002665" calcext:value-type="float">
            <text:p>0.0002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A4L7.B1.2</text:p>
          </table:table-cell>
          <table:table-cell table:style-name="ce18" table:formula="of:=[.$J$207]" office:value-type="string" office:string-value="CFC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3492" calcext:value-type="float">
            <text:p>2.3492</text:p>
          </table:table-cell>
          <table:table-cell office:value-type="float" office:value="0.0020063" calcext:value-type="float">
            <text:p>0.0020063</text:p>
          </table:table-cell>
          <table:table-cell office:value-type="float" office:value="1" calcext:value-type="float">
            <text:p>1</text:p>
          </table:table-cell>
          <table:table-cell office:value-type="float" office:value="128.67" calcext:value-type="float">
            <text:p>128.67</text:p>
          </table:table-cell>
          <table:table-cell office:value-type="float" office:value="141.3" calcext:value-type="float">
            <text:p>141.3</text:p>
          </table:table-cell>
          <table:table-cell office:value-type="float" office:value="0.00025432" calcext:value-type="float">
            <text:p>0.00025432</text:p>
          </table:table-cell>
          <table:table-cell office:value-type="float" office:value="0.0002665" calcext:value-type="float">
            <text:p>0.0002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A4R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0.80809" calcext:value-type="float">
            <text:p>0.80809</text:p>
          </table:table-cell>
          <table:table-cell office:value-type="float" office:value="0.0020134" calcext:value-type="float">
            <text:p>0.0020134</text:p>
          </table:table-cell>
          <table:table-cell office:value-type="float" office:value="1" calcext:value-type="float">
            <text:p>1</text:p>
          </table:table-cell>
          <table:table-cell office:value-type="float" office:value="118.28" calcext:value-type="float">
            <text:p>118.28</text:p>
          </table:table-cell>
          <table:table-cell office:value-type="float" office:value="152.22" calcext:value-type="float">
            <text:p>152.22</text:p>
          </table:table-cell>
          <table:table-cell office:value-type="float" office:value="0.00024383" calcext:value-type="float">
            <text:p>0.00024383</text:p>
          </table:table-cell>
          <table:table-cell office:value-type="float" office:value="0.00027661" calcext:value-type="float">
            <text:p>0.0002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A4R7.B1.2</text:p>
          </table:table-cell>
          <table:table-cell table:style-name="ce18" table:formula="of:=[.$J$207]" office:value-type="string" office:string-value="CFC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.80809" calcext:value-type="float">
            <text:p>0.80809</text:p>
          </table:table-cell>
          <table:table-cell office:value-type="float" office:value="0.0020134" calcext:value-type="float">
            <text:p>0.0020134</text:p>
          </table:table-cell>
          <table:table-cell office:value-type="float" office:value="1" calcext:value-type="float">
            <text:p>1</text:p>
          </table:table-cell>
          <table:table-cell office:value-type="float" office:value="118.28" calcext:value-type="float">
            <text:p>118.28</text:p>
          </table:table-cell>
          <table:table-cell office:value-type="float" office:value="152.22" calcext:value-type="float">
            <text:p>152.22</text:p>
          </table:table-cell>
          <table:table-cell office:value-type="float" office:value="0.00024383" calcext:value-type="float">
            <text:p>0.00024383</text:p>
          </table:table-cell>
          <table:table-cell office:value-type="float" office:value="0.00027661" calcext:value-type="float">
            <text:p>0.0002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B5R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2.4696" calcext:value-type="float">
            <text:p>2.4696</text:p>
          </table:table-cell>
          <table:table-cell office:value-type="float" office:value="0.0023053" calcext:value-type="float">
            <text:p>0.0023053</text:p>
          </table:table-cell>
          <table:table-cell office:value-type="float" office:value="1" calcext:value-type="float">
            <text:p>1</text:p>
          </table:table-cell>
          <table:table-cell office:value-type="float" office:value="121.85" calcext:value-type="float">
            <text:p>121.85</text:p>
          </table:table-cell>
          <table:table-cell office:value-type="float" office:value="267.58" calcext:value-type="float">
            <text:p>267.58</text:p>
          </table:table-cell>
          <table:table-cell office:value-type="float" office:value="0.00024749" calcext:value-type="float">
            <text:p>0.00024749</text:p>
          </table:table-cell>
          <table:table-cell office:value-type="float" office:value="0.00036674" calcext:value-type="float">
            <text:p>0.00036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B5R7.B1.2</text:p>
          </table:table-cell>
          <table:table-cell table:style-name="ce18" table:formula="of:=[.$J$207]" office:value-type="string" office:string-value="CFC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4696" calcext:value-type="float">
            <text:p>2.4696</text:p>
          </table:table-cell>
          <table:table-cell office:value-type="float" office:value="0.0023053" calcext:value-type="float">
            <text:p>0.0023053</text:p>
          </table:table-cell>
          <table:table-cell office:value-type="float" office:value="1" calcext:value-type="float">
            <text:p>1</text:p>
          </table:table-cell>
          <table:table-cell office:value-type="float" office:value="121.85" calcext:value-type="float">
            <text:p>121.85</text:p>
          </table:table-cell>
          <table:table-cell office:value-type="float" office:value="267.58" calcext:value-type="float">
            <text:p>267.58</text:p>
          </table:table-cell>
          <table:table-cell office:value-type="float" office:value="0.00024749" calcext:value-type="float">
            <text:p>0.00024749</text:p>
          </table:table-cell>
          <table:table-cell office:value-type="float" office:value="0.00036674" calcext:value-type="float">
            <text:p>0.00036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D5R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0.8971" calcext:value-type="float">
            <text:p>0.8971</text:p>
          </table:table-cell>
          <table:table-cell office:value-type="float" office:value="0.0023167" calcext:value-type="float">
            <text:p>0.0023167</text:p>
          </table:table-cell>
          <table:table-cell office:value-type="float" office:value="1" calcext:value-type="float">
            <text:p>1</text:p>
          </table:table-cell>
          <table:table-cell office:value-type="float" office:value="213.89" calcext:value-type="float">
            <text:p>213.89</text:p>
          </table:table-cell>
          <table:table-cell office:value-type="float" office:value="158.55" calcext:value-type="float">
            <text:p>158.55</text:p>
          </table:table-cell>
          <table:table-cell office:value-type="float" office:value="0.00032789" calcext:value-type="float">
            <text:p>0.00032789</text:p>
          </table:table-cell>
          <table:table-cell office:value-type="float" office:value="0.00028231" calcext:value-type="float">
            <text:p>0.00028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D5R7.B1.2</text:p>
          </table:table-cell>
          <table:table-cell table:style-name="ce18" table:formula="of:=[.$J$207]" office:value-type="string" office:string-value="CFC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.8971" calcext:value-type="float">
            <text:p>0.8971</text:p>
          </table:table-cell>
          <table:table-cell office:value-type="float" office:value="0.0023167" calcext:value-type="float">
            <text:p>0.0023167</text:p>
          </table:table-cell>
          <table:table-cell office:value-type="float" office:value="1" calcext:value-type="float">
            <text:p>1</text:p>
          </table:table-cell>
          <table:table-cell office:value-type="float" office:value="213.89" calcext:value-type="float">
            <text:p>213.89</text:p>
          </table:table-cell>
          <table:table-cell office:value-type="float" office:value="158.55" calcext:value-type="float">
            <text:p>158.55</text:p>
          </table:table-cell>
          <table:table-cell office:value-type="float" office:value="0.00032789" calcext:value-type="float">
            <text:p>0.00032789</text:p>
          </table:table-cell>
          <table:table-cell office:value-type="float" office:value="0.00028231" calcext:value-type="float">
            <text:p>0.00028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E5R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2.2776" calcext:value-type="float">
            <text:p>2.2776</text:p>
          </table:table-cell>
          <table:table-cell office:value-type="float" office:value="0.0023195" calcext:value-type="float">
            <text:p>0.0023195</text:p>
          </table:table-cell>
          <table:table-cell office:value-type="float" office:value="1" calcext:value-type="float">
            <text:p>1</text:p>
          </table:table-cell>
          <table:table-cell office:value-type="float" office:value="241.41" calcext:value-type="float">
            <text:p>241.41</text:p>
          </table:table-cell>
          <table:table-cell office:value-type="float" office:value="136.12" calcext:value-type="float">
            <text:p>136.12</text:p>
          </table:table-cell>
          <table:table-cell office:value-type="float" office:value="0.00034834" calcext:value-type="float">
            <text:p>0.00034834</text:p>
          </table:table-cell>
          <table:table-cell office:value-type="float" office:value="0.00026157" calcext:value-type="float">
            <text:p>0.00026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E5R7.B1.2</text:p>
          </table:table-cell>
          <table:table-cell table:style-name="ce18" table:formula="of:=[.$J$207]" office:value-type="string" office:string-value="CFC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2.2776" calcext:value-type="float">
            <text:p>2.2776</text:p>
          </table:table-cell>
          <table:table-cell office:value-type="float" office:value="0.0023195" calcext:value-type="float">
            <text:p>0.0023195</text:p>
          </table:table-cell>
          <table:table-cell office:value-type="float" office:value="1" calcext:value-type="float">
            <text:p>1</text:p>
          </table:table-cell>
          <table:table-cell office:value-type="float" office:value="241.41" calcext:value-type="float">
            <text:p>241.41</text:p>
          </table:table-cell>
          <table:table-cell office:value-type="float" office:value="136.12" calcext:value-type="float">
            <text:p>136.12</text:p>
          </table:table-cell>
          <table:table-cell office:value-type="float" office:value="0.00034834" calcext:value-type="float">
            <text:p>0.00034834</text:p>
          </table:table-cell>
          <table:table-cell office:value-type="float" office:value="0.00026157" calcext:value-type="float">
            <text:p>0.00026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6R7.B1.1</text:p>
          </table:table-cell>
          <table:table-cell table:style-name="ce18" office:value-type="string" calcext:value-type="string">
            <text:p>Mo</text:p>
          </table:table-cell>
          <table:table-cell table:formula="of:=[.$I$127]" office:value-type="float" office:value="0.000005" calcext:value-type="float">
            <text:p>5.00E-006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031632" calcext:value-type="float">
            <text:p>0.0031632</text:p>
          </table:table-cell>
          <table:table-cell office:value-type="float" office:value="1" calcext:value-type="float">
            <text:p>1</text:p>
          </table:table-cell>
          <table:table-cell office:value-type="float" office:value="335.77" calcext:value-type="float">
            <text:p>335.77</text:p>
          </table:table-cell>
          <table:table-cell office:value-type="float" office:value="47.356" calcext:value-type="float">
            <text:p>47.356</text:p>
          </table:table-cell>
          <table:table-cell office:value-type="float" office:value="0.00041082" calcext:value-type="float">
            <text:p>0.00041082</text:p>
          </table:table-cell>
          <table:table-cell office:value-type="float" office:value="0.00015428" calcext:value-type="float">
            <text:p>0.00015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table:style-name="ce18" office:value-type="string" calcext:value-type="string">
            <text:p>TCSG.6R7.B1.2</text:p>
          </table:table-cell>
          <table:table-cell table:style-name="ce18" table:formula="of:=[.$J$207]" office:value-type="string" office:string-value="CFC" calcext:value-type="string">
            <text:p>CFC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031632" calcext:value-type="float">
            <text:p>0.0031632</text:p>
          </table:table-cell>
          <table:table-cell office:value-type="float" office:value="1" calcext:value-type="float">
            <text:p>1</text:p>
          </table:table-cell>
          <table:table-cell office:value-type="float" office:value="335.77" calcext:value-type="float">
            <text:p>335.77</text:p>
          </table:table-cell>
          <table:table-cell office:value-type="float" office:value="47.356" calcext:value-type="float">
            <text:p>47.356</text:p>
          </table:table-cell>
          <table:table-cell office:value-type="float" office:value="0.00041082" calcext:value-type="float">
            <text:p>0.00041082</text:p>
          </table:table-cell>
          <table:table-cell office:value-type="float" office:value="0.00015428" calcext:value-type="float">
            <text:p>0.00015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A.A6R7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15558" calcext:value-type="float">
            <text:p>0.0015558</text:p>
          </table:table-cell>
          <table:table-cell office:value-type="float" office:value="1" calcext:value-type="float">
            <text:p>1</text:p>
          </table:table-cell>
          <table:table-cell office:value-type="float" office:value="297.08" calcext:value-type="float">
            <text:p>297.08</text:p>
          </table:table-cell>
          <table:table-cell office:value-type="float" office:value="48.155" calcext:value-type="float">
            <text:p>48.155</text:p>
          </table:table-cell>
          <table:table-cell office:value-type="float" office:value="0.00038643" calcext:value-type="float">
            <text:p>0.00038643</text:p>
          </table:table-cell>
          <table:table-cell office:value-type="float" office:value="0.00015558" calcext:value-type="float">
            <text:p>0.00015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A.B6R7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28315" calcext:value-type="float">
            <text:p>0.0028315</text:p>
          </table:table-cell>
          <table:table-cell office:value-type="float" office:value="1" calcext:value-type="float">
            <text:p>1</text:p>
          </table:table-cell>
          <table:table-cell office:value-type="float" office:value="159.5" calcext:value-type="float">
            <text:p>159.5</text:p>
          </table:table-cell>
          <table:table-cell office:value-type="float" office:value="76.388" calcext:value-type="float">
            <text:p>76.388</text:p>
          </table:table-cell>
          <table:table-cell office:value-type="float" office:value="0.00028315" calcext:value-type="float">
            <text:p>0.00028315</text:p>
          </table:table-cell>
          <table:table-cell office:value-type="float" office:value="0.00019595" calcext:value-type="float">
            <text:p>0.00019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A.C6R7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27631" calcext:value-type="float">
            <text:p>0.0027631</text:p>
          </table:table-cell>
          <table:table-cell office:value-type="float" office:value="1" calcext:value-type="float">
            <text:p>1</text:p>
          </table:table-cell>
          <table:table-cell office:value-type="float" office:value="68.617" calcext:value-type="float">
            <text:p>68.617</text:p>
          </table:table-cell>
          <table:table-cell office:value-type="float" office:value="151.89" calcext:value-type="float">
            <text:p>151.89</text:p>
          </table:table-cell>
          <table:table-cell office:value-type="float" office:value="0.00018572" calcext:value-type="float">
            <text:p>0.00018572</text:p>
          </table:table-cell>
          <table:table-cell office:value-type="float" office:value="0.00027631" calcext:value-type="float">
            <text:p>0.00027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A.D6R7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8082" calcext:value-type="float">
            <text:p>0.0018082</text:p>
          </table:table-cell>
          <table:table-cell office:value-type="float" office:value="1" calcext:value-type="float">
            <text:p>1</text:p>
          </table:table-cell>
          <table:table-cell office:value-type="float" office:value="65.049" calcext:value-type="float">
            <text:p>65.049</text:p>
          </table:table-cell>
          <table:table-cell office:value-type="float" office:value="157.92" calcext:value-type="float">
            <text:p>157.92</text:p>
          </table:table-cell>
          <table:table-cell office:value-type="float" office:value="0.00018082" calcext:value-type="float">
            <text:p>0.00018082</text:p>
          </table:table-cell>
          <table:table-cell office:value-type="float" office:value="0.00028174" calcext:value-type="float">
            <text:p>0.00028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LA.A7R7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018166" calcext:value-type="float">
            <text:p>0.0018166</text:p>
          </table:table-cell>
          <table:table-cell office:value-type="float" office:value="1" calcext:value-type="float">
            <text:p>1</text:p>
          </table:table-cell>
          <table:table-cell office:value-type="float" office:value="65.655" calcext:value-type="float">
            <text:p>65.655</text:p>
          </table:table-cell>
          <table:table-cell office:value-type="float" office:value="143.86" calcext:value-type="float">
            <text:p>143.86</text:p>
          </table:table-cell>
          <table:table-cell office:value-type="float" office:value="0.00018166" calcext:value-type="float">
            <text:p>0.00018166</text:p>
          </table:table-cell>
          <table:table-cell office:value-type="float" office:value="0.00026891" calcext:value-type="float">
            <text:p>0.00026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TH.4L8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0278" calcext:value-type="float">
            <text:p>0.010278</text:p>
          </table:table-cell>
          <table:table-cell office:value-type="float" office:value="1" calcext:value-type="float">
            <text:p>1</text:p>
          </table:table-cell>
          <table:table-cell office:value-type="float" office:value="233.52" calcext:value-type="float">
            <text:p>233.52</text:p>
          </table:table-cell>
          <table:table-cell office:value-type="float" office:value="284.92" calcext:value-type="float">
            <text:p>284.92</text:p>
          </table:table-cell>
          <table:table-cell office:value-type="float" office:value="0.00034261" calcext:value-type="float">
            <text:p>0.00034261</text:p>
          </table:table-cell>
          <table:table-cell office:value-type="float" office:value="0.00037843" calcext:value-type="float">
            <text:p>0.00037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TVA.4L8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11384" calcext:value-type="float">
            <text:p>0.011384</text:p>
          </table:table-cell>
          <table:table-cell office:value-type="float" office:value="1" calcext:value-type="float">
            <text:p>1</text:p>
          </table:table-cell>
          <table:table-cell office:value-type="float" office:value="244.08" calcext:value-type="float">
            <text:p>244.08</text:p>
          </table:table-cell>
          <table:table-cell office:value-type="float" office:value="286.49" calcext:value-type="float">
            <text:p>286.49</text:p>
          </table:table-cell>
          <table:table-cell office:value-type="float" office:value="0.00035027" calcext:value-type="float">
            <text:p>0.00035027</text:p>
          </table:table-cell>
          <table:table-cell office:value-type="float" office:value="0.00037948" calcext:value-type="float">
            <text:p>0.00037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TH.4L1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0" calcext:value-type="float">
            <text:p>0</text:p>
          </table:table-cell>
          <table:table-cell office:value-type="float" office:value="0.016425" calcext:value-type="float">
            <text:p>0.016425</text:p>
          </table:table-cell>
          <table:table-cell office:value-type="float" office:value="1" calcext:value-type="float">
            <text:p>1</text:p>
          </table:table-cell>
          <table:table-cell office:value-type="float" office:value="4868.4" calcext:value-type="float">
            <text:p>4868.4</text:p>
          </table:table-cell>
          <table:table-cell office:value-type="float" office:value="6180.5" calcext:value-type="float">
            <text:p>6180.5</text:p>
          </table:table-cell>
          <table:table-cell office:value-type="float" office:value="0.0015643" calcext:value-type="float">
            <text:p>0.0015643</text:p>
          </table:table-cell>
          <table:table-cell office:value-type="float" office:value="0.0017626" calcext:value-type="float">
            <text:p>0.001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TCTVA.4L1.B1</text:p>
          </table:table-cell>
          <table:table-cell office:value-type="string" calcext:value-type="string">
            <text:p>W</text:p>
          </table:table-cell>
          <table:table-cell office:value-type="float" office:value="0.025" calcext:value-type="float">
            <text:p>2.50E-0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18871" calcext:value-type="float">
            <text:p>0.018871</text:p>
          </table:table-cell>
          <table:table-cell office:value-type="float" office:value="1" calcext:value-type="float">
            <text:p>1</text:p>
          </table:table-cell>
          <table:table-cell office:value-type="float" office:value="4934.2" calcext:value-type="float">
            <text:p>4934.2</text:p>
          </table:table-cell>
          <table:table-cell office:value-type="float" office:value="6426.1" calcext:value-type="float">
            <text:p>6426.1</text:p>
          </table:table-cell>
          <table:table-cell office:value-type="float" office:value="0.0015749" calcext:value-type="float">
            <text:p>0.0015749</text:p>
          </table:table-cell>
          <table:table-cell office:value-type="float" office:value="0.0017972" calcext:value-type="float">
            <text:p>0.0017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 Narrow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family-asian="'DejaVu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21:51:21.940461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o Biancacci</meta:initial-creator>
    <meta:creation-date>2014-10-03T17:10:52.401694086</meta:creation-date>
    <dc:date>2015-03-09T00:35:22.274178227</dc:date>
    <dc:creator>Nicolo Biancacci</dc:creator>
    <meta:editing-duration>P6DT16H19M4S</meta:editing-duration>
    <meta:editing-cycles>19</meta:editing-cycles>
    <meta:generator>LibreOffice/4.2.7.2$Linux_X86_64 LibreOffice_project/420m0$Build-2</meta:generator>
    <meta:document-statistic meta:table-count="4" meta:cell-count="8431" meta:object-count="0"/>
  </office:meta>
</office:document-meta>
</file>